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71cm"/>
    </style:style>
    <style:style style:name="co2" style:family="table-column">
      <style:table-column-properties fo:break-before="auto" style:column-width="6.798cm"/>
    </style:style>
    <style:style style:name="co3" style:family="table-column">
      <style:table-column-properties fo:break-before="auto" style:column-width="5.29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author</text:p>
          </table:table-cell>
          <table:table-cell office:value-type="string">
            <text:p>isbn</text:p>
          </table:table-cell>
        </table:table-row>
        <table:table-row table:style-name="ro1">
          <table:table-cell office:value-type="string">
            <text:p>Renascença:</text:p>
          </table:table-cell>
          <table:table-cell office:value-type="string">
            <text:p>Bowden, Oliver,</text:p>
          </table:table-cell>
          <table:table-cell office:value-type="string">
            <text:p>9788501091338</text:p>
          </table:table-cell>
        </table:table-row>
        <table:table-row table:style-name="ro1">
          <table:table-cell office:value-type="string">
            <text:p>1000 Questões de matemática para vestibular e concursos públicos /</text:p>
          </table:table-cell>
          <table:table-cell office:value-type="string">
            <text:p><text:s/>Julianelli, J. R.</text:p>
          </table:table-cell>
          <table:table-cell office:value-type="string">
            <text:p>9788573937664</text:p>
          </table:table-cell>
        </table:table-row>
        <table:table-row table:style-name="ro1">
          <table:table-cell office:value-type="string">
            <text:p>101 dálmatas /</text:p>
          </table:table-cell>
          <table:table-cell office:value-type="string">
            <text:p>Mazer, Anne</text:p>
          </table:table-cell>
          <table:table-cell office:value-type="string">
            <text:p>9788500003059</text:p>
          </table:table-cell>
        </table:table-row>
        <table:table-row table:style-name="ro1">
          <table:table-cell office:value-type="string">
            <text:p>170 técnicas arteterapêuticas:</text:p>
          </table:table-cell>
          <table:table-cell office:value-type="string">
            <text:p>Acampora, Beatriz</text:p>
          </table:table-cell>
          <table:table-cell office:value-type="string">
            <text:p>9788578541712</text:p>
          </table:table-cell>
        </table:table-row>
        <table:table-row table:style-name="ro1">
          <table:table-cell office:value-type="string">
            <text:p>1964:</text:p>
          </table:table-cell>
          <table:table-cell/>
          <table:table-cell office:value-type="string">
            <text:p>9788570194428</text:p>
          </table:table-cell>
        </table:table-row>
        <table:table-row table:style-name="ro1">
          <table:table-cell office:value-type="string">
            <text:p>35 noites de paixão :</text:p>
          </table:table-cell>
          <table:table-cell office:value-type="string">
            <text:p>Trevisan, Dalton,</text:p>
          </table:table-cell>
          <table:table-cell office:value-type="string">
            <text:p>9788577990504</text:p>
          </table:table-cell>
        </table:table-row>
        <table:table-row table:style-name="ro1">
          <table:table-cell office:value-type="string">
            <text:p>47º Salão de Artes Plásticas de Pernambuco /</text:p>
          </table:table-cell>
          <table:table-cell table:number-columns-repeated="2"/>
        </table:table-row>
        <table:table-row table:style-name="ro1">
          <table:table-cell office:value-type="string">
            <text:p>A arte de escrever /</text:p>
          </table:table-cell>
          <table:table-cell office:value-type="string">
            <text:p>Schopenhauer, Arthur</text:p>
          </table:table-cell>
          <table:table-cell office:value-type="string">
            <text:p>9788525414649</text:p>
          </table:table-cell>
        </table:table-row>
        <table:table-row table:style-name="ro1">
          <table:table-cell office:value-type="string">
            <text:p>A arte de pensar/</text:p>
          </table:table-cell>
          <table:table-cell office:value-type="string">
            <text:p>Ide, Pascal</text:p>
          </table:table-cell>
          <table:table-cell table:style-name="ce1" office:value-type="float" office:value="8533612958">
            <text:p>8533612958</text:p>
          </table:table-cell>
        </table:table-row>
        <table:table-row table:style-name="ro1">
          <table:table-cell office:value-type="string">
            <text:p>A bagaceira :</text:p>
          </table:table-cell>
          <table:table-cell office:value-type="string">
            <text:p>Almeida, Jose Americo de,</text:p>
          </table:table-cell>
          <table:table-cell office:value-type="string">
            <text:p>9788503002318</text:p>
          </table:table-cell>
        </table:table-row>
        <table:table-row table:style-name="ro1">
          <table:table-cell office:value-type="string">
            <text:p>A Cabana /</text:p>
          </table:table-cell>
          <table:table-cell office:value-type="string">
            <text:p><text:s/>Young, William P. </text:p>
          </table:table-cell>
          <table:table-cell office:value-type="string">
            <text:p>9788599296363</text:p>
          </table:table-cell>
        </table:table-row>
        <table:table-row table:style-name="ro1">
          <table:table-cell office:value-type="string">
            <text:p>A chave de casa /</text:p>
          </table:table-cell>
          <table:table-cell office:value-type="string">
            <text:p>Levy, Tatiana Salem,</text:p>
          </table:table-cell>
          <table:table-cell office:value-type="string">
            <text:p>9788501079275</text:p>
          </table:table-cell>
        </table:table-row>
        <table:table-row table:style-name="ro1">
          <table:table-cell office:value-type="string">
            <text:p>A colina dos suspiros /</text:p>
          </table:table-cell>
          <table:table-cell office:value-type="string">
            <text:p><text:s/>Scliar, Moacyr </text:p>
          </table:table-cell>
          <table:table-cell office:value-type="string">
            <text:p>9788516023508</text:p>
          </table:table-cell>
        </table:table-row>
        <table:table-row table:style-name="ro1">
          <table:table-cell office:value-type="string">
            <text:p>A confissão da leoa /</text:p>
          </table:table-cell>
          <table:table-cell office:value-type="string">
            <text:p>Couto, Mia,</text:p>
          </table:table-cell>
          <table:table-cell office:value-type="string">
            <text:p>9788535921632</text:p>
          </table:table-cell>
        </table:table-row>
        <table:table-row table:style-name="ro1">
          <table:table-cell office:value-type="string">
            <text:p>A desumanização /</text:p>
          </table:table-cell>
          <table:table-cell office:value-type="string">
            <text:p>Mãe, Valter Hugo,</text:p>
          </table:table-cell>
          <table:table-cell office:value-type="string">
            <text:p>9788540506541</text:p>
          </table:table-cell>
        </table:table-row>
        <table:table-row table:style-name="ro1">
          <table:table-cell office:value-type="string">
            <text:p>A estratégia em ação :</text:p>
          </table:table-cell>
          <table:table-cell office:value-type="string">
            <text:p>Kaplan, Robert S.,</text:p>
          </table:table-cell>
          <table:table-cell office:value-type="string">
            <text:p>8535201491 | 9788535201499</text:p>
          </table:table-cell>
        </table:table-row>
        <table:table-row table:style-name="ro1">
          <table:table-cell office:value-type="string">
            <text:p>A gênese do tempo /</text:p>
          </table:table-cell>
          <table:table-cell office:value-type="string">
            <text:p><text:s/>Cavalcanti, Carlos </text:p>
          </table:table-cell>
          <table:table-cell office:value-type="string">
            <text:p>9788598896243</text:p>
          </table:table-cell>
        </table:table-row>
        <table:table-row table:style-name="ro1">
          <table:table-cell office:value-type="string">
            <text:p>A glória de um covarde / </text:p>
          </table:table-cell>
          <table:table-cell office:value-type="string">
            <text:p><text:s/>Crane, Stephen </text:p>
          </table:table-cell>
          <table:table-cell office:value-type="string">
            <text:p>9788502015586</text:p>
          </table:table-cell>
        </table:table-row>
        <table:table-row table:style-name="ro1">
          <table:table-cell office:value-type="string">
            <text:p>A graça da coisa /</text:p>
          </table:table-cell>
          <table:table-cell office:value-type="string">
            <text:p>Medeiros, Martha,</text:p>
          </table:table-cell>
          <table:table-cell office:value-type="string">
            <text:p>9788525429308</text:p>
          </table:table-cell>
        </table:table-row>
        <table:table-row table:style-name="ro1">
          <table:table-cell office:value-type="string">
            <text:p>A história do amor de Fernando e Isaura /</text:p>
          </table:table-cell>
          <table:table-cell office:value-type="string">
            <text:p>Suassuna, Ariano,</text:p>
          </table:table-cell>
          <table:table-cell office:value-type="string">
            <text:p>9788503007955</text:p>
          </table:table-cell>
        </table:table-row>
        <table:table-row table:style-name="ro1">
          <table:table-cell office:value-type="string">
            <text:p>A hora da estrela /</text:p>
          </table:table-cell>
          <table:table-cell office:value-type="string">
            <text:p>Lispector, Clarice,</text:p>
          </table:table-cell>
          <table:table-cell office:value-type="string">
            <text:p>9788532508126</text:p>
          </table:table-cell>
        </table:table-row>
        <table:table-row table:style-name="ro1">
          <table:table-cell office:value-type="string">
            <text:p>A ilha do tesouro /</text:p>
          </table:table-cell>
          <table:table-cell office:value-type="string">
            <text:p>Stevenson, Robert Louis,</text:p>
          </table:table-cell>
          <table:table-cell office:value-type="string">
            <text:p>9788508053834</text:p>
          </table:table-cell>
        </table:table-row>
        <table:table-row table:style-name="ro1">
          <table:table-cell office:value-type="string">
            <text:p>A Incrível e triste história da Cândida Erêndira e sua avó desalmada /</text:p>
          </table:table-cell>
          <table:table-cell office:value-type="string">
            <text:p>Garcia Marquez, Gabriel,</text:p>
          </table:table-cell>
          <table:table-cell office:value-type="string">
            <text:p>9788501006356</text:p>
          </table:table-cell>
        </table:table-row>
        <table:table-row table:style-name="ro1">
          <table:table-cell office:value-type="string">
            <text:p>A lenda de Fernando Pessoa /</text:p>
          </table:table-cell>
          <table:table-cell office:value-type="string">
            <text:p><text:s/>Nogueira, Lucila </text:p>
          </table:table-cell>
          <table:table-cell office:value-type="string">
            <text:p>9788589507028</text:p>
          </table:table-cell>
        </table:table-row>
        <table:table-row table:style-name="ro1">
          <table:table-cell office:value-type="string">
            <text:p>A língua de Eulália:</text:p>
          </table:table-cell>
          <table:table-cell office:value-type="string">
            <text:p>Bagno, Marcos</text:p>
          </table:table-cell>
          <table:table-cell office:value-type="string">
            <text:p>9788572443975</text:p>
          </table:table-cell>
        </table:table-row>
        <table:table-row table:style-name="ro1">
          <table:table-cell office:value-type="string">
            <text:p>A loucura do trabalho:</text:p>
          </table:table-cell>
          <table:table-cell office:value-type="string">
            <text:p>Dejours, Christophe</text:p>
          </table:table-cell>
          <table:table-cell office:value-type="string">
            <text:p>9788524923463</text:p>
          </table:table-cell>
        </table:table-row>
        <table:table-row table:style-name="ro1">
          <table:table-cell office:value-type="string">
            <text:p>A maldição do Titã /</text:p>
          </table:table-cell>
          <table:table-cell office:value-type="string">
            <text:p>Riordan, Rick,</text:p>
          </table:table-cell>
          <table:table-cell office:value-type="string">
            <text:p>9788598078588</text:p>
          </table:table-cell>
        </table:table-row>
        <table:table-row table:style-name="ro1">
          <table:table-cell office:value-type="string">
            <text:p>A Mansão Hollow :</text:p>
          </table:table-cell>
          <table:table-cell office:value-type="string">
            <text:p>Christie, Agatha,</text:p>
          </table:table-cell>
          <table:table-cell office:value-type="string">
            <text:p>9788520938225</text:p>
          </table:table-cell>
        </table:table-row>
        <table:table-row table:style-name="ro1">
          <table:table-cell office:value-type="string">
            <text:p>A mensageira das violetas /</text:p>
          </table:table-cell>
          <table:table-cell office:value-type="string">
            <text:p><text:s/>Espanca, Florbela </text:p>
          </table:table-cell>
          <table:table-cell office:value-type="string">
            <text:p>9788525406484</text:p>
          </table:table-cell>
        </table:table-row>
        <table:table-row table:style-name="ro1">
          <table:table-cell office:value-type="string">
            <text:p>A meta-linguagem /</text:p>
          </table:table-cell>
          <table:table-cell office:value-type="string">
            <text:p>Chalhub, Samira.</text:p>
          </table:table-cell>
          <table:table-cell office:value-type="string">
            <text:p>9788508006823</text:p>
          </table:table-cell>
        </table:table-row>
        <table:table-row table:style-name="ro1">
          <table:table-cell office:value-type="string">
            <text:p>A metamorfose /</text:p>
          </table:table-cell>
          <table:table-cell office:value-type="string">
            <text:p><text:s/>Kafka, Franz </text:p>
          </table:table-cell>
          <table:table-cell office:value-type="string">
            <text:p>9788571646858</text:p>
          </table:table-cell>
        </table:table-row>
        <table:table-row table:style-name="ro1">
          <table:table-cell office:value-type="string">
            <text:p>A mina de ouro /</text:p>
          </table:table-cell>
          <table:table-cell office:value-type="string">
            <text:p>Christie, Agatha,</text:p>
          </table:table-cell>
          <table:table-cell office:value-type="string">
            <text:p>9780033050210</text:p>
          </table:table-cell>
        </table:table-row>
        <table:table-row table:style-name="ro1">
          <table:table-cell office:value-type="string">
            <text:p>A morte de Ivan Ilitch ;</text:p>
          </table:table-cell>
          <table:table-cell office:value-type="string">
            <text:p><text:s/>Tolstoi, Leão </text:p>
          </table:table-cell>
          <table:table-cell office:value-type="string">
            <text:p>9798572324686</text:p>
          </table:table-cell>
        </table:table-row>
        <table:table-row table:style-name="ro1">
          <table:table-cell office:value-type="string">
            <text:p>A mulher que amou demais /</text:p>
          </table:table-cell>
          <table:table-cell office:value-type="string">
            <text:p>Myrna,</text:p>
          </table:table-cell>
          <table:table-cell office:value-type="string">
            <text:p>9788535904147</text:p>
          </table:table-cell>
        </table:table-row>
        <table:table-row table:style-name="ro1">
          <table:table-cell office:value-type="string">
            <text:p>A obscena senhora D /</text:p>
          </table:table-cell>
          <table:table-cell office:value-type="string">
            <text:p>Hilst, Hilda,</text:p>
          </table:table-cell>
          <table:table-cell office:value-type="string">
            <text:p>852503649</text:p>
          </table:table-cell>
        </table:table-row>
        <table:table-row table:style-name="ro1">
          <table:table-cell office:value-type="string">
            <text:p>A organização dos bichos:</text:p>
          </table:table-cell>
          <table:table-cell office:value-type="string">
            <text:p>Vils, Leonardo</text:p>
          </table:table-cell>
          <table:table-cell office:value-type="string">
            <text:p>381780000009</text:p>
          </table:table-cell>
        </table:table-row>
        <table:table-row table:style-name="ro1">
          <table:table-cell office:value-type="string">
            <text:p>A paixão segundo G. H. :</text:p>
          </table:table-cell>
          <table:table-cell office:value-type="string">
            <text:p>Lispector, Clarice,</text:p>
          </table:table-cell>
          <table:table-cell office:value-type="string">
            <text:p>9788532508096</text:p>
          </table:table-cell>
        </table:table-row>
        <table:table-row table:style-name="ro1">
          <table:table-cell office:value-type="string">
            <text:p>A palavra mágica /</text:p>
          </table:table-cell>
          <table:table-cell office:value-type="string">
            <text:p><text:s/>Scliar, Moacyr </text:p>
          </table:table-cell>
          <table:table-cell office:value-type="string">
            <text:p>9788516055585</text:p>
          </table:table-cell>
        </table:table-row>
        <table:table-row table:style-name="ro1">
          <table:table-cell office:value-type="string">
            <text:p>A primeira greve estudantil da UFPE:</text:p>
          </table:table-cell>
          <table:table-cell office:value-type="string">
            <text:p>Santos, Evson Malaquias de Moraes</text:p>
          </table:table-cell>
          <table:table-cell office:value-type="string">
            <text:p>8564236066</text:p>
          </table:table-cell>
        </table:table-row>
        <table:table-row table:style-name="ro1">
          <table:table-cell office:value-type="string">
            <text:p>A república/</text:p>
          </table:table-cell>
          <table:table-cell office:value-type="string">
            <text:p>Platão</text:p>
          </table:table-cell>
          <table:table-cell office:value-type="string">
            <text:p>9788572323987</text:p>
          </table:table-cell>
        </table:table-row>
        <table:table-row table:style-name="ro1">
          <table:table-cell office:value-type="string">
            <text:p>A revolução dos bichos :</text:p>
          </table:table-cell>
          <table:table-cell office:value-type="string">
            <text:p>Orwell, George,</text:p>
          </table:table-cell>
          <table:table-cell office:value-type="string">
            <text:p>9788535909555</text:p>
          </table:table-cell>
        </table:table-row>
        <table:table-row table:style-name="ro1">
          <table:table-cell office:value-type="string">
            <text:p>A rosa do povo /</text:p>
          </table:table-cell>
          <table:table-cell office:value-type="string">
            <text:p>Andrade, Carlos Drummond de,</text:p>
          </table:table-cell>
          <table:table-cell/>
        </table:table-row>
        <table:table-row table:style-name="ro1">
          <table:table-cell office:value-type="string">
            <text:p>A Rosa do povo /</text:p>
          </table:table-cell>
          <table:table-cell office:value-type="string">
            <text:p>Andrade, Carlos Drummond de,</text:p>
          </table:table-cell>
          <table:table-cell office:value-type="string">
            <text:p>9780000170903</text:p>
          </table:table-cell>
        </table:table-row>
        <table:table-row table:style-name="ro1">
          <table:table-cell office:value-type="string">
            <text:p>A trilogia tebana :</text:p>
          </table:table-cell>
          <table:table-cell office:value-type="string">
            <text:p>Sofocles.</text:p>
          </table:table-cell>
          <table:table-cell office:value-type="string">
            <text:p>9788571100817</text:p>
          </table:table-cell>
        </table:table-row>
        <table:table-row table:style-name="ro1">
          <table:table-cell office:value-type="string">
            <text:p>A vida é sonho /</text:p>
          </table:table-cell>
          <table:table-cell office:value-type="string">
            <text:p>Calderon de la Barca, Pedro,</text:p>
          </table:table-cell>
          <table:table-cell office:value-type="string">
            <text:p>9788577150687</text:p>
          </table:table-cell>
        </table:table-row>
        <table:table-row table:style-name="ro1">
          <table:table-cell office:value-type="string">
            <text:p>A volta ao mundo em 80 dias/ </text:p>
          </table:table-cell>
          <table:table-cell office:value-type="string">
            <text:p><text:s/>Verne, Jules </text:p>
          </table:table-cell>
          <table:table-cell office:value-type="string">
            <text:p>9788532261632</text:p>
          </table:table-cell>
        </table:table-row>
        <table:table-row table:style-name="ro1">
          <table:table-cell office:value-type="string">
            <text:p>Abilio Diniz, caminhos e escolhas:</text:p>
          </table:table-cell>
          <table:table-cell office:value-type="string">
            <text:p><text:s/>Diniz, Abílio </text:p>
          </table:table-cell>
          <table:table-cell office:value-type="string">
            <text:p>9788535214314</text:p>
          </table:table-cell>
        </table:table-row>
        <table:table-row table:style-name="ro1">
          <table:table-cell office:value-type="string">
            <text:p>Acessibilidade e tecnologia assistiva:</text:p>
          </table:table-cell>
          <table:table-cell/>
          <table:table-cell office:value-type="string">
            <text:p>9788577702077</text:p>
          </table:table-cell>
        </table:table-row>
        <table:table-row table:style-name="ro1">
          <table:table-cell office:value-type="string">
            <text:p>Administração :</text:p>
          </table:table-cell>
          <table:table-cell office:value-type="string">
            <text:p>Bateman, Thomas S.</text:p>
          </table:table-cell>
          <table:table-cell office:value-type="string">
            <text:p>9788522419234</text:p>
          </table:table-cell>
        </table:table-row>
        <table:table-row table:style-name="ro1">
          <table:table-cell office:value-type="string">
            <text:p>Administração:</text:p>
          </table:table-cell>
          <table:table-cell office:value-type="string">
            <text:p>Sobral, Filipe</text:p>
          </table:table-cell>
          <table:table-cell office:value-type="string">
            <text:p>9788581430350</text:p>
          </table:table-cell>
        </table:table-row>
        <table:table-row table:style-name="ro1">
          <table:table-cell office:value-type="string">
            <text:p>Administração da produção e operações /</text:p>
          </table:table-cell>
          <table:table-cell office:value-type="string">
            <text:p>Moreira, Daniel Augusto.</text:p>
          </table:table-cell>
          <table:table-cell office:value-type="string">
            <text:p>9788522105878</text:p>
          </table:table-cell>
        </table:table-row>
        <table:table-row table:style-name="ro1">
          <table:table-cell office:value-type="string">
            <text:p>Administração de materiais:</text:p>
          </table:table-cell>
          <table:table-cell office:value-type="string">
            <text:p>Dias, Marco Aurélio P. </text:p>
          </table:table-cell>
          <table:table-cell office:value-type="string">
            <text:p>9788522409952</text:p>
          </table:table-cell>
        </table:table-row>
        <table:table-row table:style-name="ro1">
          <table:table-cell office:value-type="string">
            <text:p>Administração de materiais e das compras:</text:p>
          </table:table-cell>
          <table:table-cell office:value-type="string">
            <text:p>Trigueiro, Fernando Guilhobel Rosas</text:p>
          </table:table-cell>
          <table:table-cell office:value-type="string">
            <text:p>9798574092552</text:p>
          </table:table-cell>
        </table:table-row>
        <table:table-row table:style-name="ro1">
          <table:table-cell office:value-type="string">
            <text:p>Administração estratégica em busca do desempenho superior:</text:p>
          </table:table-cell>
          <table:table-cell office:value-type="string">
            <text:p><text:s/>Chiavenato, Idalberto </text:p>
          </table:table-cell>
          <table:table-cell office:value-type="string">
            <text:p>9788502042520</text:p>
          </table:table-cell>
        </table:table-row>
        <table:table-row table:style-name="ro1">
          <table:table-cell office:value-type="string">
            <text:p>Administração financeira :</text:p>
          </table:table-cell>
          <table:table-cell office:value-type="string">
            <text:p>Lemes Júnior, Antônio Barbosa,</text:p>
          </table:table-cell>
          <table:table-cell office:value-type="string">
            <text:p>9788535251814</text:p>
          </table:table-cell>
        </table:table-row>
        <table:table-row table:style-name="ro1">
          <table:table-cell office:value-type="string">
            <text:p>Administração para empreendedores /</text:p>
          </table:table-cell>
          <table:table-cell office:value-type="string">
            <text:p><text:s/>Maximiano, Antonio Cesar Amaru</text:p>
          </table:table-cell>
          <table:table-cell office:value-type="string">
            <text:p>9788576058762</text:p>
          </table:table-cell>
        </table:table-row>
        <table:table-row table:style-name="ro1">
          <table:table-cell office:value-type="string">
            <text:p>Alex Rider desvenda Point Blanc /</text:p>
          </table:table-cell>
          <table:table-cell office:value-type="string">
            <text:p><text:s/>Horowitz, Anthony </text:p>
          </table:table-cell>
          <table:table-cell office:value-type="string">
            <text:p>9788574024745</text:p>
          </table:table-cell>
        </table:table-row>
        <table:table-row table:style-name="ro1">
          <table:table-cell office:value-type="string">
            <text:p>Algoritmos:</text:p>
          </table:table-cell>
          <table:table-cell office:value-type="string">
            <text:p>Manzano, André Luiz N. G.</text:p>
          </table:table-cell>
          <table:table-cell office:value-type="string">
            <text:p>9788536502212</text:p>
          </table:table-cell>
        </table:table-row>
        <table:table-row table:style-name="ro1">
          <table:table-cell office:value-type="string">
            <text:p>Algoritmos e lógica de programação:</text:p>
          </table:table-cell>
          <table:table-cell/>
          <table:table-cell office:value-type="string">
            <text:p>9788522111299</text:p>
          </table:table-cell>
        </table:table-row>
        <table:table-row table:style-name="ro1">
          <table:table-cell office:value-type="string">
            <text:p>Alguma poesia /</text:p>
          </table:table-cell>
          <table:table-cell office:value-type="string">
            <text:p>Andrade, Carlos Drummond de,</text:p>
          </table:table-cell>
          <table:table-cell office:value-type="string">
            <text:p>9788535922837</text:p>
          </table:table-cell>
        </table:table-row>
        <table:table-row table:style-name="ro1">
          <table:table-cell office:value-type="string">
            <text:p>A alma encantadora das ruas :</text:p>
          </table:table-cell>
          <table:table-cell office:value-type="string">
            <text:p>João, do Rio,</text:p>
          </table:table-cell>
          <table:table-cell office:value-type="string">
            <text:p>9788535911978</text:p>
          </table:table-cell>
        </table:table-row>
        <table:table-row table:style-name="ro1">
          <table:table-cell office:value-type="string">
            <text:p>Almanaque de Harry Potter e outros bruxos /</text:p>
          </table:table-cell>
          <table:table-cell office:value-type="string">
            <text:p><text:s/>Corradini, Ana Paula </text:p>
          </table:table-cell>
          <table:table-cell office:value-type="string">
            <text:p>9788587537379</text:p>
          </table:table-cell>
        </table:table-row>
        <table:table-row table:style-name="ro1">
          <table:table-cell office:value-type="string">
            <text:p>Amada /</text:p>
          </table:table-cell>
          <table:table-cell office:value-type="string">
            <text:p>Morrison, Toni,</text:p>
          </table:table-cell>
          <table:table-cell office:value-type="string">
            <text:p>9788535918939</text:p>
          </table:table-cell>
        </table:table-row>
        <table:table-row table:style-name="ro1">
          <table:table-cell office:value-type="string">
            <text:p>Ancestralidade Africana no Brasil</text:p>
          </table:table-cell>
          <table:table-cell/>
          <table:table-cell office:value-type="string">
            <text:p>9788567973005</text:p>
          </table:table-cell>
        </table:table-row>
        <table:table-row table:style-name="ro1">
          <table:table-cell office:value-type="string">
            <text:p>Angústia /</text:p>
          </table:table-cell>
          <table:table-cell office:value-type="string">
            <text:p>Ramos, Graciliano,</text:p>
          </table:table-cell>
          <table:table-cell office:value-type="string">
            <text:p>9788501067128</text:p>
          </table:table-cell>
        </table:table-row>
        <table:table-row table:style-name="ro1">
          <table:table-cell office:value-type="string">
            <text:p>Ansiedade:</text:p>
          </table:table-cell>
          <table:table-cell office:value-type="string">
            <text:p>Cury, Augusto </text:p>
          </table:table-cell>
          <table:table-cell office:value-type="string">
            <text:p>9788502218482</text:p>
          </table:table-cell>
        </table:table-row>
        <table:table-row table:style-name="ro1">
          <table:table-cell office:value-type="string">
            <text:p>Antologia poética /</text:p>
          </table:table-cell>
          <table:table-cell office:value-type="string">
            <text:p>Bilac, Olavo,</text:p>
          </table:table-cell>
          <table:table-cell office:value-type="string">
            <text:p>9788525406576</text:p>
          </table:table-cell>
        </table:table-row>
        <table:table-row table:style-name="ro1">
          <table:table-cell office:value-type="string">
            <text:p>Antologia /</text:p>
          </table:table-cell>
          <table:table-cell office:value-type="string">
            <text:p>Matos, Gregório de,</text:p>
          </table:table-cell>
          <table:table-cell office:value-type="string">
            <text:p>9788525409522</text:p>
          </table:table-cell>
        </table:table-row>
        <table:table-row table:style-name="ro1">
          <table:table-cell office:value-type="string">
            <text:p>Antologia da crônica brasileira:</text:p>
          </table:table-cell>
          <table:table-cell/>
          <table:table-cell office:value-type="string">
            <text:p>8564198364</text:p>
          </table:table-cell>
        </table:table-row>
        <table:table-row table:style-name="ro1">
          <table:table-cell office:value-type="string">
            <text:p>Antologia da poesia portuguesa:</text:p>
          </table:table-cell>
          <table:table-cell/>
          <table:table-cell office:value-type="string">
            <text:p>9788516039912</text:p>
          </table:table-cell>
        </table:table-row>
        <table:table-row table:style-name="ro1">
          <table:table-cell office:value-type="string">
            <text:p>Antologia de contos:</text:p>
          </table:table-cell>
          <table:table-cell/>
          <table:table-cell office:value-type="string">
            <text:p>9788516039844</text:p>
          </table:table-cell>
        </table:table-row>
        <table:table-row table:style-name="ro1">
          <table:table-cell office:value-type="string">
            <text:p>Antologia de contos contemporâneos:</text:p>
          </table:table-cell>
          <table:table-cell/>
          <table:table-cell office:value-type="string">
            <text:p>9788516047573</text:p>
          </table:table-cell>
        </table:table-row>
        <table:table-row table:style-name="ro1">
          <table:table-cell office:value-type="string">
            <text:p>Antologia de crônicas:</text:p>
          </table:table-cell>
          <table:table-cell/>
          <table:table-cell office:value-type="string">
            <text:p>9788516047559</text:p>
          </table:table-cell>
        </table:table-row>
        <table:table-row table:style-name="ro1">
          <table:table-cell office:value-type="string">
            <text:p>Antologia de poesias:</text:p>
          </table:table-cell>
          <table:table-cell/>
          <table:table-cell office:value-type="string">
            <text:p>9788516047566</text:p>
          </table:table-cell>
        </table:table-row>
        <table:table-row table:style-name="ro1">
          <table:table-cell office:value-type="string">
            <text:p>Antologia do conto brasileiro :</text:p>
          </table:table-cell>
          <table:table-cell/>
          <table:table-cell office:value-type="string">
            <text:p>9788516009670</text:p>
          </table:table-cell>
        </table:table-row>
        <table:table-row table:style-name="ro1">
          <table:table-cell office:value-type="string">
            <text:p>Antologia do conto brasileiro :</text:p>
          </table:table-cell>
          <table:table-cell/>
          <table:table-cell office:value-type="string">
            <text:p>9788516039929</text:p>
          </table:table-cell>
        </table:table-row>
        <table:table-row table:style-name="ro1">
          <table:table-cell office:value-type="string">
            <text:p>Antologia do folclore brasileiro /</text:p>
          </table:table-cell>
          <table:table-cell office:value-type="string">
            <text:p>Cascudo, Luis da Câmara,</text:p>
          </table:table-cell>
          <table:table-cell office:value-type="string">
            <text:p>9788526006898</text:p>
          </table:table-cell>
        </table:table-row>
        <table:table-row table:style-name="ro1">
          <table:table-cell office:value-type="string">
            <text:p>Antologia poética /</text:p>
          </table:table-cell>
          <table:table-cell office:value-type="string">
            <text:p>Andrade, Carlos Drummond de,</text:p>
          </table:table-cell>
          <table:table-cell office:value-type="string">
            <text:p>9788535921199</text:p>
          </table:table-cell>
        </table:table-row>
        <table:table-row table:style-name="ro1">
          <table:table-cell office:value-type="string">
            <text:p>Antologia poética /</text:p>
          </table:table-cell>
          <table:table-cell office:value-type="string">
            <text:p>Quintana, Mario,</text:p>
          </table:table-cell>
          <table:table-cell office:value-type="string">
            <text:p>8525407038</text:p>
          </table:table-cell>
        </table:table-row>
        <table:table-row table:style-name="ro1">
          <table:table-cell office:value-type="string">
            <text:p>Antologia poética /</text:p>
          </table:table-cell>
          <table:table-cell office:value-type="string">
            <text:p>Moraes, Vinícius de.</text:p>
          </table:table-cell>
          <table:table-cell office:value-type="string">
            <text:p>978853591408</text:p>
          </table:table-cell>
        </table:table-row>
        <table:table-row table:style-name="ro1">
          <table:table-cell office:value-type="string">
            <text:p>Antologia poética /</text:p>
          </table:table-cell>
          <table:table-cell office:value-type="string">
            <text:p>Meireles, Cecilia,</text:p>
          </table:table-cell>
          <table:table-cell office:value-type="string">
            <text:p>9788526017788</text:p>
          </table:table-cell>
        </table:table-row>
        <table:table-row table:style-name="ro1">
          <table:table-cell office:value-type="string">
            <text:p>Antologia poética /</text:p>
          </table:table-cell>
          <table:table-cell office:value-type="string">
            <text:p>Akhmátova, Anna</text:p>
          </table:table-cell>
          <table:table-cell office:value-type="string">
            <text:p>9788525417534</text:p>
          </table:table-cell>
        </table:table-row>
        <table:table-row table:style-name="ro1">
          <table:table-cell office:value-type="string">
            <text:p>Antologia poética de Fernando Pessoa /</text:p>
          </table:table-cell>
          <table:table-cell office:value-type="string">
            <text:p>Pessoa, Fernando,</text:p>
          </table:table-cell>
          <table:table-cell office:value-type="string">
            <text:p>9788500005633</text:p>
          </table:table-cell>
        </table:table-row>
        <table:table-row table:style-name="ro1">
          <table:table-cell office:value-type="string">
            <text:p>Aos 7 e aos 40 /</text:p>
          </table:table-cell>
          <table:table-cell office:value-type="string">
            <text:p>Carrascoza, João Anzanello,</text:p>
          </table:table-cell>
          <table:table-cell office:value-type="string">
            <text:p>9788540504370</text:p>
          </table:table-cell>
        </table:table-row>
        <table:table-row table:style-name="ro1">
          <table:table-cell office:value-type="string">
            <text:p>Aprenda a redigir relatórios /</text:p>
          </table:table-cell>
          <table:table-cell office:value-type="string">
            <text:p><text:s/>Heritage, Katharine</text:p>
          </table:table-cell>
          <table:table-cell office:value-type="string">
            <text:p>9788576652038</text:p>
          </table:table-cell>
        </table:table-row>
        <table:table-row table:style-name="ro1">
          <table:table-cell office:value-type="string">
            <text:p>Aprendendo a aprender:</text:p>
          </table:table-cell>
          <table:table-cell office:value-type="string">
            <text:p>Bastos, Cleverson Leite</text:p>
          </table:table-cell>
          <table:table-cell office:value-type="string">
            <text:p>9788532605863</text:p>
          </table:table-cell>
        </table:table-row>
        <table:table-row table:style-name="ro1">
          <table:table-cell office:value-type="string">
            <text:p>Arquitetura e organização de computadores:</text:p>
          </table:table-cell>
          <table:table-cell office:value-type="string">
            <text:p>Stallings, William</text:p>
          </table:table-cell>
          <table:table-cell office:value-type="string">
            <text:p>9798587918535</text:p>
          </table:table-cell>
        </table:table-row>
        <table:table-row table:style-name="ro1">
          <table:table-cell office:value-type="string">
            <text:p>As armadilhas do consumo :</text:p>
          </table:table-cell>
          <table:table-cell office:value-type="string">
            <text:p>Tolotti, Márcia.</text:p>
          </table:table-cell>
          <table:table-cell office:value-type="string">
            <text:p>9788535224221</text:p>
          </table:table-cell>
        </table:table-row>
        <table:table-row table:style-name="ro1">
          <table:table-cell office:value-type="string">
            <text:p>As esganadas :</text:p>
          </table:table-cell>
          <table:table-cell office:value-type="string">
            <text:p>Soares, Jô,</text:p>
          </table:table-cell>
          <table:table-cell office:value-type="string">
            <text:p>9788535919752</text:p>
          </table:table-cell>
        </table:table-row>
        <table:table-row table:style-name="ro1">
          <table:table-cell office:value-type="string">
            <text:p>As intermitências da morte :</text:p>
          </table:table-cell>
          <table:table-cell office:value-type="string">
            <text:p>Saramago, José,</text:p>
          </table:table-cell>
          <table:table-cell office:value-type="string">
            <text:p>9788535907254</text:p>
          </table:table-cell>
        </table:table-row>
        <table:table-row table:style-name="ro1">
          <table:table-cell office:value-type="string">
            <text:p>As ligações perigosas /</text:p>
          </table:table-cell>
          <table:table-cell office:value-type="string">
            <text:p><text:s/>Laclos, Pierre Ambroise François Choderlos de </text:p>
          </table:table-cell>
          <table:table-cell office:value-type="string">
            <text:p>9788525417473</text:p>
          </table:table-cell>
        </table:table-row>
        <table:table-row table:style-name="ro1">
          <table:table-cell office:value-type="string">
            <text:p>As regras do método sociológico /</text:p>
          </table:table-cell>
          <table:table-cell office:value-type="string">
            <text:p>Durkheim, Emile,</text:p>
          </table:table-cell>
          <table:table-cell office:value-type="string">
            <text:p>9788572324229</text:p>
          </table:table-cell>
        </table:table-row>
        <table:table-row table:style-name="ro1">
          <table:table-cell office:value-type="string">
            <text:p>As veias abertas da América Latina/</text:p>
          </table:table-cell>
          <table:table-cell office:value-type="string">
            <text:p>Galeano, Eduardo</text:p>
          </table:table-cell>
          <table:table-cell office:value-type="string">
            <text:p>9788525420817</text:p>
          </table:table-cell>
        </table:table-row>
        <table:table-row table:style-name="ro1">
          <table:table-cell office:value-type="string">
            <text:p>Ascensão e queda /</text:p>
          </table:table-cell>
          <table:table-cell office:value-type="string">
            <text:p>Shirukaya, Wander,</text:p>
          </table:table-cell>
          <table:table-cell office:value-type="string">
            <text:p>9788578582524</text:p>
          </table:table-cell>
        </table:table-row>
        <table:table-row table:style-name="ro1">
          <table:table-cell office:value-type="string">
            <text:p>Assassinatos na Academia Brasileira de Letras :</text:p>
          </table:table-cell>
          <table:table-cell office:value-type="string">
            <text:p>Soares, Jô,</text:p>
          </table:table-cell>
          <table:table-cell office:value-type="string">
            <text:p>9788535906172</text:p>
          </table:table-cell>
        </table:table-row>
        <table:table-row table:style-name="ro1">
          <table:table-cell office:value-type="string">
            <text:p>Auto da compadecida /</text:p>
          </table:table-cell>
          <table:table-cell office:value-type="string">
            <text:p>Suassuna, Ariano.</text:p>
          </table:table-cell>
          <table:table-cell office:value-type="string">
            <text:p>9788561706081</text:p>
          </table:table-cell>
        </table:table-row>
        <table:table-row table:style-name="ro1">
          <table:table-cell office:value-type="string">
            <text:p>Autos e Farsas de Gil Vicente /</text:p>
          </table:table-cell>
          <table:table-cell office:value-type="string">
            <text:p><text:s/>Vicente, Gil </text:p>
          </table:table-cell>
          <table:table-cell office:value-type="string">
            <text:p>9788506006931</text:p>
          </table:table-cell>
        </table:table-row>
        <table:table-row table:style-name="ro1">
          <table:table-cell office:value-type="string">
            <text:p>Banquete com os deuses /</text:p>
          </table:table-cell>
          <table:table-cell office:value-type="string">
            <text:p>Veríssimo, Luís Fernando,</text:p>
          </table:table-cell>
          <table:table-cell office:value-type="string">
            <text:p>9788573025156</text:p>
          </table:table-cell>
        </table:table-row>
        <table:table-row table:style-name="ro1">
          <table:table-cell office:value-type="string">
            <text:p>Baudolino /</text:p>
          </table:table-cell>
          <table:table-cell office:value-type="string">
            <text:p>Eco, Umberto</text:p>
          </table:table-cell>
          <table:table-cell office:value-type="string">
            <text:p>9788501060266</text:p>
          </table:table-cell>
        </table:table-row>
        <table:table-row table:style-name="ro1">
          <table:table-cell office:value-type="string">
            <text:p>Budapeste :</text:p>
          </table:table-cell>
          <table:table-cell office:value-type="string">
            <text:p>Buarque, Chico,</text:p>
          </table:table-cell>
          <table:table-cell office:value-type="string">
            <text:p>9788535919769</text:p>
          </table:table-cell>
        </table:table-row>
        <table:table-row table:style-name="ro1">
          <table:table-cell office:value-type="string">
            <text:p>Budapeste :</text:p>
          </table:table-cell>
          <table:table-cell office:value-type="string">
            <text:p>Buarque, Chico,</text:p>
          </table:table-cell>
          <table:table-cell office:value-type="string">
            <text:p>9788535904178</text:p>
          </table:table-cell>
        </table:table-row>
        <table:table-row table:style-name="ro1">
          <table:table-cell office:value-type="string">
            <text:p>Bullying na escola:</text:p>
          </table:table-cell>
          <table:table-cell office:value-type="string">
            <text:p>Melo, Josevaldo Araújo de</text:p>
          </table:table-cell>
          <table:table-cell office:value-type="string">
            <text:p>9788578560362</text:p>
          </table:table-cell>
        </table:table-row>
        <table:table-row table:style-name="ro1">
          <table:table-cell office:value-type="string">
            <text:p>Cabeamento estruturado:</text:p>
          </table:table-cell>
          <table:table-cell office:value-type="string">
            <text:p><text:s/>Marin, Paulo S.</text:p>
          </table:table-cell>
          <table:table-cell office:value-type="string">
            <text:p>9788536502076</text:p>
          </table:table-cell>
        </table:table-row>
        <table:table-row table:style-name="ro1">
          <table:table-cell office:value-type="string">
            <text:p>Cada homem é uma raça :</text:p>
          </table:table-cell>
          <table:table-cell office:value-type="string">
            <text:p>Couto, Mia,</text:p>
          </table:table-cell>
          <table:table-cell office:value-type="string">
            <text:p>9788535922523</text:p>
          </table:table-cell>
        </table:table-row>
        <table:table-row table:style-name="ro1">
          <table:table-cell office:value-type="string">
            <text:p>Caderno de narrativas da cultura pernambucana /</text:p>
          </table:table-cell>
          <table:table-cell table:number-columns-repeated="2"/>
        </table:table-row>
        <table:table-row table:style-name="ro1">
          <table:table-cell office:value-type="string">
            <text:p>Caderno de um ausente /</text:p>
          </table:table-cell>
          <table:table-cell office:value-type="string">
            <text:p>Carrascoza, João Anzanello,</text:p>
          </table:table-cell>
          <table:table-cell office:value-type="string">
            <text:p>9788540506558</text:p>
          </table:table-cell>
        </table:table-row>
        <table:table-row table:style-name="ro1">
          <table:table-cell office:value-type="string">
            <text:p>Caim :</text:p>
          </table:table-cell>
          <table:table-cell office:value-type="string">
            <text:p>Saramago, José,</text:p>
          </table:table-cell>
          <table:table-cell office:value-type="string">
            <text:p>9788535915396</text:p>
          </table:table-cell>
        </table:table-row>
        <table:table-row table:style-name="ro1">
          <table:table-cell office:value-type="string">
            <text:p>Caixa de sapatos :</text:p>
          </table:table-cell>
          <table:table-cell office:value-type="string">
            <text:p>Carpinejar,</text:p>
          </table:table-cell>
          <table:table-cell office:value-type="string">
            <text:p>8535903976</text:p>
          </table:table-cell>
        </table:table-row>
        <table:table-row table:style-name="ro1">
          <table:table-cell office:value-type="string">
            <text:p>Caninos amarelados /</text:p>
          </table:table-cell>
          <table:table-cell office:value-type="string">
            <text:p>Cavalcanti, Mario Filipe,</text:p>
          </table:table-cell>
          <table:table-cell office:value-type="string">
            <text:p>9788578583705</text:p>
          </table:table-cell>
        </table:table-row>
        <table:table-row table:style-name="ro1">
          <table:table-cell office:value-type="string">
            <text:p>Caninos brancos /</text:p>
          </table:table-cell>
          <table:table-cell office:value-type="string">
            <text:p><text:s/>London, Jack </text:p>
          </table:table-cell>
          <table:table-cell office:value-type="string">
            <text:p>9788572323680</text:p>
          </table:table-cell>
        </table:table-row>
        <table:table-row table:style-name="ro1">
          <table:table-cell office:value-type="string">
            <text:p>Cante lá que eu canto cá :</text:p>
          </table:table-cell>
          <table:table-cell office:value-type="string">
            <text:p>Patativa</text:p>
          </table:table-cell>
          <table:table-cell office:value-type="string">
            <text:p>8532607403</text:p>
          </table:table-cell>
        </table:table-row>
        <table:table-row table:style-name="ro1">
          <table:table-cell office:value-type="string">
            <text:p>Cante lá que eu canto cá :</text:p>
          </table:table-cell>
          <table:table-cell office:value-type="string">
            <text:p>Patativa</text:p>
          </table:table-cell>
          <table:table-cell office:value-type="string">
            <text:p>9788532607409</text:p>
          </table:table-cell>
        </table:table-row>
        <table:table-row table:style-name="ro1">
          <table:table-cell office:value-type="string">
            <text:p>Capitães da areia /</text:p>
          </table:table-cell>
          <table:table-cell office:value-type="string">
            <text:p>Amado, Jorge,</text:p>
          </table:table-cell>
          <table:table-cell office:value-type="string">
            <text:p>9788535911695</text:p>
          </table:table-cell>
        </table:table-row>
        <table:table-row table:style-name="ro1">
          <table:table-cell office:value-type="string">
            <text:p>Capitu sou eu /</text:p>
          </table:table-cell>
          <table:table-cell office:value-type="string">
            <text:p>Trevisan, Dalton.</text:p>
          </table:table-cell>
          <table:table-cell office:value-type="string">
            <text:p>9788501067876</text:p>
          </table:table-cell>
        </table:table-row>
        <table:table-row table:style-name="ro1">
          <table:table-cell office:value-type="string">
            <text:p>Cartas portuguesas /</text:p>
          </table:table-cell>
          <table:table-cell office:value-type="string">
            <text:p>Alcoforado, Mariana,</text:p>
          </table:table-cell>
          <table:table-cell office:value-type="string">
            <text:p>9788525406408</text:p>
          </table:table-cell>
        </table:table-row>
        <table:table-row table:style-name="ro1">
          <table:table-cell office:value-type="string">
            <text:p>Casa de pensão /</text:p>
          </table:table-cell>
          <table:table-cell office:value-type="string">
            <text:p>Azevedo, Aluísio,</text:p>
          </table:table-cell>
          <table:table-cell office:value-type="string">
            <text:p>9788576665168</text:p>
          </table:table-cell>
        </table:table-row>
        <table:table-row table:style-name="ro1">
          <table:table-cell office:value-type="string">
            <text:p>Casa-grande &amp; senzala em quadrinhos /</text:p>
          </table:table-cell>
          <table:table-cell office:value-type="string">
            <text:p>Freyre, Gilberto,</text:p>
          </table:table-cell>
          <table:table-cell office:value-type="string">
            <text:p>9788526010598</text:p>
          </table:table-cell>
        </table:table-row>
        <table:table-row table:style-name="ro1">
          <table:table-cell office:value-type="string">
            <text:p>Casa-grande &amp; senzala: </text:p>
          </table:table-cell>
          <table:table-cell office:value-type="string">
            <text:p>Freyre, Gilberto,</text:p>
          </table:table-cell>
          <table:table-cell office:value-type="string">
            <text:p>9788526019607</text:p>
          </table:table-cell>
        </table:table-row>
        <table:table-row table:style-name="ro1">
          <table:table-cell office:value-type="string">
            <text:p>Catimbó, Cana Caiana, Xenhenhém /</text:p>
          </table:table-cell>
          <table:table-cell office:value-type="string">
            <text:p>Ferreira, Ascenso,</text:p>
          </table:table-cell>
          <table:table-cell office:value-type="string">
            <text:p>9788560156559</text:p>
          </table:table-cell>
        </table:table-row>
        <table:table-row table:style-name="ro1">
          <table:table-cell office:value-type="string">
            <text:p>Cem anos de solidão /</text:p>
          </table:table-cell>
          <table:table-cell office:value-type="string">
            <text:p><text:s/>García Márquez, Gabriel </text:p>
          </table:table-cell>
          <table:table-cell office:value-type="string">
            <text:p>9788501078896</text:p>
          </table:table-cell>
        </table:table-row>
        <table:table-row table:style-name="ro1">
          <table:table-cell office:value-type="string">
            <text:p>Cem sonetos de amor /</text:p>
          </table:table-cell>
          <table:table-cell office:value-type="string">
            <text:p><text:s/>Neruda, Pablo </text:p>
          </table:table-cell>
          <table:table-cell office:value-type="string">
            <text:p>9788525406385</text:p>
          </table:table-cell>
        </table:table-row>
        <table:table-row table:style-name="ro1">
          <table:table-cell office:value-type="string">
            <text:p>Cem sonetos de amor /</text:p>
          </table:table-cell>
          <table:table-cell office:value-type="string">
            <text:p><text:s/>Neruda, Pablo </text:p>
          </table:table-cell>
          <table:table-cell office:value-type="string">
            <text:p>9788525406385</text:p>
          </table:table-cell>
        </table:table-row>
        <table:table-row table:style-name="ro1">
          <table:table-cell office:value-type="string">
            <text:p>Chatô :</text:p>
          </table:table-cell>
          <table:table-cell office:value-type="string">
            <text:p>Morais, Fernando,</text:p>
          </table:table-cell>
          <table:table-cell office:value-type="string">
            <text:p>9788571643963</text:p>
          </table:table-cell>
        </table:table-row>
        <table:table-row table:style-name="ro1">
          <table:table-cell office:value-type="string">
            <text:p>Christine /</text:p>
          </table:table-cell>
          <table:table-cell office:value-type="string">
            <text:p>King, Stephen,</text:p>
          </table:table-cell>
          <table:table-cell office:value-type="string">
            <text:p>9788573021882</text:p>
          </table:table-cell>
        </table:table-row>
        <table:table-row table:style-name="ro1">
          <table:table-cell office:value-type="string">
            <text:p>Chuva literária:</text:p>
          </table:table-cell>
          <table:table-cell/>
          <table:table-cell office:value-type="string">
            <text:p>9788536653280</text:p>
          </table:table-cell>
        </table:table-row>
        <table:table-row table:style-name="ro1">
          <table:table-cell office:value-type="string">
            <text:p>Cidadania, poder e comunicação/</text:p>
          </table:table-cell>
          <table:table-cell office:value-type="string">
            <text:p>Meksenas, Paulo</text:p>
          </table:table-cell>
          <table:table-cell office:value-type="string">
            <text:p>9788524908651</text:p>
          </table:table-cell>
        </table:table-row>
        <table:table-row table:style-name="ro1">
          <table:table-cell office:value-type="string">
            <text:p>Cidade educadora: </text:p>
          </table:table-cell>
          <table:table-cell/>
          <table:table-cell office:value-type="string">
            <text:p>9788524910609</text:p>
          </table:table-cell>
        </table:table-row>
        <table:table-row table:style-name="ro1">
          <table:table-cell office:value-type="string">
            <text:p>Cinco minutos ;</text:p>
          </table:table-cell>
          <table:table-cell office:value-type="string">
            <text:p>Alencar, José de,</text:p>
          </table:table-cell>
          <table:table-cell office:value-type="string">
            <text:p>9788508043217</text:p>
          </table:table-cell>
        </table:table-row>
        <table:table-row table:style-name="ro1">
          <table:table-cell office:value-type="string">
            <text:p>Cinquenta tons de liberdade /</text:p>
          </table:table-cell>
          <table:table-cell office:value-type="string">
            <text:p>James, E. L.</text:p>
          </table:table-cell>
          <table:table-cell office:value-type="string">
            <text:p>9788580572162</text:p>
          </table:table-cell>
        </table:table-row>
        <table:table-row table:style-name="ro1">
          <table:table-cell office:value-type="string">
            <text:p>Cinquenta tons mais escuros /</text:p>
          </table:table-cell>
          <table:table-cell office:value-type="string">
            <text:p>James, E. L.</text:p>
          </table:table-cell>
          <table:table-cell office:value-type="string">
            <text:p>9788580572100</text:p>
          </table:table-cell>
        </table:table-row>
        <table:table-row table:style-name="ro1">
          <table:table-cell office:value-type="string">
            <text:p>Citações, poesias &amp; canções:</text:p>
          </table:table-cell>
          <table:table-cell office:value-type="string">
            <text:p>Lima, Artur Felipe</text:p>
          </table:table-cell>
          <table:table-cell office:value-type="string">
            <text:p>9788537310731</text:p>
          </table:table-cell>
        </table:table-row>
        <table:table-row table:style-name="ro1">
          <table:table-cell office:value-type="string">
            <text:p>CLT:</text:p>
          </table:table-cell>
          <table:table-cell table:number-columns-repeated="2"/>
        </table:table-row>
        <table:table-row table:style-name="ro1">
          <table:table-cell office:value-type="string">
            <text:p>CLT universitária /</text:p>
          </table:table-cell>
          <table:table-cell office:value-type="string">
            <text:p>Martins, Sérgio Pinto,</text:p>
          </table:table-cell>
          <table:table-cell office:value-type="string">
            <text:p>852243364X</text:p>
          </table:table-cell>
        </table:table-row>
        <table:table-row table:style-name="ro1">
          <table:table-cell office:value-type="string">
            <text:p>CLT, CPC, Legislação Previdenciária e Constituição Federal/</text:p>
          </table:table-cell>
          <table:table-cell/>
          <table:table-cell office:value-type="string">
            <text:p>9788502153929</text:p>
          </table:table-cell>
        </table:table-row>
        <table:table-row table:style-name="ro1">
          <table:table-cell office:value-type="string">
            <text:p>Código Civil; Código de Processo Civil/</text:p>
          </table:table-cell>
          <table:table-cell table:number-columns-repeated="2"/>
        </table:table-row>
        <table:table-row table:style-name="ro1">
          <table:table-cell office:value-type="string">
            <text:p>Código Penal; Código de Processo Penal/</text:p>
          </table:table-cell>
          <table:table-cell table:number-columns-repeated="2"/>
        </table:table-row>
        <table:table-row table:style-name="ro1">
          <table:table-cell office:value-type="string">
            <text:p>Coleção Giuseppe Baccaro :</text:p>
          </table:table-cell>
          <table:table-cell table:number-columns-repeated="2"/>
        </table:table-row>
        <table:table-row table:style-name="ro1">
          <table:table-cell office:value-type="string">
            <text:p>Coletânia Ladjane Bandeira de poesia /</text:p>
          </table:table-cell>
          <table:table-cell/>
          <table:table-cell office:value-type="string">
            <text:p>9788570441584</text:p>
          </table:table-cell>
        </table:table-row>
        <table:table-row table:style-name="ro1">
          <table:table-cell office:value-type="string">
            <text:p>Comédias para se ler na escola /</text:p>
          </table:table-cell>
          <table:table-cell office:value-type="string">
            <text:p>Verissimo, Luis Fernando,</text:p>
          </table:table-cell>
          <table:table-cell office:value-type="string">
            <text:p>9788573023510</text:p>
          </table:table-cell>
        </table:table-row>
        <table:table-row table:style-name="ro1">
          <table:table-cell office:value-type="string">
            <text:p>Como elaborar projetos de pesquisa/</text:p>
          </table:table-cell>
          <table:table-cell office:value-type="string">
            <text:p>Gil, Antonio Carlos</text:p>
          </table:table-cell>
          <table:table-cell office:value-type="string">
            <text:p>852240724X</text:p>
          </table:table-cell>
        </table:table-row>
        <table:table-row table:style-name="ro1">
          <table:table-cell office:value-type="string">
            <text:p>Como elaborar projetos?:</text:p>
          </table:table-cell>
          <table:table-cell office:value-type="string">
            <text:p>Armani, Domingos</text:p>
          </table:table-cell>
          <table:table-cell office:value-type="string">
            <text:p>8586225177</text:p>
          </table:table-cell>
        </table:table-row>
        <table:table-row table:style-name="ro1">
          <table:table-cell office:value-type="string">
            <text:p>Como organizar e administrar uma cooperativa :</text:p>
          </table:table-cell>
          <table:table-cell office:value-type="string">
            <text:p>Crúzio, Helnon de Oliveira,</text:p>
          </table:table-cell>
          <table:table-cell office:value-type="string">
            <text:p>9788522503032</text:p>
          </table:table-cell>
        </table:table-row>
        <table:table-row table:style-name="ro1">
          <table:table-cell office:value-type="string">
            <text:p>Como preparar boas palestras e apresentações /</text:p>
          </table:table-cell>
          <table:table-cell office:value-type="string">
            <text:p>Polito, Reinaldo.</text:p>
          </table:table-cell>
          <table:table-cell office:value-type="string">
            <text:p>9788502015586</text:p>
          </table:table-cell>
        </table:table-row>
        <table:table-row table:style-name="ro1">
          <table:table-cell office:value-type="string">
            <text:p>Como se preparar <text:s/>para o Exame de Ordem, 1ª fase: </text:p>
          </table:table-cell>
          <table:table-cell office:value-type="string">
            <text:p>Oliveira, Adriano Koenigkam de</text:p>
          </table:table-cell>
          <table:table-cell office:value-type="string">
            <text:p>9788530934149</text:p>
          </table:table-cell>
        </table:table-row>
        <table:table-row table:style-name="ro1">
          <table:table-cell office:value-type="string">
            <text:p>Como vejo o mundo /</text:p>
          </table:table-cell>
          <table:table-cell office:value-type="string">
            <text:p>Einstein, Albert,</text:p>
          </table:table-cell>
          <table:table-cell office:value-type="string">
            <text:p>9788520904268</text:p>
          </table:table-cell>
        </table:table-row>
        <table:table-row table:style-name="ro1">
          <table:table-cell office:value-type="string">
            <text:p>Competitividade na indústria metal-mecânica:</text:p>
          </table:table-cell>
          <table:table-cell office:value-type="string">
            <text:p>Melo, Larissa da Costa</text:p>
          </table:table-cell>
          <table:table-cell office:value-type="string">
            <text:p>9788547300098</text:p>
          </table:table-cell>
        </table:table-row>
        <table:table-row table:style-name="ro1">
          <table:table-cell office:value-type="string">
            <text:p>Comportamento humano nas organizações :</text:p>
          </table:table-cell>
          <table:table-cell office:value-type="string">
            <text:p>Kanaane, Roberto.</text:p>
          </table:table-cell>
          <table:table-cell office:value-type="string">
            <text:p>8522412278</text:p>
          </table:table-cell>
        </table:table-row>
        <table:table-row table:style-name="ro1">
          <table:table-cell office:value-type="string">
            <text:p>Comportamento organizacional :</text:p>
          </table:table-cell>
          <table:table-cell office:value-type="string">
            <text:p>Robbins, Stephen, P.,</text:p>
          </table:table-cell>
          <table:table-cell office:value-type="string">
            <text:p>9788576055693</text:p>
          </table:table-cell>
        </table:table-row>
        <table:table-row table:style-name="ro1">
          <table:table-cell office:value-type="string">
            <text:p>Comportamento organizacional :</text:p>
          </table:table-cell>
          <table:table-cell office:value-type="string">
            <text:p>Wagner III, John A.</text:p>
          </table:table-cell>
          <table:table-cell office:value-type="string">
            <text:p>9788502028692</text:p>
          </table:table-cell>
        </table:table-row>
        <table:table-row table:style-name="ro1">
          <table:table-cell office:value-type="string">
            <text:p>Computação gráfica para programadores Java /</text:p>
          </table:table-cell>
          <table:table-cell office:value-type="string">
            <text:p>Ammeraal, Leendert.</text:p>
          </table:table-cell>
          <table:table-cell office:value-type="string">
            <text:p>9788521616290</text:p>
          </table:table-cell>
        </table:table-row>
        <table:table-row table:style-name="ro1">
          <table:table-cell office:value-type="string">
            <text:p>Conquistar e manter clientes:</text:p>
          </table:table-cell>
          <table:table-cell office:value-type="string">
            <text:p>Godri, Daniel</text:p>
          </table:table-cell>
          <table:table-cell office:value-type="string">
            <text:p>9788585415495</text:p>
          </table:table-cell>
        </table:table-row>
        <table:table-row table:style-name="ro1">
          <table:table-cell office:value-type="string">
            <text:p>Consolidação das leis do trabalho/</text:p>
          </table:table-cell>
          <table:table-cell/>
          <table:table-cell office:value-type="string">
            <text:p>9788502022669</text:p>
          </table:table-cell>
        </table:table-row>
        <table:table-row table:style-name="ro1">
          <table:table-cell office:value-type="string">
            <text:p>Constelações Familiares: </text:p>
          </table:table-cell>
          <table:table-cell office:value-type="string">
            <text:p><text:s/>Hellinger, Bert </text:p>
          </table:table-cell>
          <table:table-cell office:value-type="string">
            <text:p>9788531606731</text:p>
          </table:table-cell>
        </table:table-row>
        <table:table-row table:style-name="ro1">
          <table:table-cell office:value-type="string">
            <text:p>Consumo sustentável no Brasil:</text:p>
          </table:table-cell>
          <table:table-cell office:value-type="string">
            <text:p>Cordeiro, Itamar José Dias e</text:p>
          </table:table-cell>
          <table:table-cell office:value-type="string">
            <text:p>9788541501569</text:p>
          </table:table-cell>
        </table:table-row>
        <table:table-row table:style-name="ro1">
          <table:table-cell office:value-type="string">
            <text:p>Contabilidade avançada:</text:p>
          </table:table-cell>
          <table:table-cell office:value-type="string">
            <text:p>Almeida, Marcelo Cavalcanti</text:p>
          </table:table-cell>
          <table:table-cell office:value-type="string">
            <text:p>8564213692</text:p>
          </table:table-cell>
        </table:table-row>
        <table:table-row table:style-name="ro1">
          <table:table-cell office:value-type="string">
            <text:p>Contabilidade básica fácil /</text:p>
          </table:table-cell>
          <table:table-cell office:value-type="string">
            <text:p>Ribeiro, Osni Moura</text:p>
          </table:table-cell>
          <table:table-cell office:value-type="string">
            <text:p>9788502182097</text:p>
          </table:table-cell>
        </table:table-row>
        <table:table-row table:style-name="ro1">
          <table:table-cell office:value-type="string">
            <text:p>Contabilidade de custos :</text:p>
          </table:table-cell>
          <table:table-cell office:value-type="string">
            <text:p>Martins, Eliseu,</text:p>
          </table:table-cell>
          <table:table-cell office:value-type="string">
            <text:p>9788522459353</text:p>
          </table:table-cell>
        </table:table-row>
        <table:table-row table:style-name="ro1">
          <table:table-cell office:value-type="string">
            <text:p>Contabilidade para entidades sem fins lucrativos (Terceiro Setor) /</text:p>
          </table:table-cell>
          <table:table-cell office:value-type="string">
            <text:p>Olak, Paulo Arnaldo</text:p>
          </table:table-cell>
          <table:table-cell office:value-type="string">
            <text:p>9788522459766</text:p>
          </table:table-cell>
        </table:table-row>
        <table:table-row table:style-name="ro1">
          <table:table-cell office:value-type="string">
            <text:p>Contabilidade pública :</text:p>
          </table:table-cell>
          <table:table-cell/>
          <table:table-cell office:value-type="string">
            <text:p>9788522461219</text:p>
          </table:table-cell>
        </table:table-row>
        <table:table-row table:style-name="ro1">
          <table:table-cell office:value-type="string">
            <text:p>Contos :</text:p>
          </table:table-cell>
          <table:table-cell office:value-type="string">
            <text:p>Assis, Machado de,</text:p>
          </table:table-cell>
          <table:table-cell office:value-type="string">
            <text:p>9788508043392</text:p>
          </table:table-cell>
        </table:table-row>
        <table:table-row table:style-name="ro1">
          <table:table-cell office:value-type="string">
            <text:p>Contos &amp; Poemas / <text:s/></text:p>
          </table:table-cell>
          <table:table-cell table:number-columns-repeated="2"/>
        </table:table-row>
        <table:table-row table:style-name="ro1">
          <table:table-cell office:value-type="string">
            <text:p>Contos de Shakespeare /</text:p>
          </table:table-cell>
          <table:table-cell office:value-type="string">
            <text:p>Lamb, Charles,</text:p>
          </table:table-cell>
          <table:table-cell office:value-type="string">
            <text:p>9788525015341</text:p>
          </table:table-cell>
        </table:table-row>
        <table:table-row table:style-name="ro1">
          <table:table-cell office:value-type="string">
            <text:p>Contos e lendas da mitologia grega /</text:p>
          </table:table-cell>
          <table:table-cell office:value-type="string">
            <text:p><text:s/>Pouzadoux, Claude </text:p>
          </table:table-cell>
          <table:table-cell office:value-type="string">
            <text:p>9788535900873</text:p>
          </table:table-cell>
        </table:table-row>
        <table:table-row table:style-name="ro1">
          <table:table-cell office:value-type="string">
            <text:p>Contos eróticos /</text:p>
          </table:table-cell>
          <table:table-cell office:value-type="string">
            <text:p>Trevisan, Dalton,</text:p>
          </table:table-cell>
          <table:table-cell office:value-type="string">
            <text:p>9788501025678</text:p>
          </table:table-cell>
        </table:table-row>
        <table:table-row table:style-name="ro1">
          <table:table-cell office:value-type="string">
            <text:p>Contos escolhidos :</text:p>
          </table:table-cell>
          <table:table-cell office:value-type="string">
            <text:p>Assis, Machado de,</text:p>
          </table:table-cell>
          <table:table-cell office:value-type="string">
            <text:p>9788572324663</text:p>
          </table:table-cell>
        </table:table-row>
        <table:table-row table:style-name="ro1">
          <table:table-cell office:value-type="string">
            <text:p>Contos escolhidos :</text:p>
          </table:table-cell>
          <table:table-cell office:value-type="string">
            <text:p>Assis, Machado de,</text:p>
          </table:table-cell>
          <table:table-cell office:value-type="string">
            <text:p>9788572324663</text:p>
          </table:table-cell>
        </table:table-row>
        <table:table-row table:style-name="ro1">
          <table:table-cell office:value-type="string">
            <text:p>Contos plausíveis /</text:p>
          </table:table-cell>
          <table:table-cell office:value-type="string">
            <text:p>Andrade, Carlos Drummond de,</text:p>
          </table:table-cell>
          <table:table-cell office:value-type="string">
            <text:p>8501063266</text:p>
          </table:table-cell>
        </table:table-row>
        <table:table-row table:style-name="ro1">
          <table:table-cell office:value-type="string">
            <text:p>Contos populares do Brasil /</text:p>
          </table:table-cell>
          <table:table-cell office:value-type="string">
            <text:p>Roméro, Silvio</text:p>
          </table:table-cell>
          <table:table-cell office:value-type="string">
            <text:p>9788563171658</text:p>
          </table:table-cell>
        </table:table-row>
        <table:table-row table:style-name="ro1">
          <table:table-cell office:value-type="string">
            <text:p>Contos tradicionais do Brasil /</text:p>
          </table:table-cell>
          <table:table-cell office:value-type="string">
            <text:p>Cascudo, Luís da Câmara,</text:p>
          </table:table-cell>
          <table:table-cell office:value-type="string">
            <text:p>8526006851</text:p>
          </table:table-cell>
        </table:table-row>
        <table:table-row table:style-name="ro1">
          <table:table-cell office:value-type="string">
            <text:p>Contos universais /</text:p>
          </table:table-cell>
          <table:table-cell/>
          <table:table-cell office:value-type="string">
            <text:p>9788508083084</text:p>
          </table:table-cell>
        </table:table-row>
        <table:table-row table:style-name="ro1">
          <table:table-cell office:value-type="string">
            <text:p>Contradições da escola:</text:p>
          </table:table-cell>
          <table:table-cell office:value-type="string">
            <text:p>Casagrande, Renato</text:p>
          </table:table-cell>
          <table:table-cell office:value-type="string">
            <text:p>9788580691207</text:p>
          </table:table-cell>
        </table:table-row>
        <table:table-row table:style-name="ro1">
          <table:table-cell office:value-type="string">
            <text:p>Cooperativas de trabalho/</text:p>
          </table:table-cell>
          <table:table-cell office:value-type="string">
            <text:p>Silva Filho, Cícero Virgulino da</text:p>
          </table:table-cell>
          <table:table-cell office:value-type="string">
            <text:p>9788522430703</text:p>
          </table:table-cell>
        </table:table-row>
        <table:table-row table:style-name="ro1">
          <table:table-cell office:value-type="string">
            <text:p>Corrente crítica /</text:p>
          </table:table-cell>
          <table:table-cell office:value-type="string">
            <text:p>Goldratt, Eliyahu M.,</text:p>
          </table:table-cell>
          <table:table-cell office:value-type="string">
            <text:p>9788521313106</text:p>
          </table:table-cell>
        </table:table-row>
        <table:table-row table:style-name="ro1">
          <table:table-cell office:value-type="string">
            <text:p>Crime e castigo /</text:p>
          </table:table-cell>
          <table:table-cell office:value-type="string">
            <text:p>Dostoiévski, Fiódor </text:p>
          </table:table-cell>
          <table:table-cell office:value-type="string">
            <text:p>9788573262087</text:p>
          </table:table-cell>
        </table:table-row>
        <table:table-row table:style-name="ro1">
          <table:table-cell office:value-type="string">
            <text:p>Cruzamentos poéticos Portugal-Brasil :</text:p>
          </table:table-cell>
          <table:table-cell/>
          <table:table-cell office:value-type="string">
            <text:p>9788588911031</text:p>
          </table:table-cell>
        </table:table-row>
        <table:table-row table:style-name="ro1">
          <table:table-cell office:value-type="string">
            <text:p>Curso de direito comercial, volume 2 :</text:p>
          </table:table-cell>
          <table:table-cell office:value-type="string">
            <text:p>Coelho, Fábio Ulhoa,</text:p>
          </table:table-cell>
          <table:table-cell office:value-type="string">
            <text:p>9788502216457</text:p>
          </table:table-cell>
        </table:table-row>
        <table:table-row table:style-name="ro1">
          <table:table-cell office:value-type="string">
            <text:p>Curso de direito comercial, volume 3 :</text:p>
          </table:table-cell>
          <table:table-cell office:value-type="string">
            <text:p>Coelho, Fábio Ulhoa,</text:p>
          </table:table-cell>
          <table:table-cell office:value-type="string">
            <text:p>9788502216488</text:p>
          </table:table-cell>
        </table:table-row>
        <table:table-row table:style-name="ro1">
          <table:table-cell office:value-type="string">
            <text:p>Curso de direito do consumidor /</text:p>
          </table:table-cell>
          <table:table-cell office:value-type="string">
            <text:p>Nunes, Rizzatto,</text:p>
          </table:table-cell>
          <table:table-cell office:value-type="string">
            <text:p>9788502165366</text:p>
          </table:table-cell>
        </table:table-row>
        <table:table-row table:style-name="ro1">
          <table:table-cell office:value-type="string">
            <text:p>Curso de estatística básica:</text:p>
          </table:table-cell>
          <table:table-cell office:value-type="string">
            <text:p><text:s/>Costa, Giovani Glaucio de Oliveira</text:p>
          </table:table-cell>
          <table:table-cell office:value-type="string">
            <text:p>9788522466597</text:p>
          </table:table-cell>
        </table:table-row>
        <table:table-row table:style-name="ro1">
          <table:table-cell office:value-type="string">
            <text:p>Curso de ética em administração/</text:p>
          </table:table-cell>
          <table:table-cell office:value-type="string">
            <text:p>Alonso, Félix Ruiz</text:p>
          </table:table-cell>
          <table:table-cell office:value-type="string">
            <text:p>9788522442065</text:p>
          </table:table-cell>
        </table:table-row>
        <table:table-row table:style-name="ro1">
          <table:table-cell office:value-type="string">
            <text:p>Curso didático de direito civil/</text:p>
          </table:table-cell>
          <table:table-cell office:value-type="string">
            <text:p>Nunes, Elpídio Donizetti</text:p>
          </table:table-cell>
          <table:table-cell office:value-type="string">
            <text:p>9788522475971</text:p>
          </table:table-cell>
        </table:table-row>
        <table:table-row table:style-name="ro1">
          <table:table-cell office:value-type="string">
            <text:p>Curso didático de direito processual civil /</text:p>
          </table:table-cell>
          <table:table-cell office:value-type="string">
            <text:p>Nunes, Elpídio Donizetti.</text:p>
          </table:table-cell>
          <table:table-cell office:value-type="string">
            <text:p>9788522475933</text:p>
          </table:table-cell>
        </table:table-row>
        <table:table-row table:style-name="ro1">
          <table:table-cell office:value-type="string">
            <text:p>Cursos Sequenciais:</text:p>
          </table:table-cell>
          <table:table-cell office:value-type="string">
            <text:p>Martins, Rubens de Oliveira </text:p>
          </table:table-cell>
          <table:table-cell office:value-type="string">
            <text:p>9788574602295</text:p>
          </table:table-cell>
        </table:table-row>
        <table:table-row table:style-name="ro1">
          <table:table-cell office:value-type="string">
            <text:p>Dançando sobre destroços /</text:p>
          </table:table-cell>
          <table:table-cell office:value-type="string">
            <text:p>Layse, Paula</text:p>
          </table:table-cell>
          <table:table-cell office:value-type="string">
            <text:p>9788555600234</text:p>
          </table:table-cell>
        </table:table-row>
        <table:table-row table:style-name="ro1">
          <table:table-cell office:value-type="string">
            <text:p>Dentro de um livro :</text:p>
          </table:table-cell>
          <table:table-cell/>
          <table:table-cell office:value-type="string">
            <text:p>9788587220875</text:p>
          </table:table-cell>
        </table:table-row>
        <table:table-row table:style-name="ro1">
          <table:table-cell office:value-type="string">
            <text:p>Destrua este diário :</text:p>
          </table:table-cell>
          <table:table-cell office:value-type="string">
            <text:p>Smith, Keri.</text:p>
          </table:table-cell>
          <table:table-cell office:value-type="string">
            <text:p>9788580574166</text:p>
          </table:table-cell>
        </table:table-row>
        <table:table-row table:style-name="ro1">
          <table:table-cell office:value-type="string">
            <text:p>Diário da queda /</text:p>
          </table:table-cell>
          <table:table-cell office:value-type="string">
            <text:p>Laub, Michel,</text:p>
          </table:table-cell>
          <table:table-cell office:value-type="string">
            <text:p>9788535918175</text:p>
          </table:table-cell>
        </table:table-row>
        <table:table-row table:style-name="ro1">
          <table:table-cell office:value-type="string">
            <text:p>Dicionário da língua portuguesa /</text:p>
          </table:table-cell>
          <table:table-cell table:number-columns-repeated="2"/>
        </table:table-row>
        <table:table-row table:style-name="ro1">
          <table:table-cell office:value-type="string">
            <text:p>Dicionário do folclore brasileiro /</text:p>
          </table:table-cell>
          <table:table-cell office:value-type="string">
            <text:p>Cascudo, Luis da Câmara,</text:p>
          </table:table-cell>
          <table:table-cell office:value-type="string">
            <text:p>9788526006447</text:p>
          </table:table-cell>
        </table:table-row>
        <table:table-row table:style-name="ro1">
          <table:table-cell office:value-type="string">
            <text:p>Dicionário Oxford escolar :</text:p>
          </table:table-cell>
          <table:table-cell/>
          <table:table-cell office:value-type="string">
            <text:p>9780194419505</text:p>
          </table:table-cell>
        </table:table-row>
        <table:table-row table:style-name="ro1">
          <table:table-cell office:value-type="string">
            <text:p>Direito administrativo:</text:p>
          </table:table-cell>
          <table:table-cell office:value-type="string">
            <text:p>Freire, Elias</text:p>
          </table:table-cell>
          <table:table-cell office:value-type="string">
            <text:p>9788535245028</text:p>
          </table:table-cell>
        </table:table-row>
        <table:table-row table:style-name="ro1">
          <table:table-cell office:value-type="string">
            <text:p>Direito Administrativo Descomplicado/</text:p>
          </table:table-cell>
          <table:table-cell office:value-type="string">
            <text:p>Alexandrino, Marcelo</text:p>
          </table:table-cell>
          <table:table-cell office:value-type="string">
            <text:p>8564199862</text:p>
          </table:table-cell>
        </table:table-row>
        <table:table-row table:style-name="ro1">
          <table:table-cell office:value-type="string">
            <text:p>Direito civil:</text:p>
          </table:table-cell>
          <table:table-cell office:value-type="string">
            <text:p>Figueiredo, Fábio Vieira</text:p>
          </table:table-cell>
          <table:table-cell office:value-type="string">
            <text:p>8564229602</text:p>
          </table:table-cell>
        </table:table-row>
        <table:table-row table:style-name="ro1">
          <table:table-cell office:value-type="string">
            <text:p>Direito civil/</text:p>
          </table:table-cell>
          <table:table-cell office:value-type="string">
            <text:p>Figueiredo, Fábio Vieira</text:p>
          </table:table-cell>
          <table:table-cell office:value-type="string">
            <text:p>8564236262</text:p>
          </table:table-cell>
        </table:table-row>
        <table:table-row table:style-name="ro1">
          <table:table-cell office:value-type="string">
            <text:p>Direito comercial:</text:p>
          </table:table-cell>
          <table:table-cell office:value-type="string">
            <text:p>Burgarelli, Aclibes</text:p>
          </table:table-cell>
          <table:table-cell office:value-type="string">
            <text:p>8564229604</text:p>
          </table:table-cell>
        </table:table-row>
        <table:table-row table:style-name="ro1">
          <table:table-cell office:value-type="string">
            <text:p>Direito constitucional descomplicado /</text:p>
          </table:table-cell>
          <table:table-cell office:value-type="string">
            <text:p>Paulo, Vicente,</text:p>
          </table:table-cell>
          <table:table-cell office:value-type="string">
            <text:p>9788530929183</text:p>
          </table:table-cell>
        </table:table-row>
        <table:table-row table:style-name="ro1">
          <table:table-cell office:value-type="string">
            <text:p>Direito constitucional esquematizado /</text:p>
          </table:table-cell>
          <table:table-cell office:value-type="string">
            <text:p><text:s/>Lenza, Pedro</text:p>
          </table:table-cell>
          <table:table-cell office:value-type="string">
            <text:p>9788502079168</text:p>
          </table:table-cell>
        </table:table-row>
        <table:table-row table:style-name="ro1">
          <table:table-cell office:value-type="string">
            <text:p>Direito constitucional simplificado/</text:p>
          </table:table-cell>
          <table:table-cell office:value-type="string">
            <text:p>Capez, Fernando</text:p>
          </table:table-cell>
          <table:table-cell office:value-type="string">
            <text:p>9788502197077</text:p>
          </table:table-cell>
        </table:table-row>
        <table:table-row table:style-name="ro1">
          <table:table-cell office:value-type="string">
            <text:p>Direito do trabalho/</text:p>
          </table:table-cell>
          <table:table-cell office:value-type="string">
            <text:p><text:s/>Saraiva, Renato</text:p>
          </table:table-cell>
          <table:table-cell office:value-type="string">
            <text:p>9,7885309449e+012</text:p>
          </table:table-cell>
        </table:table-row>
        <table:table-row table:style-name="ro1">
          <table:table-cell office:value-type="string">
            <text:p>Direito do trabalho :</text:p>
          </table:table-cell>
          <table:table-cell office:value-type="string">
            <text:p>Almeida, André Luiz Paes de.</text:p>
          </table:table-cell>
          <table:table-cell office:value-type="string">
            <text:p>9788533917286</text:p>
          </table:table-cell>
        </table:table-row>
        <table:table-row table:style-name="ro1">
          <table:table-cell office:value-type="string">
            <text:p>Direito Internacional público e privado/</text:p>
          </table:table-cell>
          <table:table-cell office:value-type="string">
            <text:p><text:s/>Di Lorenzo, Carlos Alberto</text:p>
          </table:table-cell>
          <table:table-cell office:value-type="string">
            <text:p>9788533914551</text:p>
          </table:table-cell>
        </table:table-row>
        <table:table-row table:style-name="ro1">
          <table:table-cell office:value-type="string">
            <text:p>Direito processual tributário:</text:p>
          </table:table-cell>
          <table:table-cell office:value-type="string">
            <text:p>Campos, Dejalma de.</text:p>
          </table:table-cell>
          <table:table-cell office:value-type="string">
            <text:p>9788533914643</text:p>
          </table:table-cell>
        </table:table-row>
        <table:table-row table:style-name="ro1">
          <table:table-cell office:value-type="string">
            <text:p>Direitos e deveres dos trabalhadores /</text:p>
          </table:table-cell>
          <table:table-cell table:number-columns-repeated="2"/>
        </table:table-row>
        <table:table-row table:style-name="ro1">
          <table:table-cell office:value-type="string">
            <text:p>Discursos e anatomias /</text:p>
          </table:table-cell>
          <table:table-cell office:value-type="string">
            <text:p>Ferreira, Joseilson José,</text:p>
          </table:table-cell>
          <table:table-cell office:value-type="string">
            <text:p>9788578581763</text:p>
          </table:table-cell>
        </table:table-row>
        <table:table-row table:style-name="ro1">
          <table:table-cell office:value-type="string">
            <text:p>Diva :</text:p>
          </table:table-cell>
          <table:table-cell office:value-type="string">
            <text:p>Alencar, José de,</text:p>
          </table:table-cell>
          <table:table-cell/>
        </table:table-row>
        <table:table-row table:style-name="ro1">
          <table:table-cell office:value-type="string">
            <text:p>Do cidadão/</text:p>
          </table:table-cell>
          <table:table-cell office:value-type="string">
            <text:p>Hobbes, Thomas</text:p>
          </table:table-cell>
          <table:table-cell office:value-type="string">
            <text:p>9788572325981</text:p>
          </table:table-cell>
        </table:table-row>
        <table:table-row table:style-name="ro1">
          <table:table-cell office:value-type="string">
            <text:p>Do desejo /</text:p>
          </table:table-cell>
          <table:table-cell office:value-type="string">
            <text:p>Hilst, Hilda.</text:p>
          </table:table-cell>
          <table:table-cell office:value-type="string">
            <text:p>9788525039057</text:p>
          </table:table-cell>
        </table:table-row>
        <table:table-row table:style-name="ro1">
          <table:table-cell office:value-type="string">
            <text:p>Doenças ocupacionais :</text:p>
          </table:table-cell>
          <table:table-cell office:value-type="string">
            <text:p>Moraes, Márcia Vilma G.,</text:p>
          </table:table-cell>
          <table:table-cell office:value-type="string">
            <text:p>9788576140627</text:p>
          </table:table-cell>
        </table:table-row>
        <table:table-row table:style-name="ro1">
          <table:table-cell office:value-type="string">
            <text:p>Dois é demais! /</text:p>
          </table:table-cell>
          <table:table-cell office:value-type="string">
            <text:p><text:s/>Westlake, Donald E. </text:p>
          </table:table-cell>
          <table:table-cell office:value-type="string">
            <text:p>9788571645202</text:p>
          </table:table-cell>
        </table:table-row>
        <table:table-row table:style-name="ro1">
          <table:table-cell office:value-type="string">
            <text:p>Dois nós na gravata /</text:p>
          </table:table-cell>
          <table:table-cell office:value-type="string">
            <text:p>Melo, Rômulo César,</text:p>
          </table:table-cell>
          <table:table-cell office:value-type="string">
            <text:p>9788578582517</text:p>
          </table:table-cell>
        </table:table-row>
        <table:table-row table:style-name="ro1">
          <table:table-cell office:value-type="string">
            <text:p>Dois rios /</text:p>
          </table:table-cell>
          <table:table-cell office:value-type="string">
            <text:p>Levy, Tatiana Salem,</text:p>
          </table:table-cell>
          <table:table-cell office:value-type="string">
            <text:p>9788501096197</text:p>
          </table:table-cell>
        </table:table-row>
        <table:table-row table:style-name="ro1">
          <table:table-cell office:value-type="string">
            <text:p>Dom Casmurro /</text:p>
          </table:table-cell>
          <table:table-cell office:value-type="string">
            <text:p>Assis, Machado de,</text:p>
          </table:table-cell>
          <table:table-cell office:value-type="string">
            <text:p>9780000996657</text:p>
          </table:table-cell>
        </table:table-row>
        <table:table-row table:style-name="ro1">
          <table:table-cell office:value-type="string">
            <text:p>Eça de Queiros:</text:p>
          </table:table-cell>
          <table:table-cell office:value-type="string">
            <text:p><text:s/>Queiroz, Eça de </text:p>
          </table:table-cell>
          <table:table-cell office:value-type="string">
            <text:p>9788522006847</text:p>
          </table:table-cell>
        </table:table-row>
        <table:table-row table:style-name="ro1">
          <table:table-cell office:value-type="string">
            <text:p>Echarpe cor-de-rosa /</text:p>
          </table:table-cell>
          <table:table-cell office:value-type="string">
            <text:p><text:s/>Lima, Alaíde Correia </text:p>
          </table:table-cell>
          <table:table-cell office:value-type="string">
            <text:p>9788586206566</text:p>
          </table:table-cell>
        </table:table-row>
        <table:table-row table:style-name="ro1">
          <table:table-cell office:value-type="string">
            <text:p>Educação a distância:</text:p>
          </table:table-cell>
          <table:table-cell office:value-type="string">
            <text:p>Barros, Joy Nunes da Silva</text:p>
          </table:table-cell>
          <table:table-cell office:value-type="string">
            <text:p>9788544900840</text:p>
          </table:table-cell>
        </table:table-row>
        <table:table-row table:style-name="ro1">
          <table:table-cell office:value-type="string">
            <text:p>Educação a distância:</text:p>
          </table:table-cell>
          <table:table-cell office:value-type="string">
            <text:p><text:s/>Valente, José Armando</text:p>
          </table:table-cell>
          <table:table-cell office:value-type="string">
            <text:p>9788532307156</text:p>
          </table:table-cell>
        </table:table-row>
        <table:table-row table:style-name="ro1">
          <table:table-cell office:value-type="string">
            <text:p>Educação a distância :</text:p>
          </table:table-cell>
          <table:table-cell office:value-type="string">
            <text:p>Moore, Michael,</text:p>
          </table:table-cell>
          <table:table-cell office:value-type="string">
            <text:p>9788522112869</text:p>
          </table:table-cell>
        </table:table-row>
        <table:table-row table:style-name="ro1">
          <table:table-cell office:value-type="string">
            <text:p>Educação em direitos humanos e diversidade/</text:p>
          </table:table-cell>
          <table:table-cell/>
          <table:table-cell office:value-type="string">
            <text:p>9788541500159</text:p>
          </table:table-cell>
        </table:table-row>
        <table:table-row table:style-name="ro1">
          <table:table-cell office:value-type="string">
            <text:p>Educação, Tecnologia e Inovação / </text:p>
          </table:table-cell>
          <table:table-cell/>
          <table:table-cell office:value-type="string">
            <text:p>9788567562070</text:p>
          </table:table-cell>
        </table:table-row>
        <table:table-row table:style-name="ro1">
          <table:table-cell office:value-type="string">
            <text:p>Elementos de eletrônica digital /</text:p>
          </table:table-cell>
          <table:table-cell office:value-type="string">
            <text:p>Idoeta, Ivan V.</text:p>
          </table:table-cell>
          <table:table-cell office:value-type="string">
            <text:p>9788571940192</text:p>
          </table:table-cell>
        </table:table-row>
        <table:table-row table:style-name="ro1">
          <table:table-cell office:value-type="string">
            <text:p>Eles fizeram tudo errado!:</text:p>
          </table:table-cell>
          <table:table-cell office:value-type="string">
            <text:p>Horowitz, Adam</text:p>
          </table:table-cell>
          <table:table-cell office:value-type="string">
            <text:p>9788588647992</text:p>
          </table:table-cell>
        </table:table-row>
        <table:table-row table:style-name="ro1">
          <table:table-cell office:value-type="string">
            <text:p>Em defesa do preconceito:</text:p>
          </table:table-cell>
          <table:table-cell office:value-type="string">
            <text:p>Dalrymple, Theodore </text:p>
          </table:table-cell>
          <table:table-cell office:value-type="string">
            <text:p>9788580332155</text:p>
          </table:table-cell>
        </table:table-row>
        <table:table-row table:style-name="ro1">
          <table:table-cell office:value-type="string">
            <text:p>Empreendedorismo :</text:p>
          </table:table-cell>
          <table:table-cell office:value-type="string">
            <text:p>Chiavenato, Idalberto,</text:p>
          </table:table-cell>
          <table:table-cell office:value-type="string">
            <text:p>9788502045132</text:p>
          </table:table-cell>
        </table:table-row>
        <table:table-row table:style-name="ro1">
          <table:table-cell office:value-type="string">
            <text:p>Empreendedorismo :</text:p>
          </table:table-cell>
          <table:table-cell office:value-type="string">
            <text:p>Baron, Robert A.</text:p>
          </table:table-cell>
          <table:table-cell office:value-type="string">
            <text:p>8522105332</text:p>
          </table:table-cell>
        </table:table-row>
        <table:table-row table:style-name="ro1">
          <table:table-cell office:value-type="string">
            <text:p>Empreendedorismo estratégico :</text:p>
          </table:table-cell>
          <table:table-cell/>
          <table:table-cell office:value-type="string">
            <text:p>9788522106080</text:p>
          </table:table-cell>
        </table:table-row>
        <table:table-row table:style-name="ro1">
          <table:table-cell office:value-type="string">
            <text:p>Empreendedorismo urbano :</text:p>
          </table:table-cell>
          <table:table-cell office:value-type="string">
            <text:p>Compans, Rose.</text:p>
          </table:table-cell>
          <table:table-cell office:value-type="string">
            <text:p>8571395705</text:p>
          </table:table-cell>
        </table:table-row>
        <table:table-row table:style-name="ro1">
          <table:table-cell office:value-type="string">
            <text:p>Encontre Deus na cabana /</text:p>
          </table:table-cell>
          <table:table-cell office:value-type="string">
            <text:p><text:s/>Rauser, Randal D.</text:p>
          </table:table-cell>
          <table:table-cell office:value-type="string">
            <text:p>9788576654636</text:p>
          </table:table-cell>
        </table:table-row>
        <table:table-row table:style-name="ro1">
          <table:table-cell office:value-type="string">
            <text:p>Ensaio sobre a cegueira :</text:p>
          </table:table-cell>
          <table:table-cell office:value-type="string">
            <text:p>Saramago, José,</text:p>
          </table:table-cell>
          <table:table-cell office:value-type="string">
            <text:p>9788571644953</text:p>
          </table:table-cell>
        </table:table-row>
        <table:table-row table:style-name="ro1">
          <table:table-cell office:value-type="string">
            <text:p>Ensaios /</text:p>
          </table:table-cell>
          <table:table-cell office:value-type="string">
            <text:p>Montaigne, Michel de,</text:p>
          </table:table-cell>
          <table:table-cell office:value-type="string">
            <text:p>8535118551</text:p>
          </table:table-cell>
        </table:table-row>
        <table:table-row table:style-name="ro1">
          <table:table-cell office:value-type="string">
            <text:p>Entre a vida e a morte:</text:p>
          </table:table-cell>
          <table:table-cell office:value-type="string">
            <text:p>Efferding, Lúcia Okamoto</text:p>
          </table:table-cell>
          <table:table-cell/>
        </table:table-row>
        <table:table-row table:style-name="ro1">
          <table:table-cell office:value-type="string">
            <text:p>Era tudo mentira:</text:p>
          </table:table-cell>
          <table:table-cell office:value-type="string">
            <text:p>Silva, Marconi Oliveira da</text:p>
          </table:table-cell>
          <table:table-cell office:value-type="string">
            <text:p>9788564586024</text:p>
          </table:table-cell>
        </table:table-row>
        <table:table-row table:style-name="ro1">
          <table:table-cell office:value-type="string">
            <text:p>O Espião /</text:p>
          </table:table-cell>
          <table:table-cell office:value-type="string">
            <text:p><text:s/>Cussler, Clive </text:p>
          </table:table-cell>
          <table:table-cell office:value-type="string">
            <text:p>9788563219985</text:p>
          </table:table-cell>
        </table:table-row>
        <table:table-row table:style-name="ro1">
          <table:table-cell office:value-type="string">
            <text:p>Espumas flutuantes /</text:p>
          </table:table-cell>
          <table:table-cell office:value-type="string">
            <text:p>Alves, Castro,</text:p>
          </table:table-cell>
          <table:table-cell/>
        </table:table-row>
        <table:table-row table:style-name="ro1">
          <table:table-cell office:value-type="string">
            <text:p>Estar sendo. Ter sido /</text:p>
          </table:table-cell>
          <table:table-cell office:value-type="string">
            <text:p>Hilst, Hilda.</text:p>
          </table:table-cell>
          <table:table-cell office:value-type="string">
            <text:p>9788525041883</text:p>
          </table:table-cell>
        </table:table-row>
        <table:table-row table:style-name="ro1">
          <table:table-cell office:value-type="string">
            <text:p>Estatística básica :</text:p>
          </table:table-cell>
          <table:table-cell/>
          <table:table-cell office:value-type="string">
            <text:p>9788535230307</text:p>
          </table:table-cell>
        </table:table-row>
        <table:table-row table:style-name="ro1">
          <table:table-cell office:value-type="string">
            <text:p>Estatística básica para concursos /</text:p>
          </table:table-cell>
          <table:table-cell office:value-type="string">
            <text:p>Bello, Pedro</text:p>
          </table:table-cell>
          <table:table-cell office:value-type="string">
            <text:p>9788589521314</text:p>
          </table:table-cell>
        </table:table-row>
        <table:table-row table:style-name="ro1">
          <table:table-cell office:value-type="string">
            <text:p>Estatística fácil /</text:p>
          </table:table-cell>
          <table:table-cell office:value-type="string">
            <text:p>Crespo, Antonio Arnot.</text:p>
          </table:table-cell>
          <table:table-cell office:value-type="string">
            <text:p>9788502081062</text:p>
          </table:table-cell>
        </table:table-row>
        <table:table-row table:style-name="ro1">
          <table:table-cell office:value-type="string">
            <text:p>Este seu olhar:</text:p>
          </table:table-cell>
          <table:table-cell/>
          <table:table-cell office:value-type="string">
            <text:p>9788516050955</text:p>
          </table:table-cell>
        </table:table-row>
        <table:table-row table:style-name="ro1">
          <table:table-cell office:value-type="string">
            <text:p>Estrategia competitiva: tecnicas para análise de indústrias e da concorrência /</text:p>
          </table:table-cell>
          <table:table-cell office:value-type="string">
            <text:p>Porter, Michael E.</text:p>
          </table:table-cell>
          <table:table-cell office:value-type="string">
            <text:p>9788570013378</text:p>
          </table:table-cell>
        </table:table-row>
        <table:table-row table:style-name="ro1">
          <table:table-cell office:value-type="string">
            <text:p>Estratégia e sucesso nas empresas /</text:p>
          </table:table-cell>
          <table:table-cell office:value-type="string">
            <text:p>Zaccarelli, Sérgio Baptista</text:p>
          </table:table-cell>
          <table:table-cell/>
        </table:table-row>
        <table:table-row table:style-name="ro1">
          <table:table-cell office:value-type="string">
            <text:p>Estudo dirigido de informática básica/</text:p>
          </table:table-cell>
          <table:table-cell office:value-type="string">
            <text:p>Manzano, André Luiz N. G.</text:p>
          </table:table-cell>
          <table:table-cell office:value-type="string">
            <text:p>9788536501284</text:p>
          </table:table-cell>
        </table:table-row>
        <table:table-row table:style-name="ro1">
          <table:table-cell office:value-type="string">
            <text:p>Estudo dirigido de Microsoft word 2013/</text:p>
          </table:table-cell>
          <table:table-cell office:value-type="string">
            <text:p>Manzano, André Luiz N. G.</text:p>
          </table:table-cell>
          <table:table-cell office:value-type="string">
            <text:p>9788536504568</text:p>
          </table:table-cell>
        </table:table-row>
        <table:table-row table:style-name="ro1">
          <table:table-cell office:value-type="string">
            <text:p>Ética e cidadania:</text:p>
          </table:table-cell>
          <table:table-cell/>
          <table:table-cell office:value-type="string">
            <text:p>9788530804589</text:p>
          </table:table-cell>
        </table:table-row>
        <table:table-row table:style-name="ro1">
          <table:table-cell office:value-type="string">
            <text:p>Ética e poder na sociedade da informação :</text:p>
          </table:table-cell>
          <table:table-cell office:value-type="string">
            <text:p>Dupas, Gilberto,</text:p>
          </table:table-cell>
          <table:table-cell office:value-type="string">
            <text:p>9788539300778</text:p>
          </table:table-cell>
        </table:table-row>
        <table:table-row table:style-name="ro1">
          <table:table-cell office:value-type="string">
            <text:p>Ética e vergonha na cara!/</text:p>
          </table:table-cell>
          <table:table-cell office:value-type="string">
            <text:p>Cortella, Mario Sergio</text:p>
          </table:table-cell>
          <table:table-cell office:value-type="string">
            <text:p>9788561773489</text:p>
          </table:table-cell>
        </table:table-row>
        <table:table-row table:style-name="ro1">
          <table:table-cell office:value-type="string">
            <text:p>Ética empresarial/</text:p>
          </table:table-cell>
          <table:table-cell office:value-type="string">
            <text:p>Srour, Robert Henry</text:p>
          </table:table-cell>
          <table:table-cell office:value-type="string">
            <text:p>9788535264470</text:p>
          </table:table-cell>
        </table:table-row>
        <table:table-row table:style-name="ro1">
          <table:table-cell office:value-type="string">
            <text:p>Ética geral e profissional /</text:p>
          </table:table-cell>
          <table:table-cell office:value-type="string">
            <text:p><text:s/>Nalini, José Renato</text:p>
          </table:table-cell>
          <table:table-cell office:value-type="string">
            <text:p>9788520358917</text:p>
          </table:table-cell>
        </table:table-row>
        <table:table-row table:style-name="ro1">
          <table:table-cell office:value-type="string">
            <text:p>Ética profissional /</text:p>
          </table:table-cell>
          <table:table-cell office:value-type="string">
            <text:p>Sá, A. Lopes de</text:p>
          </table:table-cell>
          <table:table-cell office:value-type="string">
            <text:p>9788522455348</text:p>
          </table:table-cell>
        </table:table-row>
        <table:table-row table:style-name="ro1">
          <table:table-cell office:value-type="string">
            <text:p>Ética, crime e loucura:</text:p>
          </table:table-cell>
          <table:table-cell office:value-type="string">
            <text:p>Forti, Valeria</text:p>
          </table:table-cell>
          <table:table-cell office:value-type="string">
            <text:p>9788537521618</text:p>
          </table:table-cell>
        </table:table-row>
        <table:table-row table:style-name="ro1">
          <table:table-cell office:value-type="string">
            <text:p>Etiqueta sem frescura /</text:p>
          </table:table-cell>
          <table:table-cell office:value-type="string">
            <text:p>Matarazzo, Claudia.</text:p>
          </table:table-cell>
          <table:table-cell office:value-type="string">
            <text:p>9788506020487</text:p>
          </table:table-cell>
        </table:table-row>
        <table:table-row table:style-name="ro1">
          <table:table-cell office:value-type="string">
            <text:p>Eu e outras poesias /</text:p>
          </table:table-cell>
          <table:table-cell office:value-type="string">
            <text:p>Anjos, Augusto dos,</text:p>
          </table:table-cell>
          <table:table-cell office:value-type="string">
            <text:p>9788525409751</text:p>
          </table:table-cell>
        </table:table-row>
        <table:table-row table:style-name="ro1">
          <table:table-cell office:value-type="string">
            <text:p>Eu, Maurício :</text:p>
          </table:table-cell>
          <table:table-cell table:number-columns-repeated="2"/>
        </table:table-row>
        <table:table-row table:style-name="ro1">
          <table:table-cell office:value-type="string">
            <text:p>Excelência em atendimento ao cliente:</text:p>
          </table:table-cell>
          <table:table-cell office:value-type="string">
            <text:p><text:s/>Las Casas, Alexandre Luzzi </text:p>
          </table:table-cell>
          <table:table-cell office:value-type="string">
            <text:p>8564237980</text:p>
          </table:table-cell>
        </table:table-row>
        <table:table-row table:style-name="ro1">
          <table:table-cell office:value-type="string">
            <text:p>êxodo, /</text:p>
          </table:table-cell>
          <table:table-cell office:value-type="string">
            <text:p>Gomes, Carlos</text:p>
          </table:table-cell>
          <table:table-cell office:value-type="string">
            <text:p>9788578583712</text:p>
          </table:table-cell>
        </table:table-row>
        <table:table-row table:style-name="ro1">
          <table:table-cell office:value-type="string">
            <text:p>Farsa de Inês Pereira ; Auto da barca do inferno ; Auto da alma :</text:p>
          </table:table-cell>
          <table:table-cell office:value-type="string">
            <text:p>Vicente, Gil,</text:p>
          </table:table-cell>
          <table:table-cell office:value-type="string">
            <text:p>9788572325011</text:p>
          </table:table-cell>
        </table:table-row>
        <table:table-row table:style-name="ro1">
          <table:table-cell office:value-type="string">
            <text:p>Fausto /</text:p>
          </table:table-cell>
          <table:table-cell office:value-type="string">
            <text:p><text:s/>Goethe, Johann Wolfgang von </text:p>
          </table:table-cell>
          <table:table-cell office:value-type="string">
            <text:p>9798572325461</text:p>
          </table:table-cell>
        </table:table-row>
        <table:table-row table:style-name="ro1">
          <table:table-cell office:value-type="string">
            <text:p>Fausto :</text:p>
          </table:table-cell>
          <table:table-cell office:value-type="string">
            <text:p>Goethe, Johann Wolfgang von,</text:p>
          </table:table-cell>
          <table:table-cell office:value-type="string">
            <text:p>9788573262919</text:p>
          </table:table-cell>
        </table:table-row>
        <table:table-row table:style-name="ro1">
          <table:table-cell office:value-type="string">
            <text:p>Fausto :</text:p>
          </table:table-cell>
          <table:table-cell office:value-type="string">
            <text:p>Goethe, Johann Wolfgang von,</text:p>
          </table:table-cell>
          <table:table-cell office:value-type="string">
            <text:p>9788573263732</text:p>
          </table:table-cell>
        </table:table-row>
        <table:table-row table:style-name="ro1">
          <table:table-cell office:value-type="string">
            <text:p>Felicidade clandestina:</text:p>
          </table:table-cell>
          <table:table-cell office:value-type="string">
            <text:p>Lispector, Clarice,</text:p>
          </table:table-cell>
          <table:table-cell office:value-type="string">
            <text:p>9788532508171</text:p>
          </table:table-cell>
        </table:table-row>
        <table:table-row table:style-name="ro1">
          <table:table-cell office:value-type="string">
            <text:p>Filosofando:</text:p>
          </table:table-cell>
          <table:table-cell office:value-type="string">
            <text:p>Aranha, Maria Lúcia de Arruda</text:p>
          </table:table-cell>
          <table:table-cell office:value-type="string">
            <text:p>8516008266</text:p>
          </table:table-cell>
        </table:table-row>
        <table:table-row table:style-name="ro1">
          <table:table-cell office:value-type="string">
            <text:p>Fogo morto :</text:p>
          </table:table-cell>
          <table:table-cell office:value-type="string">
            <text:p>Rêgo, José Lins do,</text:p>
          </table:table-cell>
          <table:table-cell office:value-type="string">
            <text:p>9788503010504</text:p>
          </table:table-cell>
        </table:table-row>
        <table:table-row table:style-name="ro1">
          <table:table-cell office:value-type="string">
            <text:p>Francês para leigos /</text:p>
          </table:table-cell>
          <table:table-cell office:value-type="string">
            <text:p><text:s/>Schmidt, Dodi-Katrin</text:p>
          </table:table-cell>
          <table:table-cell office:value-type="string">
            <text:p>8564232482</text:p>
          </table:table-cell>
        </table:table-row>
        <table:table-row table:style-name="ro1">
          <table:table-cell office:value-type="string">
            <text:p>Frans krajcberg</text:p>
          </table:table-cell>
          <table:table-cell office:value-type="string">
            <text:p>20180126u\\\\\\\\\\\y0engy0103\\\\ba | VENTRELLA, Roseli</text:p>
          </table:table-cell>
          <table:table-cell office:value-type="string">
            <text:p>8516050394</text:p>
          </table:table-cell>
        </table:table-row>
        <table:table-row table:style-name="ro1">
          <table:table-cell office:value-type="string">
            <text:p>Freddie Mercury por Jim Hutton / Jim Hutton; tradução de Elaine de Almeida Gomes.-</text:p>
          </table:table-cell>
          <table:table-cell office:value-type="string">
            <text:p>Hutton, Jim</text:p>
          </table:table-cell>
          <table:table-cell office:value-type="string">
            <text:p>9858588434158</text:p>
          </table:table-cell>
        </table:table-row>
        <table:table-row table:style-name="ro1">
          <table:table-cell office:value-type="string">
            <text:p>Fundamentos da programação de computadores:</text:p>
          </table:table-cell>
          <table:table-cell office:value-type="string">
            <text:p>Ascencio, Ana Fernanda Gomes</text:p>
          </table:table-cell>
          <table:table-cell office:value-type="string">
            <text:p>9788576051480</text:p>
          </table:table-cell>
        </table:table-row>
        <table:table-row table:style-name="ro1">
          <table:table-cell office:value-type="string">
            <text:p>Mahatma Gandhi :</text:p>
          </table:table-cell>
          <table:table-cell/>
          <table:table-cell office:value-type="string">
            <text:p>9788572320504</text:p>
          </table:table-cell>
        </table:table-row>
        <table:table-row table:style-name="ro1">
          <table:table-cell office:value-type="string">
            <text:p>Gênero e Educação:</text:p>
          </table:table-cell>
          <table:table-cell/>
          <table:table-cell office:value-type="string">
            <text:p>9788561813123</text:p>
          </table:table-cell>
        </table:table-row>
        <table:table-row table:style-name="ro1">
          <table:table-cell office:value-type="string">
            <text:p>Gênero, diversidade sexual e educação:</text:p>
          </table:table-cell>
          <table:table-cell/>
          <table:table-cell office:value-type="string">
            <text:p>9788577452279</text:p>
          </table:table-cell>
        </table:table-row>
        <table:table-row table:style-name="ro1">
          <table:table-cell office:value-type="string">
            <text:p>Geração de valor :</text:p>
          </table:table-cell>
          <table:table-cell office:value-type="string">
            <text:p>Silva, Flávio Augusto da,</text:p>
          </table:table-cell>
          <table:table-cell office:value-type="string">
            <text:p>9788543101620</text:p>
          </table:table-cell>
        </table:table-row>
        <table:table-row table:style-name="ro1">
          <table:table-cell office:value-type="string">
            <text:p>Geração zero zero :</text:p>
          </table:table-cell>
          <table:table-cell/>
          <table:table-cell office:value-type="string">
            <text:p>9788560160723</text:p>
          </table:table-cell>
        </table:table-row>
        <table:table-row table:style-name="ro1">
          <table:table-cell office:value-type="string">
            <text:p>Gerenciamento da cadeia de suprimentos/logística empresarial /</text:p>
          </table:table-cell>
          <table:table-cell office:value-type="string">
            <text:p>Ballou, Ronald H.,</text:p>
          </table:table-cell>
          <table:table-cell office:value-type="string">
            <text:p>9788536305912</text:p>
          </table:table-cell>
        </table:table-row>
        <table:table-row table:style-name="ro1">
          <table:table-cell office:value-type="string">
            <text:p>Gerenciamento da rotina do trabalho do dia a dia /</text:p>
          </table:table-cell>
          <table:table-cell office:value-type="string">
            <text:p>Campos, Vicente Falconi,</text:p>
          </table:table-cell>
          <table:table-cell office:value-type="string">
            <text:p>9788598254562</text:p>
          </table:table-cell>
        </table:table-row>
        <table:table-row table:style-name="ro1">
          <table:table-cell office:value-type="string">
            <text:p>Gestão ambiental:</text:p>
          </table:table-cell>
          <table:table-cell office:value-type="string">
            <text:p>Seiffert, Mari Elizabete Bernardini</text:p>
          </table:table-cell>
          <table:table-cell office:value-type="string">
            <text:p>9788522487158</text:p>
          </table:table-cell>
        </table:table-row>
        <table:table-row table:style-name="ro1">
          <table:table-cell office:value-type="string">
            <text:p>Gestão ambiental :</text:p>
          </table:table-cell>
          <table:table-cell office:value-type="string">
            <text:p>Dias, Reinaldo.</text:p>
          </table:table-cell>
          <table:table-cell office:value-type="string">
            <text:p>9788522462865</text:p>
          </table:table-cell>
        </table:table-row>
        <table:table-row table:style-name="ro1">
          <table:table-cell office:value-type="string">
            <text:p>Gestão ambiental nas organizações :</text:p>
          </table:table-cell>
          <table:table-cell office:value-type="string">
            <text:p>Jabbour, Ana Beatriz Lopes de Sousa.</text:p>
          </table:table-cell>
          <table:table-cell office:value-type="string">
            <text:p>9788522477166</text:p>
          </table:table-cell>
        </table:table-row>
        <table:table-row table:style-name="ro1">
          <table:table-cell office:value-type="string">
            <text:p>Gestão da educação a distância:</text:p>
          </table:table-cell>
          <table:table-cell/>
          <table:table-cell office:value-type="string">
            <text:p>9788522497935</text:p>
          </table:table-cell>
        </table:table-row>
        <table:table-row table:style-name="ro1">
          <table:table-cell office:value-type="string">
            <text:p>Gestão da qualidade :</text:p>
          </table:table-cell>
          <table:table-cell/>
          <table:table-cell office:value-type="string">
            <text:p>9788535248876</text:p>
          </table:table-cell>
        </table:table-row>
        <table:table-row table:style-name="ro1">
          <table:table-cell office:value-type="string">
            <text:p>Gestão de help desk e service desk :</text:p>
          </table:table-cell>
          <table:table-cell office:value-type="string">
            <text:p>Cohen, Roberto.</text:p>
          </table:table-cell>
          <table:table-cell office:value-type="string">
            <text:p>9788575222768</text:p>
          </table:table-cell>
        </table:table-row>
        <table:table-row table:style-name="ro1">
          <table:table-cell office:value-type="string">
            <text:p>Gestão de pessoas :</text:p>
          </table:table-cell>
          <table:table-cell office:value-type="string">
            <text:p>Chiavenato, Idalberto,</text:p>
          </table:table-cell>
          <table:table-cell office:value-type="string">
            <text:p>9788520437612</text:p>
          </table:table-cell>
        </table:table-row>
        <table:table-row table:style-name="ro1">
          <table:table-cell office:value-type="string">
            <text:p>Gestão estratégicas nas pequenas e médias empresas /</text:p>
          </table:table-cell>
          <table:table-cell office:value-type="string">
            <text:p>Barros, Ageu</text:p>
          </table:table-cell>
          <table:table-cell office:value-type="string">
            <text:p>9788573933710</text:p>
          </table:table-cell>
        </table:table-row>
        <table:table-row table:style-name="ro1">
          <table:table-cell office:value-type="string">
            <text:p>Governo brasileiro no futuro:</text:p>
          </table:table-cell>
          <table:table-cell/>
          <table:table-cell office:value-type="string">
            <text:p>9789788561293</text:p>
          </table:table-cell>
        </table:table-row>
        <table:table-row table:style-name="ro1">
          <table:table-cell office:value-type="string">
            <text:p>Graciliano Ramos poeta;</text:p>
          </table:table-cell>
          <table:table-cell office:value-type="string">
            <text:p><text:s/>Ivo, Ana</text:p>
          </table:table-cell>
          <table:table-cell office:value-type="string">
            <text:p>8572400524</text:p>
          </table:table-cell>
        </table:table-row>
        <table:table-row table:style-name="ro1">
          <table:table-cell office:value-type="string">
            <text:p>Gramática da língua portuguesa para concursos, vestibulares, ENEM, colégios técnicos e militares... /</text:p>
          </table:table-cell>
          <table:table-cell office:value-type="string">
            <text:p>Almeida, Nilson Teixeira de.</text:p>
          </table:table-cell>
          <table:table-cell office:value-type="string">
            <text:p>9788502076419</text:p>
          </table:table-cell>
        </table:table-row>
        <table:table-row table:style-name="ro1">
          <table:table-cell office:value-type="string">
            <text:p>Grande sertão :</text:p>
          </table:table-cell>
          <table:table-cell office:value-type="string">
            <text:p>Rosa, João Guimarães,</text:p>
          </table:table-cell>
          <table:table-cell office:value-type="string">
            <text:p>9788520918852</text:p>
          </table:table-cell>
        </table:table-row>
        <table:table-row table:style-name="ro1">
          <table:table-cell office:value-type="string">
            <text:p>Gregor:</text:p>
          </table:table-cell>
          <table:table-cell office:value-type="string">
            <text:p><text:s/>Collins, Suzanne</text:p>
          </table:table-cell>
          <table:table-cell office:value-type="string">
            <text:p>9788501081865</text:p>
          </table:table-cell>
        </table:table-row>
        <table:table-row table:style-name="ro1">
          <table:table-cell office:value-type="string">
            <text:p>Guia completo de cabeamento de redes/</text:p>
          </table:table-cell>
          <table:table-cell office:value-type="string">
            <text:p><text:s/>Pinheiro, José Maurício</text:p>
          </table:table-cell>
          <table:table-cell office:value-type="string">
            <text:p>9788535283600</text:p>
          </table:table-cell>
        </table:table-row>
        <table:table-row table:style-name="ro1">
          <table:table-cell office:value-type="string">
            <text:p>Guia de educação a distância /</text:p>
          </table:table-cell>
          <table:table-cell office:value-type="string">
            <text:p><text:s/>Mattar, João</text:p>
          </table:table-cell>
          <table:table-cell office:value-type="string">
            <text:p>9788522110643</text:p>
          </table:table-cell>
        </table:table-row>
        <table:table-row table:style-name="ro1">
          <table:table-cell office:value-type="string">
            <text:p>Guia de viagem Paris para leigos /</text:p>
          </table:table-cell>
          <table:table-cell office:value-type="string">
            <text:p><text:s/>Pientka, Cheryl A.</text:p>
          </table:table-cell>
          <table:table-cell office:value-type="string">
            <text:p>8564236072</text:p>
          </table:table-cell>
        </table:table-row>
        <table:table-row table:style-name="ro1">
          <table:table-cell office:value-type="string">
            <text:p>Guia mangá de estatística /</text:p>
          </table:table-cell>
          <table:table-cell office:value-type="string">
            <text:p>Takahashi, Shin.</text:p>
          </table:table-cell>
          <table:table-cell office:value-type="string">
            <text:p>9788575221686</text:p>
          </table:table-cell>
        </table:table-row>
        <table:table-row table:style-name="ro1">
          <table:table-cell office:value-type="string">
            <text:p>Guia politicamente incorreto da filosofia/</text:p>
          </table:table-cell>
          <table:table-cell office:value-type="string">
            <text:p><text:s/>Pondé, Luiz Felipe</text:p>
          </table:table-cell>
          <table:table-cell office:value-type="string">
            <text:p>9788580444384</text:p>
          </table:table-cell>
        </table:table-row>
        <table:table-row table:style-name="ro1">
          <table:table-cell office:value-type="string">
            <text:p>Guia prático de verbos /</text:p>
          </table:table-cell>
          <table:table-cell office:value-type="string">
            <text:p>Passoni, Celia A. N.</text:p>
          </table:table-cell>
          <table:table-cell office:value-type="string">
            <text:p>9788572630627</text:p>
          </table:table-cell>
        </table:table-row>
        <table:table-row table:style-name="ro1">
          <table:table-cell office:value-type="string">
            <text:p>Hackers expostos:</text:p>
          </table:table-cell>
          <table:table-cell office:value-type="string">
            <text:p>McClure, Stuart</text:p>
          </table:table-cell>
          <table:table-cell office:value-type="string">
            <text:p>9788582601419</text:p>
          </table:table-cell>
        </table:table-row>
        <table:table-row table:style-name="ro1">
          <table:table-cell office:value-type="string">
            <text:p>Hamlet /</text:p>
          </table:table-cell>
          <table:table-cell office:value-type="string">
            <text:p><text:s/>Shakespeare, William </text:p>
          </table:table-cell>
          <table:table-cell office:value-type="string">
            <text:p>9788525406118</text:p>
          </table:table-cell>
        </table:table-row>
        <table:table-row table:style-name="ro1">
          <table:table-cell office:value-type="string">
            <text:p>Hardware II:</text:p>
          </table:table-cell>
          <table:table-cell office:value-type="string">
            <text:p>Morimoto, Carlos E. </text:p>
          </table:table-cell>
          <table:table-cell office:value-type="string">
            <text:p>9788599593165</text:p>
          </table:table-cell>
        </table:table-row>
        <table:table-row table:style-name="ro1">
          <table:table-cell office:value-type="string">
            <text:p>Harry Potter de A a Z:</text:p>
          </table:table-cell>
          <table:table-cell office:value-type="string">
            <text:p><text:s/>Dillon-Malone, A. </text:p>
          </table:table-cell>
          <table:table-cell office:value-type="string">
            <text:p>9788577480593</text:p>
          </table:table-cell>
        </table:table-row>
        <table:table-row table:style-name="ro1">
          <table:table-cell office:value-type="string">
            <text:p>Hercules:</text:p>
          </table:table-cell>
          <table:table-cell/>
          <table:table-cell office:value-type="string">
            <text:p>9788500004278</text:p>
          </table:table-cell>
        </table:table-row>
        <table:table-row table:style-name="ro1">
          <table:table-cell office:value-type="string">
            <text:p>Hipocrisia:</text:p>
          </table:table-cell>
          <table:table-cell office:value-type="string">
            <text:p>Spiegel, James S.</text:p>
          </table:table-cell>
          <table:table-cell office:value-type="string">
            <text:p>8587334263</text:p>
          </table:table-cell>
        </table:table-row>
        <table:table-row table:style-name="ro1">
          <table:table-cell office:value-type="string">
            <text:p>Histórias do realismo /</text:p>
          </table:table-cell>
          <table:table-cell/>
          <table:table-cell office:value-type="string">
            <text:p>9788526264809</text:p>
          </table:table-cell>
        </table:table-row>
        <table:table-row table:style-name="ro1">
          <table:table-cell office:value-type="string">
            <text:p>Histórias extraordinárias /</text:p>
          </table:table-cell>
          <table:table-cell office:value-type="string">
            <text:p><text:s/>Poe, Edgar Allan </text:p>
          </table:table-cell>
          <table:table-cell office:value-type="string">
            <text:p>9788535912326</text:p>
          </table:table-cell>
        </table:table-row>
        <table:table-row table:style-name="ro1">
          <table:table-cell office:value-type="string">
            <text:p>O homem de negócios contemporâneo /</text:p>
          </table:table-cell>
          <table:table-cell office:value-type="string">
            <text:p><text:s/>Sá, Marcio</text:p>
          </table:table-cell>
          <table:table-cell office:value-type="string">
            <text:p>9788573158564</text:p>
          </table:table-cell>
        </table:table-row>
        <table:table-row table:style-name="ro1">
          <table:table-cell office:value-type="string">
            <text:p>Hotel Savoy /</text:p>
          </table:table-cell>
          <table:table-cell office:value-type="string">
            <text:p><text:s/>Roth, Joseph </text:p>
          </table:table-cell>
          <table:table-cell office:value-type="string">
            <text:p>9788574482293</text:p>
          </table:table-cell>
        </table:table-row>
        <table:table-row table:style-name="ro1">
          <table:table-cell office:value-type="string">
            <text:p>Huck:</text:p>
          </table:table-cell>
          <table:table-cell office:value-type="string">
            <text:p><text:s/>Elder, Janet </text:p>
          </table:table-cell>
          <table:table-cell office:value-type="string">
            <text:p>9788525049292</text:p>
          </table:table-cell>
        </table:table-row>
        <table:table-row table:style-name="ro1">
          <table:table-cell office:value-type="string">
            <text:p>Identidade :</text:p>
          </table:table-cell>
          <table:table-cell office:value-type="string">
            <text:p>Bauman, Zygmunt,</text:p>
          </table:table-cell>
          <table:table-cell office:value-type="string">
            <text:p>9788571108899</text:p>
          </table:table-cell>
        </table:table-row>
        <table:table-row table:style-name="ro1">
          <table:table-cell office:value-type="string">
            <text:p>Ilusões do mundo /</text:p>
          </table:table-cell>
          <table:table-cell office:value-type="string">
            <text:p>Meireles, Cecília,</text:p>
          </table:table-cell>
          <table:table-cell/>
        </table:table-row>
        <table:table-row table:style-name="ro1">
          <table:table-cell office:value-type="string">
            <text:p>Informática:</text:p>
          </table:table-cell>
          <table:table-cell office:value-type="string">
            <text:p>Velloso, Fernando de Castro</text:p>
          </table:table-cell>
          <table:table-cell office:value-type="string">
            <text:p>978853527906</text:p>
          </table:table-cell>
        </table:table-row>
        <table:table-row table:style-name="ro1">
          <table:table-cell office:value-type="string">
            <text:p>Informática</text:p>
          </table:table-cell>
          <table:table-cell office:value-type="string">
            <text:p>Silva, Mário Gomes da</text:p>
          </table:table-cell>
          <table:table-cell office:value-type="string">
            <text:p>9788536505879</text:p>
          </table:table-cell>
        </table:table-row>
        <table:table-row table:style-name="ro1">
          <table:table-cell office:value-type="string">
            <text:p>Informática para concursos/</text:p>
          </table:table-cell>
          <table:table-cell office:value-type="string">
            <text:p>Castilho, Ana Lucia</text:p>
          </table:table-cell>
          <table:table-cell office:value-type="string">
            <text:p>9788578422332</text:p>
          </table:table-cell>
        </table:table-row>
        <table:table-row table:style-name="ro1">
          <table:table-cell office:value-type="string">
            <text:p>Informática para concursos:</text:p>
          </table:table-cell>
          <table:table-cell office:value-type="string">
            <text:p>Antonio, João</text:p>
          </table:table-cell>
          <table:table-cell office:value-type="string">
            <text:p>97885352321127</text:p>
          </table:table-cell>
        </table:table-row>
        <table:table-row table:style-name="ro1">
          <table:table-cell office:value-type="string">
            <text:p>Informática para concursos/</text:p>
          </table:table-cell>
          <table:table-cell office:value-type="string">
            <text:p>Idankas, Rodney José</text:p>
          </table:table-cell>
          <table:table-cell office:value-type="string">
            <text:p>9788530947347</text:p>
          </table:table-cell>
        </table:table-row>
        <table:table-row table:style-name="ro1">
          <table:table-cell office:value-type="string">
            <text:p>Inglês instrumental: </text:p>
          </table:table-cell>
          <table:table-cell office:value-type="string">
            <text:p>Munhoz, Rosângela</text:p>
          </table:table-cell>
          <table:table-cell office:value-type="string">
            <text:p>9788585734367</text:p>
          </table:table-cell>
        </table:table-row>
        <table:table-row table:style-name="ro1">
          <table:table-cell office:value-type="string">
            <text:p>Inglês instrumental para informática:</text:p>
          </table:table-cell>
          <table:table-cell office:value-type="string">
            <text:p>Gallo, Lígia Razera</text:p>
          </table:table-cell>
          <table:table-cell office:value-type="string">
            <text:p>9788527409742</text:p>
          </table:table-cell>
        </table:table-row>
        <table:table-row table:style-name="ro1">
          <table:table-cell office:value-type="string">
            <text:p>Iniciação à lógica matemática /</text:p>
          </table:table-cell>
          <table:table-cell office:value-type="string">
            <text:p>Alencar Filho, Edgard de</text:p>
          </table:table-cell>
          <table:table-cell office:value-type="string">
            <text:p>9788521304036</text:p>
          </table:table-cell>
        </table:table-row>
        <table:table-row table:style-name="ro1">
          <table:table-cell office:value-type="string">
            <text:p>Inovação e espírito empreendedor :</text:p>
          </table:table-cell>
          <table:table-cell office:value-type="string">
            <text:p>Drucker, Peter Ferdinand,</text:p>
          </table:table-cell>
          <table:table-cell office:value-type="string">
            <text:p>9788522108596</text:p>
          </table:table-cell>
        </table:table-row>
        <table:table-row table:style-name="ro1">
          <table:table-cell office:value-type="string">
            <text:p>Inspiração nordestina /</text:p>
          </table:table-cell>
          <table:table-cell office:value-type="string">
            <text:p>Patativa</text:p>
          </table:table-cell>
          <table:table-cell office:value-type="string">
            <text:p>9788587328748</text:p>
          </table:table-cell>
        </table:table-row>
        <table:table-row table:style-name="ro1">
          <table:table-cell office:value-type="string">
            <text:p>Introdução à economia /</text:p>
          </table:table-cell>
          <table:table-cell office:value-type="string">
            <text:p>Viceconti, Paulo Eduardo Vichez,</text:p>
          </table:table-cell>
          <table:table-cell office:value-type="string">
            <text:p>9788587065582</text:p>
          </table:table-cell>
        </table:table-row>
        <table:table-row table:style-name="ro1">
          <table:table-cell office:value-type="string">
            <text:p>Introdução à informática/</text:p>
          </table:table-cell>
          <table:table-cell office:value-type="string">
            <text:p>Capron, H. L.</text:p>
          </table:table-cell>
          <table:table-cell office:value-type="string">
            <text:p>97885879188888</text:p>
          </table:table-cell>
        </table:table-row>
        <table:table-row table:style-name="ro1">
          <table:table-cell office:value-type="string">
            <text:p>Introdução à programação com python:</text:p>
          </table:table-cell>
          <table:table-cell office:value-type="string">
            <text:p>Menezes, Nilo Ney Coutinho</text:p>
          </table:table-cell>
          <table:table-cell office:value-type="string">
            <text:p>9788575224083</text:p>
          </table:table-cell>
        </table:table-row>
        <table:table-row table:style-name="ro1">
          <table:table-cell office:value-type="string">
            <text:p>Introdução à sociologia educacional/</text:p>
          </table:table-cell>
          <table:table-cell office:value-type="string">
            <text:p>Toscano, Moema</text:p>
          </table:table-cell>
          <table:table-cell office:value-type="string">
            <text:p>9788532606242</text:p>
          </table:table-cell>
        </table:table-row>
        <table:table-row table:style-name="ro1">
          <table:table-cell office:value-type="string">
            <text:p>Introdução ao projeto de pesquisa cientifica/</text:p>
          </table:table-cell>
          <table:table-cell office:value-type="string">
            <text:p>Rúdio, Franz Victor </text:p>
          </table:table-cell>
          <table:table-cell office:value-type="string">
            <text:p>8532600271</text:p>
          </table:table-cell>
        </table:table-row>
        <table:table-row table:style-name="ro1">
          <table:table-cell office:value-type="string">
            <text:p>Investimentos :</text:p>
          </table:table-cell>
          <table:table-cell office:value-type="string">
            <text:p>Halfeld, Mauro.</text:p>
          </table:table-cell>
          <table:table-cell office:value-type="string">
            <text:p>8588350017</text:p>
          </table:table-cell>
        </table:table-row>
        <table:table-row table:style-name="ro1">
          <table:table-cell office:value-type="string">
            <text:p>ISO 14001 :</text:p>
          </table:table-cell>
          <table:table-cell office:value-type="string">
            <text:p>Seiffert, Mari Elizabete Bernardini,</text:p>
          </table:table-cell>
          <table:table-cell office:value-type="string">
            <text:p>9788522461523</text:p>
          </table:table-cell>
        </table:table-row>
        <table:table-row table:style-name="ro1">
          <table:table-cell office:value-type="string">
            <text:p>Ispinho e fulô /</text:p>
          </table:table-cell>
          <table:table-cell office:value-type="string">
            <text:p>Patativa do Assaré.</text:p>
          </table:table-cell>
          <table:table-cell office:value-type="string">
            <text:p>9788577150038</text:p>
          </table:table-cell>
        </table:table-row>
        <table:table-row table:style-name="ro1">
          <table:table-cell office:value-type="string">
            <text:p>Laços de família :</text:p>
          </table:table-cell>
          <table:table-cell office:value-type="string">
            <text:p>Lispector, Clarice,</text:p>
          </table:table-cell>
          <table:table-cell office:value-type="string">
            <text:p>8564194670 | 9788532508133</text:p>
          </table:table-cell>
        </table:table-row>
        <table:table-row table:style-name="ro1">
          <table:table-cell office:value-type="string">
            <text:p>Lei nº8.906, de 04 de Julho de 1994/</text:p>
          </table:table-cell>
          <table:table-cell table:number-columns-repeated="2"/>
        </table:table-row>
        <table:table-row table:style-name="ro1">
          <table:table-cell office:value-type="string">
            <text:p>Leite derramado /</text:p>
          </table:table-cell>
          <table:table-cell office:value-type="string">
            <text:p>Buarque, Chico,</text:p>
          </table:table-cell>
          <table:table-cell office:value-type="string">
            <text:p>9788535914115</text:p>
          </table:table-cell>
        </table:table-row>
        <table:table-row table:style-name="ro1">
          <table:table-cell office:value-type="string">
            <text:p>Leviatã :</text:p>
          </table:table-cell>
          <table:table-cell office:value-type="string">
            <text:p>Hobbes, Thomas,</text:p>
          </table:table-cell>
          <table:table-cell office:value-type="string">
            <text:p>9788572327626</text:p>
          </table:table-cell>
        </table:table-row>
        <table:table-row table:style-name="ro1">
          <table:table-cell office:value-type="string">
            <text:p>Ligações Perigosas /</text:p>
          </table:table-cell>
          <table:table-cell/>
          <table:table-cell office:value-type="string">
            <text:p>9788536406022</text:p>
          </table:table-cell>
        </table:table-row>
        <table:table-row table:style-name="ro1">
          <table:table-cell office:value-type="string">
            <text:p>Língua, texto e ensino:</text:p>
          </table:table-cell>
          <table:table-cell office:value-type="string">
            <text:p>Antunes, Irandé</text:p>
          </table:table-cell>
          <table:table-cell office:value-type="string">
            <text:p>9788588456914</text:p>
          </table:table-cell>
        </table:table-row>
        <table:table-row table:style-name="ro1">
          <table:table-cell office:value-type="string">
            <text:p>Linguagem e ensino:</text:p>
          </table:table-cell>
          <table:table-cell office:value-type="string">
            <text:p><text:s/>Geraldi, João Wanderley</text:p>
          </table:table-cell>
          <table:table-cell office:value-type="string">
            <text:p>9788585725235</text:p>
          </table:table-cell>
        </table:table-row>
        <table:table-row table:style-name="ro1">
          <table:table-cell office:value-type="string">
            <text:p>Linux, guia prático/</text:p>
          </table:table-cell>
          <table:table-cell office:value-type="string">
            <text:p>Morimoto, Carlos E. </text:p>
          </table:table-cell>
          <table:table-cell office:value-type="string">
            <text:p>9788599593158</text:p>
          </table:table-cell>
        </table:table-row>
        <table:table-row table:style-name="ro1">
          <table:table-cell office:value-type="string">
            <text:p>Linux:</text:p>
          </table:table-cell>
          <table:table-cell office:value-type="string">
            <text:p>Ferreira, Rubem E. </text:p>
          </table:table-cell>
          <table:table-cell office:value-type="string">
            <text:p>9788575221778</text:p>
          </table:table-cell>
        </table:table-row>
        <table:table-row table:style-name="ro1">
          <table:table-cell office:value-type="string">
            <text:p>Lisístrata /</text:p>
          </table:table-cell>
          <table:table-cell office:value-type="string">
            <text:p>Aristófanes</text:p>
          </table:table-cell>
          <table:table-cell office:value-type="string">
            <text:p>9788577151561</text:p>
          </table:table-cell>
        </table:table-row>
        <table:table-row table:style-name="ro1">
          <table:table-cell office:value-type="string">
            <text:p>Livro do desassossego :</text:p>
          </table:table-cell>
          <table:table-cell office:value-type="string">
            <text:p>Pessoa, Fernando,</text:p>
          </table:table-cell>
          <table:table-cell office:value-type="string">
            <text:p>9788535908497</text:p>
          </table:table-cell>
        </table:table-row>
        <table:table-row table:style-name="ro1">
          <table:table-cell office:value-type="string">
            <text:p>Livro dos sonetos: 1500-1900: poetas portugueses e brasileiros /</text:p>
          </table:table-cell>
          <table:table-cell/>
          <table:table-cell office:value-type="string">
            <text:p>9788525406033</text:p>
          </table:table-cell>
        </table:table-row>
        <table:table-row table:style-name="ro1">
          <table:table-cell office:value-type="string">
            <text:p>Livro dos sonetos: 1500-1900: poetas portugueses e brasileiros /</text:p>
          </table:table-cell>
          <table:table-cell/>
          <table:table-cell office:value-type="string">
            <text:p>9788525406033</text:p>
          </table:table-cell>
        </table:table-row>
        <table:table-row table:style-name="ro1">
          <table:table-cell office:value-type="string">
            <text:p>Livros dos ventos /</text:p>
          </table:table-cell>
          <table:table-cell office:value-type="string">
            <text:p>Travassos, Jacineide</text:p>
          </table:table-cell>
          <table:table-cell office:value-type="string">
            <text:p>9788537306345</text:p>
          </table:table-cell>
        </table:table-row>
        <table:table-row table:style-name="ro1">
          <table:table-cell office:value-type="string">
            <text:p>Logística ambiental de resíduos sólidos /</text:p>
          </table:table-cell>
          <table:table-cell/>
          <table:table-cell office:value-type="string">
            <text:p>9788522461981</text:p>
          </table:table-cell>
        </table:table-row>
        <table:table-row table:style-name="ro1">
          <table:table-cell office:value-type="string">
            <text:p>Logística e gerenciamento da cadeia de distribuição :</text:p>
          </table:table-cell>
          <table:table-cell office:value-type="string">
            <text:p>Novaes, Antonio Galvão,</text:p>
          </table:table-cell>
          <table:table-cell office:value-type="string">
            <text:p>9788535279825</text:p>
          </table:table-cell>
        </table:table-row>
        <table:table-row table:style-name="ro1">
          <table:table-cell office:value-type="string">
            <text:p>Lua nova /</text:p>
          </table:table-cell>
          <table:table-cell office:value-type="string">
            <text:p>Meyer, Stephenie.</text:p>
          </table:table-cell>
          <table:table-cell office:value-type="string">
            <text:p>9788598078359</text:p>
          </table:table-cell>
        </table:table-row>
        <table:table-row table:style-name="ro1">
          <table:table-cell office:value-type="string">
            <text:p>Lucro real</text:p>
          </table:table-cell>
          <table:table-cell office:value-type="string">
            <text:p>Young, Lúcia Helena Briski</text:p>
          </table:table-cell>
          <table:table-cell office:value-type="string">
            <text:p>9788536207780</text:p>
          </table:table-cell>
        </table:table-row>
        <table:table-row table:style-name="ro1">
          <table:table-cell office:value-type="string">
            <text:p>Macbeth /</text:p>
          </table:table-cell>
          <table:table-cell office:value-type="string">
            <text:p><text:s/>Shakespeare, William </text:p>
          </table:table-cell>
          <table:table-cell office:value-type="string">
            <text:p>9798572324839</text:p>
          </table:table-cell>
        </table:table-row>
        <table:table-row table:style-name="ro1">
          <table:table-cell office:value-type="string">
            <text:p>Madame Bovary /</text:p>
          </table:table-cell>
          <table:table-cell office:value-type="string">
            <text:p>Flaubert, Gustave,</text:p>
          </table:table-cell>
          <table:table-cell office:value-type="string">
            <text:p>9788563560315</text:p>
          </table:table-cell>
        </table:table-row>
        <table:table-row table:style-name="ro1">
          <table:table-cell office:value-type="string">
            <text:p>Made in Africa :</text:p>
          </table:table-cell>
          <table:table-cell office:value-type="string">
            <text:p>Cascudo, Luis da Câmara,</text:p>
          </table:table-cell>
          <table:table-cell office:value-type="string">
            <text:p>9788526006874</text:p>
          </table:table-cell>
        </table:table-row>
        <table:table-row table:style-name="ro1">
          <table:table-cell office:value-type="string">
            <text:p>Manifesto do Partido Comunista :</text:p>
          </table:table-cell>
          <table:table-cell office:value-type="string">
            <text:p>Marx, Karl,</text:p>
          </table:table-cell>
          <table:table-cell office:value-type="string">
            <text:p>9788525411242</text:p>
          </table:table-cell>
        </table:table-row>
        <table:table-row table:style-name="ro1">
          <table:table-cell office:value-type="string">
            <text:p>Manual de contabilidade básica:</text:p>
          </table:table-cell>
          <table:table-cell office:value-type="string">
            <text:p><text:s/>Padoveze, Clóvis Luís </text:p>
          </table:table-cell>
          <table:table-cell office:value-type="string">
            <text:p>9788597009279</text:p>
          </table:table-cell>
        </table:table-row>
        <table:table-row table:style-name="ro1">
          <table:table-cell office:value-type="string">
            <text:p>Manual de direito previdenciário/</text:p>
          </table:table-cell>
          <table:table-cell office:value-type="string">
            <text:p>Castro, Carlos Alberto Pereira de</text:p>
          </table:table-cell>
          <table:table-cell office:value-type="string">
            <text:p>9788536108087</text:p>
          </table:table-cell>
        </table:table-row>
        <table:table-row table:style-name="ro1">
          <table:table-cell office:value-type="string">
            <text:p>Manual de gestão das cooperativas:</text:p>
          </table:table-cell>
          <table:table-cell office:value-type="string">
            <text:p>Oliveira, Djalma de Pinho Rebouças de</text:p>
          </table:table-cell>
          <table:table-cell office:value-type="string">
            <text:p>9788522430079</text:p>
          </table:table-cell>
        </table:table-row>
        <table:table-row table:style-name="ro1">
          <table:table-cell office:value-type="string">
            <text:p>Manual de literatura:</text:p>
          </table:table-cell>
          <table:table-cell office:value-type="string">
            <text:p><text:s/>Ledo, Teresinha de Oliveira</text:p>
          </table:table-cell>
          <table:table-cell office:value-type="string">
            <text:p>9788573384284</text:p>
          </table:table-cell>
        </table:table-row>
        <table:table-row table:style-name="ro1">
          <table:table-cell office:value-type="string">
            <text:p>Manual de direito público e privado /</text:p>
          </table:table-cell>
          <table:table-cell office:value-type="string">
            <text:p>Fuhrer, Maximilianus Claudio Americo,</text:p>
          </table:table-cell>
          <table:table-cell office:value-type="string">
            <text:p>9788520327425</text:p>
          </table:table-cell>
        </table:table-row>
        <table:table-row table:style-name="ro1">
          <table:table-cell office:value-type="string">
            <text:p>Manuscritos em grafite /</text:p>
          </table:table-cell>
          <table:table-cell office:value-type="string">
            <text:p><text:s/>Paschoal, Rejane</text:p>
          </table:table-cell>
          <table:table-cell office:value-type="string">
            <text:p>9788578583729</text:p>
          </table:table-cell>
        </table:table-row>
        <table:table-row table:style-name="ro1">
          <table:table-cell office:value-type="string">
            <text:p>Marketing Básico /</text:p>
          </table:table-cell>
          <table:table-cell office:value-type="string">
            <text:p>Sandhusen, Richard</text:p>
          </table:table-cell>
          <table:table-cell office:value-type="string">
            <text:p>9788502037717</text:p>
          </table:table-cell>
        </table:table-row>
        <table:table-row table:style-name="ro1">
          <table:table-cell office:value-type="string">
            <text:p>Matemática aplicada à economia e administração /</text:p>
          </table:table-cell>
          <table:table-cell office:value-type="string">
            <text:p>Leithold, Louis</text:p>
          </table:table-cell>
          <table:table-cell office:value-type="string">
            <text:p>9788529401898</text:p>
          </table:table-cell>
        </table:table-row>
        <table:table-row table:style-name="ro1">
          <table:table-cell office:value-type="string">
            <text:p>Matemática básica:</text:p>
          </table:table-cell>
          <table:table-cell office:value-type="string">
            <text:p>Morgado, A. C.</text:p>
          </table:table-cell>
          <table:table-cell office:value-type="string">
            <text:p>9788535234961</text:p>
          </table:table-cell>
        </table:table-row>
        <table:table-row table:style-name="ro1">
          <table:table-cell office:value-type="string">
            <text:p>Matemática financeira :</text:p>
          </table:table-cell>
          <table:table-cell office:value-type="string">
            <text:p>Mathias, Washington Franco,</text:p>
          </table:table-cell>
          <table:table-cell office:value-type="string">
            <text:p>9788522452125</text:p>
          </table:table-cell>
        </table:table-row>
        <table:table-row table:style-name="ro1">
          <table:table-cell office:value-type="string">
            <text:p>Matemática financeira aplicada /</text:p>
          </table:table-cell>
          <table:table-cell office:value-type="string">
            <text:p>Carvalho, Luiz Celso Silva de</text:p>
          </table:table-cell>
          <table:table-cell office:value-type="string">
            <text:p>9788522507139</text:p>
          </table:table-cell>
        </table:table-row>
        <table:table-row table:style-name="ro1">
          <table:table-cell office:value-type="string">
            <text:p>Matemática financeira e suas aplicações /</text:p>
          </table:table-cell>
          <table:table-cell office:value-type="string">
            <text:p>Assaf Neto, Alexandre,</text:p>
          </table:table-cell>
          <table:table-cell office:value-type="string">
            <text:p>9788522472482</text:p>
          </table:table-cell>
        </table:table-row>
        <table:table-row table:style-name="ro1">
          <table:table-cell office:value-type="string">
            <text:p>Medéia /</text:p>
          </table:table-cell>
          <table:table-cell office:value-type="string">
            <text:p>Eurípides.</text:p>
          </table:table-cell>
          <table:table-cell office:value-type="string">
            <text:p>8588023741</text:p>
          </table:table-cell>
        </table:table-row>
        <table:table-row table:style-name="ro1">
          <table:table-cell office:value-type="string">
            <text:p>Meio ambiente e representação social /</text:p>
          </table:table-cell>
          <table:table-cell office:value-type="string">
            <text:p>Reigota, Marcos.</text:p>
          </table:table-cell>
          <table:table-cell office:value-type="string">
            <text:p>9788524905520</text:p>
          </table:table-cell>
        </table:table-row>
        <table:table-row table:style-name="ro1">
          <table:table-cell office:value-type="string">
            <text:p>Melhores contos / </text:p>
          </table:table-cell>
          <table:table-cell office:value-type="string">
            <text:p><text:s/>Lins, Osman </text:p>
          </table:table-cell>
          <table:table-cell office:value-type="string">
            <text:p>9788526008144</text:p>
          </table:table-cell>
        </table:table-row>
        <table:table-row table:style-name="ro1">
          <table:table-cell office:value-type="string">
            <text:p>Os melhores contos /</text:p>
          </table:table-cell>
          <table:table-cell office:value-type="string">
            <text:p>Borba Filho, Hermilo,</text:p>
          </table:table-cell>
          <table:table-cell office:value-type="string">
            <text:p>9788526016194</text:p>
          </table:table-cell>
        </table:table-row>
        <table:table-row table:style-name="ro1">
          <table:table-cell office:value-type="string">
            <text:p>Melhores contos Moacyr Scliar /</text:p>
          </table:table-cell>
          <table:table-cell office:value-type="string">
            <text:p>Scliar, Moacyr.</text:p>
          </table:table-cell>
          <table:table-cell/>
        </table:table-row>
        <table:table-row table:style-name="ro1">
          <table:table-cell office:value-type="string">
            <text:p>Memória de minhas putas tristes /</text:p>
          </table:table-cell>
          <table:table-cell office:value-type="string">
            <text:p><text:s/>García Márquez, Gabriel </text:p>
          </table:table-cell>
          <table:table-cell office:value-type="string">
            <text:p>9788501072658</text:p>
          </table:table-cell>
        </table:table-row>
        <table:table-row table:style-name="ro1">
          <table:table-cell office:value-type="string">
            <text:p>Memória de minhas putas tristes /</text:p>
          </table:table-cell>
          <table:table-cell office:value-type="string">
            <text:p><text:s/>García Márquez, Gabriel </text:p>
          </table:table-cell>
          <table:table-cell office:value-type="string">
            <text:p>9788501072658</text:p>
          </table:table-cell>
        </table:table-row>
        <table:table-row table:style-name="ro1">
          <table:table-cell office:value-type="string">
            <text:p>Memórias póstumas de Brás Cubas /</text:p>
          </table:table-cell>
          <table:table-cell office:value-type="string">
            <text:p><text:s/>Assis, Machado de </text:p>
          </table:table-cell>
          <table:table-cell office:value-type="string">
            <text:p>9788525406873</text:p>
          </table:table-cell>
        </table:table-row>
        <table:table-row table:style-name="ro1">
          <table:table-cell office:value-type="string">
            <text:p>Memórias póstumas de Brás Cubas /</text:p>
          </table:table-cell>
          <table:table-cell office:value-type="string">
            <text:p><text:s/>Assis, Machado de </text:p>
          </table:table-cell>
          <table:table-cell office:value-type="string">
            <text:p>9788575201206</text:p>
          </table:table-cell>
        </table:table-row>
        <table:table-row table:style-name="ro1">
          <table:table-cell office:value-type="string">
            <text:p>Menino de engenho /</text:p>
          </table:table-cell>
          <table:table-cell office:value-type="string">
            <text:p>Rêgo, José Lins do,</text:p>
          </table:table-cell>
          <table:table-cell office:value-type="string">
            <text:p>9780000170903</text:p>
          </table:table-cell>
        </table:table-row>
        <table:table-row table:style-name="ro1">
          <table:table-cell office:value-type="string">
            <text:p>Mensagem /</text:p>
          </table:table-cell>
          <table:table-cell office:value-type="string">
            <text:p>Pessoa, Fernando,</text:p>
          </table:table-cell>
          <table:table-cell office:value-type="string">
            <text:p>9788572322669</text:p>
          </table:table-cell>
        </table:table-row>
        <table:table-row table:style-name="ro1">
          <table:table-cell office:value-type="string">
            <text:p>Mentes brilhantes, mentes treinadas:</text:p>
          </table:table-cell>
          <table:table-cell office:value-type="string">
            <text:p>Cury, Augusto </text:p>
          </table:table-cell>
          <table:table-cell office:value-type="string">
            <text:p>9788560096909</text:p>
          </table:table-cell>
        </table:table-row>
        <table:table-row table:style-name="ro1">
          <table:table-cell office:value-type="string">
            <text:p>Mestres da paixão :</text:p>
          </table:table-cell>
          <table:table-cell office:value-type="string">
            <text:p>Pellegrini Junior, Domingos,</text:p>
          </table:table-cell>
          <table:table-cell office:value-type="string">
            <text:p>9788516055578</text:p>
          </table:table-cell>
        </table:table-row>
        <table:table-row table:style-name="ro1">
          <table:table-cell office:value-type="string">
            <text:p>Metodologia científica/</text:p>
          </table:table-cell>
          <table:table-cell office:value-type="string">
            <text:p><text:s/>Cervo, Amado Luiz</text:p>
          </table:table-cell>
          <table:table-cell office:value-type="string">
            <text:p>8534605211</text:p>
          </table:table-cell>
        </table:table-row>
        <table:table-row table:style-name="ro1">
          <table:table-cell office:value-type="string">
            <text:p>Meu chefe é um cachorro/</text:p>
          </table:table-cell>
          <table:table-cell office:value-type="string">
            <text:p>Medeiros, Saulo Emmanuel Rocha de</text:p>
          </table:table-cell>
          <table:table-cell office:value-type="string">
            <text:p>9788599204054</text:p>
          </table:table-cell>
        </table:table-row>
        <table:table-row table:style-name="ro1">
          <table:table-cell office:value-type="string">
            <text:p>Michaelis :</text:p>
          </table:table-cell>
          <table:table-cell office:value-type="string">
            <text:p>Avolio, Jeissa Ciardi.</text:p>
          </table:table-cell>
          <table:table-cell office:value-type="string">
            <text:p>9788506058572</text:p>
          </table:table-cell>
        </table:table-row>
        <table:table-row table:style-name="ro1">
          <table:table-cell office:value-type="string">
            <text:p>Minha Amada Imortal /</text:p>
          </table:table-cell>
          <table:table-cell office:value-type="string">
            <text:p><text:s/>Ellison, James</text:p>
          </table:table-cell>
          <table:table-cell office:value-type="string">
            <text:p>9788527901888</text:p>
          </table:table-cell>
        </table:table-row>
        <table:table-row table:style-name="ro1">
          <table:table-cell office:value-type="string">
            <text:p>Morangos mofados /</text:p>
          </table:table-cell>
          <table:table-cell office:value-type="string">
            <text:p>Abreu, Caio Fernando.</text:p>
          </table:table-cell>
          <table:table-cell office:value-type="string">
            <text:p>9788520924068</text:p>
          </table:table-cell>
        </table:table-row>
        <table:table-row table:style-name="ro1">
          <table:table-cell office:value-type="string">
            <text:p>Morte e vida Severina e outros poemas em voz alta /</text:p>
          </table:table-cell>
          <table:table-cell office:value-type="string">
            <text:p>Melo Neto, João Cabral de,</text:p>
          </table:table-cell>
          <table:table-cell/>
        </table:table-row>
        <table:table-row table:style-name="ro1">
          <table:table-cell office:value-type="string">
            <text:p>Motivação, liderança e lucro :</text:p>
          </table:table-cell>
          <table:table-cell office:value-type="string">
            <text:p>Vianna, Marco Aurelio Ferreira,</text:p>
          </table:table-cell>
          <table:table-cell office:value-type="string">
            <text:p>8573122420</text:p>
          </table:table-cell>
        </table:table-row>
        <table:table-row table:style-name="ro1">
          <table:table-cell office:value-type="string">
            <text:p>Mouros, franceses e judeus :</text:p>
          </table:table-cell>
          <table:table-cell office:value-type="string">
            <text:p>Cascudo, Luis da Câmara,</text:p>
          </table:table-cell>
          <table:table-cell office:value-type="string">
            <text:p>9788526006881</text:p>
          </table:table-cell>
        </table:table-row>
        <table:table-row table:style-name="ro1">
          <table:table-cell office:value-type="string">
            <text:p>Muito além do corpo :</text:p>
          </table:table-cell>
          <table:table-cell office:value-type="string">
            <text:p>Ferreira, Luzilá Gonçalves.</text:p>
          </table:table-cell>
          <table:table-cell office:value-type="string">
            <text:p>8526214128</text:p>
          </table:table-cell>
        </table:table-row>
        <table:table-row table:style-name="ro1">
          <table:table-cell office:value-type="string">
            <text:p>Nariz de Vidro /</text:p>
          </table:table-cell>
          <table:table-cell office:value-type="string">
            <text:p><text:s/>Quintana, Mário </text:p>
          </table:table-cell>
          <table:table-cell office:value-type="string">
            <text:p>9788516034856</text:p>
          </table:table-cell>
        </table:table-row>
        <table:table-row table:style-name="ro1">
          <table:table-cell office:value-type="string">
            <text:p>Narrativas em madeira e muro:</text:p>
          </table:table-cell>
          <table:table-cell table:number-columns-repeated="2"/>
        </table:table-row>
        <table:table-row table:style-name="ro1">
          <table:table-cell office:value-type="string">
            <text:p>Nas rimas da vida /</text:p>
          </table:table-cell>
          <table:table-cell office:value-type="string">
            <text:p>Leony, Anderson</text:p>
          </table:table-cell>
          <table:table-cell office:value-type="string">
            <text:p>9788590518617</text:p>
          </table:table-cell>
        </table:table-row>
        <table:table-row table:style-name="ro1">
          <table:table-cell office:value-type="string">
            <text:p>Negócios /</text:p>
          </table:table-cell>
          <table:table-cell office:value-type="string">
            <text:p>O'Brien, Virginia</text:p>
          </table:table-cell>
          <table:table-cell office:value-type="string">
            <text:p>9788535205930</text:p>
          </table:table-cell>
        </table:table-row>
        <table:table-row table:style-name="ro1">
          <table:table-cell office:value-type="string">
            <text:p>Neuromancer /</text:p>
          </table:table-cell>
          <table:table-cell office:value-type="string">
            <text:p>Gibson, William,</text:p>
          </table:table-cell>
          <table:table-cell office:value-type="string">
            <text:p>9788585887902</text:p>
          </table:table-cell>
        </table:table-row>
        <table:table-row table:style-name="ro1">
          <table:table-cell office:value-type="string">
            <text:p>Neve /</text:p>
          </table:table-cell>
          <table:table-cell office:value-type="string">
            <text:p>Pamuk, Orhan</text:p>
          </table:table-cell>
          <table:table-cell office:value-type="string">
            <text:p>9788535909227</text:p>
          </table:table-cell>
        </table:table-row>
        <table:table-row table:style-name="ro1">
          <table:table-cell office:value-type="string">
            <text:p>Noções de informática <text:s/>para concursos:</text:p>
          </table:table-cell>
          <table:table-cell office:value-type="string">
            <text:p>Antonio, João</text:p>
          </table:table-cell>
          <table:table-cell office:value-type="string">
            <text:p>97885352321508</text:p>
          </table:table-cell>
        </table:table-row>
        <table:table-row table:style-name="ro1">
          <table:table-cell office:value-type="string">
            <text:p>Noite na taverna /</text:p>
          </table:table-cell>
          <table:table-cell office:value-type="string">
            <text:p>Azevedo, Álvares de,</text:p>
          </table:table-cell>
          <table:table-cell office:value-type="string">
            <text:p>9788598610139</text:p>
          </table:table-cell>
        </table:table-row>
        <table:table-row table:style-name="ro1">
          <table:table-cell office:value-type="string">
            <text:p>Noite na taverna e poemas escolhidos (de Lira dos vinte anos) /</text:p>
          </table:table-cell>
          <table:table-cell office:value-type="string">
            <text:p><text:s/>Azevedo, Álvares de </text:p>
          </table:table-cell>
          <table:table-cell office:value-type="string">
            <text:p>9788516011536</text:p>
          </table:table-cell>
        </table:table-row>
        <table:table-row table:style-name="ro1">
          <table:table-cell office:value-type="string">
            <text:p>Noites brancas /</text:p>
          </table:table-cell>
          <table:table-cell office:value-type="string">
            <text:p>Dostoievski, Fiodor,</text:p>
          </table:table-cell>
          <table:table-cell office:value-type="string">
            <text:p>9788525417480</text:p>
          </table:table-cell>
        </table:table-row>
        <table:table-row table:style-name="ro1">
          <table:table-cell office:value-type="string">
            <text:p>Nós, os bichos /</text:p>
          </table:table-cell>
          <table:table-cell office:value-type="string">
            <text:p><text:s/>Dias Filho, Luiz Coutinho</text:p>
          </table:table-cell>
          <table:table-cell office:value-type="string">
            <text:p>9788578583699</text:p>
          </table:table-cell>
        </table:table-row>
        <table:table-row table:style-name="ro1">
          <table:table-cell office:value-type="string">
            <text:p>Novelas nada exemplares /</text:p>
          </table:table-cell>
          <table:table-cell office:value-type="string">
            <text:p>Trevisan, Dalton.</text:p>
          </table:table-cell>
          <table:table-cell office:value-type="string">
            <text:p>9788501015426</text:p>
          </table:table-cell>
        </table:table-row>
        <table:table-row table:style-name="ro1">
          <table:table-cell office:value-type="string">
            <text:p>Novíssima gramática da língua portuguesa :</text:p>
          </table:table-cell>
          <table:table-cell office:value-type="string">
            <text:p>Cegalla, Domingos Paschoal,</text:p>
          </table:table-cell>
          <table:table-cell office:value-type="string">
            <text:p>9788504014112</text:p>
          </table:table-cell>
        </table:table-row>
        <table:table-row table:style-name="ro1">
          <table:table-cell office:value-type="string">
            <text:p>O beijo no asfalto :</text:p>
          </table:table-cell>
          <table:table-cell office:value-type="string">
            <text:p>Rodrigues, Nelson,</text:p>
          </table:table-cell>
          <table:table-cell office:value-type="string">
            <text:p>9788520906477</text:p>
          </table:table-cell>
        </table:table-row>
        <table:table-row table:style-name="ro1">
          <table:table-cell office:value-type="string">
            <text:p>O beijo no asfalto :</text:p>
          </table:table-cell>
          <table:table-cell office:value-type="string">
            <text:p>Rodrigues, Nelson,</text:p>
          </table:table-cell>
          <table:table-cell office:value-type="string">
            <text:p>9788520916155</text:p>
          </table:table-cell>
        </table:table-row>
        <table:table-row table:style-name="ro1">
          <table:table-cell office:value-type="string">
            <text:p>O caçador de pipas /</text:p>
          </table:table-cell>
          <table:table-cell office:value-type="string">
            <text:p>Hosseini, Khaled</text:p>
          </table:table-cell>
          <table:table-cell office:value-type="string">
            <text:p>9788520917671</text:p>
          </table:table-cell>
        </table:table-row>
        <table:table-row table:style-name="ro1">
          <table:table-cell office:value-type="string">
            <text:p>O cão dos Baskerville /</text:p>
          </table:table-cell>
          <table:table-cell office:value-type="string">
            <text:p>Doyle, Arthur Conan,</text:p>
          </table:table-cell>
          <table:table-cell office:value-type="string">
            <text:p>9788525408730</text:p>
          </table:table-cell>
        </table:table-row>
        <table:table-row table:style-name="ro1">
          <table:table-cell office:value-type="string">
            <text:p>O carro-biblioteca da ECI/UFMG:</text:p>
          </table:table-cell>
          <table:table-cell/>
          <table:table-cell office:value-type="string">
            <text:p>9788562805103</text:p>
          </table:table-cell>
        </table:table-row>
        <table:table-row table:style-name="ro1">
          <table:table-cell office:value-type="string">
            <text:p>O casamento suspeitoso /</text:p>
          </table:table-cell>
          <table:table-cell office:value-type="string">
            <text:p>Suassuna, Ariano,</text:p>
          </table:table-cell>
          <table:table-cell office:value-type="string">
            <text:p>9788503007177</text:p>
          </table:table-cell>
        </table:table-row>
        <table:table-row table:style-name="ro1">
          <table:table-cell office:value-type="string">
            <text:p>O centauro no jardim /</text:p>
          </table:table-cell>
          <table:table-cell office:value-type="string">
            <text:p>Scliar, Moacyr,</text:p>
          </table:table-cell>
          <table:table-cell office:value-type="string">
            <text:p>9788535904598</text:p>
          </table:table-cell>
        </table:table-row>
        <table:table-row table:style-name="ro1">
          <table:table-cell office:value-type="string">
            <text:p><text:s/>O chamado da luz : </text:p>
          </table:table-cell>
          <table:table-cell office:value-type="string">
            <text:p><text:s/>Cristopher (Espirito)</text:p>
          </table:table-cell>
          <table:table-cell office:value-type="string">
            <text:p>9788564463158</text:p>
          </table:table-cell>
        </table:table-row>
        <table:table-row table:style-name="ro1">
          <table:table-cell office:value-type="string">
            <text:p>O contrato social/</text:p>
          </table:table-cell>
          <table:table-cell office:value-type="string">
            <text:p>Rousseau, Jean-Jacques</text:p>
          </table:table-cell>
          <table:table-cell office:value-type="string">
            <text:p>9788525416650</text:p>
          </table:table-cell>
        </table:table-row>
        <table:table-row table:style-name="ro1">
          <table:table-cell office:value-type="string">
            <text:p>O destino de Harry Potter:</text:p>
          </table:table-cell>
          <table:table-cell office:value-type="string">
            <text:p><text:s/>Finotti, Ivan </text:p>
          </table:table-cell>
          <table:table-cell office:value-type="string">
            <text:p>9788576161752</text:p>
          </table:table-cell>
        </table:table-row>
        <table:table-row table:style-name="ro1">
          <table:table-cell office:value-type="string">
            <text:p>O dia do curinga /</text:p>
          </table:table-cell>
          <table:table-cell office:value-type="string">
            <text:p>Gaarder, Jostein,</text:p>
          </table:table-cell>
          <table:table-cell office:value-type="string">
            <text:p>9788535910247</text:p>
          </table:table-cell>
        </table:table-row>
        <table:table-row table:style-name="ro1">
          <table:table-cell office:value-type="string">
            <text:p>O diário de Bridget Jones /</text:p>
          </table:table-cell>
          <table:table-cell office:value-type="string">
            <text:p><text:s/>Fielding, Helen </text:p>
          </table:table-cell>
          <table:table-cell office:value-type="string">
            <text:p>9788501053213</text:p>
          </table:table-cell>
        </table:table-row>
        <table:table-row table:style-name="ro1">
          <table:table-cell office:value-type="string">
            <text:p>O dom supremo /</text:p>
          </table:table-cell>
          <table:table-cell office:value-type="string">
            <text:p>Drummond, Henry,</text:p>
          </table:table-cell>
          <table:table-cell office:value-type="string">
            <text:p>8532500986</text:p>
          </table:table-cell>
        </table:table-row>
        <table:table-row table:style-name="ro1">
          <table:table-cell office:value-type="string">
            <text:p>O estrangeiro /</text:p>
          </table:table-cell>
          <table:table-cell office:value-type="string">
            <text:p>Camus, Albert,</text:p>
          </table:table-cell>
          <table:table-cell office:value-type="string">
            <text:p>9788577992706</text:p>
          </table:table-cell>
        </table:table-row>
        <table:table-row table:style-name="ro1">
          <table:table-cell office:value-type="string">
            <text:p>O Evangelho segundo Jesus Cristo :</text:p>
          </table:table-cell>
          <table:table-cell office:value-type="string">
            <text:p>Saramago, José,</text:p>
          </table:table-cell>
          <table:table-cell office:value-type="string">
            <text:p>9788571642096</text:p>
          </table:table-cell>
        </table:table-row>
        <table:table-row table:style-name="ro1">
          <table:table-cell office:value-type="string">
            <text:p>O filho de mil homens /</text:p>
          </table:table-cell>
          <table:table-cell office:value-type="string">
            <text:p>Mãe, Valter Hugo.</text:p>
          </table:table-cell>
          <table:table-cell office:value-type="string">
            <text:p>9788540501737</text:p>
          </table:table-cell>
        </table:table-row>
        <table:table-row table:style-name="ro1">
          <table:table-cell office:value-type="string">
            <text:p>O golem do Bom Retiro /</text:p>
          </table:table-cell>
          <table:table-cell office:value-type="string">
            <text:p>Teixeira, Mario.</text:p>
          </table:table-cell>
          <table:table-cell office:value-type="string">
            <text:p>9788576752264</text:p>
          </table:table-cell>
        </table:table-row>
        <table:table-row table:style-name="ro1">
          <table:table-cell office:value-type="string">
            <text:p>O homem que calculava /</text:p>
          </table:table-cell>
          <table:table-cell office:value-type="string">
            <text:p>Tahan, Malba,</text:p>
          </table:table-cell>
          <table:table-cell office:value-type="string">
            <text:p>9788501061966</text:p>
          </table:table-cell>
        </table:table-row>
        <table:table-row table:style-name="ro1">
          <table:table-cell office:value-type="string">
            <text:p>O inverno da nossa desesperança /</text:p>
          </table:table-cell>
          <table:table-cell office:value-type="string">
            <text:p>Steinbeck, John,</text:p>
          </table:table-cell>
          <table:table-cell office:value-type="string">
            <text:p>9788525414908</text:p>
          </table:table-cell>
        </table:table-row>
        <table:table-row table:style-name="ro1">
          <table:table-cell office:value-type="string">
            <text:p>O jardim do diabo /</text:p>
          </table:table-cell>
          <table:table-cell office:value-type="string">
            <text:p>Veríssimo, Luís Fernando,</text:p>
          </table:table-cell>
          <table:table-cell office:value-type="string">
            <text:p>9788573026955</text:p>
          </table:table-cell>
        </table:table-row>
        <table:table-row table:style-name="ro1">
          <table:table-cell office:value-type="string">
            <text:p>O livro de corintha /</text:p>
          </table:table-cell>
          <table:table-cell office:value-type="string">
            <text:p>Monteiro, Fernando,</text:p>
          </table:table-cell>
          <table:table-cell office:value-type="string">
            <text:p>9788578581800</text:p>
          </table:table-cell>
        </table:table-row>
        <table:table-row table:style-name="ro1">
          <table:table-cell office:value-type="string">
            <text:p>O livro de ouro da mitologia :</text:p>
          </table:table-cell>
          <table:table-cell office:value-type="string">
            <text:p>Bulfinch, Thomas,</text:p>
          </table:table-cell>
          <table:table-cell office:value-type="string">
            <text:p>9788500025907</text:p>
          </table:table-cell>
        </table:table-row>
        <table:table-row table:style-name="ro1">
          <table:table-cell office:value-type="string">
            <text:p>O livro do Cesário Verde /</text:p>
          </table:table-cell>
          <table:table-cell office:value-type="string">
            <text:p><text:s/>Verde, Cesário </text:p>
          </table:table-cell>
          <table:table-cell office:value-type="string">
            <text:p>8525412341</text:p>
          </table:table-cell>
        </table:table-row>
        <table:table-row table:style-name="ro1">
          <table:table-cell office:value-type="string">
            <text:p>O lobo da estepe /</text:p>
          </table:table-cell>
          <table:table-cell office:value-type="string">
            <text:p><text:s/>Hesse, Hermann </text:p>
          </table:table-cell>
          <table:table-cell office:value-type="string">
            <text:p>9788577991075</text:p>
          </table:table-cell>
        </table:table-row>
        <table:table-row table:style-name="ro1">
          <table:table-cell office:value-type="string">
            <text:p>O médico e o monstro /</text:p>
          </table:table-cell>
          <table:table-cell office:value-type="string">
            <text:p><text:s/>Stevenson, Robert Louis </text:p>
          </table:table-cell>
          <table:table-cell office:value-type="string">
            <text:p>9788525411235</text:p>
          </table:table-cell>
        </table:table-row>
        <table:table-row table:style-name="ro1">
          <table:table-cell office:value-type="string">
            <text:p>O melhor de Peter Drucker :</text:p>
          </table:table-cell>
          <table:table-cell office:value-type="string">
            <text:p>Drucker, Peter Ferdinand,</text:p>
          </table:table-cell>
          <table:table-cell office:value-type="string">
            <text:p>9788521311645 | 9788521311645</text:p>
          </table:table-cell>
        </table:table-row>
        <table:table-row table:style-name="ro1">
          <table:table-cell office:value-type="string">
            <text:p>O menino no espelho :</text:p>
          </table:table-cell>
          <table:table-cell office:value-type="string">
            <text:p>Sabino, Fernando,</text:p>
          </table:table-cell>
          <table:table-cell office:value-type="string">
            <text:p>9780000170903</text:p>
          </table:table-cell>
        </table:table-row>
        <table:table-row table:style-name="ro1">
          <table:table-cell office:value-type="string">
            <text:p>O metal de que somos feitos /</text:p>
          </table:table-cell>
          <table:table-cell office:value-type="string">
            <text:p><text:s/>Santos, Walther Moreira </text:p>
          </table:table-cell>
          <table:table-cell office:value-type="string">
            <text:p>9788578581794</text:p>
          </table:table-cell>
        </table:table-row>
        <table:table-row table:style-name="ro1">
          <table:table-cell office:value-type="string">
            <text:p>O pagador de promessas /</text:p>
          </table:table-cell>
          <table:table-cell office:value-type="string">
            <text:p>Gomes, Dias,</text:p>
          </table:table-cell>
          <table:table-cell office:value-type="string">
            <text:p>9788500913914</text:p>
          </table:table-cell>
        </table:table-row>
        <table:table-row table:style-name="ro1">
          <table:table-cell office:value-type="string">
            <text:p>O pasmoso e travesso cão do Piutá :</text:p>
          </table:table-cell>
          <table:table-cell office:value-type="string">
            <text:p>Cordeiro, Marcos,</text:p>
          </table:table-cell>
          <table:table-cell office:value-type="string">
            <text:p>9788570442178</text:p>
          </table:table-cell>
        </table:table-row>
        <table:table-row table:style-name="ro1">
          <table:table-cell office:value-type="string">
            <text:p>O pequeno príncipe /</text:p>
          </table:table-cell>
          <table:table-cell office:value-type="string">
            <text:p>Saint-Exupery, Antoine de,</text:p>
          </table:table-cell>
          <table:table-cell office:value-type="string">
            <text:p>8522005230 | 9788522005239</text:p>
          </table:table-cell>
        </table:table-row>
        <table:table-row table:style-name="ro1">
          <table:table-cell office:value-type="string">
            <text:p>O primo Basílio /</text:p>
          </table:table-cell>
          <table:table-cell office:value-type="string">
            <text:p>Queiroz, Eça de,</text:p>
          </table:table-cell>
          <table:table-cell office:value-type="string">
            <text:p>9788516039868</text:p>
          </table:table-cell>
        </table:table-row>
        <table:table-row table:style-name="ro1">
          <table:table-cell office:value-type="string">
            <text:p>O príncipe /</text:p>
          </table:table-cell>
          <table:table-cell office:value-type="string">
            <text:p>Machiavelli, Niccolo,</text:p>
          </table:table-cell>
          <table:table-cell office:value-type="string">
            <text:p>9788525408952</text:p>
          </table:table-cell>
        </table:table-row>
        <table:table-row table:style-name="ro1">
          <table:table-cell office:value-type="string">
            <text:p>O processo :</text:p>
          </table:table-cell>
          <table:table-cell office:value-type="string">
            <text:p>Kafka, Franz,</text:p>
          </table:table-cell>
          <table:table-cell office:value-type="string">
            <text:p>9788572324144</text:p>
          </table:table-cell>
        </table:table-row>
        <table:table-row table:style-name="ro1">
          <table:table-cell office:value-type="string">
            <text:p>O processo /</text:p>
          </table:table-cell>
          <table:table-cell office:value-type="string">
            <text:p>Kafka, Franz,</text:p>
          </table:table-cell>
          <table:table-cell office:value-type="string">
            <text:p>9788535907438</text:p>
          </table:table-cell>
        </table:table-row>
        <table:table-row table:style-name="ro1">
          <table:table-cell office:value-type="string">
            <text:p>O profeta /</text:p>
          </table:table-cell>
          <table:table-cell office:value-type="string">
            <text:p>Gibran, Kahlil,</text:p>
          </table:table-cell>
          <table:table-cell office:value-type="string">
            <text:p>9798572325539</text:p>
          </table:table-cell>
        </table:table-row>
        <table:table-row table:style-name="ro1">
          <table:table-cell office:value-type="string">
            <text:p>O que é cidadania /</text:p>
          </table:table-cell>
          <table:table-cell office:value-type="string">
            <text:p>Covre, Maria de Lourdes Manzini.</text:p>
          </table:table-cell>
          <table:table-cell office:value-type="string">
            <text:p>9788511000351</text:p>
          </table:table-cell>
        </table:table-row>
        <table:table-row table:style-name="ro1">
          <table:table-cell office:value-type="string">
            <text:p>O que é cooperativismo /</text:p>
          </table:table-cell>
          <table:table-cell office:value-type="string">
            <text:p>Rios, Gilvando Sá Leitão.</text:p>
          </table:table-cell>
          <table:table-cell office:value-type="string">
            <text:p>9788511001112</text:p>
          </table:table-cell>
        </table:table-row>
        <table:table-row table:style-name="ro1">
          <table:table-cell office:value-type="string">
            <text:p>O que é Ética/</text:p>
          </table:table-cell>
          <table:table-cell office:value-type="string">
            <text:p>Valls, Álvaro L. M.</text:p>
          </table:table-cell>
          <table:table-cell office:value-type="string">
            <text:p>9788511011777</text:p>
          </table:table-cell>
        </table:table-row>
        <table:table-row table:style-name="ro1">
          <table:table-cell office:value-type="string">
            <text:p>O rei Lear /</text:p>
          </table:table-cell>
          <table:table-cell office:value-type="string">
            <text:p>Shakespeare, William,</text:p>
          </table:table-cell>
          <table:table-cell office:value-type="string">
            <text:p>9788525406811</text:p>
          </table:table-cell>
        </table:table-row>
        <table:table-row table:style-name="ro1">
          <table:table-cell office:value-type="string">
            <text:p>O Romance de Tristão e Isolda /</text:p>
          </table:table-cell>
          <table:table-cell office:value-type="string">
            <text:p><text:s/>Bédier, Joseph </text:p>
          </table:table-cell>
          <table:table-cell office:value-type="string">
            <text:p>9788578275457</text:p>
          </table:table-cell>
        </table:table-row>
        <table:table-row table:style-name="ro1">
          <table:table-cell office:value-type="string">
            <text:p>O santo e a porca /</text:p>
          </table:table-cell>
          <table:table-cell office:value-type="string">
            <text:p>Suassuna, Ariano.</text:p>
          </table:table-cell>
          <table:table-cell office:value-type="string">
            <text:p>9788503007160</text:p>
          </table:table-cell>
        </table:table-row>
        <table:table-row table:style-name="ro1">
          <table:table-cell office:value-type="string">
            <text:p>O santo inquérito /</text:p>
          </table:table-cell>
          <table:table-cell office:value-type="string">
            <text:p>Gomes, Dias,</text:p>
          </table:table-cell>
          <table:table-cell office:value-type="string">
            <text:p>9788500207860</text:p>
          </table:table-cell>
        </table:table-row>
        <table:table-row table:style-name="ro1">
          <table:table-cell office:value-type="string">
            <text:p>O segredo de Luísa :</text:p>
          </table:table-cell>
          <table:table-cell office:value-type="string">
            <text:p>Dolabela, Fernando.</text:p>
          </table:table-cell>
          <table:table-cell office:value-type="string">
            <text:p>9788575423387</text:p>
          </table:table-cell>
        </table:table-row>
        <table:table-row table:style-name="ro1">
          <table:table-cell office:value-type="string">
            <text:p>O seminarista /</text:p>
          </table:table-cell>
          <table:table-cell office:value-type="string">
            <text:p>Guimarães, Bernardo,</text:p>
          </table:table-cell>
          <table:table-cell office:value-type="string">
            <text:p>9788516009458</text:p>
          </table:table-cell>
        </table:table-row>
        <table:table-row table:style-name="ro1">
          <table:table-cell office:value-type="string">
            <text:p>O sexto sentido /</text:p>
          </table:table-cell>
          <table:table-cell/>
          <table:table-cell office:value-type="string">
            <text:p>9788536405964</text:p>
          </table:table-cell>
        </table:table-row>
        <table:table-row table:style-name="ro1">
          <table:table-cell office:value-type="string">
            <text:p>O solteirão /</text:p>
          </table:table-cell>
          <table:table-cell office:value-type="string">
            <text:p><text:s/>Phillips, Carly</text:p>
          </table:table-cell>
          <table:table-cell office:value-type="string">
            <text:p>9788576653820</text:p>
          </table:table-cell>
        </table:table-row>
        <table:table-row table:style-name="ro1">
          <table:table-cell office:value-type="string">
            <text:p>O último degrau da liderança:</text:p>
          </table:table-cell>
          <table:table-cell office:value-type="string">
            <text:p>Wilkes, C. Gene</text:p>
          </table:table-cell>
          <table:table-cell office:value-type="string">
            <text:p>8573251980</text:p>
          </table:table-cell>
        </table:table-row>
        <table:table-row table:style-name="ro1">
          <table:table-cell office:value-type="string">
            <text:p>Oito contos de amor /</text:p>
          </table:table-cell>
          <table:table-cell office:value-type="string">
            <text:p>Telles, Lygia Fagundes,</text:p>
          </table:table-cell>
          <table:table-cell office:value-type="string">
            <text:p>9788508058525</text:p>
          </table:table-cell>
        </table:table-row>
        <table:table-row table:style-name="ro1">
          <table:table-cell office:value-type="string">
            <text:p>Olho morto amarelo /</text:p>
          </table:table-cell>
          <table:table-cell office:value-type="string">
            <text:p><text:s/>Liberal, Bruno </text:p>
          </table:table-cell>
          <table:table-cell office:value-type="string">
            <text:p>9788578581770</text:p>
          </table:table-cell>
        </table:table-row>
        <table:table-row table:style-name="ro1">
          <table:table-cell office:value-type="string">
            <text:p>Orçamento e controle /</text:p>
          </table:table-cell>
          <table:table-cell office:value-type="string">
            <text:p>Sardinha, José Carlos</text:p>
          </table:table-cell>
          <table:table-cell office:value-type="string">
            <text:p>9788522506781</text:p>
          </table:table-cell>
        </table:table-row>
        <table:table-row table:style-name="ro1">
          <table:table-cell office:value-type="string">
            <text:p>Organização e métodos :</text:p>
          </table:table-cell>
          <table:table-cell office:value-type="string">
            <text:p>Cury, Antonio,</text:p>
          </table:table-cell>
          <table:table-cell office:value-type="string">
            <text:p>978522440580</text:p>
          </table:table-cell>
        </table:table-row>
        <table:table-row table:style-name="ro1">
          <table:table-cell office:value-type="string">
            <text:p>Organização estruturada de computadores/</text:p>
          </table:table-cell>
          <table:table-cell office:value-type="string">
            <text:p>Tanenbaum, Andrew S.</text:p>
          </table:table-cell>
          <table:table-cell office:value-type="string">
            <text:p>9788581435398</text:p>
          </table:table-cell>
        </table:table-row>
        <table:table-row table:style-name="ro1">
          <table:table-cell office:value-type="string">
            <text:p>Organizações do conhecimento:</text:p>
          </table:table-cell>
          <table:table-cell/>
          <table:table-cell office:value-type="string">
            <text:p>8502035584</text:p>
          </table:table-cell>
        </table:table-row>
        <table:table-row table:style-name="ro1">
          <table:table-cell office:value-type="string">
            <text:p>Os assaltantes não deixaram pistas /</text:p>
          </table:table-cell>
          <table:table-cell office:value-type="string">
            <text:p><text:s/>Rocha Filho, Rubem </text:p>
          </table:table-cell>
          <table:table-cell/>
        </table:table-row>
        <table:table-row table:style-name="ro1">
          <table:table-cell office:value-type="string">
            <text:p>Os delírios de consumo de Becky Bloom /</text:p>
          </table:table-cell>
          <table:table-cell office:value-type="string">
            <text:p>Kinsella, Sophie.</text:p>
          </table:table-cell>
          <table:table-cell office:value-type="string">
            <text:p>9788501059543</text:p>
          </table:table-cell>
        </table:table-row>
        <table:table-row table:style-name="ro1">
          <table:table-cell office:value-type="string">
            <text:p>Os detetives selvagens /</text:p>
          </table:table-cell>
          <table:table-cell office:value-type="string">
            <text:p>Bolano, Roberto,</text:p>
          </table:table-cell>
          <table:table-cell office:value-type="string">
            <text:p>9788535908749</text:p>
          </table:table-cell>
        </table:table-row>
        <table:table-row table:style-name="ro1">
          <table:table-cell office:value-type="string">
            <text:p>Os Lusíadas /</text:p>
          </table:table-cell>
          <table:table-cell office:value-type="string">
            <text:p>Camões, Luís de,</text:p>
          </table:table-cell>
          <table:table-cell office:value-type="string">
            <text:p>8564198442</text:p>
          </table:table-cell>
        </table:table-row>
        <table:table-row table:style-name="ro1">
          <table:table-cell office:value-type="string">
            <text:p>Os sete gatinhos :</text:p>
          </table:table-cell>
          <table:table-cell office:value-type="string">
            <text:p>Rodrigues, Nelson.</text:p>
          </table:table-cell>
          <table:table-cell/>
        </table:table-row>
        <table:table-row table:style-name="ro1">
          <table:table-cell office:value-type="string">
            <text:p>Os sofrimentos do jovem Werther :</text:p>
          </table:table-cell>
          <table:table-cell office:value-type="string">
            <text:p>Goethe, Johann Wolfgang von,</text:p>
          </table:table-cell>
          <table:table-cell office:value-type="string">
            <text:p>9788572323666</text:p>
          </table:table-cell>
        </table:table-row>
        <table:table-row table:style-name="ro1">
          <table:table-cell office:value-type="string">
            <text:p>Um crime adormecido /</text:p>
          </table:table-cell>
          <table:table-cell office:value-type="string">
            <text:p><text:s/>Christie, Agatha </text:p>
          </table:table-cell>
          <table:table-cell office:value-type="string">
            <text:p>9788525420008</text:p>
          </table:table-cell>
        </table:table-row>
        <table:table-row table:style-name="ro1">
          <table:table-cell office:value-type="string">
            <text:p>Otelo :</text:p>
          </table:table-cell>
          <table:table-cell office:value-type="string">
            <text:p><text:s/>Shakespeare, William </text:p>
          </table:table-cell>
          <table:table-cell office:value-type="string">
            <text:p>9788526241862</text:p>
          </table:table-cell>
        </table:table-row>
        <table:table-row table:style-name="ro1">
          <table:table-cell office:value-type="string">
            <text:p>Pai rico, pai pobre :</text:p>
          </table:table-cell>
          <table:table-cell office:value-type="string">
            <text:p>Kiyosaki, Robert T.,</text:p>
          </table:table-cell>
          <table:table-cell office:value-type="string">
            <text:p>9788535206234</text:p>
          </table:table-cell>
        </table:table-row>
        <table:table-row table:style-name="ro1">
          <table:table-cell office:value-type="string">
            <text:p>Para além das palavras /</text:p>
          </table:table-cell>
          <table:table-cell office:value-type="string">
            <text:p>Gibran, Kahlil</text:p>
          </table:table-cell>
          <table:table-cell office:value-type="string">
            <text:p>9788573110500</text:p>
          </table:table-cell>
        </table:table-row>
        <table:table-row table:style-name="ro1">
          <table:table-cell office:value-type="string">
            <text:p>Para falar e escrever melhor o português /</text:p>
          </table:table-cell>
          <table:table-cell office:value-type="string">
            <text:p>Kury, Adriano da Gama,</text:p>
          </table:table-cell>
          <table:table-cell office:value-type="string">
            <text:p>9788586368684</text:p>
          </table:table-cell>
        </table:table-row>
        <table:table-row table:style-name="ro1">
          <table:table-cell office:value-type="string">
            <text:p>Para gostar de ler /</text:p>
          </table:table-cell>
          <table:table-cell/>
          <table:table-cell office:value-type="string">
            <text:p>9788508026883</text:p>
          </table:table-cell>
        </table:table-row>
        <table:table-row table:style-name="ro1">
          <table:table-cell office:value-type="string">
            <text:p>Para viver com poesia /</text:p>
          </table:table-cell>
          <table:table-cell office:value-type="string">
            <text:p><text:s/>Quintana, Mário </text:p>
          </table:table-cell>
          <table:table-cell office:value-type="string">
            <text:p>9788525048868</text:p>
          </table:table-cell>
        </table:table-row>
        <table:table-row table:style-name="ro1">
          <table:table-cell office:value-type="string">
            <text:p>Patrimônios vivos de pernambuco/</text:p>
          </table:table-cell>
          <table:table-cell office:value-type="string">
            <text:p>Amorim, Maria Alice</text:p>
          </table:table-cell>
          <table:table-cell office:value-type="string">
            <text:p>9,7885724009e+012</text:p>
          </table:table-cell>
        </table:table-row>
        <table:table-row table:style-name="ro1">
          <table:table-cell office:value-type="string">
            <text:p>Perdas &amp; ganhos /</text:p>
          </table:table-cell>
          <table:table-cell office:value-type="string">
            <text:p>Luft, Lya,</text:p>
          </table:table-cell>
          <table:table-cell office:value-type="string">
            <text:p>8501067113</text:p>
          </table:table-cell>
        </table:table-row>
        <table:table-row table:style-name="ro1">
          <table:table-cell office:value-type="string">
            <text:p>Perto do coração selvagem /</text:p>
          </table:table-cell>
          <table:table-cell office:value-type="string">
            <text:p>Lispector, Clarice,</text:p>
          </table:table-cell>
          <table:table-cell office:value-type="string">
            <text:p>9788532508102</text:p>
          </table:table-cell>
        </table:table-row>
        <table:table-row table:style-name="ro1">
          <table:table-cell office:value-type="string">
            <text:p>Plano de negócios :</text:p>
          </table:table-cell>
          <table:table-cell office:value-type="string">
            <text:p>Dornelas, José Carlos Assis,</text:p>
          </table:table-cell>
          <table:table-cell office:value-type="string">
            <text:p>9788535239300</text:p>
          </table:table-cell>
        </table:table-row>
        <table:table-row table:style-name="ro1">
          <table:table-cell office:value-type="string">
            <text:p>Plano Nacional de Implementação das Diretrizes Curriculares Nacionais para Educação das Relações Étnico-Raciais e para Ensino de História e Cultura Afro-Brasileira e Africana /</text:p>
          </table:table-cell>
          <table:table-cell/>
          <table:table-cell office:value-type="string">
            <text:p>9788579940798</text:p>
          </table:table-cell>
        </table:table-row>
        <table:table-row table:style-name="ro1">
          <table:table-cell office:value-type="string">
            <text:p>Poemas de amor de Fernando Pessoa /</text:p>
          </table:table-cell>
          <table:table-cell office:value-type="string">
            <text:p><text:s/>Pessoa, Fernando </text:p>
          </table:table-cell>
          <table:table-cell office:value-type="string">
            <text:p>9788500006494</text:p>
          </table:table-cell>
        </table:table-row>
        <table:table-row table:style-name="ro1">
          <table:table-cell office:value-type="string">
            <text:p>Poemas satíricos /</text:p>
          </table:table-cell>
          <table:table-cell office:value-type="string">
            <text:p><text:s/>Matos, Gregório de </text:p>
          </table:table-cell>
          <table:table-cell office:value-type="string">
            <text:p>9798572325041</text:p>
          </table:table-cell>
        </table:table-row>
        <table:table-row table:style-name="ro1">
          <table:table-cell office:value-type="string">
            <text:p>Poesia completa de Alberto Caeiro /</text:p>
          </table:table-cell>
          <table:table-cell office:value-type="string">
            <text:p>Pessoa, Fernando,</text:p>
          </table:table-cell>
          <table:table-cell office:value-type="string">
            <text:p>9788535906509</text:p>
          </table:table-cell>
        </table:table-row>
        <table:table-row table:style-name="ro1">
          <table:table-cell office:value-type="string">
            <text:p>Poesia reunida :</text:p>
          </table:table-cell>
          <table:table-cell office:value-type="string">
            <text:p>Sant'Anna, Affonso Romano de,</text:p>
          </table:table-cell>
          <table:table-cell office:value-type="string">
            <text:p>9788525413024</text:p>
          </table:table-cell>
        </table:table-row>
        <table:table-row table:style-name="ro1">
          <table:table-cell office:value-type="string">
            <text:p>Poesias /</text:p>
          </table:table-cell>
          <table:table-cell office:value-type="string">
            <text:p>Pessoa, Fernando,</text:p>
          </table:table-cell>
          <table:table-cell office:value-type="string">
            <text:p>9788525406170</text:p>
          </table:table-cell>
        </table:table-row>
        <table:table-row table:style-name="ro1">
          <table:table-cell office:value-type="string">
            <text:p>Poesias /</text:p>
          </table:table-cell>
          <table:table-cell office:value-type="string">
            <text:p><text:s/>Pessoa, Fernando </text:p>
          </table:table-cell>
          <table:table-cell office:value-type="string">
            <text:p>8525406171</text:p>
          </table:table-cell>
        </table:table-row>
        <table:table-row table:style-name="ro1">
          <table:table-cell office:value-type="string">
            <text:p>Política :</text:p>
          </table:table-cell>
          <table:table-cell office:value-type="string">
            <text:p>Aristóteles,</text:p>
          </table:table-cell>
          <table:table-cell office:value-type="string">
            <text:p>8572324569</text:p>
          </table:table-cell>
        </table:table-row>
        <table:table-row table:style-name="ro1">
          <table:table-cell office:value-type="string">
            <text:p>Política de ensino médio e educação profissional:</text:p>
          </table:table-cell>
          <table:table-cell office:value-type="string">
            <text:p>Guimarães, Edilene Rocha</text:p>
          </table:table-cell>
          <table:table-cell office:value-type="string">
            <text:p>9788544401583</text:p>
          </table:table-cell>
        </table:table-row>
        <table:table-row table:style-name="ro1">
          <table:table-cell office:value-type="string">
            <text:p>Políticas públicas:</text:p>
          </table:table-cell>
          <table:table-cell office:value-type="string">
            <text:p><text:s/>Dias, Reinaldo</text:p>
          </table:table-cell>
          <table:table-cell office:value-type="string">
            <text:p>9788522469703</text:p>
          </table:table-cell>
        </table:table-row>
        <table:table-row table:style-name="ro1">
          <table:table-cell office:value-type="string">
            <text:p>Ponciá vicêncio /</text:p>
          </table:table-cell>
          <table:table-cell office:value-type="string">
            <text:p>Evaristo, Conceição</text:p>
          </table:table-cell>
          <table:table-cell office:value-type="string">
            <text:p>9788571602618</text:p>
          </table:table-cell>
        </table:table-row>
        <table:table-row table:style-name="ro1">
          <table:table-cell office:value-type="string">
            <text:p>Português /</text:p>
          </table:table-cell>
          <table:table-cell office:value-type="string">
            <text:p>Medeiros, João Bosco.</text:p>
          </table:table-cell>
          <table:table-cell office:value-type="string">
            <text:p>9788522450688</text:p>
          </table:table-cell>
        </table:table-row>
        <table:table-row table:style-name="ro1">
          <table:table-cell office:value-type="string">
            <text:p>Português essencial para concursos :</text:p>
          </table:table-cell>
          <table:table-cell office:value-type="string">
            <text:p>Almeida, Maria Augusta Guimarães.</text:p>
          </table:table-cell>
          <table:table-cell office:value-type="string">
            <text:p>9788535255256</text:p>
          </table:table-cell>
        </table:table-row>
        <table:table-row table:style-name="ro1">
          <table:table-cell office:value-type="string">
            <text:p>Português instrumental:</text:p>
          </table:table-cell>
          <table:table-cell office:value-type="string">
            <text:p>Medeiros, João Bosco</text:p>
          </table:table-cell>
          <table:table-cell office:value-type="string">
            <text:p>9788522485581</text:p>
          </table:table-cell>
        </table:table-row>
        <table:table-row table:style-name="ro1">
          <table:table-cell office:value-type="string">
            <text:p>Pra você eu conto /</text:p>
          </table:table-cell>
          <table:table-cell office:value-type="string">
            <text:p>Scliar, Moacyr,</text:p>
          </table:table-cell>
          <table:table-cell office:value-type="string">
            <text:p>9788535708721</text:p>
          </table:table-cell>
        </table:table-row>
        <table:table-row table:style-name="ro1">
          <table:table-cell office:value-type="string">
            <text:p>Princípios de administração financeira /</text:p>
          </table:table-cell>
          <table:table-cell office:value-type="string">
            <text:p>Gitman, Lawrence J.,</text:p>
          </table:table-cell>
          <table:table-cell office:value-type="string">
            <text:p>9788576053323</text:p>
          </table:table-cell>
        </table:table-row>
        <table:table-row table:style-name="ro1">
          <table:table-cell office:value-type="string">
            <text:p>Princípios de administração financeira :</text:p>
          </table:table-cell>
          <table:table-cell office:value-type="string">
            <text:p>Gitman, Lawrence J.,</text:p>
          </table:table-cell>
          <table:table-cell office:value-type="string">
            <text:p>9788573077766</text:p>
          </table:table-cell>
        </table:table-row>
        <table:table-row table:style-name="ro1">
          <table:table-cell office:value-type="string">
            <text:p>Princípios de sistemas de informação :</text:p>
          </table:table-cell>
          <table:table-cell office:value-type="string">
            <text:p>Stair, Ralph M.</text:p>
          </table:table-cell>
          <table:table-cell office:value-type="string">
            <text:p>9788522107971</text:p>
          </table:table-cell>
        </table:table-row>
        <table:table-row table:style-name="ro1">
          <table:table-cell office:value-type="string">
            <text:p>Processo civil/</text:p>
          </table:table-cell>
          <table:table-cell office:value-type="string">
            <text:p>Montenegro Filho, Misael</text:p>
          </table:table-cell>
          <table:table-cell office:value-type="string">
            <text:p>9788530934293</text:p>
          </table:table-cell>
        </table:table-row>
        <table:table-row table:style-name="ro1">
          <table:table-cell office:value-type="string">
            <text:p>Processo do trabalho:</text:p>
          </table:table-cell>
          <table:table-cell office:value-type="string">
            <text:p><text:s/>Manfredini, Aryanna</text:p>
          </table:table-cell>
          <table:table-cell office:value-type="string">
            <text:p>9788577617906</text:p>
          </table:table-cell>
        </table:table-row>
        <table:table-row table:style-name="ro1">
          <table:table-cell office:value-type="string">
            <text:p>Produção e revisão textual:</text:p>
          </table:table-cell>
          <table:table-cell office:value-type="string">
            <text:p>Soares, Doris de Almeida</text:p>
          </table:table-cell>
          <table:table-cell office:value-type="string">
            <text:p>9788532639110</text:p>
          </table:table-cell>
        </table:table-row>
        <table:table-row table:style-name="ro1">
          <table:table-cell office:value-type="string">
            <text:p>Produção textual na universidade /</text:p>
          </table:table-cell>
          <table:table-cell office:value-type="string">
            <text:p><text:s/>Motta-Roth, Désirée </text:p>
          </table:table-cell>
          <table:table-cell office:value-type="string">
            <text:p>9788579340253</text:p>
          </table:table-cell>
        </table:table-row>
        <table:table-row table:style-name="ro1">
          <table:table-cell office:value-type="string">
            <text:p>Projeto didático para construção de documentários:</text:p>
          </table:table-cell>
          <table:table-cell/>
          <table:table-cell office:value-type="string">
            <text:p>9788541501873</text:p>
          </table:table-cell>
        </table:table-row>
        <table:table-row table:style-name="ro1">
          <table:table-cell office:value-type="string">
            <text:p>Prosa morena /</text:p>
          </table:table-cell>
          <table:table-cell office:value-type="string">
            <text:p><text:s/>Quirino, Jessier </text:p>
          </table:table-cell>
          <table:table-cell office:value-type="string">
            <text:p>9798574093139</text:p>
          </table:table-cell>
        </table:table-row>
        <table:table-row table:style-name="ro1">
          <table:table-cell office:value-type="string">
            <text:p>Psicologia nas organizações/</text:p>
          </table:table-cell>
          <table:table-cell office:value-type="string">
            <text:p>Spector, Paul E.</text:p>
          </table:table-cell>
          <table:table-cell office:value-type="string">
            <text:p>8502034960</text:p>
          </table:table-cell>
        </table:table-row>
        <table:table-row table:style-name="ro1">
          <table:table-cell office:value-type="string">
            <text:p>Psicologia social /</text:p>
          </table:table-cell>
          <table:table-cell office:value-type="string">
            <text:p>Rodrigues, Aroldo.</text:p>
          </table:table-cell>
          <table:table-cell office:value-type="string">
            <text:p>8532605559</text:p>
          </table:table-cell>
        </table:table-row>
        <table:table-row table:style-name="ro1">
          <table:table-cell office:value-type="string">
            <text:p>Quatro vozes /</text:p>
          </table:table-cell>
          <table:table-cell table:number-columns-repeated="2"/>
        </table:table-row>
        <table:table-row table:style-name="ro1">
          <table:table-cell office:value-type="string">
            <text:p>Que nome darei ao meu filho?</text:p>
          </table:table-cell>
          <table:table-cell office:value-type="string">
            <text:p><text:s/>Pandú, Pandiá </text:p>
          </table:table-cell>
          <table:table-cell office:value-type="string">
            <text:p>9788500280290</text:p>
          </table:table-cell>
        </table:table-row>
        <table:table-row table:style-name="ro1">
          <table:table-cell office:value-type="string">
            <text:p>Quincas Borba /</text:p>
          </table:table-cell>
          <table:table-cell office:value-type="string">
            <text:p>Assis, Machado de,</text:p>
          </table:table-cell>
          <table:table-cell office:value-type="string">
            <text:p>9788516006150</text:p>
          </table:table-cell>
        </table:table-row>
        <table:table-row table:style-name="ro1">
          <table:table-cell office:value-type="string">
            <text:p>Quincas Borba /</text:p>
          </table:table-cell>
          <table:table-cell office:value-type="string">
            <text:p>Assis, Machado de,</text:p>
          </table:table-cell>
          <table:table-cell office:value-type="string">
            <text:p>9780000996657</text:p>
          </table:table-cell>
        </table:table-row>
        <table:table-row table:style-name="ro1">
          <table:table-cell office:value-type="string">
            <text:p>Razão, ciência e fé /</text:p>
          </table:table-cell>
          <table:table-cell office:value-type="string">
            <text:p>Thomas, J. D.</text:p>
          </table:table-cell>
          <table:table-cell office:value-type="string">
            <text:p>9788571630116</text:p>
          </table:table-cell>
        </table:table-row>
        <table:table-row table:style-name="ro1">
          <table:table-cell office:value-type="string">
            <text:p>Recife, no hay /</text:p>
          </table:table-cell>
          <table:table-cell office:value-type="string">
            <text:p>Montenegro, Delmo,</text:p>
          </table:table-cell>
          <table:table-cell office:value-type="string">
            <text:p>9788578581787</text:p>
          </table:table-cell>
        </table:table-row>
        <table:table-row table:style-name="ro1">
          <table:table-cell office:value-type="string">
            <text:p>Redação discursiva e oficial /</text:p>
          </table:table-cell>
          <table:table-cell office:value-type="string">
            <text:p>Paiva, Marcelo</text:p>
          </table:table-cell>
          <table:table-cell office:value-type="string">
            <text:p>9788584231164</text:p>
          </table:table-cell>
        </table:table-row>
        <table:table-row table:style-name="ro1">
          <table:table-cell office:value-type="string">
            <text:p>Redes de computadores:</text:p>
          </table:table-cell>
          <table:table-cell office:value-type="string">
            <text:p>Castelo Branco, Kalinka R. L. </text:p>
          </table:table-cell>
          <table:table-cell office:value-type="string">
            <text:p>9788535268065</text:p>
          </table:table-cell>
        </table:table-row>
        <table:table-row table:style-name="ro1">
          <table:table-cell office:value-type="string">
            <text:p>Redes de computadores/</text:p>
          </table:table-cell>
          <table:table-cell office:value-type="string">
            <text:p>Torres, Gabriel</text:p>
          </table:table-cell>
          <table:table-cell office:value-type="string">
            <text:p>9788561893286</text:p>
          </table:table-cell>
        </table:table-row>
        <table:table-row table:style-name="ro1">
          <table:table-cell office:value-type="string">
            <text:p>Redes e Sistemas de Comunicação de Dados/</text:p>
          </table:table-cell>
          <table:table-cell office:value-type="string">
            <text:p>Stallings, William</text:p>
          </table:table-cell>
          <table:table-cell office:value-type="string">
            <text:p>9788535283587</text:p>
          </table:table-cell>
        </table:table-row>
        <table:table-row table:style-name="ro1">
          <table:table-cell office:value-type="string">
            <text:p>Resumo de direito administrativo descomplicado /</text:p>
          </table:table-cell>
          <table:table-cell office:value-type="string">
            <text:p>Alexandrino, Marcelo.</text:p>
          </table:table-cell>
          <table:table-cell office:value-type="string">
            <text:p>9788530931650</text:p>
          </table:table-cell>
        </table:table-row>
        <table:table-row table:style-name="ro1">
          <table:table-cell office:value-type="string">
            <text:p>Resumo de direito constitucional descomplicado /</text:p>
          </table:table-cell>
          <table:table-cell office:value-type="string">
            <text:p>Paulo, Vicente,</text:p>
          </table:table-cell>
          <table:table-cell office:value-type="string">
            <text:p>8564232548</text:p>
          </table:table-cell>
        </table:table-row>
        <table:table-row table:style-name="ro1">
          <table:table-cell office:value-type="string">
            <text:p>Resumo de direito previdenciário/</text:p>
          </table:table-cell>
          <table:table-cell office:value-type="string">
            <text:p>Ibrahim, Fábio Zambitte</text:p>
          </table:table-cell>
          <table:table-cell office:value-type="string">
            <text:p>9788576268376</text:p>
          </table:table-cell>
        </table:table-row>
        <table:table-row table:style-name="ro1">
          <table:table-cell office:value-type="string">
            <text:p>Rinoceronte dromedário /</text:p>
          </table:table-cell>
          <table:table-cell office:value-type="string">
            <text:p>Herik, Helder,</text:p>
          </table:table-cell>
          <table:table-cell office:value-type="string">
            <text:p>9788578582500</text:p>
          </table:table-cell>
        </table:table-row>
        <table:table-row table:style-name="ro1">
          <table:table-cell office:value-type="string">
            <text:p>Roberto Marinho /</text:p>
          </table:table-cell>
          <table:table-cell office:value-type="string">
            <text:p>Bial, Pedro,</text:p>
          </table:table-cell>
          <table:table-cell office:value-type="string">
            <text:p>9788571108257</text:p>
          </table:table-cell>
        </table:table-row>
        <table:table-row table:style-name="ro1">
          <table:table-cell office:value-type="string">
            <text:p>Robinson Crusoe /</text:p>
          </table:table-cell>
          <table:table-cell office:value-type="string">
            <text:p><text:s/>Defoe, Daniel </text:p>
          </table:table-cell>
          <table:table-cell office:value-type="string">
            <text:p>9798572323573</text:p>
          </table:table-cell>
        </table:table-row>
        <table:table-row table:style-name="ro1">
          <table:table-cell office:value-type="string">
            <text:p>Romançal Paranambuco:</text:p>
          </table:table-cell>
          <table:table-cell office:value-type="string">
            <text:p><text:s/>Cordeiro, Marcos </text:p>
          </table:table-cell>
          <table:table-cell/>
        </table:table-row>
        <table:table-row table:style-name="ro1">
          <table:table-cell office:value-type="string">
            <text:p>Rotinas trabalhistas e previdenciárias</text:p>
          </table:table-cell>
          <table:table-cell office:value-type="string">
            <text:p>Gomes, Elizeu Domingues</text:p>
          </table:table-cell>
          <table:table-cell office:value-type="string">
            <text:p>8588466147</text:p>
          </table:table-cell>
        </table:table-row>
        <table:table-row table:style-name="ro1">
          <table:table-cell office:value-type="string">
            <text:p>Sagarana /</text:p>
          </table:table-cell>
          <table:table-cell office:value-type="string">
            <text:p>Rosa, João Guimarães,</text:p>
          </table:table-cell>
          <table:table-cell office:value-type="string">
            <text:p>9788520911501</text:p>
          </table:table-cell>
        </table:table-row>
        <table:table-row table:style-name="ro1">
          <table:table-cell office:value-type="string">
            <text:p>Santa Sofia /</text:p>
          </table:table-cell>
          <table:table-cell office:value-type="string">
            <text:p><text:s/>Menezes, Angela Dutra de</text:p>
          </table:table-cell>
          <table:table-cell office:value-type="string">
            <text:p>9788501048479</text:p>
          </table:table-cell>
        </table:table-row>
        <table:table-row table:style-name="ro1">
          <table:table-cell office:value-type="string">
            <text:p>Sentimento do mundo /</text:p>
          </table:table-cell>
          <table:table-cell office:value-type="string">
            <text:p>Andrade, Carlos Drummond de,</text:p>
          </table:table-cell>
          <table:table-cell office:value-type="string">
            <text:p>9788535920697</text:p>
          </table:table-cell>
        </table:table-row>
        <table:table-row table:style-name="ro1">
          <table:table-cell office:value-type="string">
            <text:p>Sentimento do mundo /</text:p>
          </table:table-cell>
          <table:table-cell office:value-type="string">
            <text:p>Andrade, Carlos Drummond de,</text:p>
          </table:table-cell>
          <table:table-cell office:value-type="string">
            <text:p>9788501060426</text:p>
          </table:table-cell>
        </table:table-row>
        <table:table-row table:style-name="ro1">
          <table:table-cell office:value-type="string">
            <text:p>Servidores Linux, guia prático/</text:p>
          </table:table-cell>
          <table:table-cell office:value-type="string">
            <text:p>Morimoto, Carlos E. </text:p>
          </table:table-cell>
          <table:table-cell office:value-type="string">
            <text:p>9788599593134</text:p>
          </table:table-cell>
        </table:table-row>
        <table:table-row table:style-name="ro1">
          <table:table-cell office:value-type="string">
            <text:p>Servidores públicos /</text:p>
          </table:table-cell>
          <table:table-cell office:value-type="string">
            <text:p>Oliveira, Regis Fernandes de,</text:p>
          </table:table-cell>
          <table:table-cell office:value-type="string">
            <text:p>9788574205243</text:p>
          </table:table-cell>
        </table:table-row>
        <table:table-row table:style-name="ro1">
          <table:table-cell office:value-type="string">
            <text:p>Segurança do trabalho:</text:p>
          </table:table-cell>
          <table:table-cell office:value-type="string">
            <text:p>Barsano, Paulo Roberto</text:p>
          </table:table-cell>
          <table:table-cell office:value-type="string">
            <text:p>9788536503936</text:p>
          </table:table-cell>
        </table:table-row>
        <table:table-row table:style-name="ro1">
          <table:table-cell office:value-type="string">
            <text:p>Síntese da coleção história geral da África: </text:p>
          </table:table-cell>
          <table:table-cell/>
          <table:table-cell office:value-type="string">
            <text:p>9788576520627 | 9788576521693</text:p>
          </table:table-cell>
        </table:table-row>
        <table:table-row table:style-name="ro1">
          <table:table-cell office:value-type="string">
            <text:p>Síntese da coleção história geral da África:</text:p>
          </table:table-cell>
          <table:table-cell/>
          <table:table-cell office:value-type="string">
            <text:p>9788576520627 | 9788576521693</text:p>
          </table:table-cell>
        </table:table-row>
        <table:table-row table:style-name="ro1">
          <table:table-cell office:value-type="string">
            <text:p>Sistemas operacionais modernos/</text:p>
          </table:table-cell>
          <table:table-cell office:value-type="string">
            <text:p>Tanenbaum, Andrew S.</text:p>
          </table:table-cell>
          <table:table-cell office:value-type="string">
            <text:p>9788576052371</text:p>
          </table:table-cell>
        </table:table-row>
        <table:table-row table:style-name="ro1">
          <table:table-cell office:value-type="string">
            <text:p>Snoopy:</text:p>
          </table:table-cell>
          <table:table-cell office:value-type="string">
            <text:p><text:s/>Schulz, Charles M. </text:p>
          </table:table-cell>
          <table:table-cell office:value-type="string">
            <text:p>9788525416971</text:p>
          </table:table-cell>
        </table:table-row>
        <table:table-row table:style-name="ro1">
          <table:table-cell office:value-type="string">
            <text:p>Sociologia e Filosofia/</text:p>
          </table:table-cell>
          <table:table-cell office:value-type="string">
            <text:p>Durkheim, Émile</text:p>
          </table:table-cell>
          <table:table-cell office:value-type="string">
            <text:p>9788572327589</text:p>
          </table:table-cell>
        </table:table-row>
        <table:table-row table:style-name="ro1">
          <table:table-cell office:value-type="string">
            <text:p>Socorro! Preciso de motivação: </text:p>
          </table:table-cell>
          <table:table-cell office:value-type="string">
            <text:p>Marins Filho, Luiz Almeida</text:p>
          </table:table-cell>
          <table:table-cell office:value-type="string">
            <text:p>9798529400111</text:p>
          </table:table-cell>
        </table:table-row>
        <table:table-row table:style-name="ro1">
          <table:table-cell office:value-type="string">
            <text:p>Sonetos /</text:p>
          </table:table-cell>
          <table:table-cell office:value-type="string">
            <text:p><text:s/>Lavor, Lourdes de</text:p>
          </table:table-cell>
          <table:table-cell office:value-type="string">
            <text:p>9788570842060</text:p>
          </table:table-cell>
        </table:table-row>
        <table:table-row table:style-name="ro1">
          <table:table-cell office:value-type="string">
            <text:p>Sonetos /</text:p>
          </table:table-cell>
          <table:table-cell office:value-type="string">
            <text:p>Espanca, Florbela,</text:p>
          </table:table-cell>
          <table:table-cell office:value-type="string">
            <text:p>9798572325522</text:p>
          </table:table-cell>
        </table:table-row>
        <table:table-row table:style-name="ro1">
          <table:table-cell office:value-type="string">
            <text:p>Sonho de uma noite de verão /</text:p>
          </table:table-cell>
          <table:table-cell office:value-type="string">
            <text:p>Shakespeare, William,</text:p>
          </table:table-cell>
          <table:table-cell office:value-type="string">
            <text:p>8525410918</text:p>
          </table:table-cell>
        </table:table-row>
        <table:table-row table:style-name="ro1">
          <table:table-cell office:value-type="string">
            <text:p>Sul da Europa /</text:p>
          </table:table-cell>
          <table:table-cell office:value-type="string">
            <text:p>Garanoux, Marie</text:p>
          </table:table-cell>
          <table:table-cell/>
        </table:table-row>
        <table:table-row table:style-name="ro1">
          <table:table-cell office:value-type="string">
            <text:p>Sun Tzu :</text:p>
          </table:table-cell>
          <table:table-cell office:value-type="string">
            <text:p>We, Chow Hou.</text:p>
          </table:table-cell>
          <table:table-cell office:value-type="string">
            <text:p>8501050687</text:p>
          </table:table-cell>
        </table:table-row>
        <table:table-row table:style-name="ro1">
          <table:table-cell office:value-type="string">
            <text:p>Super-revisão concursos jurídicos/</text:p>
          </table:table-cell>
          <table:table-cell/>
          <table:table-cell office:value-type="string">
            <text:p>9788582420454</text:p>
          </table:table-cell>
        </table:table-row>
        <table:table-row table:style-name="ro1">
          <table:table-cell office:value-type="string">
            <text:p>Superstição no Brasil /</text:p>
          </table:table-cell>
          <table:table-cell office:value-type="string">
            <text:p>Cascudo, Luis da Câmara,</text:p>
          </table:table-cell>
          <table:table-cell office:value-type="string">
            <text:p>9788526006867</text:p>
          </table:table-cell>
        </table:table-row>
        <table:table-row table:style-name="ro1">
          <table:table-cell office:value-type="string">
            <text:p>Técnicas de ensino:</text:p>
          </table:table-cell>
          <table:table-cell/>
          <table:table-cell office:value-type="string">
            <text:p>9788530801823</text:p>
          </table:table-cell>
        </table:table-row>
        <table:table-row table:style-name="ro1">
          <table:table-cell office:value-type="string">
            <text:p>Técnico em administração:</text:p>
          </table:table-cell>
          <table:table-cell/>
          <table:table-cell office:value-type="string">
            <text:p>9788565837675</text:p>
          </table:table-cell>
        </table:table-row>
        <table:table-row table:style-name="ro1">
          <table:table-cell office:value-type="string">
            <text:p>Templa Serena /</text:p>
          </table:table-cell>
          <table:table-cell office:value-type="string">
            <text:p>Souto, Izidoro Martins</text:p>
          </table:table-cell>
          <table:table-cell office:value-type="string">
            <text:p>9788588144132</text:p>
          </table:table-cell>
        </table:table-row>
        <table:table-row table:style-name="ro1">
          <table:table-cell office:value-type="string">
            <text:p>Teoria e problemas de arquitetura de computadores/</text:p>
          </table:table-cell>
          <table:table-cell office:value-type="string">
            <text:p>Carter, Nicholas</text:p>
          </table:table-cell>
          <table:table-cell office:value-type="string">
            <text:p>9788536302508</text:p>
          </table:table-cell>
        </table:table-row>
        <table:table-row table:style-name="ro1">
          <table:table-cell office:value-type="string">
            <text:p>Teoria geral da administração /</text:p>
          </table:table-cell>
          <table:table-cell office:value-type="string">
            <text:p>Motta, Fernando C. Prestes,</text:p>
          </table:table-cell>
          <table:table-cell office:value-type="string">
            <text:p>9788522103812</text:p>
          </table:table-cell>
        </table:table-row>
        <table:table-row table:style-name="ro1">
          <table:table-cell office:value-type="string">
            <text:p>Teoria geral da administração:</text:p>
          </table:table-cell>
          <table:table-cell office:value-type="string">
            <text:p><text:s/>Maximiano, Antonio Cesar Amaru</text:p>
          </table:table-cell>
          <table:table-cell office:value-type="string">
            <text:p>9788522469680</text:p>
          </table:table-cell>
        </table:table-row>
        <table:table-row table:style-name="ro1">
          <table:table-cell office:value-type="string">
            <text:p>Terceiro setor :</text:p>
          </table:table-cell>
          <table:table-cell office:value-type="string">
            <text:p>Stern, Gary J.,</text:p>
          </table:table-cell>
          <table:table-cell office:value-type="string">
            <text:p>9788574130705</text:p>
          </table:table-cell>
        </table:table-row>
        <table:table-row table:style-name="ro1">
          <table:table-cell office:value-type="string">
            <text:p>Terra dos homens /</text:p>
          </table:table-cell>
          <table:table-cell office:value-type="string">
            <text:p>Saint-Exupery, Antoine de,</text:p>
          </table:table-cell>
          <table:table-cell office:value-type="string">
            <text:p>9788520918487</text:p>
          </table:table-cell>
        </table:table-row>
        <table:table-row table:style-name="ro1">
          <table:table-cell office:value-type="string">
            <text:p>Textos anarquistas /</text:p>
          </table:table-cell>
          <table:table-cell office:value-type="string">
            <text:p>Bakunin, Mikhail Aleksandrovich,</text:p>
          </table:table-cell>
          <table:table-cell office:value-type="string">
            <text:p>9788525409782</text:p>
          </table:table-cell>
        </table:table-row>
        <table:table-row table:style-name="ro1">
          <table:table-cell office:value-type="string">
            <text:p>Toda poesia /</text:p>
          </table:table-cell>
          <table:table-cell office:value-type="string">
            <text:p>Leminski, Paulo,</text:p>
          </table:table-cell>
          <table:table-cell office:value-type="string">
            <text:p>9788535922233</text:p>
          </table:table-cell>
        </table:table-row>
        <table:table-row table:style-name="ro1">
          <table:table-cell office:value-type="string">
            <text:p>TQC :</text:p>
          </table:table-cell>
          <table:table-cell office:value-type="string">
            <text:p>Campos, Vicente Falconi,</text:p>
          </table:table-cell>
          <table:table-cell office:value-type="string">
            <text:p>9788598254685</text:p>
          </table:table-cell>
        </table:table-row>
        <table:table-row table:style-name="ro1">
          <table:table-cell office:value-type="string">
            <text:p>Trança :</text:p>
          </table:table-cell>
          <table:table-cell office:value-type="string">
            <text:p>Suassuna, Flávia.</text:p>
          </table:table-cell>
          <table:table-cell office:value-type="string">
            <text:p>9788581652160</text:p>
          </table:table-cell>
        </table:table-row>
        <table:table-row table:style-name="ro1">
          <table:table-cell office:value-type="string">
            <text:p>Tristão e Isolda:</text:p>
          </table:table-cell>
          <table:table-cell office:value-type="string">
            <text:p><text:s/>Abrantes, Fernandel</text:p>
          </table:table-cell>
          <table:table-cell office:value-type="string">
            <text:p>9798572326345</text:p>
          </table:table-cell>
        </table:table-row>
        <table:table-row table:style-name="ro1">
          <table:table-cell office:value-type="string">
            <text:p>Triste fim de Policarpo Quaresma /</text:p>
          </table:table-cell>
          <table:table-cell office:value-type="string">
            <text:p>Barreto, Lima,</text:p>
          </table:table-cell>
          <table:table-cell/>
        </table:table-row>
        <table:table-row table:style-name="ro1">
          <table:table-cell office:value-type="string">
            <text:p>Triste fim de Policarpo Quaresma /</text:p>
          </table:table-cell>
          <table:table-cell office:value-type="string">
            <text:p>Barreto, Lima,</text:p>
          </table:table-cell>
          <table:table-cell office:value-type="string">
            <text:p>8500307013</text:p>
          </table:table-cell>
        </table:table-row>
        <table:table-row table:style-name="ro1">
          <table:table-cell office:value-type="string">
            <text:p>Tudo depende de como você vê as coisas /</text:p>
          </table:table-cell>
          <table:table-cell office:value-type="string">
            <text:p>Juster, Norton.</text:p>
          </table:table-cell>
          <table:table-cell office:value-type="string">
            <text:p>9788571648555</text:p>
          </table:table-cell>
        </table:table-row>
        <table:table-row table:style-name="ro1">
          <table:table-cell office:value-type="string">
            <text:p>Tudo sobre Taranee:</text:p>
          </table:table-cell>
          <table:table-cell/>
          <table:table-cell office:value-type="string">
            <text:p>9788536009339</text:p>
          </table:table-cell>
        </table:table-row>
        <table:table-row table:style-name="ro1">
          <table:table-cell office:value-type="string">
            <text:p>Uivo :</text:p>
          </table:table-cell>
          <table:table-cell office:value-type="string">
            <text:p>Ginsberg, Allen,</text:p>
          </table:table-cell>
          <table:table-cell office:value-type="string">
            <text:p>9788525410221</text:p>
          </table:table-cell>
        </table:table-row>
        <table:table-row table:style-name="ro1">
          <table:table-cell office:value-type="string">
            <text:p>A última música /</text:p>
          </table:table-cell>
          <table:table-cell office:value-type="string">
            <text:p>Sparks, Nicholas.</text:p>
          </table:table-cell>
          <table:table-cell office:value-type="string">
            <text:p>9788563219077</text:p>
          </table:table-cell>
        </table:table-row>
        <table:table-row table:style-name="ro1">
          <table:table-cell office:value-type="string">
            <text:p>Últimos poemas:</text:p>
          </table:table-cell>
          <table:table-cell office:value-type="string">
            <text:p><text:s/>Neruda, Pablo </text:p>
          </table:table-cell>
          <table:table-cell office:value-type="string">
            <text:p>9788525407016</text:p>
          </table:table-cell>
        </table:table-row>
        <table:table-row table:style-name="ro1">
          <table:table-cell office:value-type="string">
            <text:p>Um bate-papo sobre o gestão empresarial com ERP:</text:p>
          </table:table-cell>
          <table:table-cell office:value-type="string">
            <text:p>Haberkorn, Ernesto</text:p>
          </table:table-cell>
          <table:table-cell office:value-type="string">
            <text:p>9788502065987</text:p>
          </table:table-cell>
        </table:table-row>
        <table:table-row table:style-name="ro1">
          <table:table-cell office:value-type="string">
            <text:p>Os últimos casos de Miss Marple /</text:p>
          </table:table-cell>
          <table:table-cell office:value-type="string">
            <text:p><text:s/>Christie, Agatha </text:p>
          </table:table-cell>
          <table:table-cell office:value-type="string">
            <text:p>9788525425096</text:p>
          </table:table-cell>
        </table:table-row>
        <table:table-row table:style-name="ro1">
          <table:table-cell office:value-type="string">
            <text:p>Um novo mundo:</text:p>
          </table:table-cell>
          <table:table-cell office:value-type="string">
            <text:p>Tolle, Eckhart</text:p>
          </table:table-cell>
          <table:table-cell office:value-type="string">
            <text:p>9788575423134</text:p>
          </table:table-cell>
        </table:table-row>
        <table:table-row table:style-name="ro1">
          <table:table-cell office:value-type="string">
            <text:p>Um olhar sobre a diferença:</text:p>
          </table:table-cell>
          <table:table-cell/>
          <table:table-cell office:value-type="string">
            <text:p>9788530805159</text:p>
          </table:table-cell>
        </table:table-row>
        <table:table-row table:style-name="ro1">
          <table:table-cell office:value-type="string">
            <text:p>Um rio chamado tempo, uma casa chamada terra /</text:p>
          </table:table-cell>
          <table:table-cell office:value-type="string">
            <text:p>Couto, Mia,</text:p>
          </table:table-cell>
          <table:table-cell office:value-type="string">
            <text:p>9788535903430</text:p>
          </table:table-cell>
        </table:table-row>
        <table:table-row table:style-name="ro1">
          <table:table-cell office:value-type="string">
            <text:p>Um sonho no caroço do abacate /</text:p>
          </table:table-cell>
          <table:table-cell office:value-type="string">
            <text:p>Scliar, Moacyr,</text:p>
          </table:table-cell>
          <table:table-cell office:value-type="string">
            <text:p>9788526005112</text:p>
          </table:table-cell>
        </table:table-row>
        <table:table-row table:style-name="ro1">
          <table:table-cell office:value-type="string">
            <text:p>Uma casa de ideias /</text:p>
          </table:table-cell>
          <table:table-cell office:value-type="string">
            <text:p>Teles, Robson</text:p>
          </table:table-cell>
          <table:table-cell office:value-type="string">
            <text:p>9798574099490</text:p>
          </table:table-cell>
        </table:table-row>
        <table:table-row table:style-name="ro1">
          <table:table-cell office:value-type="string">
            <text:p>Vermelho amargo /</text:p>
          </table:table-cell>
          <table:table-cell office:value-type="string">
            <text:p>Queirós, Bartolomeu Campos,</text:p>
          </table:table-cell>
          <table:table-cell office:value-type="string">
            <text:p>9788575039625</text:p>
          </table:table-cell>
        </table:table-row>
        <table:table-row table:style-name="ro1">
          <table:table-cell office:value-type="string">
            <text:p>Viagem ao centro da Terra /</text:p>
          </table:table-cell>
          <table:table-cell office:value-type="string">
            <text:p><text:s/>Verne, Jules </text:p>
          </table:table-cell>
          <table:table-cell office:value-type="string">
            <text:p>9788532262004</text:p>
          </table:table-cell>
        </table:table-row>
        <table:table-row table:style-name="ro1">
          <table:table-cell office:value-type="string">
            <text:p>Vidas secas /</text:p>
          </table:table-cell>
          <table:table-cell office:value-type="string">
            <text:p>Ramos, Graciliano,</text:p>
          </table:table-cell>
          <table:table-cell office:value-type="string">
            <text:p>9788501067340</text:p>
          </table:table-cell>
        </table:table-row>
        <table:table-row table:style-name="ro1">
          <table:table-cell office:value-type="string">
            <text:p>Vidas secas /</text:p>
          </table:table-cell>
          <table:table-cell office:value-type="string">
            <text:p>Ramos, Graciliano,</text:p>
          </table:table-cell>
          <table:table-cell office:value-type="string">
            <text:p>9788501005588</text:p>
          </table:table-cell>
        </table:table-row>
        <table:table-row table:style-name="ro1">
          <table:table-cell office:value-type="string">
            <text:p>Vinte mil léguas submarinas /</text:p>
          </table:table-cell>
          <table:table-cell office:value-type="string">
            <text:p><text:s/>Verne, Jules </text:p>
          </table:table-cell>
          <table:table-cell office:value-type="string">
            <text:p>9788532262011</text:p>
          </table:table-cell>
        </table:table-row>
        <table:table-row table:style-name="ro1">
          <table:table-cell office:value-type="string">
            <text:p>Vivemos mais! Vivemos bem?:</text:p>
          </table:table-cell>
          <table:table-cell office:value-type="string">
            <text:p>Cortella, Mario Sergio</text:p>
          </table:table-cell>
          <table:table-cell office:value-type="string">
            <text:p>9788561773366</text:p>
          </table:table-cell>
        </table:table-row>
        <table:table-row table:style-name="ro1">
          <table:table-cell office:value-type="string">
            <text:p>Vozes anoitecidas :</text:p>
          </table:table-cell>
          <table:table-cell office:value-type="string">
            <text:p>Couto, Mia,</text:p>
          </table:table-cell>
          <table:table-cell office:value-type="string">
            <text:p>9788535923384</text:p>
          </table:table-cell>
        </table:table-row>
        <table:table-row table:style-name="ro1">
          <table:table-cell office:value-type="string">
            <text:p>Watsu /</text:p>
          </table:table-cell>
          <table:table-cell office:value-type="string">
            <text:p><text:s/>Juva, José </text:p>
          </table:table-cell>
          <table:table-cell office:value-type="string">
            <text:p>9788578583682</text:p>
          </table:table-cell>
        </table:table-row>
        <table:table-row table:style-name="ro1">
          <table:table-cell office:value-type="string">
            <text:p>Windows 7:</text:p>
          </table:table-cell>
          <table:table-cell office:value-type="string">
            <text:p>Preppernau, Joan</text:p>
          </table:table-cell>
          <table:table-cell office:value-type="string">
            <text:p>9788577806591</text:p>
          </table:table-cell>
        </table:table-row>
        <table:table-row table:style-name="ro1">
          <table:table-cell office:value-type="string">
            <text:p>Windows Server 2008</text:p>
          </table:table-cell>
          <table:table-cell office:value-type="string">
            <text:p>Stanek, William R.</text:p>
          </table:table-cell>
          <table:table-cell office:value-type="string">
            <text:p>9788577804856</text:p>
          </table:table-cell>
        </table:table-row>
        <table:table-row table:style-name="ro1">
          <table:table-cell office:value-type="string">
            <text:p>Introdução à informática/</text:p>
          </table:table-cell>
          <table:table-cell office:value-type="string">
            <text:p>Capron, H. L.</text:p>
          </table:table-cell>
          <table:table-cell office:value-type="string">
            <text:p>97885879188888</text:p>
          </table:table-cell>
        </table:table-row>
        <table:table-row table:style-name="ro1">
          <table:table-cell office:value-type="string">
            <text:p>Introdução à informática/</text:p>
          </table:table-cell>
          <table:table-cell office:value-type="string">
            <text:p>Capron, H. L.</text:p>
          </table:table-cell>
          <table:table-cell office:value-type="string">
            <text:p>97885879188888</text:p>
          </table:table-cell>
        </table:table-row>
        <table:table-row table:style-name="ro1">
          <table:table-cell office:value-type="string">
            <text:p>Introdução à informática/</text:p>
          </table:table-cell>
          <table:table-cell office:value-type="string">
            <text:p>Capron, H. L.</text:p>
          </table:table-cell>
          <table:table-cell office:value-type="string">
            <text:p>97885879188888</text:p>
          </table:table-cell>
        </table:table-row>
        <table:table-row table:style-name="ro1">
          <table:table-cell office:value-type="string">
            <text:p>Introdução à informática/</text:p>
          </table:table-cell>
          <table:table-cell office:value-type="string">
            <text:p>Capron, H. L.</text:p>
          </table:table-cell>
          <table:table-cell office:value-type="string">
            <text:p>97885879188888</text:p>
          </table:table-cell>
        </table:table-row>
        <table:table-row table:style-name="ro1">
          <table:table-cell office:value-type="string">
            <text:p>Introdução à informática/</text:p>
          </table:table-cell>
          <table:table-cell office:value-type="string">
            <text:p>Capron, H. L.</text:p>
          </table:table-cell>
          <table:table-cell office:value-type="string">
            <text:p>97885879188888</text:p>
          </table:table-cell>
        </table:table-row>
        <table:table-row table:style-name="ro1">
          <table:table-cell office:value-type="string">
            <text:p>Introdução à informática/</text:p>
          </table:table-cell>
          <table:table-cell office:value-type="string">
            <text:p>Capron, H. L.</text:p>
          </table:table-cell>
          <table:table-cell office:value-type="string">
            <text:p>97885879188888</text:p>
          </table:table-cell>
        </table:table-row>
        <table:table-row table:style-name="ro1">
          <table:table-cell office:value-type="string">
            <text:p>Estudo dirigido de informática básica/</text:p>
          </table:table-cell>
          <table:table-cell office:value-type="string">
            <text:p>Manzano, André Luiz N. G.</text:p>
          </table:table-cell>
          <table:table-cell office:value-type="string">
            <text:p>9788536501284</text:p>
          </table:table-cell>
        </table:table-row>
        <table:table-row table:style-name="ro1">
          <table:table-cell office:value-type="string">
            <text:p>Estudo dirigido de informática básica/</text:p>
          </table:table-cell>
          <table:table-cell office:value-type="string">
            <text:p>Manzano, André Luiz N. G.</text:p>
          </table:table-cell>
          <table:table-cell office:value-type="string">
            <text:p>9788536501284</text:p>
          </table:table-cell>
        </table:table-row>
        <table:table-row table:style-name="ro1">
          <table:table-cell office:value-type="string">
            <text:p>Estudo dirigido de informática básica/</text:p>
          </table:table-cell>
          <table:table-cell office:value-type="string">
            <text:p>Manzano, André Luiz N. G.</text:p>
          </table:table-cell>
          <table:table-cell office:value-type="string">
            <text:p>9788536501284</text:p>
          </table:table-cell>
        </table:table-row>
        <table:table-row table:style-name="ro1">
          <table:table-cell office:value-type="string">
            <text:p>Estudo dirigido de informática básica/</text:p>
          </table:table-cell>
          <table:table-cell office:value-type="string">
            <text:p>Manzano, André Luiz N. G.</text:p>
          </table:table-cell>
          <table:table-cell office:value-type="string">
            <text:p>9788536501284</text:p>
          </table:table-cell>
        </table:table-row>
        <table:table-row table:style-name="ro1">
          <table:table-cell office:value-type="string">
            <text:p>Estudo dirigido de informática básica/</text:p>
          </table:table-cell>
          <table:table-cell office:value-type="string">
            <text:p>Manzano, André Luiz N. G.</text:p>
          </table:table-cell>
          <table:table-cell office:value-type="string">
            <text:p>9788536501284</text:p>
          </table:table-cell>
        </table:table-row>
        <table:table-row table:style-name="ro1">
          <table:table-cell office:value-type="string">
            <text:p>Estudo dirigido de informática básica/</text:p>
          </table:table-cell>
          <table:table-cell office:value-type="string">
            <text:p>Manzano, André Luiz N. G.</text:p>
          </table:table-cell>
          <table:table-cell office:value-type="string">
            <text:p>9788536501284</text:p>
          </table:table-cell>
        </table:table-row>
        <table:table-row table:style-name="ro1">
          <table:table-cell office:value-type="string">
            <text:p>Estudo dirigido de informática básica/</text:p>
          </table:table-cell>
          <table:table-cell office:value-type="string">
            <text:p>Manzano, André Luiz N. G.</text:p>
          </table:table-cell>
          <table:table-cell office:value-type="string">
            <text:p>9788536501284</text:p>
          </table:table-cell>
        </table:table-row>
        <table:table-row table:style-name="ro1">
          <table:table-cell office:value-type="string">
            <text:p>Estudo dirigido de informática básica/</text:p>
          </table:table-cell>
          <table:table-cell office:value-type="string">
            <text:p>Manzano, André Luiz N. G.</text:p>
          </table:table-cell>
          <table:table-cell office:value-type="string">
            <text:p>9788536501284</text:p>
          </table:table-cell>
        </table:table-row>
        <table:table-row table:style-name="ro1">
          <table:table-cell office:value-type="string">
            <text:p>Estudo dirigido de informática básica/</text:p>
          </table:table-cell>
          <table:table-cell office:value-type="string">
            <text:p>Manzano, André Luiz N. G.</text:p>
          </table:table-cell>
          <table:table-cell office:value-type="string">
            <text:p>9788536501284</text:p>
          </table:table-cell>
        </table:table-row>
        <table:table-row table:style-name="ro1">
          <table:table-cell office:value-type="string">
            <text:p>Estudo dirigido de informática básica/</text:p>
          </table:table-cell>
          <table:table-cell office:value-type="string">
            <text:p>Manzano, André Luiz N. G.</text:p>
          </table:table-cell>
          <table:table-cell office:value-type="string">
            <text:p>9788536501284</text:p>
          </table:table-cell>
        </table:table-row>
        <table:table-row table:style-name="ro1">
          <table:table-cell office:value-type="string">
            <text:p>Estudo dirigido de informática básica/</text:p>
          </table:table-cell>
          <table:table-cell office:value-type="string">
            <text:p>Manzano, André Luiz N. G.</text:p>
          </table:table-cell>
          <table:table-cell office:value-type="string">
            <text:p>9788536501284</text:p>
          </table:table-cell>
        </table:table-row>
        <table:table-row table:style-name="ro1">
          <table:table-cell office:value-type="string">
            <text:p>Estudo dirigido de informática básica/</text:p>
          </table:table-cell>
          <table:table-cell office:value-type="string">
            <text:p>Manzano, André Luiz N. G.</text:p>
          </table:table-cell>
          <table:table-cell office:value-type="string">
            <text:p>9788536501284</text:p>
          </table:table-cell>
        </table:table-row>
        <table:table-row table:style-name="ro1">
          <table:table-cell office:value-type="string">
            <text:p>Estudo dirigido de informática básica/</text:p>
          </table:table-cell>
          <table:table-cell office:value-type="string">
            <text:p>Manzano, André Luiz N. G.</text:p>
          </table:table-cell>
          <table:table-cell office:value-type="string">
            <text:p>9788536501284</text:p>
          </table:table-cell>
        </table:table-row>
        <table:table-row table:style-name="ro1">
          <table:table-cell office:value-type="string">
            <text:p>Estudo dirigido de informática básica/</text:p>
          </table:table-cell>
          <table:table-cell office:value-type="string">
            <text:p>Manzano, André Luiz N. G.</text:p>
          </table:table-cell>
          <table:table-cell office:value-type="string">
            <text:p>9788536501284</text:p>
          </table:table-cell>
        </table:table-row>
        <table:table-row table:style-name="ro1">
          <table:table-cell office:value-type="string">
            <text:p>Informática:</text:p>
          </table:table-cell>
          <table:table-cell office:value-type="string">
            <text:p>Velloso, Fernando de Castro</text:p>
          </table:table-cell>
          <table:table-cell office:value-type="string">
            <text:p>978853527906</text:p>
          </table:table-cell>
        </table:table-row>
        <table:table-row table:style-name="ro1">
          <table:table-cell office:value-type="string">
            <text:p>Informática:</text:p>
          </table:table-cell>
          <table:table-cell office:value-type="string">
            <text:p>Velloso, Fernando de Castro</text:p>
          </table:table-cell>
          <table:table-cell office:value-type="string">
            <text:p>978853527906</text:p>
          </table:table-cell>
        </table:table-row>
        <table:table-row table:style-name="ro1">
          <table:table-cell office:value-type="string">
            <text:p>Informática:</text:p>
          </table:table-cell>
          <table:table-cell office:value-type="string">
            <text:p>Velloso, Fernando de Castro</text:p>
          </table:table-cell>
          <table:table-cell office:value-type="string">
            <text:p>978853527906</text:p>
          </table:table-cell>
        </table:table-row>
        <table:table-row table:style-name="ro1">
          <table:table-cell office:value-type="string">
            <text:p>Informática:</text:p>
          </table:table-cell>
          <table:table-cell office:value-type="string">
            <text:p>Velloso, Fernando de Castro</text:p>
          </table:table-cell>
          <table:table-cell office:value-type="string">
            <text:p>978853527906</text:p>
          </table:table-cell>
        </table:table-row>
        <table:table-row table:style-name="ro1">
          <table:table-cell office:value-type="string">
            <text:p>Informática:</text:p>
          </table:table-cell>
          <table:table-cell office:value-type="string">
            <text:p>Velloso, Fernando de Castro</text:p>
          </table:table-cell>
          <table:table-cell office:value-type="string">
            <text:p>978853527906</text:p>
          </table:table-cell>
        </table:table-row>
        <table:table-row table:style-name="ro1">
          <table:table-cell office:value-type="string">
            <text:p>Informática:</text:p>
          </table:table-cell>
          <table:table-cell office:value-type="string">
            <text:p>Velloso, Fernando de Castro</text:p>
          </table:table-cell>
          <table:table-cell office:value-type="string">
            <text:p>978853527906</text:p>
          </table:table-cell>
        </table:table-row>
        <table:table-row table:style-name="ro1">
          <table:table-cell office:value-type="string">
            <text:p>Informática:</text:p>
          </table:table-cell>
          <table:table-cell office:value-type="string">
            <text:p>Velloso, Fernando de Castro</text:p>
          </table:table-cell>
          <table:table-cell office:value-type="string">
            <text:p>978853527906</text:p>
          </table:table-cell>
        </table:table-row>
        <table:table-row table:style-name="ro1">
          <table:table-cell office:value-type="string">
            <text:p>Informática:</text:p>
          </table:table-cell>
          <table:table-cell office:value-type="string">
            <text:p>Velloso, Fernando de Castro</text:p>
          </table:table-cell>
          <table:table-cell office:value-type="string">
            <text:p>978853527906</text:p>
          </table:table-cell>
        </table:table-row>
        <table:table-row table:style-name="ro1">
          <table:table-cell office:value-type="string">
            <text:p>Informática:</text:p>
          </table:table-cell>
          <table:table-cell office:value-type="string">
            <text:p>Velloso, Fernando de Castro</text:p>
          </table:table-cell>
          <table:table-cell office:value-type="string">
            <text:p>978853527906</text:p>
          </table:table-cell>
        </table:table-row>
        <table:table-row table:style-name="ro1">
          <table:table-cell office:value-type="string">
            <text:p>Informática:</text:p>
          </table:table-cell>
          <table:table-cell office:value-type="string">
            <text:p>Velloso, Fernando de Castro</text:p>
          </table:table-cell>
          <table:table-cell office:value-type="string">
            <text:p>978853527906</text:p>
          </table:table-cell>
        </table:table-row>
        <table:table-row table:style-name="ro1">
          <table:table-cell office:value-type="string">
            <text:p>Informática:</text:p>
          </table:table-cell>
          <table:table-cell office:value-type="string">
            <text:p>Velloso, Fernando de Castro</text:p>
          </table:table-cell>
          <table:table-cell office:value-type="string">
            <text:p>978853527906</text:p>
          </table:table-cell>
        </table:table-row>
        <table:table-row table:style-name="ro1">
          <table:table-cell office:value-type="string">
            <text:p>Informática:</text:p>
          </table:table-cell>
          <table:table-cell office:value-type="string">
            <text:p>Velloso, Fernando de Castro</text:p>
          </table:table-cell>
          <table:table-cell office:value-type="string">
            <text:p>978853527906</text:p>
          </table:table-cell>
        </table:table-row>
        <table:table-row table:style-name="ro1">
          <table:table-cell office:value-type="string">
            <text:p>Informática:</text:p>
          </table:table-cell>
          <table:table-cell office:value-type="string">
            <text:p>Velloso, Fernando de Castro</text:p>
          </table:table-cell>
          <table:table-cell office:value-type="string">
            <text:p>978853527906</text:p>
          </table:table-cell>
        </table:table-row>
        <table:table-row table:style-name="ro1">
          <table:table-cell office:value-type="string">
            <text:p>Informática:</text:p>
          </table:table-cell>
          <table:table-cell office:value-type="string">
            <text:p>Velloso, Fernando de Castro</text:p>
          </table:table-cell>
          <table:table-cell office:value-type="string">
            <text:p>978853527906</text:p>
          </table:table-cell>
        </table:table-row>
        <table:table-row table:style-name="ro1">
          <table:table-cell office:value-type="string">
            <text:p>Teoria e problemas de arquitetura de computadores/</text:p>
          </table:table-cell>
          <table:table-cell office:value-type="string">
            <text:p>Carter, Nicholas</text:p>
          </table:table-cell>
          <table:table-cell office:value-type="string">
            <text:p>9788536302508</text:p>
          </table:table-cell>
        </table:table-row>
        <table:table-row table:style-name="ro1">
          <table:table-cell office:value-type="string">
            <text:p>Teoria e problemas de arquitetura de computadores/</text:p>
          </table:table-cell>
          <table:table-cell office:value-type="string">
            <text:p>Carter, Nicholas</text:p>
          </table:table-cell>
          <table:table-cell office:value-type="string">
            <text:p>9788536302508</text:p>
          </table:table-cell>
        </table:table-row>
        <table:table-row table:style-name="ro1">
          <table:table-cell office:value-type="string">
            <text:p>Teoria e problemas de arquitetura de computadores/</text:p>
          </table:table-cell>
          <table:table-cell office:value-type="string">
            <text:p>Carter, Nicholas</text:p>
          </table:table-cell>
          <table:table-cell office:value-type="string">
            <text:p>9788536302508</text:p>
          </table:table-cell>
        </table:table-row>
        <table:table-row table:style-name="ro1">
          <table:table-cell office:value-type="string">
            <text:p>Teoria e problemas de arquitetura de computadores/</text:p>
          </table:table-cell>
          <table:table-cell office:value-type="string">
            <text:p>Carter, Nicholas</text:p>
          </table:table-cell>
          <table:table-cell office:value-type="string">
            <text:p>9788536302508</text:p>
          </table:table-cell>
        </table:table-row>
        <table:table-row table:style-name="ro1">
          <table:table-cell office:value-type="string">
            <text:p>Teoria e problemas de arquitetura de computadores/</text:p>
          </table:table-cell>
          <table:table-cell office:value-type="string">
            <text:p>Carter, Nicholas</text:p>
          </table:table-cell>
          <table:table-cell office:value-type="string">
            <text:p>9788536302508</text:p>
          </table:table-cell>
        </table:table-row>
        <table:table-row table:style-name="ro1">
          <table:table-cell office:value-type="string">
            <text:p>Teoria e problemas de arquitetura de computadores/</text:p>
          </table:table-cell>
          <table:table-cell office:value-type="string">
            <text:p>Carter, Nicholas</text:p>
          </table:table-cell>
          <table:table-cell office:value-type="string">
            <text:p>9788536302508</text:p>
          </table:table-cell>
        </table:table-row>
        <table:table-row table:style-name="ro1">
          <table:table-cell office:value-type="string">
            <text:p>Organização estruturada de computadores/</text:p>
          </table:table-cell>
          <table:table-cell office:value-type="string">
            <text:p>Tanenbaum, Andrew S.</text:p>
          </table:table-cell>
          <table:table-cell office:value-type="string">
            <text:p>9788581435398</text:p>
          </table:table-cell>
        </table:table-row>
        <table:table-row table:style-name="ro1">
          <table:table-cell office:value-type="string">
            <text:p>Organização estruturada de computadores/</text:p>
          </table:table-cell>
          <table:table-cell office:value-type="string">
            <text:p>Tanenbaum, Andrew S.</text:p>
          </table:table-cell>
          <table:table-cell office:value-type="string">
            <text:p>9788581435398</text:p>
          </table:table-cell>
        </table:table-row>
        <table:table-row table:style-name="ro1">
          <table:table-cell office:value-type="string">
            <text:p>Organização estruturada de computadores/</text:p>
          </table:table-cell>
          <table:table-cell office:value-type="string">
            <text:p>Tanenbaum, Andrew S.</text:p>
          </table:table-cell>
          <table:table-cell office:value-type="string">
            <text:p>9788581435398</text:p>
          </table:table-cell>
        </table:table-row>
        <table:table-row table:style-name="ro1">
          <table:table-cell office:value-type="string">
            <text:p>Organização estruturada de computadores/</text:p>
          </table:table-cell>
          <table:table-cell office:value-type="string">
            <text:p>Tanenbaum, Andrew S.</text:p>
          </table:table-cell>
          <table:table-cell office:value-type="string">
            <text:p>9788581435398</text:p>
          </table:table-cell>
        </table:table-row>
        <table:table-row table:style-name="ro1">
          <table:table-cell office:value-type="string">
            <text:p>Organização estruturada de computadores/</text:p>
          </table:table-cell>
          <table:table-cell office:value-type="string">
            <text:p>Tanenbaum, Andrew S.</text:p>
          </table:table-cell>
          <table:table-cell office:value-type="string">
            <text:p>9788581435398</text:p>
          </table:table-cell>
        </table:table-row>
        <table:table-row table:style-name="ro1">
          <table:table-cell office:value-type="string">
            <text:p>Organização estruturada de computadores/</text:p>
          </table:table-cell>
          <table:table-cell office:value-type="string">
            <text:p>Tanenbaum, Andrew S.</text:p>
          </table:table-cell>
          <table:table-cell office:value-type="string">
            <text:p>9788581435398</text:p>
          </table:table-cell>
        </table:table-row>
        <table:table-row table:style-name="ro1">
          <table:table-cell office:value-type="string">
            <text:p>Redes de computadores:</text:p>
          </table:table-cell>
          <table:table-cell office:value-type="string">
            <text:p>Castelo Branco, Kalinka R. L. </text:p>
          </table:table-cell>
          <table:table-cell office:value-type="string">
            <text:p>9788535268065</text:p>
          </table:table-cell>
        </table:table-row>
        <table:table-row table:style-name="ro1">
          <table:table-cell office:value-type="string">
            <text:p>Redes de computadores:</text:p>
          </table:table-cell>
          <table:table-cell office:value-type="string">
            <text:p>Castelo Branco, Kalinka R. L. </text:p>
          </table:table-cell>
          <table:table-cell office:value-type="string">
            <text:p>9788535268065</text:p>
          </table:table-cell>
        </table:table-row>
        <table:table-row table:style-name="ro1">
          <table:table-cell office:value-type="string">
            <text:p>Redes de computadores:</text:p>
          </table:table-cell>
          <table:table-cell office:value-type="string">
            <text:p>Castelo Branco, Kalinka R. L. </text:p>
          </table:table-cell>
          <table:table-cell office:value-type="string">
            <text:p>9788535268065</text:p>
          </table:table-cell>
        </table:table-row>
        <table:table-row table:style-name="ro1">
          <table:table-cell office:value-type="string">
            <text:p>Redes de computadores:</text:p>
          </table:table-cell>
          <table:table-cell office:value-type="string">
            <text:p>Castelo Branco, Kalinka R. L. </text:p>
          </table:table-cell>
          <table:table-cell office:value-type="string">
            <text:p>9788535268065</text:p>
          </table:table-cell>
        </table:table-row>
        <table:table-row table:style-name="ro1">
          <table:table-cell office:value-type="string">
            <text:p>Redes de computadores:</text:p>
          </table:table-cell>
          <table:table-cell office:value-type="string">
            <text:p>Castelo Branco, Kalinka R. L. </text:p>
          </table:table-cell>
          <table:table-cell office:value-type="string">
            <text:p>9788535268065</text:p>
          </table:table-cell>
        </table:table-row>
        <table:table-row table:style-name="ro1">
          <table:table-cell office:value-type="string">
            <text:p>Redes de computadores:</text:p>
          </table:table-cell>
          <table:table-cell office:value-type="string">
            <text:p>Castelo Branco, Kalinka R. L. </text:p>
          </table:table-cell>
          <table:table-cell office:value-type="string">
            <text:p>9788535268065</text:p>
          </table:table-cell>
        </table:table-row>
        <table:table-row table:style-name="ro1">
          <table:table-cell office:value-type="string">
            <text:p>Redes e Sistemas de Comunicação de Dados/</text:p>
          </table:table-cell>
          <table:table-cell office:value-type="string">
            <text:p>Stallings, William</text:p>
          </table:table-cell>
          <table:table-cell office:value-type="string">
            <text:p>9788535283587</text:p>
          </table:table-cell>
        </table:table-row>
        <table:table-row table:style-name="ro1">
          <table:table-cell office:value-type="string">
            <text:p>Redes e Sistemas de Comunicação de Dados/</text:p>
          </table:table-cell>
          <table:table-cell office:value-type="string">
            <text:p>Stallings, William</text:p>
          </table:table-cell>
          <table:table-cell office:value-type="string">
            <text:p>9788535283587</text:p>
          </table:table-cell>
        </table:table-row>
        <table:table-row table:style-name="ro1">
          <table:table-cell office:value-type="string">
            <text:p>Redes e Sistemas de Comunicação de Dados/</text:p>
          </table:table-cell>
          <table:table-cell office:value-type="string">
            <text:p>Stallings, William</text:p>
          </table:table-cell>
          <table:table-cell office:value-type="string">
            <text:p>9788535283587</text:p>
          </table:table-cell>
        </table:table-row>
        <table:table-row table:style-name="ro1">
          <table:table-cell office:value-type="string">
            <text:p>Redes e Sistemas de Comunicação de Dados/</text:p>
          </table:table-cell>
          <table:table-cell office:value-type="string">
            <text:p>Stallings, William</text:p>
          </table:table-cell>
          <table:table-cell office:value-type="string">
            <text:p>9788535283587</text:p>
          </table:table-cell>
        </table:table-row>
        <table:table-row table:style-name="ro1">
          <table:table-cell office:value-type="string">
            <text:p>Redes e Sistemas de Comunicação de Dados/</text:p>
          </table:table-cell>
          <table:table-cell office:value-type="string">
            <text:p>Stallings, William</text:p>
          </table:table-cell>
          <table:table-cell office:value-type="string">
            <text:p>9788535283587</text:p>
          </table:table-cell>
        </table:table-row>
        <table:table-row table:style-name="ro1">
          <table:table-cell office:value-type="string">
            <text:p>Redes e Sistemas de Comunicação de Dados/</text:p>
          </table:table-cell>
          <table:table-cell office:value-type="string">
            <text:p>Stallings, William</text:p>
          </table:table-cell>
          <table:table-cell office:value-type="string">
            <text:p>9788535283587</text:p>
          </table:table-cell>
        </table:table-row>
        <table:table-row table:style-name="ro1">
          <table:table-cell office:value-type="string">
            <text:p>Redes de computadores/</text:p>
          </table:table-cell>
          <table:table-cell office:value-type="string">
            <text:p>Torres, Gabriel</text:p>
          </table:table-cell>
          <table:table-cell office:value-type="string">
            <text:p>9788561893286</text:p>
          </table:table-cell>
        </table:table-row>
        <table:table-row table:style-name="ro1">
          <table:table-cell office:value-type="string">
            <text:p>Redes de computadores/</text:p>
          </table:table-cell>
          <table:table-cell office:value-type="string">
            <text:p>Torres, Gabriel</text:p>
          </table:table-cell>
          <table:table-cell office:value-type="string">
            <text:p>9788561893286</text:p>
          </table:table-cell>
        </table:table-row>
        <table:table-row table:style-name="ro1">
          <table:table-cell office:value-type="string">
            <text:p>Redes de computadores/</text:p>
          </table:table-cell>
          <table:table-cell office:value-type="string">
            <text:p>Torres, Gabriel</text:p>
          </table:table-cell>
          <table:table-cell office:value-type="string">
            <text:p>9788561893286</text:p>
          </table:table-cell>
        </table:table-row>
        <table:table-row table:style-name="ro1">
          <table:table-cell office:value-type="string">
            <text:p>Redes de computadores/</text:p>
          </table:table-cell>
          <table:table-cell office:value-type="string">
            <text:p>Torres, Gabriel</text:p>
          </table:table-cell>
          <table:table-cell office:value-type="string">
            <text:p>9788561893286</text:p>
          </table:table-cell>
        </table:table-row>
        <table:table-row table:style-name="ro1">
          <table:table-cell office:value-type="string">
            <text:p>Redes de computadores/</text:p>
          </table:table-cell>
          <table:table-cell office:value-type="string">
            <text:p>Torres, Gabriel</text:p>
          </table:table-cell>
          <table:table-cell office:value-type="string">
            <text:p>9788561893286</text:p>
          </table:table-cell>
        </table:table-row>
        <table:table-row table:style-name="ro1">
          <table:table-cell office:value-type="string">
            <text:p>Redes de computadores/</text:p>
          </table:table-cell>
          <table:table-cell office:value-type="string">
            <text:p>Torres, Gabriel</text:p>
          </table:table-cell>
          <table:table-cell office:value-type="string">
            <text:p>9788561893286</text:p>
          </table:table-cell>
        </table:table-row>
        <table:table-row table:style-name="ro1">
          <table:table-cell office:value-type="string">
            <text:p>Hackers expostos:</text:p>
          </table:table-cell>
          <table:table-cell office:value-type="string">
            <text:p>McClure, Stuart</text:p>
          </table:table-cell>
          <table:table-cell office:value-type="string">
            <text:p>9788582601419</text:p>
          </table:table-cell>
        </table:table-row>
        <table:table-row table:style-name="ro1">
          <table:table-cell office:value-type="string">
            <text:p>Hackers expostos:</text:p>
          </table:table-cell>
          <table:table-cell office:value-type="string">
            <text:p>McClure, Stuart</text:p>
          </table:table-cell>
          <table:table-cell office:value-type="string">
            <text:p>9788582601419</text:p>
          </table:table-cell>
        </table:table-row>
        <table:table-row table:style-name="ro1">
          <table:table-cell office:value-type="string">
            <text:p>Hackers expostos:</text:p>
          </table:table-cell>
          <table:table-cell office:value-type="string">
            <text:p>McClure, Stuart</text:p>
          </table:table-cell>
          <table:table-cell office:value-type="string">
            <text:p>9788582601419</text:p>
          </table:table-cell>
        </table:table-row>
        <table:table-row table:style-name="ro1">
          <table:table-cell office:value-type="string">
            <text:p>Hackers expostos:</text:p>
          </table:table-cell>
          <table:table-cell office:value-type="string">
            <text:p>McClure, Stuart</text:p>
          </table:table-cell>
          <table:table-cell office:value-type="string">
            <text:p>9788582601419</text:p>
          </table:table-cell>
        </table:table-row>
        <table:table-row table:style-name="ro1">
          <table:table-cell office:value-type="string">
            <text:p>Hackers expostos:</text:p>
          </table:table-cell>
          <table:table-cell office:value-type="string">
            <text:p>McClure, Stuart</text:p>
          </table:table-cell>
          <table:table-cell office:value-type="string">
            <text:p>9788582601419</text:p>
          </table:table-cell>
        </table:table-row>
        <table:table-row table:style-name="ro1">
          <table:table-cell office:value-type="string">
            <text:p>Hackers expostos:</text:p>
          </table:table-cell>
          <table:table-cell office:value-type="string">
            <text:p>McClure, Stuart</text:p>
          </table:table-cell>
          <table:table-cell office:value-type="string">
            <text:p>9788582601419</text:p>
          </table:table-cell>
        </table:table-row>
        <table:table-row table:style-name="ro1">
          <table:table-cell office:value-type="string">
            <text:p>Cabeamento estruturado:</text:p>
          </table:table-cell>
          <table:table-cell office:value-type="string">
            <text:p><text:s/>Marin, Paulo S.</text:p>
          </table:table-cell>
          <table:table-cell office:value-type="string">
            <text:p>9788536502076</text:p>
          </table:table-cell>
        </table:table-row>
        <table:table-row table:style-name="ro1">
          <table:table-cell office:value-type="string">
            <text:p>Cabeamento estruturado:</text:p>
          </table:table-cell>
          <table:table-cell office:value-type="string">
            <text:p><text:s/>Marin, Paulo S.</text:p>
          </table:table-cell>
          <table:table-cell office:value-type="string">
            <text:p>9788536502076</text:p>
          </table:table-cell>
        </table:table-row>
        <table:table-row table:style-name="ro1">
          <table:table-cell office:value-type="string">
            <text:p>Cabeamento estruturado:</text:p>
          </table:table-cell>
          <table:table-cell office:value-type="string">
            <text:p><text:s/>Marin, Paulo S.</text:p>
          </table:table-cell>
          <table:table-cell office:value-type="string">
            <text:p>9788536502076</text:p>
          </table:table-cell>
        </table:table-row>
        <table:table-row table:style-name="ro1">
          <table:table-cell office:value-type="string">
            <text:p>Cabeamento estruturado:</text:p>
          </table:table-cell>
          <table:table-cell office:value-type="string">
            <text:p><text:s/>Marin, Paulo S.</text:p>
          </table:table-cell>
          <table:table-cell office:value-type="string">
            <text:p>9788536502076</text:p>
          </table:table-cell>
        </table:table-row>
        <table:table-row table:style-name="ro1">
          <table:table-cell office:value-type="string">
            <text:p>Cabeamento estruturado:</text:p>
          </table:table-cell>
          <table:table-cell office:value-type="string">
            <text:p><text:s/>Marin, Paulo S.</text:p>
          </table:table-cell>
          <table:table-cell office:value-type="string">
            <text:p>9788536502076</text:p>
          </table:table-cell>
        </table:table-row>
        <table:table-row table:style-name="ro1">
          <table:table-cell office:value-type="string">
            <text:p>Cabeamento estruturado:</text:p>
          </table:table-cell>
          <table:table-cell office:value-type="string">
            <text:p><text:s/>Marin, Paulo S.</text:p>
          </table:table-cell>
          <table:table-cell office:value-type="string">
            <text:p>9788536502076</text:p>
          </table:table-cell>
        </table:table-row>
        <table:table-row table:style-name="ro1">
          <table:table-cell office:value-type="string">
            <text:p>Guia completo de cabeamento de redes/</text:p>
          </table:table-cell>
          <table:table-cell office:value-type="string">
            <text:p><text:s/>Pinheiro, José Maurício</text:p>
          </table:table-cell>
          <table:table-cell office:value-type="string">
            <text:p>9788535283600</text:p>
          </table:table-cell>
        </table:table-row>
        <table:table-row table:style-name="ro1">
          <table:table-cell office:value-type="string">
            <text:p>Guia completo de cabeamento de redes/</text:p>
          </table:table-cell>
          <table:table-cell office:value-type="string">
            <text:p><text:s/>Pinheiro, José Maurício</text:p>
          </table:table-cell>
          <table:table-cell office:value-type="string">
            <text:p>9788535283600</text:p>
          </table:table-cell>
        </table:table-row>
        <table:table-row table:style-name="ro1">
          <table:table-cell office:value-type="string">
            <text:p>Guia completo de cabeamento de redes/</text:p>
          </table:table-cell>
          <table:table-cell office:value-type="string">
            <text:p><text:s/>Pinheiro, José Maurício</text:p>
          </table:table-cell>
          <table:table-cell office:value-type="string">
            <text:p>9788535283600</text:p>
          </table:table-cell>
        </table:table-row>
        <table:table-row table:style-name="ro1">
          <table:table-cell office:value-type="string">
            <text:p>Guia completo de cabeamento de redes/</text:p>
          </table:table-cell>
          <table:table-cell office:value-type="string">
            <text:p><text:s/>Pinheiro, José Maurício</text:p>
          </table:table-cell>
          <table:table-cell office:value-type="string">
            <text:p>9788535283600</text:p>
          </table:table-cell>
        </table:table-row>
        <table:table-row table:style-name="ro1">
          <table:table-cell office:value-type="string">
            <text:p>Guia completo de cabeamento de redes/</text:p>
          </table:table-cell>
          <table:table-cell office:value-type="string">
            <text:p><text:s/>Pinheiro, José Maurício</text:p>
          </table:table-cell>
          <table:table-cell office:value-type="string">
            <text:p>9788535283600</text:p>
          </table:table-cell>
        </table:table-row>
        <table:table-row table:style-name="ro1">
          <table:table-cell office:value-type="string">
            <text:p>Guia completo de cabeamento de redes/</text:p>
          </table:table-cell>
          <table:table-cell office:value-type="string">
            <text:p><text:s/>Pinheiro, José Maurício</text:p>
          </table:table-cell>
          <table:table-cell office:value-type="string">
            <text:p>9788535283600</text:p>
          </table:table-cell>
        </table:table-row>
        <table:table-row table:style-name="ro1">
          <table:table-cell office:value-type="string">
            <text:p>Algoritmos e lógica de programação:</text:p>
          </table:table-cell>
          <table:table-cell/>
          <table:table-cell office:value-type="string">
            <text:p>9788522111299</text:p>
          </table:table-cell>
        </table:table-row>
        <table:table-row table:style-name="ro1">
          <table:table-cell office:value-type="string">
            <text:p>Algoritmos e lógica de programação:</text:p>
          </table:table-cell>
          <table:table-cell/>
          <table:table-cell office:value-type="string">
            <text:p>9788522111299</text:p>
          </table:table-cell>
        </table:table-row>
        <table:table-row table:style-name="ro1">
          <table:table-cell office:value-type="string">
            <text:p>Algoritmos e lógica de programação:</text:p>
          </table:table-cell>
          <table:table-cell/>
          <table:table-cell office:value-type="string">
            <text:p>9788522111299</text:p>
          </table:table-cell>
        </table:table-row>
        <table:table-row table:style-name="ro1">
          <table:table-cell office:value-type="string">
            <text:p>Algoritmos e lógica de programação:</text:p>
          </table:table-cell>
          <table:table-cell/>
          <table:table-cell office:value-type="string">
            <text:p>9788522111299</text:p>
          </table:table-cell>
        </table:table-row>
        <table:table-row table:style-name="ro1">
          <table:table-cell office:value-type="string">
            <text:p>Algoritmos e lógica de programação:</text:p>
          </table:table-cell>
          <table:table-cell/>
          <table:table-cell office:value-type="string">
            <text:p>9788522111299</text:p>
          </table:table-cell>
        </table:table-row>
        <table:table-row table:style-name="ro1">
          <table:table-cell office:value-type="string">
            <text:p>Algoritmos e lógica de programação:</text:p>
          </table:table-cell>
          <table:table-cell/>
          <table:table-cell office:value-type="string">
            <text:p>9788522111299</text:p>
          </table:table-cell>
        </table:table-row>
        <table:table-row table:style-name="ro1">
          <table:table-cell office:value-type="string">
            <text:p>Algoritmos e lógica de programação:</text:p>
          </table:table-cell>
          <table:table-cell/>
          <table:table-cell office:value-type="string">
            <text:p>9788522111299</text:p>
          </table:table-cell>
        </table:table-row>
        <table:table-row table:style-name="ro1">
          <table:table-cell office:value-type="string">
            <text:p>Algoritmos e lógica de programação:</text:p>
          </table:table-cell>
          <table:table-cell/>
          <table:table-cell office:value-type="string">
            <text:p>9788522111299</text:p>
          </table:table-cell>
        </table:table-row>
        <table:table-row table:style-name="ro1">
          <table:table-cell office:value-type="string">
            <text:p>Algoritmos e lógica de programação:</text:p>
          </table:table-cell>
          <table:table-cell/>
          <table:table-cell office:value-type="string">
            <text:p>9788522111299</text:p>
          </table:table-cell>
        </table:table-row>
        <table:table-row table:style-name="ro1">
          <table:table-cell office:value-type="string">
            <text:p>Algoritmos e lógica de programação:</text:p>
          </table:table-cell>
          <table:table-cell/>
          <table:table-cell office:value-type="string">
            <text:p>9788522111299</text:p>
          </table:table-cell>
        </table:table-row>
        <table:table-row table:style-name="ro1">
          <table:table-cell office:value-type="string">
            <text:p>Algoritmos e lógica de programação:</text:p>
          </table:table-cell>
          <table:table-cell/>
          <table:table-cell office:value-type="string">
            <text:p>9788522111299</text:p>
          </table:table-cell>
        </table:table-row>
        <table:table-row table:style-name="ro1">
          <table:table-cell office:value-type="string">
            <text:p>Algoritmos e lógica de programação:</text:p>
          </table:table-cell>
          <table:table-cell/>
          <table:table-cell office:value-type="string">
            <text:p>9788522111299</text:p>
          </table:table-cell>
        </table:table-row>
        <table:table-row table:style-name="ro1">
          <table:table-cell office:value-type="string">
            <text:p>Algoritmos e lógica de programação:</text:p>
          </table:table-cell>
          <table:table-cell/>
          <table:table-cell office:value-type="string">
            <text:p>9788522111299</text:p>
          </table:table-cell>
        </table:table-row>
        <table:table-row table:style-name="ro1">
          <table:table-cell office:value-type="string">
            <text:p>Algoritmos e lógica de programação:</text:p>
          </table:table-cell>
          <table:table-cell/>
          <table:table-cell office:value-type="string">
            <text:p>9788522111299</text:p>
          </table:table-cell>
        </table:table-row>
        <table:table-row table:style-name="ro1">
          <table:table-cell office:value-type="string">
            <text:p>Algoritmos:</text:p>
          </table:table-cell>
          <table:table-cell office:value-type="string">
            <text:p>Manzano, André Luiz N. G.</text:p>
          </table:table-cell>
          <table:table-cell office:value-type="string">
            <text:p>9788536502212</text:p>
          </table:table-cell>
        </table:table-row>
        <table:table-row table:style-name="ro1">
          <table:table-cell office:value-type="string">
            <text:p>Algoritmos:</text:p>
          </table:table-cell>
          <table:table-cell office:value-type="string">
            <text:p>Manzano, André Luiz N. G.</text:p>
          </table:table-cell>
          <table:table-cell office:value-type="string">
            <text:p>9788536502212</text:p>
          </table:table-cell>
        </table:table-row>
        <table:table-row table:style-name="ro1">
          <table:table-cell office:value-type="string">
            <text:p>Algoritmos:</text:p>
          </table:table-cell>
          <table:table-cell office:value-type="string">
            <text:p>Manzano, André Luiz N. G.</text:p>
          </table:table-cell>
          <table:table-cell office:value-type="string">
            <text:p>9788536502212</text:p>
          </table:table-cell>
        </table:table-row>
        <table:table-row table:style-name="ro1">
          <table:table-cell office:value-type="string">
            <text:p>Algoritmos:</text:p>
          </table:table-cell>
          <table:table-cell office:value-type="string">
            <text:p>Manzano, André Luiz N. G.</text:p>
          </table:table-cell>
          <table:table-cell office:value-type="string">
            <text:p>9788536502212</text:p>
          </table:table-cell>
        </table:table-row>
        <table:table-row table:style-name="ro1">
          <table:table-cell office:value-type="string">
            <text:p>Algoritmos:</text:p>
          </table:table-cell>
          <table:table-cell office:value-type="string">
            <text:p>Manzano, André Luiz N. G.</text:p>
          </table:table-cell>
          <table:table-cell office:value-type="string">
            <text:p>9788536502212</text:p>
          </table:table-cell>
        </table:table-row>
        <table:table-row table:style-name="ro1">
          <table:table-cell office:value-type="string">
            <text:p>Algoritmos:</text:p>
          </table:table-cell>
          <table:table-cell office:value-type="string">
            <text:p>Manzano, André Luiz N. G.</text:p>
          </table:table-cell>
          <table:table-cell office:value-type="string">
            <text:p>9788536502212</text:p>
          </table:table-cell>
        </table:table-row>
        <table:table-row table:style-name="ro1">
          <table:table-cell office:value-type="string">
            <text:p>Algoritmos:</text:p>
          </table:table-cell>
          <table:table-cell office:value-type="string">
            <text:p>Manzano, André Luiz N. G.</text:p>
          </table:table-cell>
          <table:table-cell office:value-type="string">
            <text:p>9788536502212</text:p>
          </table:table-cell>
        </table:table-row>
        <table:table-row table:style-name="ro1">
          <table:table-cell office:value-type="string">
            <text:p>Algoritmos:</text:p>
          </table:table-cell>
          <table:table-cell office:value-type="string">
            <text:p>Manzano, André Luiz N. G.</text:p>
          </table:table-cell>
          <table:table-cell office:value-type="string">
            <text:p>9788536502212</text:p>
          </table:table-cell>
        </table:table-row>
        <table:table-row table:style-name="ro1">
          <table:table-cell office:value-type="string">
            <text:p>Algoritmos:</text:p>
          </table:table-cell>
          <table:table-cell office:value-type="string">
            <text:p>Manzano, André Luiz N. G.</text:p>
          </table:table-cell>
          <table:table-cell office:value-type="string">
            <text:p>9788536502212</text:p>
          </table:table-cell>
        </table:table-row>
        <table:table-row table:style-name="ro1">
          <table:table-cell office:value-type="string">
            <text:p>Algoritmos:</text:p>
          </table:table-cell>
          <table:table-cell office:value-type="string">
            <text:p>Manzano, André Luiz N. G.</text:p>
          </table:table-cell>
          <table:table-cell office:value-type="string">
            <text:p>9788536502212</text:p>
          </table:table-cell>
        </table:table-row>
        <table:table-row table:style-name="ro1">
          <table:table-cell office:value-type="string">
            <text:p>Algoritmos:</text:p>
          </table:table-cell>
          <table:table-cell office:value-type="string">
            <text:p>Manzano, André Luiz N. G.</text:p>
          </table:table-cell>
          <table:table-cell office:value-type="string">
            <text:p>9788536502212</text:p>
          </table:table-cell>
        </table:table-row>
        <table:table-row table:style-name="ro1">
          <table:table-cell office:value-type="string">
            <text:p>Algoritmos:</text:p>
          </table:table-cell>
          <table:table-cell office:value-type="string">
            <text:p>Manzano, André Luiz N. G.</text:p>
          </table:table-cell>
          <table:table-cell office:value-type="string">
            <text:p>9788536502212</text:p>
          </table:table-cell>
        </table:table-row>
        <table:table-row table:style-name="ro1">
          <table:table-cell office:value-type="string">
            <text:p>Algoritmos:</text:p>
          </table:table-cell>
          <table:table-cell office:value-type="string">
            <text:p>Manzano, André Luiz N. G.</text:p>
          </table:table-cell>
          <table:table-cell office:value-type="string">
            <text:p>9788536502212</text:p>
          </table:table-cell>
        </table:table-row>
        <table:table-row table:style-name="ro1">
          <table:table-cell office:value-type="string">
            <text:p>Algoritmos:</text:p>
          </table:table-cell>
          <table:table-cell office:value-type="string">
            <text:p>Manzano, André Luiz N. G.</text:p>
          </table:table-cell>
          <table:table-cell office:value-type="string">
            <text:p>9788536502212</text:p>
          </table:table-cell>
        </table:table-row>
        <table:table-row table:style-name="ro1">
          <table:table-cell office:value-type="string">
            <text:p>Informática</text:p>
          </table:table-cell>
          <table:table-cell office:value-type="string">
            <text:p>Silva, Mário Gomes da</text:p>
          </table:table-cell>
          <table:table-cell office:value-type="string">
            <text:p>9788536505879</text:p>
          </table:table-cell>
        </table:table-row>
        <table:table-row table:style-name="ro1">
          <table:table-cell office:value-type="string">
            <text:p>Informática</text:p>
          </table:table-cell>
          <table:table-cell office:value-type="string">
            <text:p>Silva, Mário Gomes da</text:p>
          </table:table-cell>
          <table:table-cell office:value-type="string">
            <text:p>9788536505879</text:p>
          </table:table-cell>
        </table:table-row>
        <table:table-row table:style-name="ro1">
          <table:table-cell office:value-type="string">
            <text:p>Informática</text:p>
          </table:table-cell>
          <table:table-cell office:value-type="string">
            <text:p>Silva, Mário Gomes da</text:p>
          </table:table-cell>
          <table:table-cell office:value-type="string">
            <text:p>9788536505879</text:p>
          </table:table-cell>
        </table:table-row>
        <table:table-row table:style-name="ro1">
          <table:table-cell office:value-type="string">
            <text:p>Introdução à programação com python:</text:p>
          </table:table-cell>
          <table:table-cell office:value-type="string">
            <text:p>Menezes, Nilo Ney Coutinho</text:p>
          </table:table-cell>
          <table:table-cell office:value-type="string">
            <text:p>9788575224083</text:p>
          </table:table-cell>
        </table:table-row>
        <table:table-row table:style-name="ro1">
          <table:table-cell office:value-type="string">
            <text:p>Introdução à programação com python:</text:p>
          </table:table-cell>
          <table:table-cell office:value-type="string">
            <text:p>Menezes, Nilo Ney Coutinho</text:p>
          </table:table-cell>
          <table:table-cell office:value-type="string">
            <text:p>9788575224083</text:p>
          </table:table-cell>
        </table:table-row>
        <table:table-row table:style-name="ro1">
          <table:table-cell office:value-type="string">
            <text:p>Introdução à programação com python:</text:p>
          </table:table-cell>
          <table:table-cell office:value-type="string">
            <text:p>Menezes, Nilo Ney Coutinho</text:p>
          </table:table-cell>
          <table:table-cell office:value-type="string">
            <text:p>9788575224083</text:p>
          </table:table-cell>
        </table:table-row>
        <table:table-row table:style-name="ro1">
          <table:table-cell office:value-type="string">
            <text:p>Estudo dirigido de Microsoft word 2013/</text:p>
          </table:table-cell>
          <table:table-cell office:value-type="string">
            <text:p>Manzano, André Luiz N. G.</text:p>
          </table:table-cell>
          <table:table-cell office:value-type="string">
            <text:p>9788536504568</text:p>
          </table:table-cell>
        </table:table-row>
        <table:table-row table:style-name="ro1">
          <table:table-cell office:value-type="string">
            <text:p>Estudo dirigido de Microsoft word 2013/</text:p>
          </table:table-cell>
          <table:table-cell office:value-type="string">
            <text:p>Manzano, André Luiz N. G.</text:p>
          </table:table-cell>
          <table:table-cell office:value-type="string">
            <text:p>9788536504568</text:p>
          </table:table-cell>
        </table:table-row>
        <table:table-row table:style-name="ro1">
          <table:table-cell office:value-type="string">
            <text:p>Estudo dirigido de Microsoft word 2013/</text:p>
          </table:table-cell>
          <table:table-cell office:value-type="string">
            <text:p>Manzano, André Luiz N. G.</text:p>
          </table:table-cell>
          <table:table-cell office:value-type="string">
            <text:p>9788536504568</text:p>
          </table:table-cell>
        </table:table-row>
        <table:table-row table:style-name="ro1">
          <table:table-cell office:value-type="string">
            <text:p>Estudo dirigido de Microsoft word 2013/</text:p>
          </table:table-cell>
          <table:table-cell office:value-type="string">
            <text:p>Manzano, André Luiz N. G.</text:p>
          </table:table-cell>
          <table:table-cell office:value-type="string">
            <text:p>9788536504568</text:p>
          </table:table-cell>
        </table:table-row>
        <table:table-row table:style-name="ro1">
          <table:table-cell office:value-type="string">
            <text:p>Estudo dirigido de Microsoft word 2013/</text:p>
          </table:table-cell>
          <table:table-cell office:value-type="string">
            <text:p>Manzano, André Luiz N. G.</text:p>
          </table:table-cell>
          <table:table-cell office:value-type="string">
            <text:p>9788536504568</text:p>
          </table:table-cell>
        </table:table-row>
        <table:table-row table:style-name="ro1">
          <table:table-cell office:value-type="string">
            <text:p>Estudo dirigido de Microsoft word 2013/</text:p>
          </table:table-cell>
          <table:table-cell office:value-type="string">
            <text:p>Manzano, André Luiz N. G.</text:p>
          </table:table-cell>
          <table:table-cell office:value-type="string">
            <text:p>9788536504568</text:p>
          </table:table-cell>
        </table:table-row>
        <table:table-row table:style-name="ro1">
          <table:table-cell office:value-type="string">
            <text:p>Estudo dirigido de Microsoft word 2013/</text:p>
          </table:table-cell>
          <table:table-cell office:value-type="string">
            <text:p>Manzano, André Luiz N. G.</text:p>
          </table:table-cell>
          <table:table-cell office:value-type="string">
            <text:p>9788536504568</text:p>
          </table:table-cell>
        </table:table-row>
        <table:table-row table:style-name="ro1">
          <table:table-cell office:value-type="string">
            <text:p>Estudo dirigido de Microsoft word 2013/</text:p>
          </table:table-cell>
          <table:table-cell office:value-type="string">
            <text:p>Manzano, André Luiz N. G.</text:p>
          </table:table-cell>
          <table:table-cell office:value-type="string">
            <text:p>9788536504568</text:p>
          </table:table-cell>
        </table:table-row>
        <table:table-row table:style-name="ro1">
          <table:table-cell office:value-type="string">
            <text:p>Estudo dirigido de Microsoft word 2013/</text:p>
          </table:table-cell>
          <table:table-cell office:value-type="string">
            <text:p>Manzano, André Luiz N. G.</text:p>
          </table:table-cell>
          <table:table-cell office:value-type="string">
            <text:p>9788536504568</text:p>
          </table:table-cell>
        </table:table-row>
        <table:table-row table:style-name="ro1">
          <table:table-cell office:value-type="string">
            <text:p>Estudo dirigido de Microsoft word 2013/</text:p>
          </table:table-cell>
          <table:table-cell office:value-type="string">
            <text:p>Manzano, André Luiz N. G.</text:p>
          </table:table-cell>
          <table:table-cell office:value-type="string">
            <text:p>9788536504568</text:p>
          </table:table-cell>
        </table:table-row>
        <table:table-row table:style-name="ro1">
          <table:table-cell office:value-type="string">
            <text:p>Estudo dirigido de Microsoft word 2013/</text:p>
          </table:table-cell>
          <table:table-cell office:value-type="string">
            <text:p>Manzano, André Luiz N. G.</text:p>
          </table:table-cell>
          <table:table-cell office:value-type="string">
            <text:p>9788536504568</text:p>
          </table:table-cell>
        </table:table-row>
        <table:table-row table:style-name="ro1">
          <table:table-cell office:value-type="string">
            <text:p>Estudo dirigido de Microsoft word 2013/</text:p>
          </table:table-cell>
          <table:table-cell office:value-type="string">
            <text:p>Manzano, André Luiz N. G.</text:p>
          </table:table-cell>
          <table:table-cell office:value-type="string">
            <text:p>9788536504568</text:p>
          </table:table-cell>
        </table:table-row>
        <table:table-row table:style-name="ro1">
          <table:table-cell office:value-type="string">
            <text:p>Estudo dirigido de Microsoft word 2013/</text:p>
          </table:table-cell>
          <table:table-cell office:value-type="string">
            <text:p>Manzano, André Luiz N. G.</text:p>
          </table:table-cell>
          <table:table-cell office:value-type="string">
            <text:p>9788536504568</text:p>
          </table:table-cell>
        </table:table-row>
        <table:table-row table:style-name="ro1">
          <table:table-cell office:value-type="string">
            <text:p>Estudo dirigido de Microsoft word 2013/</text:p>
          </table:table-cell>
          <table:table-cell office:value-type="string">
            <text:p>Manzano, André Luiz N. G.</text:p>
          </table:table-cell>
          <table:table-cell office:value-type="string">
            <text:p>9788536504568</text:p>
          </table:table-cell>
        </table:table-row>
        <table:table-row table:style-name="ro1">
          <table:table-cell office:value-type="string">
            <text:p>Estudo dirigido de Microsoft excel 2013/</text:p>
          </table:table-cell>
          <table:table-cell office:value-type="string">
            <text:p>Manzano, André Luiz N. G.</text:p>
          </table:table-cell>
          <table:table-cell office:value-type="string">
            <text:p>9788536504490</text:p>
          </table:table-cell>
        </table:table-row>
        <table:table-row table:style-name="ro1">
          <table:table-cell office:value-type="string">
            <text:p>Estudo dirigido de Microsoft excel 2013/</text:p>
          </table:table-cell>
          <table:table-cell office:value-type="string">
            <text:p>Manzano, André Luiz N. G.</text:p>
          </table:table-cell>
          <table:table-cell office:value-type="string">
            <text:p>9788536504490</text:p>
          </table:table-cell>
        </table:table-row>
        <table:table-row table:style-name="ro1">
          <table:table-cell office:value-type="string">
            <text:p>Estudo dirigido de Microsoft excel 2013/</text:p>
          </table:table-cell>
          <table:table-cell office:value-type="string">
            <text:p>Manzano, André Luiz N. G.</text:p>
          </table:table-cell>
          <table:table-cell office:value-type="string">
            <text:p>9788536504490</text:p>
          </table:table-cell>
        </table:table-row>
        <table:table-row table:style-name="ro1">
          <table:table-cell office:value-type="string">
            <text:p>Estudo dirigido de Microsoft excel 2013/</text:p>
          </table:table-cell>
          <table:table-cell office:value-type="string">
            <text:p>Manzano, André Luiz N. G.</text:p>
          </table:table-cell>
          <table:table-cell office:value-type="string">
            <text:p>9788536504490</text:p>
          </table:table-cell>
        </table:table-row>
        <table:table-row table:style-name="ro1">
          <table:table-cell office:value-type="string">
            <text:p>Estudo dirigido de Microsoft excel 2013/</text:p>
          </table:table-cell>
          <table:table-cell office:value-type="string">
            <text:p>Manzano, André Luiz N. G.</text:p>
          </table:table-cell>
          <table:table-cell office:value-type="string">
            <text:p>9788536504490</text:p>
          </table:table-cell>
        </table:table-row>
        <table:table-row table:style-name="ro1">
          <table:table-cell office:value-type="string">
            <text:p>Estudo dirigido de Microsoft excel 2013/</text:p>
          </table:table-cell>
          <table:table-cell office:value-type="string">
            <text:p>Manzano, André Luiz N. G.</text:p>
          </table:table-cell>
          <table:table-cell office:value-type="string">
            <text:p>9788536504490</text:p>
          </table:table-cell>
        </table:table-row>
        <table:table-row table:style-name="ro1">
          <table:table-cell office:value-type="string">
            <text:p>Estudo dirigido de Microsoft excel 2013/</text:p>
          </table:table-cell>
          <table:table-cell office:value-type="string">
            <text:p>Manzano, André Luiz N. G.</text:p>
          </table:table-cell>
          <table:table-cell office:value-type="string">
            <text:p>9788536504490</text:p>
          </table:table-cell>
        </table:table-row>
        <table:table-row table:style-name="ro1">
          <table:table-cell office:value-type="string">
            <text:p>Estudo dirigido de Microsoft excel 2013/</text:p>
          </table:table-cell>
          <table:table-cell office:value-type="string">
            <text:p>Manzano, André Luiz N. G.</text:p>
          </table:table-cell>
          <table:table-cell office:value-type="string">
            <text:p>9788536504490</text:p>
          </table:table-cell>
        </table:table-row>
        <table:table-row table:style-name="ro1">
          <table:table-cell office:value-type="string">
            <text:p>Estudo dirigido de Microsoft excel 2013/</text:p>
          </table:table-cell>
          <table:table-cell office:value-type="string">
            <text:p>Manzano, André Luiz N. G.</text:p>
          </table:table-cell>
          <table:table-cell office:value-type="string">
            <text:p>9788536504490</text:p>
          </table:table-cell>
        </table:table-row>
        <table:table-row table:style-name="ro1">
          <table:table-cell office:value-type="string">
            <text:p>Estudo dirigido de Microsoft excel 2013/</text:p>
          </table:table-cell>
          <table:table-cell office:value-type="string">
            <text:p>Manzano, André Luiz N. G.</text:p>
          </table:table-cell>
          <table:table-cell office:value-type="string">
            <text:p>9788536504490</text:p>
          </table:table-cell>
        </table:table-row>
        <table:table-row table:style-name="ro1">
          <table:table-cell office:value-type="string">
            <text:p>Estudo dirigido de Microsoft excel 2013/</text:p>
          </table:table-cell>
          <table:table-cell office:value-type="string">
            <text:p>Manzano, André Luiz N. G.</text:p>
          </table:table-cell>
          <table:table-cell office:value-type="string">
            <text:p>9788536504490</text:p>
          </table:table-cell>
        </table:table-row>
        <table:table-row table:style-name="ro1">
          <table:table-cell office:value-type="string">
            <text:p>Estudo dirigido de Microsoft excel 2013/</text:p>
          </table:table-cell>
          <table:table-cell office:value-type="string">
            <text:p>Manzano, André Luiz N. G.</text:p>
          </table:table-cell>
          <table:table-cell office:value-type="string">
            <text:p>9788536504490</text:p>
          </table:table-cell>
        </table:table-row>
        <table:table-row table:style-name="ro1">
          <table:table-cell office:value-type="string">
            <text:p>Estudo dirigido de Microsoft excel 2013/</text:p>
          </table:table-cell>
          <table:table-cell office:value-type="string">
            <text:p>Manzano, André Luiz N. G.</text:p>
          </table:table-cell>
          <table:table-cell office:value-type="string">
            <text:p>9788536504490</text:p>
          </table:table-cell>
        </table:table-row>
        <table:table-row table:style-name="ro1">
          <table:table-cell office:value-type="string">
            <text:p>Estudo dirigido de Microsoft excel 2013/</text:p>
          </table:table-cell>
          <table:table-cell office:value-type="string">
            <text:p>Manzano, André Luiz N. G.</text:p>
          </table:table-cell>
          <table:table-cell office:value-type="string">
            <text:p>9788536504490</text:p>
          </table:table-cell>
        </table:table-row>
        <table:table-row table:style-name="ro1">
          <table:table-cell office:value-type="string">
            <text:p>Estudo dirigido de Microsoft excel 2013/</text:p>
          </table:table-cell>
          <table:table-cell office:value-type="string">
            <text:p>Manzano, André Luiz N. G.</text:p>
          </table:table-cell>
          <table:table-cell office:value-type="string">
            <text:p>9788536504490</text:p>
          </table:table-cell>
        </table:table-row>
        <table:table-row table:style-name="ro1">
          <table:table-cell office:value-type="string">
            <text:p>Linux:</text:p>
          </table:table-cell>
          <table:table-cell office:value-type="string">
            <text:p>Ferreira, Rubem E. </text:p>
          </table:table-cell>
          <table:table-cell office:value-type="string">
            <text:p>9788575221778</text:p>
          </table:table-cell>
        </table:table-row>
        <table:table-row table:style-name="ro1">
          <table:table-cell office:value-type="string">
            <text:p>Linux:</text:p>
          </table:table-cell>
          <table:table-cell office:value-type="string">
            <text:p>Ferreira, Rubem E. </text:p>
          </table:table-cell>
          <table:table-cell office:value-type="string">
            <text:p>9788575221778</text:p>
          </table:table-cell>
        </table:table-row>
        <table:table-row table:style-name="ro1">
          <table:table-cell office:value-type="string">
            <text:p>Linux:</text:p>
          </table:table-cell>
          <table:table-cell office:value-type="string">
            <text:p>Ferreira, Rubem E. </text:p>
          </table:table-cell>
          <table:table-cell office:value-type="string">
            <text:p>9788575221778</text:p>
          </table:table-cell>
        </table:table-row>
        <table:table-row table:style-name="ro1">
          <table:table-cell office:value-type="string">
            <text:p>Linux:</text:p>
          </table:table-cell>
          <table:table-cell office:value-type="string">
            <text:p>Ferreira, Rubem E. </text:p>
          </table:table-cell>
          <table:table-cell office:value-type="string">
            <text:p>9788575221778</text:p>
          </table:table-cell>
        </table:table-row>
        <table:table-row table:style-name="ro1">
          <table:table-cell office:value-type="string">
            <text:p>Linux:</text:p>
          </table:table-cell>
          <table:table-cell office:value-type="string">
            <text:p>Ferreira, Rubem E. </text:p>
          </table:table-cell>
          <table:table-cell office:value-type="string">
            <text:p>9788575221778</text:p>
          </table:table-cell>
        </table:table-row>
        <table:table-row table:style-name="ro1">
          <table:table-cell office:value-type="string">
            <text:p>Linux:</text:p>
          </table:table-cell>
          <table:table-cell office:value-type="string">
            <text:p>Ferreira, Rubem E. </text:p>
          </table:table-cell>
          <table:table-cell office:value-type="string">
            <text:p>9788575221778</text:p>
          </table:table-cell>
        </table:table-row>
        <table:table-row table:style-name="ro1">
          <table:table-cell office:value-type="string">
            <text:p>Linux:</text:p>
          </table:table-cell>
          <table:table-cell office:value-type="string">
            <text:p>Ferreira, Rubem E. </text:p>
          </table:table-cell>
          <table:table-cell office:value-type="string">
            <text:p>9788575221778</text:p>
          </table:table-cell>
        </table:table-row>
        <table:table-row table:style-name="ro1">
          <table:table-cell office:value-type="string">
            <text:p>Linux:</text:p>
          </table:table-cell>
          <table:table-cell office:value-type="string">
            <text:p>Ferreira, Rubem E. </text:p>
          </table:table-cell>
          <table:table-cell office:value-type="string">
            <text:p>9788575221778</text:p>
          </table:table-cell>
        </table:table-row>
        <table:table-row table:style-name="ro1">
          <table:table-cell office:value-type="string">
            <text:p>Linux:</text:p>
          </table:table-cell>
          <table:table-cell office:value-type="string">
            <text:p>Ferreira, Rubem E. </text:p>
          </table:table-cell>
          <table:table-cell office:value-type="string">
            <text:p>9788575221778</text:p>
          </table:table-cell>
        </table:table-row>
        <table:table-row table:style-name="ro1">
          <table:table-cell office:value-type="string">
            <text:p>Linux:</text:p>
          </table:table-cell>
          <table:table-cell office:value-type="string">
            <text:p>Ferreira, Rubem E. </text:p>
          </table:table-cell>
          <table:table-cell office:value-type="string">
            <text:p>9788575221778</text:p>
          </table:table-cell>
        </table:table-row>
        <table:table-row table:style-name="ro1">
          <table:table-cell office:value-type="string">
            <text:p>Linux:</text:p>
          </table:table-cell>
          <table:table-cell office:value-type="string">
            <text:p>Ferreira, Rubem E. </text:p>
          </table:table-cell>
          <table:table-cell office:value-type="string">
            <text:p>9788575221778</text:p>
          </table:table-cell>
        </table:table-row>
        <table:table-row table:style-name="ro1">
          <table:table-cell office:value-type="string">
            <text:p>Linux:</text:p>
          </table:table-cell>
          <table:table-cell office:value-type="string">
            <text:p>Ferreira, Rubem E. </text:p>
          </table:table-cell>
          <table:table-cell office:value-type="string">
            <text:p>9788575221778</text:p>
          </table:table-cell>
        </table:table-row>
        <table:table-row table:style-name="ro1">
          <table:table-cell office:value-type="string">
            <text:p>Linux:</text:p>
          </table:table-cell>
          <table:table-cell office:value-type="string">
            <text:p>Ferreira, Rubem E. </text:p>
          </table:table-cell>
          <table:table-cell office:value-type="string">
            <text:p>9788575221778</text:p>
          </table:table-cell>
        </table:table-row>
        <table:table-row table:style-name="ro1">
          <table:table-cell office:value-type="string">
            <text:p>Linux:</text:p>
          </table:table-cell>
          <table:table-cell office:value-type="string">
            <text:p>Ferreira, Rubem E. </text:p>
          </table:table-cell>
          <table:table-cell office:value-type="string">
            <text:p>9788575221778</text:p>
          </table:table-cell>
        </table:table-row>
        <table:table-row table:style-name="ro1">
          <table:table-cell office:value-type="string">
            <text:p>Servidores Linux, guia prático/</text:p>
          </table:table-cell>
          <table:table-cell office:value-type="string">
            <text:p>Morimoto, Carlos E. </text:p>
          </table:table-cell>
          <table:table-cell office:value-type="string">
            <text:p>9788599593134</text:p>
          </table:table-cell>
        </table:table-row>
        <table:table-row table:style-name="ro1">
          <table:table-cell office:value-type="string">
            <text:p>Servidores Linux, guia prático/</text:p>
          </table:table-cell>
          <table:table-cell office:value-type="string">
            <text:p>Morimoto, Carlos E. </text:p>
          </table:table-cell>
          <table:table-cell office:value-type="string">
            <text:p>9788599593134</text:p>
          </table:table-cell>
        </table:table-row>
        <table:table-row table:style-name="ro1">
          <table:table-cell office:value-type="string">
            <text:p>Servidores Linux, guia prático/</text:p>
          </table:table-cell>
          <table:table-cell office:value-type="string">
            <text:p>Morimoto, Carlos E. </text:p>
          </table:table-cell>
          <table:table-cell office:value-type="string">
            <text:p>9788599593134</text:p>
          </table:table-cell>
        </table:table-row>
        <table:table-row table:style-name="ro1">
          <table:table-cell office:value-type="string">
            <text:p>Servidores Linux, guia prático/</text:p>
          </table:table-cell>
          <table:table-cell office:value-type="string">
            <text:p>Morimoto, Carlos E. </text:p>
          </table:table-cell>
          <table:table-cell office:value-type="string">
            <text:p>9788599593134</text:p>
          </table:table-cell>
        </table:table-row>
        <table:table-row table:style-name="ro1">
          <table:table-cell office:value-type="string">
            <text:p>Servidores Linux, guia prático/</text:p>
          </table:table-cell>
          <table:table-cell office:value-type="string">
            <text:p>Morimoto, Carlos E. </text:p>
          </table:table-cell>
          <table:table-cell office:value-type="string">
            <text:p>9788599593134</text:p>
          </table:table-cell>
        </table:table-row>
        <table:table-row table:style-name="ro1">
          <table:table-cell office:value-type="string">
            <text:p>Servidores Linux, guia prático/</text:p>
          </table:table-cell>
          <table:table-cell office:value-type="string">
            <text:p>Morimoto, Carlos E. </text:p>
          </table:table-cell>
          <table:table-cell office:value-type="string">
            <text:p>9788599593134</text:p>
          </table:table-cell>
        </table:table-row>
        <table:table-row table:style-name="ro1">
          <table:table-cell office:value-type="string">
            <text:p>Sistemas operacionais modernos/</text:p>
          </table:table-cell>
          <table:table-cell office:value-type="string">
            <text:p>Tanenbaum, Andrew S.</text:p>
          </table:table-cell>
          <table:table-cell office:value-type="string">
            <text:p>9788576052371</text:p>
          </table:table-cell>
        </table:table-row>
        <table:table-row table:style-name="ro1">
          <table:table-cell office:value-type="string">
            <text:p>Sistemas operacionais modernos/</text:p>
          </table:table-cell>
          <table:table-cell office:value-type="string">
            <text:p>Tanenbaum, Andrew S.</text:p>
          </table:table-cell>
          <table:table-cell office:value-type="string">
            <text:p>9788576052371</text:p>
          </table:table-cell>
        </table:table-row>
        <table:table-row table:style-name="ro1">
          <table:table-cell office:value-type="string">
            <text:p>Sistemas operacionais modernos/</text:p>
          </table:table-cell>
          <table:table-cell office:value-type="string">
            <text:p>Tanenbaum, Andrew S.</text:p>
          </table:table-cell>
          <table:table-cell office:value-type="string">
            <text:p>9788576052371</text:p>
          </table:table-cell>
        </table:table-row>
        <table:table-row table:style-name="ro1">
          <table:table-cell office:value-type="string">
            <text:p>Sistemas operacionais modernos/</text:p>
          </table:table-cell>
          <table:table-cell office:value-type="string">
            <text:p>Tanenbaum, Andrew S.</text:p>
          </table:table-cell>
          <table:table-cell office:value-type="string">
            <text:p>9788576052371</text:p>
          </table:table-cell>
        </table:table-row>
        <table:table-row table:style-name="ro1">
          <table:table-cell office:value-type="string">
            <text:p>Sistemas operacionais modernos/</text:p>
          </table:table-cell>
          <table:table-cell office:value-type="string">
            <text:p>Tanenbaum, Andrew S.</text:p>
          </table:table-cell>
          <table:table-cell office:value-type="string">
            <text:p>9788576052371</text:p>
          </table:table-cell>
        </table:table-row>
        <table:table-row table:style-name="ro1">
          <table:table-cell office:value-type="string">
            <text:p>Sistemas operacionais modernos/</text:p>
          </table:table-cell>
          <table:table-cell office:value-type="string">
            <text:p>Tanenbaum, Andrew S.</text:p>
          </table:table-cell>
          <table:table-cell office:value-type="string">
            <text:p>9788576052371</text:p>
          </table:table-cell>
        </table:table-row>
        <table:table-row table:style-name="ro1">
          <table:table-cell office:value-type="string">
            <text:p>Windows 7:</text:p>
          </table:table-cell>
          <table:table-cell office:value-type="string">
            <text:p>Preppernau, Joan</text:p>
          </table:table-cell>
          <table:table-cell office:value-type="string">
            <text:p>9788577806591</text:p>
          </table:table-cell>
        </table:table-row>
        <table:table-row table:style-name="ro1">
          <table:table-cell office:value-type="string">
            <text:p>Windows 7:</text:p>
          </table:table-cell>
          <table:table-cell office:value-type="string">
            <text:p>Preppernau, Joan</text:p>
          </table:table-cell>
          <table:table-cell office:value-type="string">
            <text:p>9788577806591</text:p>
          </table:table-cell>
        </table:table-row>
        <table:table-row table:style-name="ro1">
          <table:table-cell office:value-type="string">
            <text:p>Windows 7:</text:p>
          </table:table-cell>
          <table:table-cell office:value-type="string">
            <text:p>Preppernau, Joan</text:p>
          </table:table-cell>
          <table:table-cell office:value-type="string">
            <text:p>9788577806591</text:p>
          </table:table-cell>
        </table:table-row>
        <table:table-row table:style-name="ro1">
          <table:table-cell office:value-type="string">
            <text:p>Windows Server 2008</text:p>
          </table:table-cell>
          <table:table-cell office:value-type="string">
            <text:p>Stanek, William R.</text:p>
          </table:table-cell>
          <table:table-cell office:value-type="string">
            <text:p>9788577804856</text:p>
          </table:table-cell>
        </table:table-row>
        <table:table-row table:style-name="ro1">
          <table:table-cell office:value-type="string">
            <text:p>Windows Server 2008</text:p>
          </table:table-cell>
          <table:table-cell office:value-type="string">
            <text:p>Stanek, William R.</text:p>
          </table:table-cell>
          <table:table-cell office:value-type="string">
            <text:p>9788577804856</text:p>
          </table:table-cell>
        </table:table-row>
        <table:table-row table:style-name="ro1">
          <table:table-cell office:value-type="string">
            <text:p>Windows Server 2008</text:p>
          </table:table-cell>
          <table:table-cell office:value-type="string">
            <text:p>Stanek, William R.</text:p>
          </table:table-cell>
          <table:table-cell office:value-type="string">
            <text:p>9788577804856</text:p>
          </table:table-cell>
        </table:table-row>
        <table:table-row table:style-name="ro1">
          <table:table-cell office:value-type="string">
            <text:p>Windows Server 2008</text:p>
          </table:table-cell>
          <table:table-cell office:value-type="string">
            <text:p>Stanek, William R.</text:p>
          </table:table-cell>
          <table:table-cell office:value-type="string">
            <text:p>9788577804856</text:p>
          </table:table-cell>
        </table:table-row>
        <table:table-row table:style-name="ro1">
          <table:table-cell office:value-type="string">
            <text:p>Windows Server 2008</text:p>
          </table:table-cell>
          <table:table-cell office:value-type="string">
            <text:p>Stanek, William R.</text:p>
          </table:table-cell>
          <table:table-cell office:value-type="string">
            <text:p>9788577804856</text:p>
          </table:table-cell>
        </table:table-row>
        <table:table-row table:style-name="ro1">
          <table:table-cell office:value-type="string">
            <text:p>Windows Server 2008</text:p>
          </table:table-cell>
          <table:table-cell office:value-type="string">
            <text:p>Stanek, William R.</text:p>
          </table:table-cell>
          <table:table-cell office:value-type="string">
            <text:p>9788577804856</text:p>
          </table:table-cell>
        </table:table-row>
        <table:table-row table:style-name="ro1">
          <table:table-cell office:value-type="string">
            <text:p>Ética e cidadania:</text:p>
          </table:table-cell>
          <table:table-cell/>
          <table:table-cell office:value-type="string">
            <text:p>9788530804589</text:p>
          </table:table-cell>
        </table:table-row>
        <table:table-row table:style-name="ro1">
          <table:table-cell office:value-type="string">
            <text:p>Ética e cidadania:</text:p>
          </table:table-cell>
          <table:table-cell/>
          <table:table-cell office:value-type="string">
            <text:p>9788530804589</text:p>
          </table:table-cell>
        </table:table-row>
        <table:table-row table:style-name="ro1">
          <table:table-cell office:value-type="string">
            <text:p>Ética e cidadania:</text:p>
          </table:table-cell>
          <table:table-cell/>
          <table:table-cell office:value-type="string">
            <text:p>9788530804589</text:p>
          </table:table-cell>
        </table:table-row>
        <table:table-row table:style-name="ro1">
          <table:table-cell office:value-type="string">
            <text:p>Ética e cidadania:</text:p>
          </table:table-cell>
          <table:table-cell/>
          <table:table-cell office:value-type="string">
            <text:p>9788530804589</text:p>
          </table:table-cell>
        </table:table-row>
        <table:table-row table:style-name="ro1">
          <table:table-cell office:value-type="string">
            <text:p>Ética e cidadania:</text:p>
          </table:table-cell>
          <table:table-cell/>
          <table:table-cell office:value-type="string">
            <text:p>9788530804589</text:p>
          </table:table-cell>
        </table:table-row>
        <table:table-row table:style-name="ro1">
          <table:table-cell office:value-type="string">
            <text:p>Ética e cidadania:</text:p>
          </table:table-cell>
          <table:table-cell/>
          <table:table-cell office:value-type="string">
            <text:p>9788530804589</text:p>
          </table:table-cell>
        </table:table-row>
        <table:table-row table:style-name="ro1">
          <table:table-cell office:value-type="string">
            <text:p>Ética e cidadania:</text:p>
          </table:table-cell>
          <table:table-cell/>
          <table:table-cell office:value-type="string">
            <text:p>9788530804589</text:p>
          </table:table-cell>
        </table:table-row>
        <table:table-row table:style-name="ro1">
          <table:table-cell office:value-type="string">
            <text:p>Ética e cidadania:</text:p>
          </table:table-cell>
          <table:table-cell/>
          <table:table-cell office:value-type="string">
            <text:p>9788530804589</text:p>
          </table:table-cell>
        </table:table-row>
        <table:table-row table:style-name="ro1">
          <table:table-cell office:value-type="string">
            <text:p>Ética e cidadania:</text:p>
          </table:table-cell>
          <table:table-cell/>
          <table:table-cell office:value-type="string">
            <text:p>9788530804589</text:p>
          </table:table-cell>
        </table:table-row>
        <table:table-row table:style-name="ro1">
          <table:table-cell office:value-type="string">
            <text:p>Ética e cidadania:</text:p>
          </table:table-cell>
          <table:table-cell/>
          <table:table-cell office:value-type="string">
            <text:p>9788530804589</text:p>
          </table:table-cell>
        </table:table-row>
        <table:table-row table:style-name="ro1">
          <table:table-cell office:value-type="string">
            <text:p>Ética e cidadania:</text:p>
          </table:table-cell>
          <table:table-cell/>
          <table:table-cell office:value-type="string">
            <text:p>9788530804589</text:p>
          </table:table-cell>
        </table:table-row>
        <table:table-row table:style-name="ro1">
          <table:table-cell office:value-type="string">
            <text:p>Ética e cidadania:</text:p>
          </table:table-cell>
          <table:table-cell/>
          <table:table-cell office:value-type="string">
            <text:p>9788530804589</text:p>
          </table:table-cell>
        </table:table-row>
        <table:table-row table:style-name="ro1">
          <table:table-cell office:value-type="string">
            <text:p>Ética e cidadania:</text:p>
          </table:table-cell>
          <table:table-cell/>
          <table:table-cell office:value-type="string">
            <text:p>9788530804589</text:p>
          </table:table-cell>
        </table:table-row>
        <table:table-row table:style-name="ro1">
          <table:table-cell office:value-type="string">
            <text:p>A loucura do trabalho:</text:p>
          </table:table-cell>
          <table:table-cell office:value-type="string">
            <text:p>Dejours, Christophe</text:p>
          </table:table-cell>
          <table:table-cell office:value-type="string">
            <text:p>9788524923463</text:p>
          </table:table-cell>
        </table:table-row>
        <table:table-row table:style-name="ro1">
          <table:table-cell office:value-type="string">
            <text:p>A loucura do trabalho:</text:p>
          </table:table-cell>
          <table:table-cell office:value-type="string">
            <text:p>Dejours, Christophe</text:p>
          </table:table-cell>
          <table:table-cell office:value-type="string">
            <text:p>9788524923463</text:p>
          </table:table-cell>
        </table:table-row>
        <table:table-row table:style-name="ro1">
          <table:table-cell office:value-type="string">
            <text:p>A loucura do trabalho:</text:p>
          </table:table-cell>
          <table:table-cell office:value-type="string">
            <text:p>Dejours, Christophe</text:p>
          </table:table-cell>
          <table:table-cell office:value-type="string">
            <text:p>9788524923463</text:p>
          </table:table-cell>
        </table:table-row>
        <table:table-row table:style-name="ro1">
          <table:table-cell office:value-type="string">
            <text:p>A loucura do trabalho:</text:p>
          </table:table-cell>
          <table:table-cell office:value-type="string">
            <text:p>Dejours, Christophe</text:p>
          </table:table-cell>
          <table:table-cell office:value-type="string">
            <text:p>9788524923463</text:p>
          </table:table-cell>
        </table:table-row>
        <table:table-row table:style-name="ro1">
          <table:table-cell office:value-type="string">
            <text:p>A loucura do trabalho:</text:p>
          </table:table-cell>
          <table:table-cell office:value-type="string">
            <text:p>Dejours, Christophe</text:p>
          </table:table-cell>
          <table:table-cell office:value-type="string">
            <text:p>9788524923463</text:p>
          </table:table-cell>
        </table:table-row>
        <table:table-row table:style-name="ro1">
          <table:table-cell office:value-type="string">
            <text:p>A loucura do trabalho:</text:p>
          </table:table-cell>
          <table:table-cell office:value-type="string">
            <text:p>Dejours, Christophe</text:p>
          </table:table-cell>
          <table:table-cell office:value-type="string">
            <text:p>9788524923463</text:p>
          </table:table-cell>
        </table:table-row>
        <table:table-row table:style-name="ro1">
          <table:table-cell office:value-type="string">
            <text:p>O que é Ética/</text:p>
          </table:table-cell>
          <table:table-cell office:value-type="string">
            <text:p>Valls, Álvaro L. M.</text:p>
          </table:table-cell>
          <table:table-cell office:value-type="string">
            <text:p>9788511011777</text:p>
          </table:table-cell>
        </table:table-row>
        <table:table-row table:style-name="ro1">
          <table:table-cell office:value-type="string">
            <text:p>O que é Ética/</text:p>
          </table:table-cell>
          <table:table-cell office:value-type="string">
            <text:p>Valls, Álvaro L. M.</text:p>
          </table:table-cell>
          <table:table-cell office:value-type="string">
            <text:p>9788511011777</text:p>
          </table:table-cell>
        </table:table-row>
        <table:table-row table:style-name="ro1">
          <table:table-cell office:value-type="string">
            <text:p>O que é Ética/</text:p>
          </table:table-cell>
          <table:table-cell office:value-type="string">
            <text:p>Valls, Álvaro L. M.</text:p>
          </table:table-cell>
          <table:table-cell office:value-type="string">
            <text:p>9788511011777</text:p>
          </table:table-cell>
        </table:table-row>
        <table:table-row table:style-name="ro1">
          <table:table-cell office:value-type="string">
            <text:p>O que é Ética/</text:p>
          </table:table-cell>
          <table:table-cell office:value-type="string">
            <text:p>Valls, Álvaro L. M.</text:p>
          </table:table-cell>
          <table:table-cell office:value-type="string">
            <text:p>9788511011777</text:p>
          </table:table-cell>
        </table:table-row>
        <table:table-row table:style-name="ro1">
          <table:table-cell office:value-type="string">
            <text:p>O que é Ética/</text:p>
          </table:table-cell>
          <table:table-cell office:value-type="string">
            <text:p>Valls, Álvaro L. M.</text:p>
          </table:table-cell>
          <table:table-cell office:value-type="string">
            <text:p>9788511011777</text:p>
          </table:table-cell>
        </table:table-row>
        <table:table-row table:style-name="ro1">
          <table:table-cell office:value-type="string">
            <text:p>O que é Ética/</text:p>
          </table:table-cell>
          <table:table-cell office:value-type="string">
            <text:p>Valls, Álvaro L. M.</text:p>
          </table:table-cell>
          <table:table-cell office:value-type="string">
            <text:p>9788511011777</text:p>
          </table:table-cell>
        </table:table-row>
        <table:table-row table:style-name="ro1">
          <table:table-cell office:value-type="string">
            <text:p>O que é Ética/</text:p>
          </table:table-cell>
          <table:table-cell office:value-type="string">
            <text:p>Valls, Álvaro L. M.</text:p>
          </table:table-cell>
          <table:table-cell office:value-type="string">
            <text:p>9788511011777</text:p>
          </table:table-cell>
        </table:table-row>
        <table:table-row table:style-name="ro1">
          <table:table-cell office:value-type="string">
            <text:p>O que é Ética/</text:p>
          </table:table-cell>
          <table:table-cell office:value-type="string">
            <text:p>Valls, Álvaro L. M.</text:p>
          </table:table-cell>
          <table:table-cell office:value-type="string">
            <text:p>9788511011777</text:p>
          </table:table-cell>
        </table:table-row>
        <table:table-row table:style-name="ro1">
          <table:table-cell office:value-type="string">
            <text:p>O que é Ética/</text:p>
          </table:table-cell>
          <table:table-cell office:value-type="string">
            <text:p>Valls, Álvaro L. M.</text:p>
          </table:table-cell>
          <table:table-cell office:value-type="string">
            <text:p>9788511011777</text:p>
          </table:table-cell>
        </table:table-row>
        <table:table-row table:style-name="ro1">
          <table:table-cell office:value-type="string">
            <text:p>O que é Ética/</text:p>
          </table:table-cell>
          <table:table-cell office:value-type="string">
            <text:p>Valls, Álvaro L. M.</text:p>
          </table:table-cell>
          <table:table-cell office:value-type="string">
            <text:p>9788511011777</text:p>
          </table:table-cell>
        </table:table-row>
        <table:table-row table:style-name="ro1">
          <table:table-cell office:value-type="string">
            <text:p>O que é Ética/</text:p>
          </table:table-cell>
          <table:table-cell office:value-type="string">
            <text:p>Valls, Álvaro L. M.</text:p>
          </table:table-cell>
          <table:table-cell office:value-type="string">
            <text:p>9788511011777</text:p>
          </table:table-cell>
        </table:table-row>
        <table:table-row table:style-name="ro1">
          <table:table-cell office:value-type="string">
            <text:p>O que é Ética/</text:p>
          </table:table-cell>
          <table:table-cell office:value-type="string">
            <text:p>Valls, Álvaro L. M.</text:p>
          </table:table-cell>
          <table:table-cell office:value-type="string">
            <text:p>9788511011777</text:p>
          </table:table-cell>
        </table:table-row>
        <table:table-row table:style-name="ro1">
          <table:table-cell office:value-type="string">
            <text:p>O que é Ética/</text:p>
          </table:table-cell>
          <table:table-cell office:value-type="string">
            <text:p>Valls, Álvaro L. M.</text:p>
          </table:table-cell>
          <table:table-cell office:value-type="string">
            <text:p>9788511011777</text:p>
          </table:table-cell>
        </table:table-row>
        <table:table-row table:style-name="ro1">
          <table:table-cell office:value-type="string">
            <text:p>O que é Ética/</text:p>
          </table:table-cell>
          <table:table-cell office:value-type="string">
            <text:p>Valls, Álvaro L. M.</text:p>
          </table:table-cell>
          <table:table-cell office:value-type="string">
            <text:p>9788511011777</text:p>
          </table:table-cell>
        </table:table-row>
        <table:table-row table:style-name="ro1">
          <table:table-cell office:value-type="string">
            <text:p>Ética, crime e loucura:</text:p>
          </table:table-cell>
          <table:table-cell office:value-type="string">
            <text:p>Forti, Valeria</text:p>
          </table:table-cell>
          <table:table-cell office:value-type="string">
            <text:p>9788537521618</text:p>
          </table:table-cell>
        </table:table-row>
        <table:table-row table:style-name="ro1">
          <table:table-cell office:value-type="string">
            <text:p>Ética, crime e loucura:</text:p>
          </table:table-cell>
          <table:table-cell office:value-type="string">
            <text:p>Forti, Valeria</text:p>
          </table:table-cell>
          <table:table-cell office:value-type="string">
            <text:p>9788537521618</text:p>
          </table:table-cell>
        </table:table-row>
        <table:table-row table:style-name="ro1">
          <table:table-cell office:value-type="string">
            <text:p>Ética, crime e loucura:</text:p>
          </table:table-cell>
          <table:table-cell office:value-type="string">
            <text:p>Forti, Valeria</text:p>
          </table:table-cell>
          <table:table-cell office:value-type="string">
            <text:p>9788537521618</text:p>
          </table:table-cell>
        </table:table-row>
        <table:table-row table:style-name="ro1">
          <table:table-cell office:value-type="string">
            <text:p>Ética geral e profissional /</text:p>
          </table:table-cell>
          <table:table-cell office:value-type="string">
            <text:p><text:s/>Nalini, José Renato</text:p>
          </table:table-cell>
          <table:table-cell office:value-type="string">
            <text:p>9788520358917</text:p>
          </table:table-cell>
        </table:table-row>
        <table:table-row table:style-name="ro1">
          <table:table-cell office:value-type="string">
            <text:p>Ética geral e profissional /</text:p>
          </table:table-cell>
          <table:table-cell office:value-type="string">
            <text:p><text:s/>Nalini, José Renato</text:p>
          </table:table-cell>
          <table:table-cell office:value-type="string">
            <text:p>9788520358917</text:p>
          </table:table-cell>
        </table:table-row>
        <table:table-row table:style-name="ro1">
          <table:table-cell office:value-type="string">
            <text:p>Ética geral e profissional /</text:p>
          </table:table-cell>
          <table:table-cell office:value-type="string">
            <text:p><text:s/>Nalini, José Renato</text:p>
          </table:table-cell>
          <table:table-cell office:value-type="string">
            <text:p>9788520358917</text:p>
          </table:table-cell>
        </table:table-row>
        <table:table-row table:style-name="ro1">
          <table:table-cell office:value-type="string">
            <text:p>Ética empresarial/</text:p>
          </table:table-cell>
          <table:table-cell office:value-type="string">
            <text:p>Srour, Robert Henry</text:p>
          </table:table-cell>
          <table:table-cell office:value-type="string">
            <text:p>9788535264470</text:p>
          </table:table-cell>
        </table:table-row>
        <table:table-row table:style-name="ro1">
          <table:table-cell office:value-type="string">
            <text:p>Ética empresarial/</text:p>
          </table:table-cell>
          <table:table-cell office:value-type="string">
            <text:p>Srour, Robert Henry</text:p>
          </table:table-cell>
          <table:table-cell office:value-type="string">
            <text:p>9788535264470</text:p>
          </table:table-cell>
        </table:table-row>
        <table:table-row table:style-name="ro1">
          <table:table-cell office:value-type="string">
            <text:p>Ética empresarial/</text:p>
          </table:table-cell>
          <table:table-cell office:value-type="string">
            <text:p>Srour, Robert Henry</text:p>
          </table:table-cell>
          <table:table-cell office:value-type="string">
            <text:p>9788535264470</text:p>
          </table:table-cell>
        </table:table-row>
        <table:table-row table:style-name="ro1">
          <table:table-cell office:value-type="string">
            <text:p>Ética profissional /</text:p>
          </table:table-cell>
          <table:table-cell office:value-type="string">
            <text:p>Sá, A. Lopes de</text:p>
          </table:table-cell>
          <table:table-cell office:value-type="string">
            <text:p>9788522455348</text:p>
          </table:table-cell>
        </table:table-row>
        <table:table-row table:style-name="ro1">
          <table:table-cell office:value-type="string">
            <text:p>Ética profissional /</text:p>
          </table:table-cell>
          <table:table-cell office:value-type="string">
            <text:p>Sá, A. Lopes de</text:p>
          </table:table-cell>
          <table:table-cell office:value-type="string">
            <text:p>9788522455348</text:p>
          </table:table-cell>
        </table:table-row>
        <table:table-row table:style-name="ro1">
          <table:table-cell office:value-type="string">
            <text:p>Ética profissional /</text:p>
          </table:table-cell>
          <table:table-cell office:value-type="string">
            <text:p>Sá, A. Lopes de</text:p>
          </table:table-cell>
          <table:table-cell office:value-type="string">
            <text:p>9788522455348</text:p>
          </table:table-cell>
        </table:table-row>
        <table:table-row table:style-name="ro1">
          <table:table-cell office:value-type="string">
            <text:p>Ética profissional /</text:p>
          </table:table-cell>
          <table:table-cell office:value-type="string">
            <text:p>Sá, A. Lopes de</text:p>
          </table:table-cell>
          <table:table-cell office:value-type="string">
            <text:p>9788522455348</text:p>
          </table:table-cell>
        </table:table-row>
        <table:table-row table:style-name="ro1">
          <table:table-cell office:value-type="string">
            <text:p>Ética profissional /</text:p>
          </table:table-cell>
          <table:table-cell office:value-type="string">
            <text:p>Sá, A. Lopes de</text:p>
          </table:table-cell>
          <table:table-cell office:value-type="string">
            <text:p>9788522455348</text:p>
          </table:table-cell>
        </table:table-row>
        <table:table-row table:style-name="ro1">
          <table:table-cell office:value-type="string">
            <text:p>Ética profissional /</text:p>
          </table:table-cell>
          <table:table-cell office:value-type="string">
            <text:p>Sá, A. Lopes de</text:p>
          </table:table-cell>
          <table:table-cell office:value-type="string">
            <text:p>9788522455348</text:p>
          </table:table-cell>
        </table:table-row>
        <table:table-row table:style-name="ro1">
          <table:table-cell office:value-type="string">
            <text:p>Ética profissional /</text:p>
          </table:table-cell>
          <table:table-cell office:value-type="string">
            <text:p>Sá, A. Lopes de</text:p>
          </table:table-cell>
          <table:table-cell office:value-type="string">
            <text:p>9788522455348</text:p>
          </table:table-cell>
        </table:table-row>
        <table:table-row table:style-name="ro1">
          <table:table-cell office:value-type="string">
            <text:p>Ética profissional /</text:p>
          </table:table-cell>
          <table:table-cell office:value-type="string">
            <text:p>Sá, A. Lopes de</text:p>
          </table:table-cell>
          <table:table-cell office:value-type="string">
            <text:p>9788522455348</text:p>
          </table:table-cell>
        </table:table-row>
        <table:table-row table:style-name="ro1">
          <table:table-cell office:value-type="string">
            <text:p>Ética profissional /</text:p>
          </table:table-cell>
          <table:table-cell office:value-type="string">
            <text:p>Sá, A. Lopes de</text:p>
          </table:table-cell>
          <table:table-cell office:value-type="string">
            <text:p>9788522455348</text:p>
          </table:table-cell>
        </table:table-row>
        <table:table-row table:style-name="ro1">
          <table:table-cell office:value-type="string">
            <text:p>Ética profissional /</text:p>
          </table:table-cell>
          <table:table-cell office:value-type="string">
            <text:p>Sá, A. Lopes de</text:p>
          </table:table-cell>
          <table:table-cell office:value-type="string">
            <text:p>9788522455348</text:p>
          </table:table-cell>
        </table:table-row>
        <table:table-row table:style-name="ro1">
          <table:table-cell office:value-type="string">
            <text:p>Ética profissional /</text:p>
          </table:table-cell>
          <table:table-cell office:value-type="string">
            <text:p>Sá, A. Lopes de</text:p>
          </table:table-cell>
          <table:table-cell office:value-type="string">
            <text:p>9788522455348</text:p>
          </table:table-cell>
        </table:table-row>
        <table:table-row table:style-name="ro1">
          <table:table-cell office:value-type="string">
            <text:p>Ética profissional /</text:p>
          </table:table-cell>
          <table:table-cell office:value-type="string">
            <text:p>Sá, A. Lopes de</text:p>
          </table:table-cell>
          <table:table-cell office:value-type="string">
            <text:p>9788522455348</text:p>
          </table:table-cell>
        </table:table-row>
        <table:table-row table:style-name="ro1">
          <table:table-cell office:value-type="string">
            <text:p>Ética profissional /</text:p>
          </table:table-cell>
          <table:table-cell office:value-type="string">
            <text:p>Sá, A. Lopes de</text:p>
          </table:table-cell>
          <table:table-cell office:value-type="string">
            <text:p>9788522455348</text:p>
          </table:table-cell>
        </table:table-row>
        <table:table-row table:style-name="ro1">
          <table:table-cell office:value-type="string">
            <text:p>Ética profissional /</text:p>
          </table:table-cell>
          <table:table-cell office:value-type="string">
            <text:p>Sá, A. Lopes de</text:p>
          </table:table-cell>
          <table:table-cell office:value-type="string">
            <text:p>9788522455348</text:p>
          </table:table-cell>
        </table:table-row>
        <table:table-row table:style-name="ro1">
          <table:table-cell office:value-type="string">
            <text:p>Surpresas no caminho do amor/</text:p>
          </table:table-cell>
          <table:table-cell office:value-type="string">
            <text:p>Reason, Patrick</text:p>
          </table:table-cell>
          <table:table-cell office:value-type="string">
            <text:p>9788586249839</text:p>
          </table:table-cell>
        </table:table-row>
        <table:table-row table:style-name="ro1">
          <table:table-cell office:value-type="string">
            <text:p>Identidade :</text:p>
          </table:table-cell>
          <table:table-cell office:value-type="string">
            <text:p>Bauman, Zygmunt,</text:p>
          </table:table-cell>
          <table:table-cell office:value-type="string">
            <text:p>9788571108899</text:p>
          </table:table-cell>
        </table:table-row>
        <table:table-row table:style-name="ro1">
          <table:table-cell office:value-type="string">
            <text:p>Identidade :</text:p>
          </table:table-cell>
          <table:table-cell office:value-type="string">
            <text:p>Bauman, Zygmunt,</text:p>
          </table:table-cell>
          <table:table-cell office:value-type="string">
            <text:p>9788571108899</text:p>
          </table:table-cell>
        </table:table-row>
        <table:table-row table:style-name="ro1">
          <table:table-cell office:value-type="string">
            <text:p>Ética e poder na sociedade da informação :</text:p>
          </table:table-cell>
          <table:table-cell office:value-type="string">
            <text:p>Dupas, Gilberto,</text:p>
          </table:table-cell>
          <table:table-cell office:value-type="string">
            <text:p>9788539300778</text:p>
          </table:table-cell>
        </table:table-row>
        <table:table-row table:style-name="ro1">
          <table:table-cell office:value-type="string">
            <text:p>Ética e poder na sociedade da informação :</text:p>
          </table:table-cell>
          <table:table-cell office:value-type="string">
            <text:p>Dupas, Gilberto,</text:p>
          </table:table-cell>
          <table:table-cell office:value-type="string">
            <text:p>9788539300778</text:p>
          </table:table-cell>
        </table:table-row>
        <table:table-row table:style-name="ro1">
          <table:table-cell office:value-type="string">
            <text:p>Ética e poder na sociedade da informação :</text:p>
          </table:table-cell>
          <table:table-cell office:value-type="string">
            <text:p>Dupas, Gilberto,</text:p>
          </table:table-cell>
          <table:table-cell office:value-type="string">
            <text:p>9788539300778</text:p>
          </table:table-cell>
        </table:table-row>
        <table:table-row table:style-name="ro1">
          <table:table-cell office:value-type="string">
            <text:p>Ética e poder na sociedade da informação :</text:p>
          </table:table-cell>
          <table:table-cell office:value-type="string">
            <text:p>Dupas, Gilberto,</text:p>
          </table:table-cell>
          <table:table-cell office:value-type="string">
            <text:p>9788539300778</text:p>
          </table:table-cell>
        </table:table-row>
        <table:table-row table:style-name="ro1">
          <table:table-cell office:value-type="string">
            <text:p>Ética e poder na sociedade da informação :</text:p>
          </table:table-cell>
          <table:table-cell office:value-type="string">
            <text:p>Dupas, Gilberto,</text:p>
          </table:table-cell>
          <table:table-cell office:value-type="string">
            <text:p>9788539300778</text:p>
          </table:table-cell>
        </table:table-row>
        <table:table-row table:style-name="ro1">
          <table:table-cell office:value-type="string">
            <text:p>Ética e poder na sociedade da informação :</text:p>
          </table:table-cell>
          <table:table-cell office:value-type="string">
            <text:p>Dupas, Gilberto,</text:p>
          </table:table-cell>
          <table:table-cell office:value-type="string">
            <text:p>9788539300778</text:p>
          </table:table-cell>
        </table:table-row>
        <table:table-row table:style-name="ro1">
          <table:table-cell office:value-type="string">
            <text:p>Ética e poder na sociedade da informação :</text:p>
          </table:table-cell>
          <table:table-cell office:value-type="string">
            <text:p>Dupas, Gilberto,</text:p>
          </table:table-cell>
          <table:table-cell office:value-type="string">
            <text:p>9788539300778</text:p>
          </table:table-cell>
        </table:table-row>
        <table:table-row table:style-name="ro1">
          <table:table-cell office:value-type="string">
            <text:p>Ética e poder na sociedade da informação :</text:p>
          </table:table-cell>
          <table:table-cell office:value-type="string">
            <text:p>Dupas, Gilberto,</text:p>
          </table:table-cell>
          <table:table-cell office:value-type="string">
            <text:p>9788539300778</text:p>
          </table:table-cell>
        </table:table-row>
        <table:table-row table:style-name="ro1">
          <table:table-cell office:value-type="string">
            <text:p>Ética e poder na sociedade da informação :</text:p>
          </table:table-cell>
          <table:table-cell office:value-type="string">
            <text:p>Dupas, Gilberto,</text:p>
          </table:table-cell>
          <table:table-cell office:value-type="string">
            <text:p>9788539300778</text:p>
          </table:table-cell>
        </table:table-row>
        <table:table-row table:style-name="ro1">
          <table:table-cell office:value-type="string">
            <text:p>Ética e poder na sociedade da informação :</text:p>
          </table:table-cell>
          <table:table-cell office:value-type="string">
            <text:p>Dupas, Gilberto,</text:p>
          </table:table-cell>
          <table:table-cell office:value-type="string">
            <text:p>9788539300778</text:p>
          </table:table-cell>
        </table:table-row>
        <table:table-row table:style-name="ro1">
          <table:table-cell office:value-type="string">
            <text:p>Ética e poder na sociedade da informação :</text:p>
          </table:table-cell>
          <table:table-cell office:value-type="string">
            <text:p>Dupas, Gilberto,</text:p>
          </table:table-cell>
          <table:table-cell office:value-type="string">
            <text:p>9788539300778</text:p>
          </table:table-cell>
        </table:table-row>
        <table:table-row table:style-name="ro1">
          <table:table-cell office:value-type="string">
            <text:p>Ética e poder na sociedade da informação :</text:p>
          </table:table-cell>
          <table:table-cell office:value-type="string">
            <text:p>Dupas, Gilberto,</text:p>
          </table:table-cell>
          <table:table-cell office:value-type="string">
            <text:p>9788539300778</text:p>
          </table:table-cell>
        </table:table-row>
        <table:table-row table:style-name="ro1">
          <table:table-cell office:value-type="string">
            <text:p>Ética e poder na sociedade da informação :</text:p>
          </table:table-cell>
          <table:table-cell office:value-type="string">
            <text:p>Dupas, Gilberto,</text:p>
          </table:table-cell>
          <table:table-cell office:value-type="string">
            <text:p>9788539300778</text:p>
          </table:table-cell>
        </table:table-row>
        <table:table-row table:style-name="ro1">
          <table:table-cell office:value-type="string">
            <text:p>Ética e poder na sociedade da informação :</text:p>
          </table:table-cell>
          <table:table-cell office:value-type="string">
            <text:p>Dupas, Gilberto,</text:p>
          </table:table-cell>
          <table:table-cell office:value-type="string">
            <text:p>9788539300778</text:p>
          </table:table-cell>
        </table:table-row>
        <table:table-row table:style-name="ro1">
          <table:table-cell office:value-type="string">
            <text:p>Políticas públicas:</text:p>
          </table:table-cell>
          <table:table-cell office:value-type="string">
            <text:p><text:s/>Dias, Reinaldo</text:p>
          </table:table-cell>
          <table:table-cell office:value-type="string">
            <text:p>9788522469703</text:p>
          </table:table-cell>
        </table:table-row>
        <table:table-row table:style-name="ro1">
          <table:table-cell office:value-type="string">
            <text:p>Políticas públicas:</text:p>
          </table:table-cell>
          <table:table-cell office:value-type="string">
            <text:p><text:s/>Dias, Reinaldo</text:p>
          </table:table-cell>
          <table:table-cell office:value-type="string">
            <text:p>9788522469703</text:p>
          </table:table-cell>
        </table:table-row>
        <table:table-row table:style-name="ro1">
          <table:table-cell office:value-type="string">
            <text:p>Políticas públicas:</text:p>
          </table:table-cell>
          <table:table-cell office:value-type="string">
            <text:p><text:s/>Dias, Reinaldo</text:p>
          </table:table-cell>
          <table:table-cell office:value-type="string">
            <text:p>9788522469703</text:p>
          </table:table-cell>
        </table:table-row>
        <table:table-row table:style-name="ro1">
          <table:table-cell office:value-type="string">
            <text:p>Políticas públicas:</text:p>
          </table:table-cell>
          <table:table-cell office:value-type="string">
            <text:p><text:s/>Dias, Reinaldo</text:p>
          </table:table-cell>
          <table:table-cell office:value-type="string">
            <text:p>9788522469703</text:p>
          </table:table-cell>
        </table:table-row>
        <table:table-row table:style-name="ro1">
          <table:table-cell office:value-type="string">
            <text:p>Políticas públicas:</text:p>
          </table:table-cell>
          <table:table-cell office:value-type="string">
            <text:p><text:s/>Dias, Reinaldo</text:p>
          </table:table-cell>
          <table:table-cell office:value-type="string">
            <text:p>9788522469703</text:p>
          </table:table-cell>
        </table:table-row>
        <table:table-row table:style-name="ro1">
          <table:table-cell office:value-type="string">
            <text:p>Políticas públicas:</text:p>
          </table:table-cell>
          <table:table-cell office:value-type="string">
            <text:p><text:s/>Dias, Reinaldo</text:p>
          </table:table-cell>
          <table:table-cell office:value-type="string">
            <text:p>9788522469703</text:p>
          </table:table-cell>
        </table:table-row>
        <table:table-row table:style-name="ro1">
          <table:table-cell office:value-type="string">
            <text:p>O que é cidadania /</text:p>
          </table:table-cell>
          <table:table-cell office:value-type="string">
            <text:p>Covre, Maria de Lourdes Manzini.</text:p>
          </table:table-cell>
          <table:table-cell office:value-type="string">
            <text:p>9788511000351</text:p>
          </table:table-cell>
        </table:table-row>
        <table:table-row table:style-name="ro1">
          <table:table-cell office:value-type="string">
            <text:p>O que é cidadania /</text:p>
          </table:table-cell>
          <table:table-cell office:value-type="string">
            <text:p>Covre, Maria de Lourdes Manzini.</text:p>
          </table:table-cell>
          <table:table-cell office:value-type="string">
            <text:p>9788511000351</text:p>
          </table:table-cell>
        </table:table-row>
        <table:table-row table:style-name="ro1">
          <table:table-cell office:value-type="string">
            <text:p>O que é cidadania /</text:p>
          </table:table-cell>
          <table:table-cell office:value-type="string">
            <text:p>Covre, Maria de Lourdes Manzini.</text:p>
          </table:table-cell>
          <table:table-cell office:value-type="string">
            <text:p>9788511000351</text:p>
          </table:table-cell>
        </table:table-row>
        <table:table-row table:style-name="ro1">
          <table:table-cell office:value-type="string">
            <text:p>O que é cidadania /</text:p>
          </table:table-cell>
          <table:table-cell office:value-type="string">
            <text:p>Covre, Maria de Lourdes Manzini.</text:p>
          </table:table-cell>
          <table:table-cell office:value-type="string">
            <text:p>9788511000351</text:p>
          </table:table-cell>
        </table:table-row>
        <table:table-row table:style-name="ro1">
          <table:table-cell office:value-type="string">
            <text:p>O que é cidadania /</text:p>
          </table:table-cell>
          <table:table-cell office:value-type="string">
            <text:p>Covre, Maria de Lourdes Manzini.</text:p>
          </table:table-cell>
          <table:table-cell office:value-type="string">
            <text:p>9788511000351</text:p>
          </table:table-cell>
        </table:table-row>
        <table:table-row table:style-name="ro1">
          <table:table-cell office:value-type="string">
            <text:p>O que é cidadania /</text:p>
          </table:table-cell>
          <table:table-cell office:value-type="string">
            <text:p>Covre, Maria de Lourdes Manzini.</text:p>
          </table:table-cell>
          <table:table-cell office:value-type="string">
            <text:p>9788511000351</text:p>
          </table:table-cell>
        </table:table-row>
        <table:table-row table:style-name="ro1">
          <table:table-cell office:value-type="string">
            <text:p>O que é cidadania /</text:p>
          </table:table-cell>
          <table:table-cell office:value-type="string">
            <text:p>Covre, Maria de Lourdes Manzini.</text:p>
          </table:table-cell>
          <table:table-cell office:value-type="string">
            <text:p>9788511000351</text:p>
          </table:table-cell>
        </table:table-row>
        <table:table-row table:style-name="ro1">
          <table:table-cell office:value-type="string">
            <text:p>O que é cidadania /</text:p>
          </table:table-cell>
          <table:table-cell office:value-type="string">
            <text:p>Covre, Maria de Lourdes Manzini.</text:p>
          </table:table-cell>
          <table:table-cell office:value-type="string">
            <text:p>9788511000351</text:p>
          </table:table-cell>
        </table:table-row>
        <table:table-row table:style-name="ro1">
          <table:table-cell office:value-type="string">
            <text:p>O que é cidadania /</text:p>
          </table:table-cell>
          <table:table-cell office:value-type="string">
            <text:p>Covre, Maria de Lourdes Manzini.</text:p>
          </table:table-cell>
          <table:table-cell office:value-type="string">
            <text:p>9788511000351</text:p>
          </table:table-cell>
        </table:table-row>
        <table:table-row table:style-name="ro1">
          <table:table-cell office:value-type="string">
            <text:p>O que é cidadania /</text:p>
          </table:table-cell>
          <table:table-cell office:value-type="string">
            <text:p>Covre, Maria de Lourdes Manzini.</text:p>
          </table:table-cell>
          <table:table-cell office:value-type="string">
            <text:p>9788511000351</text:p>
          </table:table-cell>
        </table:table-row>
        <table:table-row table:style-name="ro1">
          <table:table-cell office:value-type="string">
            <text:p>O que é cidadania /</text:p>
          </table:table-cell>
          <table:table-cell office:value-type="string">
            <text:p>Covre, Maria de Lourdes Manzini.</text:p>
          </table:table-cell>
          <table:table-cell office:value-type="string">
            <text:p>9788511000351</text:p>
          </table:table-cell>
        </table:table-row>
        <table:table-row table:style-name="ro1">
          <table:table-cell office:value-type="string">
            <text:p>O que é cidadania /</text:p>
          </table:table-cell>
          <table:table-cell office:value-type="string">
            <text:p>Covre, Maria de Lourdes Manzini.</text:p>
          </table:table-cell>
          <table:table-cell office:value-type="string">
            <text:p>9788511000351</text:p>
          </table:table-cell>
        </table:table-row>
        <table:table-row table:style-name="ro1">
          <table:table-cell office:value-type="string">
            <text:p>O que é cidadania /</text:p>
          </table:table-cell>
          <table:table-cell office:value-type="string">
            <text:p>Covre, Maria de Lourdes Manzini.</text:p>
          </table:table-cell>
          <table:table-cell office:value-type="string">
            <text:p>9788511000351</text:p>
          </table:table-cell>
        </table:table-row>
        <table:table-row table:style-name="ro1">
          <table:table-cell office:value-type="string">
            <text:p>O que é cidadania /</text:p>
          </table:table-cell>
          <table:table-cell office:value-type="string">
            <text:p>Covre, Maria de Lourdes Manzini.</text:p>
          </table:table-cell>
          <table:table-cell office:value-type="string">
            <text:p>9788511000351</text:p>
          </table:table-cell>
        </table:table-row>
        <table:table-row table:style-name="ro1">
          <table:table-cell office:value-type="string">
            <text:p>Gestão ambiental:</text:p>
          </table:table-cell>
          <table:table-cell office:value-type="string">
            <text:p>Seiffert, Mari Elizabete Bernardini</text:p>
          </table:table-cell>
          <table:table-cell office:value-type="string">
            <text:p>9788522487158</text:p>
          </table:table-cell>
        </table:table-row>
        <table:table-row table:style-name="ro1">
          <table:table-cell office:value-type="string">
            <text:p>Gestão ambiental:</text:p>
          </table:table-cell>
          <table:table-cell office:value-type="string">
            <text:p>Seiffert, Mari Elizabete Bernardini</text:p>
          </table:table-cell>
          <table:table-cell office:value-type="string">
            <text:p>9788522487158</text:p>
          </table:table-cell>
        </table:table-row>
        <table:table-row table:style-name="ro1">
          <table:table-cell office:value-type="string">
            <text:p>Gestão ambiental:</text:p>
          </table:table-cell>
          <table:table-cell office:value-type="string">
            <text:p>Seiffert, Mari Elizabete Bernardini</text:p>
          </table:table-cell>
          <table:table-cell office:value-type="string">
            <text:p>9788522487158</text:p>
          </table:table-cell>
        </table:table-row>
        <table:table-row table:style-name="ro1">
          <table:table-cell office:value-type="string">
            <text:p>Resumo de direito previdenciário/</text:p>
          </table:table-cell>
          <table:table-cell office:value-type="string">
            <text:p>Ibrahim, Fábio Zambitte</text:p>
          </table:table-cell>
          <table:table-cell office:value-type="string">
            <text:p>9788576268376</text:p>
          </table:table-cell>
        </table:table-row>
        <table:table-row table:style-name="ro1">
          <table:table-cell office:value-type="string">
            <text:p>Resumo de direito previdenciário/</text:p>
          </table:table-cell>
          <table:table-cell office:value-type="string">
            <text:p>Ibrahim, Fábio Zambitte</text:p>
          </table:table-cell>
          <table:table-cell office:value-type="string">
            <text:p>9788576268376</text:p>
          </table:table-cell>
        </table:table-row>
        <table:table-row table:style-name="ro1">
          <table:table-cell office:value-type="string">
            <text:p>Resumo de direito previdenciário/</text:p>
          </table:table-cell>
          <table:table-cell office:value-type="string">
            <text:p>Ibrahim, Fábio Zambitte</text:p>
          </table:table-cell>
          <table:table-cell office:value-type="string">
            <text:p>9788576268376</text:p>
          </table:table-cell>
        </table:table-row>
        <table:table-row table:style-name="ro1">
          <table:table-cell office:value-type="string">
            <text:p>Resumo de direito previdenciário/</text:p>
          </table:table-cell>
          <table:table-cell office:value-type="string">
            <text:p>Ibrahim, Fábio Zambitte</text:p>
          </table:table-cell>
          <table:table-cell office:value-type="string">
            <text:p>9788576268376</text:p>
          </table:table-cell>
        </table:table-row>
        <table:table-row table:style-name="ro1">
          <table:table-cell office:value-type="string">
            <text:p>Resumo de direito previdenciário/</text:p>
          </table:table-cell>
          <table:table-cell office:value-type="string">
            <text:p>Ibrahim, Fábio Zambitte</text:p>
          </table:table-cell>
          <table:table-cell office:value-type="string">
            <text:p>9788576268376</text:p>
          </table:table-cell>
        </table:table-row>
        <table:table-row table:style-name="ro1">
          <table:table-cell office:value-type="string">
            <text:p>Resumo de direito previdenciário/</text:p>
          </table:table-cell>
          <table:table-cell office:value-type="string">
            <text:p>Ibrahim, Fábio Zambitte</text:p>
          </table:table-cell>
          <table:table-cell office:value-type="string">
            <text:p>9788576268376</text:p>
          </table:table-cell>
        </table:table-row>
        <table:table-row table:style-name="ro1">
          <table:table-cell office:value-type="string">
            <text:p>Curso de direito do consumidor /</text:p>
          </table:table-cell>
          <table:table-cell office:value-type="string">
            <text:p>Nunes, Rizzatto,</text:p>
          </table:table-cell>
          <table:table-cell office:value-type="string">
            <text:p>9788502165366</text:p>
          </table:table-cell>
        </table:table-row>
        <table:table-row table:style-name="ro1">
          <table:table-cell office:value-type="string">
            <text:p>Curso de direito do consumidor /</text:p>
          </table:table-cell>
          <table:table-cell office:value-type="string">
            <text:p>Nunes, Rizzatto,</text:p>
          </table:table-cell>
          <table:table-cell office:value-type="string">
            <text:p>9788502165366</text:p>
          </table:table-cell>
        </table:table-row>
        <table:table-row table:style-name="ro1">
          <table:table-cell office:value-type="string">
            <text:p>Curso de direito do consumidor /</text:p>
          </table:table-cell>
          <table:table-cell office:value-type="string">
            <text:p>Nunes, Rizzatto,</text:p>
          </table:table-cell>
          <table:table-cell office:value-type="string">
            <text:p>9788502165366</text:p>
          </table:table-cell>
        </table:table-row>
        <table:table-row table:style-name="ro1">
          <table:table-cell office:value-type="string">
            <text:p>Doenças ocupacionais :</text:p>
          </table:table-cell>
          <table:table-cell office:value-type="string">
            <text:p>Moraes, Márcia Vilma G.,</text:p>
          </table:table-cell>
          <table:table-cell office:value-type="string">
            <text:p>9788576140627</text:p>
          </table:table-cell>
        </table:table-row>
        <table:table-row table:style-name="ro1">
          <table:table-cell office:value-type="string">
            <text:p>Doenças ocupacionais :</text:p>
          </table:table-cell>
          <table:table-cell office:value-type="string">
            <text:p>Moraes, Márcia Vilma G.,</text:p>
          </table:table-cell>
          <table:table-cell office:value-type="string">
            <text:p>9788576140627</text:p>
          </table:table-cell>
        </table:table-row>
        <table:table-row table:style-name="ro1">
          <table:table-cell office:value-type="string">
            <text:p>Doenças ocupacionais :</text:p>
          </table:table-cell>
          <table:table-cell office:value-type="string">
            <text:p>Moraes, Márcia Vilma G.,</text:p>
          </table:table-cell>
          <table:table-cell office:value-type="string">
            <text:p>9788576140627</text:p>
          </table:table-cell>
        </table:table-row>
        <table:table-row table:style-name="ro1">
          <table:table-cell office:value-type="string">
            <text:p>Doenças ocupacionais :</text:p>
          </table:table-cell>
          <table:table-cell office:value-type="string">
            <text:p>Moraes, Márcia Vilma G.,</text:p>
          </table:table-cell>
          <table:table-cell office:value-type="string">
            <text:p>9788576140627</text:p>
          </table:table-cell>
        </table:table-row>
        <table:table-row table:style-name="ro1">
          <table:table-cell office:value-type="string">
            <text:p>Doenças ocupacionais :</text:p>
          </table:table-cell>
          <table:table-cell office:value-type="string">
            <text:p>Moraes, Márcia Vilma G.,</text:p>
          </table:table-cell>
          <table:table-cell office:value-type="string">
            <text:p>9788576140627</text:p>
          </table:table-cell>
        </table:table-row>
        <table:table-row table:style-name="ro1">
          <table:table-cell office:value-type="string">
            <text:p>Doenças ocupacionais :</text:p>
          </table:table-cell>
          <table:table-cell office:value-type="string">
            <text:p>Moraes, Márcia Vilma G.,</text:p>
          </table:table-cell>
          <table:table-cell office:value-type="string">
            <text:p>9788576140627</text:p>
          </table:table-cell>
        </table:table-row>
        <table:table-row table:style-name="ro1">
          <table:table-cell office:value-type="string">
            <text:p>Política de ensino médio e educação profissional:</text:p>
          </table:table-cell>
          <table:table-cell office:value-type="string">
            <text:p>Guimarães, Edilene Rocha</text:p>
          </table:table-cell>
          <table:table-cell office:value-type="string">
            <text:p>9788544401583</text:p>
          </table:table-cell>
        </table:table-row>
        <table:table-row table:style-name="ro1">
          <table:table-cell office:value-type="string">
            <text:p>Projeto didático para construção de documentários:</text:p>
          </table:table-cell>
          <table:table-cell/>
          <table:table-cell office:value-type="string">
            <text:p>9788541501873</text:p>
          </table:table-cell>
        </table:table-row>
        <table:table-row table:style-name="ro1">
          <table:table-cell office:value-type="string">
            <text:p>Um olhar sobre a diferença:</text:p>
          </table:table-cell>
          <table:table-cell/>
          <table:table-cell office:value-type="string">
            <text:p>9788530805159</text:p>
          </table:table-cell>
        </table:table-row>
        <table:table-row table:style-name="ro1">
          <table:table-cell office:value-type="string">
            <text:p>Um olhar sobre a diferença:</text:p>
          </table:table-cell>
          <table:table-cell/>
          <table:table-cell office:value-type="string">
            <text:p>9788530805159</text:p>
          </table:table-cell>
        </table:table-row>
        <table:table-row table:style-name="ro1">
          <table:table-cell office:value-type="string">
            <text:p>Um olhar sobre a diferença:</text:p>
          </table:table-cell>
          <table:table-cell/>
          <table:table-cell office:value-type="string">
            <text:p>9788530805159</text:p>
          </table:table-cell>
        </table:table-row>
        <table:table-row table:style-name="ro1">
          <table:table-cell office:value-type="string">
            <text:p>Educação, Tecnologia e Inovação / </text:p>
          </table:table-cell>
          <table:table-cell/>
          <table:table-cell office:value-type="string">
            <text:p>9788567562070</text:p>
          </table:table-cell>
        </table:table-row>
        <table:table-row table:style-name="ro1">
          <table:table-cell office:value-type="string">
            <text:p>Plano Nacional de Implementação das Diretrizes Curriculares Nacionais para Educação das Relações Étnico-Raciais e para Ensino de História e Cultura Afro-Brasileira e Africana /</text:p>
          </table:table-cell>
          <table:table-cell/>
          <table:table-cell office:value-type="string">
            <text:p>9788579940798</text:p>
          </table:table-cell>
        </table:table-row>
        <table:table-row table:style-name="ro1">
          <table:table-cell office:value-type="string">
            <text:p>Língua, texto e ensino:</text:p>
          </table:table-cell>
          <table:table-cell office:value-type="string">
            <text:p>Antunes, Irandé</text:p>
          </table:table-cell>
          <table:table-cell office:value-type="string">
            <text:p>9788588456914</text:p>
          </table:table-cell>
        </table:table-row>
        <table:table-row table:style-name="ro1">
          <table:table-cell office:value-type="string">
            <text:p>Língua, texto e ensino:</text:p>
          </table:table-cell>
          <table:table-cell office:value-type="string">
            <text:p>Antunes, Irandé</text:p>
          </table:table-cell>
          <table:table-cell office:value-type="string">
            <text:p>9788588456914</text:p>
          </table:table-cell>
        </table:table-row>
        <table:table-row table:style-name="ro1">
          <table:table-cell office:value-type="string">
            <text:p>Língua, texto e ensino:</text:p>
          </table:table-cell>
          <table:table-cell office:value-type="string">
            <text:p>Antunes, Irandé</text:p>
          </table:table-cell>
          <table:table-cell office:value-type="string">
            <text:p>9788588456914</text:p>
          </table:table-cell>
        </table:table-row>
        <table:table-row table:style-name="ro1">
          <table:table-cell office:value-type="string">
            <text:p>Língua, texto e ensino:</text:p>
          </table:table-cell>
          <table:table-cell office:value-type="string">
            <text:p>Antunes, Irandé</text:p>
          </table:table-cell>
          <table:table-cell office:value-type="string">
            <text:p>9788588456914</text:p>
          </table:table-cell>
        </table:table-row>
        <table:table-row table:style-name="ro1">
          <table:table-cell office:value-type="string">
            <text:p>Língua, texto e ensino:</text:p>
          </table:table-cell>
          <table:table-cell office:value-type="string">
            <text:p>Antunes, Irandé</text:p>
          </table:table-cell>
          <table:table-cell office:value-type="string">
            <text:p>9788588456914</text:p>
          </table:table-cell>
        </table:table-row>
        <table:table-row table:style-name="ro1">
          <table:table-cell office:value-type="string">
            <text:p>Língua, texto e ensino:</text:p>
          </table:table-cell>
          <table:table-cell office:value-type="string">
            <text:p>Antunes, Irandé</text:p>
          </table:table-cell>
          <table:table-cell office:value-type="string">
            <text:p>9788588456914</text:p>
          </table:table-cell>
        </table:table-row>
        <table:table-row table:style-name="ro1">
          <table:table-cell office:value-type="string">
            <text:p>Língua, texto e ensino:</text:p>
          </table:table-cell>
          <table:table-cell office:value-type="string">
            <text:p>Antunes, Irandé</text:p>
          </table:table-cell>
          <table:table-cell office:value-type="string">
            <text:p>9788588456914</text:p>
          </table:table-cell>
        </table:table-row>
        <table:table-row table:style-name="ro1">
          <table:table-cell office:value-type="string">
            <text:p>Língua, texto e ensino:</text:p>
          </table:table-cell>
          <table:table-cell office:value-type="string">
            <text:p>Antunes, Irandé</text:p>
          </table:table-cell>
          <table:table-cell office:value-type="string">
            <text:p>9788588456914</text:p>
          </table:table-cell>
        </table:table-row>
        <table:table-row table:style-name="ro1">
          <table:table-cell office:value-type="string">
            <text:p>Língua, texto e ensino:</text:p>
          </table:table-cell>
          <table:table-cell office:value-type="string">
            <text:p>Antunes, Irandé</text:p>
          </table:table-cell>
          <table:table-cell office:value-type="string">
            <text:p>9788588456914</text:p>
          </table:table-cell>
        </table:table-row>
        <table:table-row table:style-name="ro1">
          <table:table-cell office:value-type="string">
            <text:p>Língua, texto e ensino:</text:p>
          </table:table-cell>
          <table:table-cell office:value-type="string">
            <text:p>Antunes, Irandé</text:p>
          </table:table-cell>
          <table:table-cell office:value-type="string">
            <text:p>9788588456914</text:p>
          </table:table-cell>
        </table:table-row>
        <table:table-row table:style-name="ro1">
          <table:table-cell office:value-type="string">
            <text:p>Língua, texto e ensino:</text:p>
          </table:table-cell>
          <table:table-cell office:value-type="string">
            <text:p>Antunes, Irandé</text:p>
          </table:table-cell>
          <table:table-cell office:value-type="string">
            <text:p>9788588456914</text:p>
          </table:table-cell>
        </table:table-row>
        <table:table-row table:style-name="ro1">
          <table:table-cell office:value-type="string">
            <text:p>Língua, texto e ensino:</text:p>
          </table:table-cell>
          <table:table-cell office:value-type="string">
            <text:p>Antunes, Irandé</text:p>
          </table:table-cell>
          <table:table-cell office:value-type="string">
            <text:p>9788588456914</text:p>
          </table:table-cell>
        </table:table-row>
        <table:table-row table:style-name="ro1">
          <table:table-cell office:value-type="string">
            <text:p>Língua, texto e ensino:</text:p>
          </table:table-cell>
          <table:table-cell office:value-type="string">
            <text:p>Antunes, Irandé</text:p>
          </table:table-cell>
          <table:table-cell office:value-type="string">
            <text:p>9788588456914</text:p>
          </table:table-cell>
        </table:table-row>
        <table:table-row table:style-name="ro1">
          <table:table-cell office:value-type="string">
            <text:p>Língua, texto e ensino:</text:p>
          </table:table-cell>
          <table:table-cell office:value-type="string">
            <text:p>Antunes, Irandé</text:p>
          </table:table-cell>
          <table:table-cell office:value-type="string">
            <text:p>9788588456914</text:p>
          </table:table-cell>
        </table:table-row>
        <table:table-row table:style-name="ro1">
          <table:table-cell office:value-type="string">
            <text:p>Linguagem e ensino:</text:p>
          </table:table-cell>
          <table:table-cell office:value-type="string">
            <text:p><text:s/>Geraldi, João Wanderley</text:p>
          </table:table-cell>
          <table:table-cell office:value-type="string">
            <text:p>9788585725235</text:p>
          </table:table-cell>
        </table:table-row>
        <table:table-row table:style-name="ro1">
          <table:table-cell office:value-type="string">
            <text:p>Linguagem e ensino:</text:p>
          </table:table-cell>
          <table:table-cell office:value-type="string">
            <text:p><text:s/>Geraldi, João Wanderley</text:p>
          </table:table-cell>
          <table:table-cell office:value-type="string">
            <text:p>9788585725235</text:p>
          </table:table-cell>
        </table:table-row>
        <table:table-row table:style-name="ro1">
          <table:table-cell office:value-type="string">
            <text:p>Linguagem e ensino:</text:p>
          </table:table-cell>
          <table:table-cell office:value-type="string">
            <text:p><text:s/>Geraldi, João Wanderley</text:p>
          </table:table-cell>
          <table:table-cell office:value-type="string">
            <text:p>9788585725235</text:p>
          </table:table-cell>
        </table:table-row>
        <table:table-row table:style-name="ro1">
          <table:table-cell office:value-type="string">
            <text:p>Linguagem e ensino:</text:p>
          </table:table-cell>
          <table:table-cell office:value-type="string">
            <text:p><text:s/>Geraldi, João Wanderley</text:p>
          </table:table-cell>
          <table:table-cell office:value-type="string">
            <text:p>9788585725235</text:p>
          </table:table-cell>
        </table:table-row>
        <table:table-row table:style-name="ro1">
          <table:table-cell office:value-type="string">
            <text:p>Linguagem e ensino:</text:p>
          </table:table-cell>
          <table:table-cell office:value-type="string">
            <text:p><text:s/>Geraldi, João Wanderley</text:p>
          </table:table-cell>
          <table:table-cell office:value-type="string">
            <text:p>9788585725235</text:p>
          </table:table-cell>
        </table:table-row>
        <table:table-row table:style-name="ro1">
          <table:table-cell office:value-type="string">
            <text:p>Linguagem e ensino:</text:p>
          </table:table-cell>
          <table:table-cell office:value-type="string">
            <text:p><text:s/>Geraldi, João Wanderley</text:p>
          </table:table-cell>
          <table:table-cell office:value-type="string">
            <text:p>9788585725235</text:p>
          </table:table-cell>
        </table:table-row>
        <table:table-row table:style-name="ro1">
          <table:table-cell office:value-type="string">
            <text:p>Linguagem e ensino:</text:p>
          </table:table-cell>
          <table:table-cell office:value-type="string">
            <text:p><text:s/>Geraldi, João Wanderley</text:p>
          </table:table-cell>
          <table:table-cell office:value-type="string">
            <text:p>9788585725235</text:p>
          </table:table-cell>
        </table:table-row>
        <table:table-row table:style-name="ro1">
          <table:table-cell office:value-type="string">
            <text:p>Linguagem e ensino:</text:p>
          </table:table-cell>
          <table:table-cell office:value-type="string">
            <text:p><text:s/>Geraldi, João Wanderley</text:p>
          </table:table-cell>
          <table:table-cell office:value-type="string">
            <text:p>9788585725235</text:p>
          </table:table-cell>
        </table:table-row>
        <table:table-row table:style-name="ro1">
          <table:table-cell office:value-type="string">
            <text:p>Linguagem e ensino:</text:p>
          </table:table-cell>
          <table:table-cell office:value-type="string">
            <text:p><text:s/>Geraldi, João Wanderley</text:p>
          </table:table-cell>
          <table:table-cell office:value-type="string">
            <text:p>9788585725235</text:p>
          </table:table-cell>
        </table:table-row>
        <table:table-row table:style-name="ro1">
          <table:table-cell office:value-type="string">
            <text:p>Linguagem e ensino:</text:p>
          </table:table-cell>
          <table:table-cell office:value-type="string">
            <text:p><text:s/>Geraldi, João Wanderley</text:p>
          </table:table-cell>
          <table:table-cell office:value-type="string">
            <text:p>9788585725235</text:p>
          </table:table-cell>
        </table:table-row>
        <table:table-row table:style-name="ro1">
          <table:table-cell office:value-type="string">
            <text:p>Linguagem e ensino:</text:p>
          </table:table-cell>
          <table:table-cell office:value-type="string">
            <text:p><text:s/>Geraldi, João Wanderley</text:p>
          </table:table-cell>
          <table:table-cell office:value-type="string">
            <text:p>9788585725235</text:p>
          </table:table-cell>
        </table:table-row>
        <table:table-row table:style-name="ro1">
          <table:table-cell office:value-type="string">
            <text:p>Linguagem e ensino:</text:p>
          </table:table-cell>
          <table:table-cell office:value-type="string">
            <text:p><text:s/>Geraldi, João Wanderley</text:p>
          </table:table-cell>
          <table:table-cell office:value-type="string">
            <text:p>9788585725235</text:p>
          </table:table-cell>
        </table:table-row>
        <table:table-row table:style-name="ro1">
          <table:table-cell office:value-type="string">
            <text:p>Linguagem e ensino:</text:p>
          </table:table-cell>
          <table:table-cell office:value-type="string">
            <text:p><text:s/>Geraldi, João Wanderley</text:p>
          </table:table-cell>
          <table:table-cell office:value-type="string">
            <text:p>9788585725235</text:p>
          </table:table-cell>
        </table:table-row>
        <table:table-row table:style-name="ro1">
          <table:table-cell office:value-type="string">
            <text:p>Linguagem e ensino:</text:p>
          </table:table-cell>
          <table:table-cell office:value-type="string">
            <text:p><text:s/>Geraldi, João Wanderley</text:p>
          </table:table-cell>
          <table:table-cell office:value-type="string">
            <text:p>9788585725235</text:p>
          </table:table-cell>
        </table:table-row>
        <table:table-row table:style-name="ro1">
          <table:table-cell office:value-type="string">
            <text:p>Produção e revisão textual:</text:p>
          </table:table-cell>
          <table:table-cell office:value-type="string">
            <text:p>Soares, Doris de Almeida</text:p>
          </table:table-cell>
          <table:table-cell office:value-type="string">
            <text:p>9788532639110</text:p>
          </table:table-cell>
        </table:table-row>
        <table:table-row table:style-name="ro1">
          <table:table-cell office:value-type="string">
            <text:p>Produção e revisão textual:</text:p>
          </table:table-cell>
          <table:table-cell office:value-type="string">
            <text:p>Soares, Doris de Almeida</text:p>
          </table:table-cell>
          <table:table-cell office:value-type="string">
            <text:p>9788532639110</text:p>
          </table:table-cell>
        </table:table-row>
        <table:table-row table:style-name="ro1">
          <table:table-cell office:value-type="string">
            <text:p>Produção e revisão textual:</text:p>
          </table:table-cell>
          <table:table-cell office:value-type="string">
            <text:p>Soares, Doris de Almeida</text:p>
          </table:table-cell>
          <table:table-cell office:value-type="string">
            <text:p>9788532639110</text:p>
          </table:table-cell>
        </table:table-row>
        <table:table-row table:style-name="ro1">
          <table:table-cell office:value-type="string">
            <text:p>A língua de Eulália:</text:p>
          </table:table-cell>
          <table:table-cell office:value-type="string">
            <text:p>Bagno, Marcos</text:p>
          </table:table-cell>
          <table:table-cell office:value-type="string">
            <text:p>9788572443975</text:p>
          </table:table-cell>
        </table:table-row>
        <table:table-row table:style-name="ro1">
          <table:table-cell office:value-type="string">
            <text:p>A língua de Eulália:</text:p>
          </table:table-cell>
          <table:table-cell office:value-type="string">
            <text:p>Bagno, Marcos</text:p>
          </table:table-cell>
          <table:table-cell office:value-type="string">
            <text:p>9788572443975</text:p>
          </table:table-cell>
        </table:table-row>
        <table:table-row table:style-name="ro1">
          <table:table-cell office:value-type="string">
            <text:p>Inglês instrumental para informática:</text:p>
          </table:table-cell>
          <table:table-cell office:value-type="string">
            <text:p>Gallo, Lígia Razera</text:p>
          </table:table-cell>
          <table:table-cell office:value-type="string">
            <text:p>9788527409742</text:p>
          </table:table-cell>
        </table:table-row>
        <table:table-row table:style-name="ro1">
          <table:table-cell office:value-type="string">
            <text:p>Inglês instrumental para informática:</text:p>
          </table:table-cell>
          <table:table-cell office:value-type="string">
            <text:p>Gallo, Lígia Razera</text:p>
          </table:table-cell>
          <table:table-cell office:value-type="string">
            <text:p>9788527409742</text:p>
          </table:table-cell>
        </table:table-row>
        <table:table-row table:style-name="ro1">
          <table:table-cell office:value-type="string">
            <text:p>Inglês instrumental para informática:</text:p>
          </table:table-cell>
          <table:table-cell office:value-type="string">
            <text:p>Gallo, Lígia Razera</text:p>
          </table:table-cell>
          <table:table-cell office:value-type="string">
            <text:p>9788527409742</text:p>
          </table:table-cell>
        </table:table-row>
        <table:table-row table:style-name="ro1">
          <table:table-cell office:value-type="string">
            <text:p>Inglês instrumental para informática:</text:p>
          </table:table-cell>
          <table:table-cell office:value-type="string">
            <text:p>Gallo, Lígia Razera</text:p>
          </table:table-cell>
          <table:table-cell office:value-type="string">
            <text:p>9788527409742</text:p>
          </table:table-cell>
        </table:table-row>
        <table:table-row table:style-name="ro1">
          <table:table-cell office:value-type="string">
            <text:p>Inglês instrumental para informática:</text:p>
          </table:table-cell>
          <table:table-cell office:value-type="string">
            <text:p>Gallo, Lígia Razera</text:p>
          </table:table-cell>
          <table:table-cell office:value-type="string">
            <text:p>9788527409742</text:p>
          </table:table-cell>
        </table:table-row>
        <table:table-row table:style-name="ro1">
          <table:table-cell office:value-type="string">
            <text:p>Inglês instrumental para informática:</text:p>
          </table:table-cell>
          <table:table-cell office:value-type="string">
            <text:p>Gallo, Lígia Razera</text:p>
          </table:table-cell>
          <table:table-cell office:value-type="string">
            <text:p>9788527409742</text:p>
          </table:table-cell>
        </table:table-row>
        <table:table-row table:style-name="ro1">
          <table:table-cell office:value-type="string">
            <text:p>Inglês instrumental para informática:</text:p>
          </table:table-cell>
          <table:table-cell office:value-type="string">
            <text:p>Gallo, Lígia Razera</text:p>
          </table:table-cell>
          <table:table-cell office:value-type="string">
            <text:p>9788527409742</text:p>
          </table:table-cell>
        </table:table-row>
        <table:table-row table:style-name="ro1">
          <table:table-cell office:value-type="string">
            <text:p>Inglês instrumental para informática:</text:p>
          </table:table-cell>
          <table:table-cell office:value-type="string">
            <text:p>Gallo, Lígia Razera</text:p>
          </table:table-cell>
          <table:table-cell office:value-type="string">
            <text:p>9788527409742</text:p>
          </table:table-cell>
        </table:table-row>
        <table:table-row table:style-name="ro1">
          <table:table-cell office:value-type="string">
            <text:p>Inglês instrumental para informática:</text:p>
          </table:table-cell>
          <table:table-cell office:value-type="string">
            <text:p>Gallo, Lígia Razera</text:p>
          </table:table-cell>
          <table:table-cell office:value-type="string">
            <text:p>9788527409742</text:p>
          </table:table-cell>
        </table:table-row>
        <table:table-row table:style-name="ro1">
          <table:table-cell office:value-type="string">
            <text:p>Inglês instrumental para informática:</text:p>
          </table:table-cell>
          <table:table-cell office:value-type="string">
            <text:p>Gallo, Lígia Razera</text:p>
          </table:table-cell>
          <table:table-cell office:value-type="string">
            <text:p>9788527409742</text:p>
          </table:table-cell>
        </table:table-row>
        <table:table-row table:style-name="ro1">
          <table:table-cell office:value-type="string">
            <text:p>Inglês instrumental para informática:</text:p>
          </table:table-cell>
          <table:table-cell office:value-type="string">
            <text:p>Gallo, Lígia Razera</text:p>
          </table:table-cell>
          <table:table-cell office:value-type="string">
            <text:p>9788527409742</text:p>
          </table:table-cell>
        </table:table-row>
        <table:table-row table:style-name="ro1">
          <table:table-cell office:value-type="string">
            <text:p>Inglês instrumental para informática:</text:p>
          </table:table-cell>
          <table:table-cell office:value-type="string">
            <text:p>Gallo, Lígia Razera</text:p>
          </table:table-cell>
          <table:table-cell office:value-type="string">
            <text:p>9788527409742</text:p>
          </table:table-cell>
        </table:table-row>
        <table:table-row table:style-name="ro1">
          <table:table-cell office:value-type="string">
            <text:p>Inglês instrumental para informática:</text:p>
          </table:table-cell>
          <table:table-cell office:value-type="string">
            <text:p>Gallo, Lígia Razera</text:p>
          </table:table-cell>
          <table:table-cell office:value-type="string">
            <text:p>9788527409742</text:p>
          </table:table-cell>
        </table:table-row>
        <table:table-row table:style-name="ro1">
          <table:table-cell office:value-type="string">
            <text:p>Inglês instrumental para informática:</text:p>
          </table:table-cell>
          <table:table-cell office:value-type="string">
            <text:p>Gallo, Lígia Razera</text:p>
          </table:table-cell>
          <table:table-cell office:value-type="string">
            <text:p>9788527409742</text:p>
          </table:table-cell>
        </table:table-row>
        <table:table-row table:style-name="ro1">
          <table:table-cell office:value-type="string">
            <text:p>Inglês instrumental: </text:p>
          </table:table-cell>
          <table:table-cell office:value-type="string">
            <text:p>Munhoz, Rosângela</text:p>
          </table:table-cell>
          <table:table-cell office:value-type="string">
            <text:p>9788585734367</text:p>
          </table:table-cell>
        </table:table-row>
        <table:table-row table:style-name="ro1">
          <table:table-cell office:value-type="string">
            <text:p>Inglês instrumental: </text:p>
          </table:table-cell>
          <table:table-cell office:value-type="string">
            <text:p>Munhoz, Rosângela</text:p>
          </table:table-cell>
          <table:table-cell office:value-type="string">
            <text:p>9788585734367</text:p>
          </table:table-cell>
        </table:table-row>
        <table:table-row table:style-name="ro1">
          <table:table-cell office:value-type="string">
            <text:p>Inglês instrumental: </text:p>
          </table:table-cell>
          <table:table-cell office:value-type="string">
            <text:p>Munhoz, Rosângela</text:p>
          </table:table-cell>
          <table:table-cell office:value-type="string">
            <text:p>9788585734367</text:p>
          </table:table-cell>
        </table:table-row>
        <table:table-row table:style-name="ro1">
          <table:table-cell office:value-type="string">
            <text:p>Inglês instrumental: </text:p>
          </table:table-cell>
          <table:table-cell office:value-type="string">
            <text:p>Munhoz, Rosângela</text:p>
          </table:table-cell>
          <table:table-cell office:value-type="string">
            <text:p>9788585734367</text:p>
          </table:table-cell>
        </table:table-row>
        <table:table-row table:style-name="ro1">
          <table:table-cell office:value-type="string">
            <text:p>Inglês instrumental: </text:p>
          </table:table-cell>
          <table:table-cell office:value-type="string">
            <text:p>Munhoz, Rosângela</text:p>
          </table:table-cell>
          <table:table-cell office:value-type="string">
            <text:p>9788585734367</text:p>
          </table:table-cell>
        </table:table-row>
        <table:table-row table:style-name="ro1">
          <table:table-cell office:value-type="string">
            <text:p>Inglês instrumental: </text:p>
          </table:table-cell>
          <table:table-cell office:value-type="string">
            <text:p>Munhoz, Rosângela</text:p>
          </table:table-cell>
          <table:table-cell office:value-type="string">
            <text:p>9788585734367</text:p>
          </table:table-cell>
        </table:table-row>
        <table:table-row table:style-name="ro1">
          <table:table-cell office:value-type="string">
            <text:p>Português instrumental:</text:p>
          </table:table-cell>
          <table:table-cell office:value-type="string">
            <text:p>Medeiros, João Bosco</text:p>
          </table:table-cell>
          <table:table-cell office:value-type="string">
            <text:p>9788522485581</text:p>
          </table:table-cell>
        </table:table-row>
        <table:table-row table:style-name="ro1">
          <table:table-cell office:value-type="string">
            <text:p>Português instrumental:</text:p>
          </table:table-cell>
          <table:table-cell office:value-type="string">
            <text:p>Medeiros, João Bosco</text:p>
          </table:table-cell>
          <table:table-cell office:value-type="string">
            <text:p>9788522485581</text:p>
          </table:table-cell>
        </table:table-row>
        <table:table-row table:style-name="ro1">
          <table:table-cell office:value-type="string">
            <text:p>Português instrumental:</text:p>
          </table:table-cell>
          <table:table-cell office:value-type="string">
            <text:p>Medeiros, João Bosco</text:p>
          </table:table-cell>
          <table:table-cell office:value-type="string">
            <text:p>9788522485581</text:p>
          </table:table-cell>
        </table:table-row>
        <table:table-row table:style-name="ro1">
          <table:table-cell office:value-type="string">
            <text:p>Português instrumental:</text:p>
          </table:table-cell>
          <table:table-cell office:value-type="string">
            <text:p>Medeiros, João Bosco</text:p>
          </table:table-cell>
          <table:table-cell office:value-type="string">
            <text:p>9788522485581</text:p>
          </table:table-cell>
        </table:table-row>
        <table:table-row table:style-name="ro1">
          <table:table-cell office:value-type="string">
            <text:p>Português instrumental:</text:p>
          </table:table-cell>
          <table:table-cell office:value-type="string">
            <text:p>Medeiros, João Bosco</text:p>
          </table:table-cell>
          <table:table-cell office:value-type="string">
            <text:p>9788522485581</text:p>
          </table:table-cell>
        </table:table-row>
        <table:table-row table:style-name="ro1">
          <table:table-cell office:value-type="string">
            <text:p>Português instrumental:</text:p>
          </table:table-cell>
          <table:table-cell office:value-type="string">
            <text:p>Medeiros, João Bosco</text:p>
          </table:table-cell>
          <table:table-cell office:value-type="string">
            <text:p>9788522485581</text:p>
          </table:table-cell>
        </table:table-row>
        <table:table-row table:style-name="ro1">
          <table:table-cell office:value-type="string">
            <text:p>Português instrumental:</text:p>
          </table:table-cell>
          <table:table-cell office:value-type="string">
            <text:p>Medeiros, João Bosco</text:p>
          </table:table-cell>
          <table:table-cell office:value-type="string">
            <text:p>9788522485581</text:p>
          </table:table-cell>
        </table:table-row>
        <table:table-row table:style-name="ro1">
          <table:table-cell office:value-type="string">
            <text:p>Português instrumental:</text:p>
          </table:table-cell>
          <table:table-cell office:value-type="string">
            <text:p>Medeiros, João Bosco</text:p>
          </table:table-cell>
          <table:table-cell office:value-type="string">
            <text:p>9788522485581</text:p>
          </table:table-cell>
        </table:table-row>
        <table:table-row table:style-name="ro1">
          <table:table-cell office:value-type="string">
            <text:p>Português instrumental:</text:p>
          </table:table-cell>
          <table:table-cell office:value-type="string">
            <text:p>Medeiros, João Bosco</text:p>
          </table:table-cell>
          <table:table-cell office:value-type="string">
            <text:p>9788522485581</text:p>
          </table:table-cell>
        </table:table-row>
        <table:table-row table:style-name="ro1">
          <table:table-cell office:value-type="string">
            <text:p>Português instrumental:</text:p>
          </table:table-cell>
          <table:table-cell office:value-type="string">
            <text:p>Medeiros, João Bosco</text:p>
          </table:table-cell>
          <table:table-cell office:value-type="string">
            <text:p>9788522485581</text:p>
          </table:table-cell>
        </table:table-row>
        <table:table-row table:style-name="ro1">
          <table:table-cell office:value-type="string">
            <text:p>Português instrumental:</text:p>
          </table:table-cell>
          <table:table-cell office:value-type="string">
            <text:p>Medeiros, João Bosco</text:p>
          </table:table-cell>
          <table:table-cell office:value-type="string">
            <text:p>9788522485581</text:p>
          </table:table-cell>
        </table:table-row>
        <table:table-row table:style-name="ro1">
          <table:table-cell office:value-type="string">
            <text:p>Português instrumental:</text:p>
          </table:table-cell>
          <table:table-cell office:value-type="string">
            <text:p>Medeiros, João Bosco</text:p>
          </table:table-cell>
          <table:table-cell office:value-type="string">
            <text:p>9788522485581</text:p>
          </table:table-cell>
        </table:table-row>
        <table:table-row table:style-name="ro1">
          <table:table-cell office:value-type="string">
            <text:p>Português instrumental:</text:p>
          </table:table-cell>
          <table:table-cell office:value-type="string">
            <text:p>Medeiros, João Bosco</text:p>
          </table:table-cell>
          <table:table-cell office:value-type="string">
            <text:p>9788522485581</text:p>
          </table:table-cell>
        </table:table-row>
        <table:table-row table:style-name="ro1">
          <table:table-cell office:value-type="string">
            <text:p>Português instrumental:</text:p>
          </table:table-cell>
          <table:table-cell office:value-type="string">
            <text:p>Medeiros, João Bosco</text:p>
          </table:table-cell>
          <table:table-cell office:value-type="string">
            <text:p>9788522485581</text:p>
          </table:table-cell>
        </table:table-row>
        <table:table-row table:style-name="ro1">
          <table:table-cell office:value-type="string">
            <text:p>Gramática da língua portuguesa para concursos, vestibulares, ENEM, colégios técnicos e militares... /</text:p>
          </table:table-cell>
          <table:table-cell office:value-type="string">
            <text:p>Almeida, Nilson Teixeira de.</text:p>
          </table:table-cell>
          <table:table-cell office:value-type="string">
            <text:p>9788502076419</text:p>
          </table:table-cell>
        </table:table-row>
        <table:table-row table:style-name="ro1">
          <table:table-cell office:value-type="string">
            <text:p>Gramática da língua portuguesa para concursos, vestibulares, ENEM, colégios técnicos e militares... /</text:p>
          </table:table-cell>
          <table:table-cell office:value-type="string">
            <text:p>Almeida, Nilson Teixeira de.</text:p>
          </table:table-cell>
          <table:table-cell office:value-type="string">
            <text:p>9788502076419</text:p>
          </table:table-cell>
        </table:table-row>
        <table:table-row table:style-name="ro1">
          <table:table-cell office:value-type="string">
            <text:p>Gramática da língua portuguesa para concursos, vestibulares, ENEM, colégios técnicos e militares... /</text:p>
          </table:table-cell>
          <table:table-cell office:value-type="string">
            <text:p>Almeida, Nilson Teixeira de.</text:p>
          </table:table-cell>
          <table:table-cell office:value-type="string">
            <text:p>9788502076419</text:p>
          </table:table-cell>
        </table:table-row>
        <table:table-row table:style-name="ro1">
          <table:table-cell office:value-type="string">
            <text:p>Gramática da língua portuguesa para concursos, vestibulares, ENEM, colégios técnicos e militares... /</text:p>
          </table:table-cell>
          <table:table-cell office:value-type="string">
            <text:p>Almeida, Nilson Teixeira de.</text:p>
          </table:table-cell>
          <table:table-cell office:value-type="string">
            <text:p>9788502076419</text:p>
          </table:table-cell>
        </table:table-row>
        <table:table-row table:style-name="ro1">
          <table:table-cell office:value-type="string">
            <text:p>Gramática da língua portuguesa para concursos, vestibulares, ENEM, colégios técnicos e militares... /</text:p>
          </table:table-cell>
          <table:table-cell office:value-type="string">
            <text:p>Almeida, Nilson Teixeira de.</text:p>
          </table:table-cell>
          <table:table-cell office:value-type="string">
            <text:p>9788502076419</text:p>
          </table:table-cell>
        </table:table-row>
        <table:table-row table:style-name="ro1">
          <table:table-cell office:value-type="string">
            <text:p>Gramática da língua portuguesa para concursos, vestibulares, ENEM, colégios técnicos e militares... /</text:p>
          </table:table-cell>
          <table:table-cell office:value-type="string">
            <text:p>Almeida, Nilson Teixeira de.</text:p>
          </table:table-cell>
          <table:table-cell office:value-type="string">
            <text:p>9788502076419</text:p>
          </table:table-cell>
        </table:table-row>
        <table:table-row table:style-name="ro1">
          <table:table-cell office:value-type="string">
            <text:p>Gramática da língua portuguesa para concursos, vestibulares, ENEM, colégios técnicos e militares... /</text:p>
          </table:table-cell>
          <table:table-cell office:value-type="string">
            <text:p>Almeida, Nilson Teixeira de.</text:p>
          </table:table-cell>
          <table:table-cell office:value-type="string">
            <text:p>9788502076419</text:p>
          </table:table-cell>
        </table:table-row>
        <table:table-row table:style-name="ro1">
          <table:table-cell office:value-type="string">
            <text:p>Gramática da língua portuguesa para concursos, vestibulares, ENEM, colégios técnicos e militares... /</text:p>
          </table:table-cell>
          <table:table-cell office:value-type="string">
            <text:p>Almeida, Nilson Teixeira de.</text:p>
          </table:table-cell>
          <table:table-cell office:value-type="string">
            <text:p>9788502076419</text:p>
          </table:table-cell>
        </table:table-row>
        <table:table-row table:style-name="ro1">
          <table:table-cell office:value-type="string">
            <text:p>Gramática da língua portuguesa para concursos, vestibulares, ENEM, colégios técnicos e militares... /</text:p>
          </table:table-cell>
          <table:table-cell office:value-type="string">
            <text:p>Almeida, Nilson Teixeira de.</text:p>
          </table:table-cell>
          <table:table-cell office:value-type="string">
            <text:p>9788502076419</text:p>
          </table:table-cell>
        </table:table-row>
        <table:table-row table:style-name="ro1">
          <table:table-cell office:value-type="string">
            <text:p>Gramática da língua portuguesa para concursos, vestibulares, ENEM, colégios técnicos e militares... /</text:p>
          </table:table-cell>
          <table:table-cell office:value-type="string">
            <text:p>Almeida, Nilson Teixeira de.</text:p>
          </table:table-cell>
          <table:table-cell office:value-type="string">
            <text:p>9788502076419</text:p>
          </table:table-cell>
        </table:table-row>
        <table:table-row table:style-name="ro1">
          <table:table-cell office:value-type="string">
            <text:p>Gramática da língua portuguesa para concursos, vestibulares, ENEM, colégios técnicos e militares... /</text:p>
          </table:table-cell>
          <table:table-cell office:value-type="string">
            <text:p>Almeida, Nilson Teixeira de.</text:p>
          </table:table-cell>
          <table:table-cell office:value-type="string">
            <text:p>9788502076419</text:p>
          </table:table-cell>
        </table:table-row>
        <table:table-row table:style-name="ro1">
          <table:table-cell office:value-type="string">
            <text:p>Gramática da língua portuguesa para concursos, vestibulares, ENEM, colégios técnicos e militares... /</text:p>
          </table:table-cell>
          <table:table-cell office:value-type="string">
            <text:p>Almeida, Nilson Teixeira de.</text:p>
          </table:table-cell>
          <table:table-cell office:value-type="string">
            <text:p>9788502076419</text:p>
          </table:table-cell>
        </table:table-row>
        <table:table-row table:style-name="ro1">
          <table:table-cell office:value-type="string">
            <text:p>Gramática da língua portuguesa para concursos, vestibulares, ENEM, colégios técnicos e militares... /</text:p>
          </table:table-cell>
          <table:table-cell office:value-type="string">
            <text:p>Almeida, Nilson Teixeira de.</text:p>
          </table:table-cell>
          <table:table-cell office:value-type="string">
            <text:p>9788502076419</text:p>
          </table:table-cell>
        </table:table-row>
        <table:table-row table:style-name="ro1">
          <table:table-cell office:value-type="string">
            <text:p>Gramática da língua portuguesa para concursos, vestibulares, ENEM, colégios técnicos e militares... /</text:p>
          </table:table-cell>
          <table:table-cell office:value-type="string">
            <text:p>Almeida, Nilson Teixeira de.</text:p>
          </table:table-cell>
          <table:table-cell office:value-type="string">
            <text:p>9788502076419</text:p>
          </table:table-cell>
        </table:table-row>
        <table:table-row table:style-name="ro1">
          <table:table-cell office:value-type="string">
            <text:p>Novíssima gramática da língua portuguesa :</text:p>
          </table:table-cell>
          <table:table-cell office:value-type="string">
            <text:p>Cegalla, Domingos Paschoal,</text:p>
          </table:table-cell>
          <table:table-cell office:value-type="string">
            <text:p>9788504014112</text:p>
          </table:table-cell>
        </table:table-row>
        <table:table-row table:style-name="ro1">
          <table:table-cell office:value-type="string">
            <text:p>Novíssima gramática da língua portuguesa :</text:p>
          </table:table-cell>
          <table:table-cell office:value-type="string">
            <text:p>Cegalla, Domingos Paschoal,</text:p>
          </table:table-cell>
          <table:table-cell office:value-type="string">
            <text:p>9788504014112</text:p>
          </table:table-cell>
        </table:table-row>
        <table:table-row table:style-name="ro1">
          <table:table-cell office:value-type="string">
            <text:p>Novíssima gramática da língua portuguesa :</text:p>
          </table:table-cell>
          <table:table-cell office:value-type="string">
            <text:p>Cegalla, Domingos Paschoal,</text:p>
          </table:table-cell>
          <table:table-cell office:value-type="string">
            <text:p>9788504014112</text:p>
          </table:table-cell>
        </table:table-row>
        <table:table-row table:style-name="ro1">
          <table:table-cell office:value-type="string">
            <text:p>Novíssima gramática da língua portuguesa :</text:p>
          </table:table-cell>
          <table:table-cell office:value-type="string">
            <text:p>Cegalla, Domingos Paschoal,</text:p>
          </table:table-cell>
          <table:table-cell office:value-type="string">
            <text:p>9788504014112</text:p>
          </table:table-cell>
        </table:table-row>
        <table:table-row table:style-name="ro1">
          <table:table-cell office:value-type="string">
            <text:p>Novíssima gramática da língua portuguesa :</text:p>
          </table:table-cell>
          <table:table-cell office:value-type="string">
            <text:p>Cegalla, Domingos Paschoal,</text:p>
          </table:table-cell>
          <table:table-cell office:value-type="string">
            <text:p>9788504014112</text:p>
          </table:table-cell>
        </table:table-row>
        <table:table-row table:style-name="ro1">
          <table:table-cell office:value-type="string">
            <text:p>Novíssima gramática da língua portuguesa :</text:p>
          </table:table-cell>
          <table:table-cell office:value-type="string">
            <text:p>Cegalla, Domingos Paschoal,</text:p>
          </table:table-cell>
          <table:table-cell office:value-type="string">
            <text:p>9788504014112</text:p>
          </table:table-cell>
        </table:table-row>
        <table:table-row table:style-name="ro1">
          <table:table-cell office:value-type="string">
            <text:p>Novíssima gramática da língua portuguesa :</text:p>
          </table:table-cell>
          <table:table-cell office:value-type="string">
            <text:p>Cegalla, Domingos Paschoal,</text:p>
          </table:table-cell>
          <table:table-cell office:value-type="string">
            <text:p>9788504014112</text:p>
          </table:table-cell>
        </table:table-row>
        <table:table-row table:style-name="ro1">
          <table:table-cell office:value-type="string">
            <text:p>Novíssima gramática da língua portuguesa :</text:p>
          </table:table-cell>
          <table:table-cell office:value-type="string">
            <text:p>Cegalla, Domingos Paschoal,</text:p>
          </table:table-cell>
          <table:table-cell office:value-type="string">
            <text:p>9788504014112</text:p>
          </table:table-cell>
        </table:table-row>
        <table:table-row table:style-name="ro1">
          <table:table-cell office:value-type="string">
            <text:p>Novíssima gramática da língua portuguesa :</text:p>
          </table:table-cell>
          <table:table-cell office:value-type="string">
            <text:p>Cegalla, Domingos Paschoal,</text:p>
          </table:table-cell>
          <table:table-cell office:value-type="string">
            <text:p>9788504014112</text:p>
          </table:table-cell>
        </table:table-row>
        <table:table-row table:style-name="ro1">
          <table:table-cell office:value-type="string">
            <text:p>Novíssima gramática da língua portuguesa :</text:p>
          </table:table-cell>
          <table:table-cell office:value-type="string">
            <text:p>Cegalla, Domingos Paschoal,</text:p>
          </table:table-cell>
          <table:table-cell office:value-type="string">
            <text:p>9788504014112</text:p>
          </table:table-cell>
        </table:table-row>
        <table:table-row table:style-name="ro1">
          <table:table-cell office:value-type="string">
            <text:p>Novíssima gramática da língua portuguesa :</text:p>
          </table:table-cell>
          <table:table-cell office:value-type="string">
            <text:p>Cegalla, Domingos Paschoal,</text:p>
          </table:table-cell>
          <table:table-cell office:value-type="string">
            <text:p>9788504014112</text:p>
          </table:table-cell>
        </table:table-row>
        <table:table-row table:style-name="ro1">
          <table:table-cell office:value-type="string">
            <text:p>Novíssima gramática da língua portuguesa :</text:p>
          </table:table-cell>
          <table:table-cell office:value-type="string">
            <text:p>Cegalla, Domingos Paschoal,</text:p>
          </table:table-cell>
          <table:table-cell office:value-type="string">
            <text:p>9788504014112</text:p>
          </table:table-cell>
        </table:table-row>
        <table:table-row table:style-name="ro1">
          <table:table-cell office:value-type="string">
            <text:p>Novíssima gramática da língua portuguesa :</text:p>
          </table:table-cell>
          <table:table-cell office:value-type="string">
            <text:p>Cegalla, Domingos Paschoal,</text:p>
          </table:table-cell>
          <table:table-cell office:value-type="string">
            <text:p>9788504014112</text:p>
          </table:table-cell>
        </table:table-row>
        <table:table-row table:style-name="ro1">
          <table:table-cell office:value-type="string">
            <text:p>Novíssima gramática da língua portuguesa :</text:p>
          </table:table-cell>
          <table:table-cell office:value-type="string">
            <text:p>Cegalla, Domingos Paschoal,</text:p>
          </table:table-cell>
          <table:table-cell office:value-type="string">
            <text:p>9788504014112</text:p>
          </table:table-cell>
        </table:table-row>
        <table:table-row table:style-name="ro1">
          <table:table-cell office:value-type="string">
            <text:p>Para falar e escrever melhor o português /</text:p>
          </table:table-cell>
          <table:table-cell office:value-type="string">
            <text:p>Kury, Adriano da Gama,</text:p>
          </table:table-cell>
          <table:table-cell office:value-type="string">
            <text:p>9788586368684</text:p>
          </table:table-cell>
        </table:table-row>
        <table:table-row table:style-name="ro1">
          <table:table-cell office:value-type="string">
            <text:p>Para falar e escrever melhor o português /</text:p>
          </table:table-cell>
          <table:table-cell office:value-type="string">
            <text:p>Kury, Adriano da Gama,</text:p>
          </table:table-cell>
          <table:table-cell office:value-type="string">
            <text:p>9788586368684</text:p>
          </table:table-cell>
        </table:table-row>
        <table:table-row table:style-name="ro1">
          <table:table-cell office:value-type="string">
            <text:p>Para falar e escrever melhor o português /</text:p>
          </table:table-cell>
          <table:table-cell office:value-type="string">
            <text:p>Kury, Adriano da Gama,</text:p>
          </table:table-cell>
          <table:table-cell office:value-type="string">
            <text:p>9788586368684</text:p>
          </table:table-cell>
        </table:table-row>
        <table:table-row table:style-name="ro1">
          <table:table-cell office:value-type="string">
            <text:p>Redação discursiva e oficial /</text:p>
          </table:table-cell>
          <table:table-cell office:value-type="string">
            <text:p>Paiva, Marcelo</text:p>
          </table:table-cell>
          <table:table-cell office:value-type="string">
            <text:p>9788584231164</text:p>
          </table:table-cell>
        </table:table-row>
        <table:table-row table:style-name="ro1">
          <table:table-cell office:value-type="string">
            <text:p>Redação discursiva e oficial /</text:p>
          </table:table-cell>
          <table:table-cell office:value-type="string">
            <text:p>Paiva, Marcelo</text:p>
          </table:table-cell>
          <table:table-cell office:value-type="string">
            <text:p>9788584231164</text:p>
          </table:table-cell>
        </table:table-row>
        <table:table-row table:style-name="ro1">
          <table:table-cell office:value-type="string">
            <text:p>Redação discursiva e oficial /</text:p>
          </table:table-cell>
          <table:table-cell office:value-type="string">
            <text:p>Paiva, Marcelo</text:p>
          </table:table-cell>
          <table:table-cell office:value-type="string">
            <text:p>9788584231164</text:p>
          </table:table-cell>
        </table:table-row>
        <table:table-row table:style-name="ro1">
          <table:table-cell office:value-type="string">
            <text:p>Redação discursiva e oficial /</text:p>
          </table:table-cell>
          <table:table-cell office:value-type="string">
            <text:p>Paiva, Marcelo</text:p>
          </table:table-cell>
          <table:table-cell office:value-type="string">
            <text:p>9788584231164</text:p>
          </table:table-cell>
        </table:table-row>
        <table:table-row table:style-name="ro1">
          <table:table-cell office:value-type="string">
            <text:p>Redação discursiva e oficial /</text:p>
          </table:table-cell>
          <table:table-cell office:value-type="string">
            <text:p>Paiva, Marcelo</text:p>
          </table:table-cell>
          <table:table-cell office:value-type="string">
            <text:p>9788584231164</text:p>
          </table:table-cell>
        </table:table-row>
        <table:table-row table:style-name="ro1">
          <table:table-cell office:value-type="string">
            <text:p>Redação discursiva e oficial /</text:p>
          </table:table-cell>
          <table:table-cell office:value-type="string">
            <text:p>Paiva, Marcelo</text:p>
          </table:table-cell>
          <table:table-cell office:value-type="string">
            <text:p>9788584231164</text:p>
          </table:table-cell>
        </table:table-row>
        <table:table-row table:style-name="ro1">
          <table:table-cell office:value-type="string">
            <text:p>Matemática financeira e suas aplicações /</text:p>
          </table:table-cell>
          <table:table-cell office:value-type="string">
            <text:p>Assaf Neto, Alexandre,</text:p>
          </table:table-cell>
          <table:table-cell office:value-type="string">
            <text:p>9788522472482</text:p>
          </table:table-cell>
        </table:table-row>
        <table:table-row table:style-name="ro1">
          <table:table-cell office:value-type="string">
            <text:p>Matemática financeira e suas aplicações /</text:p>
          </table:table-cell>
          <table:table-cell office:value-type="string">
            <text:p>Assaf Neto, Alexandre,</text:p>
          </table:table-cell>
          <table:table-cell office:value-type="string">
            <text:p>9788522472482</text:p>
          </table:table-cell>
        </table:table-row>
        <table:table-row table:style-name="ro1">
          <table:table-cell office:value-type="string">
            <text:p>Matemática financeira e suas aplicações /</text:p>
          </table:table-cell>
          <table:table-cell office:value-type="string">
            <text:p>Assaf Neto, Alexandre,</text:p>
          </table:table-cell>
          <table:table-cell office:value-type="string">
            <text:p>9788522472482</text:p>
          </table:table-cell>
        </table:table-row>
        <table:table-row table:style-name="ro1">
          <table:table-cell office:value-type="string">
            <text:p>Matemática financeira e suas aplicações /</text:p>
          </table:table-cell>
          <table:table-cell office:value-type="string">
            <text:p>Assaf Neto, Alexandre,</text:p>
          </table:table-cell>
          <table:table-cell office:value-type="string">
            <text:p>9788522472482</text:p>
          </table:table-cell>
        </table:table-row>
        <table:table-row table:style-name="ro1">
          <table:table-cell office:value-type="string">
            <text:p>Matemática financeira e suas aplicações /</text:p>
          </table:table-cell>
          <table:table-cell office:value-type="string">
            <text:p>Assaf Neto, Alexandre,</text:p>
          </table:table-cell>
          <table:table-cell office:value-type="string">
            <text:p>9788522472482</text:p>
          </table:table-cell>
        </table:table-row>
        <table:table-row table:style-name="ro1">
          <table:table-cell office:value-type="string">
            <text:p>Matemática financeira e suas aplicações /</text:p>
          </table:table-cell>
          <table:table-cell office:value-type="string">
            <text:p>Assaf Neto, Alexandre,</text:p>
          </table:table-cell>
          <table:table-cell office:value-type="string">
            <text:p>9788522472482</text:p>
          </table:table-cell>
        </table:table-row>
        <table:table-row table:style-name="ro1">
          <table:table-cell office:value-type="string">
            <text:p>Matemática financeira e suas aplicações /</text:p>
          </table:table-cell>
          <table:table-cell office:value-type="string">
            <text:p>Assaf Neto, Alexandre,</text:p>
          </table:table-cell>
          <table:table-cell office:value-type="string">
            <text:p>9788522472482</text:p>
          </table:table-cell>
        </table:table-row>
        <table:table-row table:style-name="ro1">
          <table:table-cell office:value-type="string">
            <text:p>Matemática financeira e suas aplicações /</text:p>
          </table:table-cell>
          <table:table-cell office:value-type="string">
            <text:p>Assaf Neto, Alexandre,</text:p>
          </table:table-cell>
          <table:table-cell office:value-type="string">
            <text:p>9788522472482</text:p>
          </table:table-cell>
        </table:table-row>
        <table:table-row table:style-name="ro1">
          <table:table-cell office:value-type="string">
            <text:p>Matemática financeira e suas aplicações /</text:p>
          </table:table-cell>
          <table:table-cell office:value-type="string">
            <text:p>Assaf Neto, Alexandre,</text:p>
          </table:table-cell>
          <table:table-cell office:value-type="string">
            <text:p>9788522472482</text:p>
          </table:table-cell>
        </table:table-row>
        <table:table-row table:style-name="ro1">
          <table:table-cell office:value-type="string">
            <text:p>Matemática financeira e suas aplicações /</text:p>
          </table:table-cell>
          <table:table-cell office:value-type="string">
            <text:p>Assaf Neto, Alexandre,</text:p>
          </table:table-cell>
          <table:table-cell office:value-type="string">
            <text:p>9788522472482</text:p>
          </table:table-cell>
        </table:table-row>
        <table:table-row table:style-name="ro1">
          <table:table-cell office:value-type="string">
            <text:p>Matemática financeira e suas aplicações /</text:p>
          </table:table-cell>
          <table:table-cell office:value-type="string">
            <text:p>Assaf Neto, Alexandre,</text:p>
          </table:table-cell>
          <table:table-cell office:value-type="string">
            <text:p>9788522472482</text:p>
          </table:table-cell>
        </table:table-row>
        <table:table-row table:style-name="ro1">
          <table:table-cell office:value-type="string">
            <text:p>Matemática financeira e suas aplicações /</text:p>
          </table:table-cell>
          <table:table-cell office:value-type="string">
            <text:p>Assaf Neto, Alexandre,</text:p>
          </table:table-cell>
          <table:table-cell office:value-type="string">
            <text:p>9788522472482</text:p>
          </table:table-cell>
        </table:table-row>
        <table:table-row table:style-name="ro1">
          <table:table-cell office:value-type="string">
            <text:p>Matemática financeira e suas aplicações /</text:p>
          </table:table-cell>
          <table:table-cell office:value-type="string">
            <text:p>Assaf Neto, Alexandre,</text:p>
          </table:table-cell>
          <table:table-cell office:value-type="string">
            <text:p>9788522472482</text:p>
          </table:table-cell>
        </table:table-row>
        <table:table-row table:style-name="ro1">
          <table:table-cell office:value-type="string">
            <text:p>Matemática financeira e suas aplicações /</text:p>
          </table:table-cell>
          <table:table-cell office:value-type="string">
            <text:p>Assaf Neto, Alexandre,</text:p>
          </table:table-cell>
          <table:table-cell office:value-type="string">
            <text:p>9788522472482</text:p>
          </table:table-cell>
        </table:table-row>
        <table:table-row table:style-name="ro1">
          <table:table-cell office:value-type="string">
            <text:p>Matemática financeira :</text:p>
          </table:table-cell>
          <table:table-cell office:value-type="string">
            <text:p>Mathias, Washington Franco,</text:p>
          </table:table-cell>
          <table:table-cell office:value-type="string">
            <text:p>9788522452125</text:p>
          </table:table-cell>
        </table:table-row>
        <table:table-row table:style-name="ro1">
          <table:table-cell office:value-type="string">
            <text:p>Matemática financeira :</text:p>
          </table:table-cell>
          <table:table-cell office:value-type="string">
            <text:p>Mathias, Washington Franco,</text:p>
          </table:table-cell>
          <table:table-cell office:value-type="string">
            <text:p>9788522452125</text:p>
          </table:table-cell>
        </table:table-row>
        <table:table-row table:style-name="ro1">
          <table:table-cell office:value-type="string">
            <text:p>Matemática financeira :</text:p>
          </table:table-cell>
          <table:table-cell office:value-type="string">
            <text:p>Mathias, Washington Franco,</text:p>
          </table:table-cell>
          <table:table-cell office:value-type="string">
            <text:p>9788522452125</text:p>
          </table:table-cell>
        </table:table-row>
        <table:table-row table:style-name="ro1">
          <table:table-cell office:value-type="string">
            <text:p>Matemática financeira :</text:p>
          </table:table-cell>
          <table:table-cell office:value-type="string">
            <text:p>Mathias, Washington Franco,</text:p>
          </table:table-cell>
          <table:table-cell office:value-type="string">
            <text:p>9788522452125</text:p>
          </table:table-cell>
        </table:table-row>
        <table:table-row table:style-name="ro1">
          <table:table-cell office:value-type="string">
            <text:p>Matemática financeira :</text:p>
          </table:table-cell>
          <table:table-cell office:value-type="string">
            <text:p>Mathias, Washington Franco,</text:p>
          </table:table-cell>
          <table:table-cell office:value-type="string">
            <text:p>9788522452125</text:p>
          </table:table-cell>
        </table:table-row>
        <table:table-row table:style-name="ro1">
          <table:table-cell office:value-type="string">
            <text:p>Matemática financeira :</text:p>
          </table:table-cell>
          <table:table-cell office:value-type="string">
            <text:p>Mathias, Washington Franco,</text:p>
          </table:table-cell>
          <table:table-cell office:value-type="string">
            <text:p>9788522452125</text:p>
          </table:table-cell>
        </table:table-row>
        <table:table-row table:style-name="ro1">
          <table:table-cell office:value-type="string">
            <text:p>Matemática financeira :</text:p>
          </table:table-cell>
          <table:table-cell office:value-type="string">
            <text:p>Mathias, Washington Franco,</text:p>
          </table:table-cell>
          <table:table-cell office:value-type="string">
            <text:p>9788522452125</text:p>
          </table:table-cell>
        </table:table-row>
        <table:table-row table:style-name="ro1">
          <table:table-cell office:value-type="string">
            <text:p>Matemática financeira :</text:p>
          </table:table-cell>
          <table:table-cell office:value-type="string">
            <text:p>Mathias, Washington Franco,</text:p>
          </table:table-cell>
          <table:table-cell office:value-type="string">
            <text:p>9788522452125</text:p>
          </table:table-cell>
        </table:table-row>
        <table:table-row table:style-name="ro1">
          <table:table-cell office:value-type="string">
            <text:p>Matemática financeira :</text:p>
          </table:table-cell>
          <table:table-cell office:value-type="string">
            <text:p>Mathias, Washington Franco,</text:p>
          </table:table-cell>
          <table:table-cell office:value-type="string">
            <text:p>9788522452125</text:p>
          </table:table-cell>
        </table:table-row>
        <table:table-row table:style-name="ro1">
          <table:table-cell office:value-type="string">
            <text:p>Matemática financeira :</text:p>
          </table:table-cell>
          <table:table-cell office:value-type="string">
            <text:p>Mathias, Washington Franco,</text:p>
          </table:table-cell>
          <table:table-cell office:value-type="string">
            <text:p>9788522452125</text:p>
          </table:table-cell>
        </table:table-row>
        <table:table-row table:style-name="ro1">
          <table:table-cell office:value-type="string">
            <text:p>Matemática financeira :</text:p>
          </table:table-cell>
          <table:table-cell office:value-type="string">
            <text:p>Mathias, Washington Franco,</text:p>
          </table:table-cell>
          <table:table-cell office:value-type="string">
            <text:p>9788522452125</text:p>
          </table:table-cell>
        </table:table-row>
        <table:table-row table:style-name="ro1">
          <table:table-cell office:value-type="string">
            <text:p>Matemática financeira :</text:p>
          </table:table-cell>
          <table:table-cell office:value-type="string">
            <text:p>Mathias, Washington Franco,</text:p>
          </table:table-cell>
          <table:table-cell office:value-type="string">
            <text:p>9788522452125</text:p>
          </table:table-cell>
        </table:table-row>
        <table:table-row table:style-name="ro1">
          <table:table-cell office:value-type="string">
            <text:p>Matemática financeira :</text:p>
          </table:table-cell>
          <table:table-cell office:value-type="string">
            <text:p>Mathias, Washington Franco,</text:p>
          </table:table-cell>
          <table:table-cell office:value-type="string">
            <text:p>9788522452125</text:p>
          </table:table-cell>
        </table:table-row>
        <table:table-row table:style-name="ro1">
          <table:table-cell office:value-type="string">
            <text:p>Matemática financeira :</text:p>
          </table:table-cell>
          <table:table-cell office:value-type="string">
            <text:p>Mathias, Washington Franco,</text:p>
          </table:table-cell>
          <table:table-cell office:value-type="string">
            <text:p>9788522452125</text:p>
          </table:table-cell>
        </table:table-row>
        <table:table-row table:style-name="ro1">
          <table:table-cell office:value-type="string">
            <text:p>Estatística básica para concursos /</text:p>
          </table:table-cell>
          <table:table-cell office:value-type="string">
            <text:p>Bello, Pedro</text:p>
          </table:table-cell>
          <table:table-cell office:value-type="string">
            <text:p>9788589521314</text:p>
          </table:table-cell>
        </table:table-row>
        <table:table-row table:style-name="ro1">
          <table:table-cell office:value-type="string">
            <text:p>Estatística básica para concursos /</text:p>
          </table:table-cell>
          <table:table-cell office:value-type="string">
            <text:p>Bello, Pedro</text:p>
          </table:table-cell>
          <table:table-cell office:value-type="string">
            <text:p>9788589521314</text:p>
          </table:table-cell>
        </table:table-row>
        <table:table-row table:style-name="ro1">
          <table:table-cell office:value-type="string">
            <text:p>Estatística básica para concursos /</text:p>
          </table:table-cell>
          <table:table-cell office:value-type="string">
            <text:p>Bello, Pedro</text:p>
          </table:table-cell>
          <table:table-cell office:value-type="string">
            <text:p>9788589521314</text:p>
          </table:table-cell>
        </table:table-row>
        <table:table-row table:style-name="ro1">
          <table:table-cell office:value-type="string">
            <text:p>Curso de estatística básica:</text:p>
          </table:table-cell>
          <table:table-cell office:value-type="string">
            <text:p><text:s/>Costa, Giovani Glaucio de Oliveira</text:p>
          </table:table-cell>
          <table:table-cell office:value-type="string">
            <text:p>9788522466597</text:p>
          </table:table-cell>
        </table:table-row>
        <table:table-row table:style-name="ro1">
          <table:table-cell office:value-type="string">
            <text:p>Curso de estatística básica:</text:p>
          </table:table-cell>
          <table:table-cell office:value-type="string">
            <text:p><text:s/>Costa, Giovani Glaucio de Oliveira</text:p>
          </table:table-cell>
          <table:table-cell office:value-type="string">
            <text:p>9788522466597</text:p>
          </table:table-cell>
        </table:table-row>
        <table:table-row table:style-name="ro1">
          <table:table-cell office:value-type="string">
            <text:p>Curso de estatística básica:</text:p>
          </table:table-cell>
          <table:table-cell office:value-type="string">
            <text:p><text:s/>Costa, Giovani Glaucio de Oliveira</text:p>
          </table:table-cell>
          <table:table-cell office:value-type="string">
            <text:p>9788522466597</text:p>
          </table:table-cell>
        </table:table-row>
        <table:table-row table:style-name="ro1">
          <table:table-cell office:value-type="string">
            <text:p>Estatística básica :</text:p>
          </table:table-cell>
          <table:table-cell/>
          <table:table-cell office:value-type="string">
            <text:p>9788535230307</text:p>
          </table:table-cell>
        </table:table-row>
        <table:table-row table:style-name="ro1">
          <table:table-cell office:value-type="string">
            <text:p>Estatística básica :</text:p>
          </table:table-cell>
          <table:table-cell/>
          <table:table-cell office:value-type="string">
            <text:p>9788535230307</text:p>
          </table:table-cell>
        </table:table-row>
        <table:table-row table:style-name="ro1">
          <table:table-cell office:value-type="string">
            <text:p>Estatística básica :</text:p>
          </table:table-cell>
          <table:table-cell/>
          <table:table-cell office:value-type="string">
            <text:p>9788535230307</text:p>
          </table:table-cell>
        </table:table-row>
        <table:table-row table:style-name="ro1">
          <table:table-cell office:value-type="string">
            <text:p>Estatística fácil /</text:p>
          </table:table-cell>
          <table:table-cell office:value-type="string">
            <text:p>Crespo, Antonio Arnot.</text:p>
          </table:table-cell>
          <table:table-cell office:value-type="string">
            <text:p>9788502081062</text:p>
          </table:table-cell>
        </table:table-row>
        <table:table-row table:style-name="ro1">
          <table:table-cell office:value-type="string">
            <text:p>Estatística fácil /</text:p>
          </table:table-cell>
          <table:table-cell office:value-type="string">
            <text:p>Crespo, Antonio Arnot.</text:p>
          </table:table-cell>
          <table:table-cell office:value-type="string">
            <text:p>9788502081062</text:p>
          </table:table-cell>
        </table:table-row>
        <table:table-row table:style-name="ro1">
          <table:table-cell office:value-type="string">
            <text:p>Estatística fácil /</text:p>
          </table:table-cell>
          <table:table-cell office:value-type="string">
            <text:p>Crespo, Antonio Arnot.</text:p>
          </table:table-cell>
          <table:table-cell office:value-type="string">
            <text:p>9788502081062</text:p>
          </table:table-cell>
        </table:table-row>
        <table:table-row table:style-name="ro1">
          <table:table-cell office:value-type="string">
            <text:p>Estatística fácil /</text:p>
          </table:table-cell>
          <table:table-cell office:value-type="string">
            <text:p>Crespo, Antonio Arnot.</text:p>
          </table:table-cell>
          <table:table-cell office:value-type="string">
            <text:p>9788502081062</text:p>
          </table:table-cell>
        </table:table-row>
        <table:table-row table:style-name="ro1">
          <table:table-cell office:value-type="string">
            <text:p>Estatística fácil /</text:p>
          </table:table-cell>
          <table:table-cell office:value-type="string">
            <text:p>Crespo, Antonio Arnot.</text:p>
          </table:table-cell>
          <table:table-cell office:value-type="string">
            <text:p>9788502081062</text:p>
          </table:table-cell>
        </table:table-row>
        <table:table-row table:style-name="ro1">
          <table:table-cell office:value-type="string">
            <text:p>Estatística fácil /</text:p>
          </table:table-cell>
          <table:table-cell office:value-type="string">
            <text:p>Crespo, Antonio Arnot.</text:p>
          </table:table-cell>
          <table:table-cell office:value-type="string">
            <text:p>9788502081062</text:p>
          </table:table-cell>
        </table:table-row>
        <table:table-row table:style-name="ro1">
          <table:table-cell office:value-type="string">
            <text:p>Estatística fácil /</text:p>
          </table:table-cell>
          <table:table-cell office:value-type="string">
            <text:p>Crespo, Antonio Arnot.</text:p>
          </table:table-cell>
          <table:table-cell office:value-type="string">
            <text:p>9788502081062</text:p>
          </table:table-cell>
        </table:table-row>
        <table:table-row table:style-name="ro1">
          <table:table-cell office:value-type="string">
            <text:p>Estatística fácil /</text:p>
          </table:table-cell>
          <table:table-cell office:value-type="string">
            <text:p>Crespo, Antonio Arnot.</text:p>
          </table:table-cell>
          <table:table-cell office:value-type="string">
            <text:p>9788502081062</text:p>
          </table:table-cell>
        </table:table-row>
        <table:table-row table:style-name="ro1">
          <table:table-cell office:value-type="string">
            <text:p>Estatística fácil /</text:p>
          </table:table-cell>
          <table:table-cell office:value-type="string">
            <text:p>Crespo, Antonio Arnot.</text:p>
          </table:table-cell>
          <table:table-cell office:value-type="string">
            <text:p>9788502081062</text:p>
          </table:table-cell>
        </table:table-row>
        <table:table-row table:style-name="ro1">
          <table:table-cell office:value-type="string">
            <text:p>Estatística fácil /</text:p>
          </table:table-cell>
          <table:table-cell office:value-type="string">
            <text:p>Crespo, Antonio Arnot.</text:p>
          </table:table-cell>
          <table:table-cell office:value-type="string">
            <text:p>9788502081062</text:p>
          </table:table-cell>
        </table:table-row>
        <table:table-row table:style-name="ro1">
          <table:table-cell office:value-type="string">
            <text:p>Estatística fácil /</text:p>
          </table:table-cell>
          <table:table-cell office:value-type="string">
            <text:p>Crespo, Antonio Arnot.</text:p>
          </table:table-cell>
          <table:table-cell office:value-type="string">
            <text:p>9788502081062</text:p>
          </table:table-cell>
        </table:table-row>
        <table:table-row table:style-name="ro1">
          <table:table-cell office:value-type="string">
            <text:p>Estatística fácil /</text:p>
          </table:table-cell>
          <table:table-cell office:value-type="string">
            <text:p>Crespo, Antonio Arnot.</text:p>
          </table:table-cell>
          <table:table-cell office:value-type="string">
            <text:p>9788502081062</text:p>
          </table:table-cell>
        </table:table-row>
        <table:table-row table:style-name="ro1">
          <table:table-cell office:value-type="string">
            <text:p>Estatística fácil /</text:p>
          </table:table-cell>
          <table:table-cell office:value-type="string">
            <text:p>Crespo, Antonio Arnot.</text:p>
          </table:table-cell>
          <table:table-cell office:value-type="string">
            <text:p>9788502081062</text:p>
          </table:table-cell>
        </table:table-row>
        <table:table-row table:style-name="ro1">
          <table:table-cell office:value-type="string">
            <text:p>Estatística fácil /</text:p>
          </table:table-cell>
          <table:table-cell office:value-type="string">
            <text:p>Crespo, Antonio Arnot.</text:p>
          </table:table-cell>
          <table:table-cell office:value-type="string">
            <text:p>9788502081062</text:p>
          </table:table-cell>
        </table:table-row>
        <table:table-row table:style-name="ro1">
          <table:table-cell office:value-type="string">
            <text:p>Logística ambiental de resíduos sólidos /</text:p>
          </table:table-cell>
          <table:table-cell/>
          <table:table-cell office:value-type="string">
            <text:p>9788522461981</text:p>
          </table:table-cell>
        </table:table-row>
        <table:table-row table:style-name="ro1">
          <table:table-cell office:value-type="string">
            <text:p>Logística ambiental de resíduos sólidos /</text:p>
          </table:table-cell>
          <table:table-cell/>
          <table:table-cell office:value-type="string">
            <text:p>9788522461981</text:p>
          </table:table-cell>
        </table:table-row>
        <table:table-row table:style-name="ro1">
          <table:table-cell office:value-type="string">
            <text:p>Logística ambiental de resíduos sólidos /</text:p>
          </table:table-cell>
          <table:table-cell/>
          <table:table-cell office:value-type="string">
            <text:p>9788522461981</text:p>
          </table:table-cell>
        </table:table-row>
        <table:table-row table:style-name="ro1">
          <table:table-cell office:value-type="string">
            <text:p>Logística ambiental de resíduos sólidos /</text:p>
          </table:table-cell>
          <table:table-cell/>
          <table:table-cell office:value-type="string">
            <text:p>9788522461981</text:p>
          </table:table-cell>
        </table:table-row>
        <table:table-row table:style-name="ro1">
          <table:table-cell office:value-type="string">
            <text:p>Logística ambiental de resíduos sólidos /</text:p>
          </table:table-cell>
          <table:table-cell/>
          <table:table-cell office:value-type="string">
            <text:p>9788522461981</text:p>
          </table:table-cell>
        </table:table-row>
        <table:table-row table:style-name="ro1">
          <table:table-cell office:value-type="string">
            <text:p>Logística ambiental de resíduos sólidos /</text:p>
          </table:table-cell>
          <table:table-cell/>
          <table:table-cell office:value-type="string">
            <text:p>9788522461981</text:p>
          </table:table-cell>
        </table:table-row>
        <table:table-row table:style-name="ro1">
          <table:table-cell office:value-type="string">
            <text:p>Logística ambiental de resíduos sólidos /</text:p>
          </table:table-cell>
          <table:table-cell/>
          <table:table-cell office:value-type="string">
            <text:p>9788522461981</text:p>
          </table:table-cell>
        </table:table-row>
        <table:table-row table:style-name="ro1">
          <table:table-cell office:value-type="string">
            <text:p>Logística ambiental de resíduos sólidos /</text:p>
          </table:table-cell>
          <table:table-cell/>
          <table:table-cell office:value-type="string">
            <text:p>9788522461981</text:p>
          </table:table-cell>
        </table:table-row>
        <table:table-row table:style-name="ro1">
          <table:table-cell office:value-type="string">
            <text:p>Logística ambiental de resíduos sólidos /</text:p>
          </table:table-cell>
          <table:table-cell/>
          <table:table-cell office:value-type="string">
            <text:p>9788522461981</text:p>
          </table:table-cell>
        </table:table-row>
        <table:table-row table:style-name="ro1">
          <table:table-cell office:value-type="string">
            <text:p>Logística ambiental de resíduos sólidos /</text:p>
          </table:table-cell>
          <table:table-cell/>
          <table:table-cell office:value-type="string">
            <text:p>9788522461981</text:p>
          </table:table-cell>
        </table:table-row>
        <table:table-row table:style-name="ro1">
          <table:table-cell office:value-type="string">
            <text:p>Logística ambiental de resíduos sólidos /</text:p>
          </table:table-cell>
          <table:table-cell/>
          <table:table-cell office:value-type="string">
            <text:p>9788522461981</text:p>
          </table:table-cell>
        </table:table-row>
        <table:table-row table:style-name="ro1">
          <table:table-cell office:value-type="string">
            <text:p>Logística ambiental de resíduos sólidos /</text:p>
          </table:table-cell>
          <table:table-cell/>
          <table:table-cell office:value-type="string">
            <text:p>9788522461981</text:p>
          </table:table-cell>
        </table:table-row>
        <table:table-row table:style-name="ro1">
          <table:table-cell office:value-type="string">
            <text:p>Logística ambiental de resíduos sólidos /</text:p>
          </table:table-cell>
          <table:table-cell/>
          <table:table-cell office:value-type="string">
            <text:p>9788522461981</text:p>
          </table:table-cell>
        </table:table-row>
        <table:table-row table:style-name="ro1">
          <table:table-cell office:value-type="string">
            <text:p>Logística ambiental de resíduos sólidos /</text:p>
          </table:table-cell>
          <table:table-cell/>
          <table:table-cell office:value-type="string">
            <text:p>9788522461981</text:p>
          </table:table-cell>
        </table:table-row>
        <table:table-row table:style-name="ro1">
          <table:table-cell office:value-type="string">
            <text:p>Guia mangá de estatística /</text:p>
          </table:table-cell>
          <table:table-cell office:value-type="string">
            <text:p>Takahashi, Shin.</text:p>
          </table:table-cell>
          <table:table-cell office:value-type="string">
            <text:p>9788575221686</text:p>
          </table:table-cell>
        </table:table-row>
        <table:table-row table:style-name="ro1">
          <table:table-cell office:value-type="string">
            <text:p>Guia mangá de estatística /</text:p>
          </table:table-cell>
          <table:table-cell office:value-type="string">
            <text:p>Takahashi, Shin.</text:p>
          </table:table-cell>
          <table:table-cell office:value-type="string">
            <text:p>9788575221686</text:p>
          </table:table-cell>
        </table:table-row>
        <table:table-row table:style-name="ro1">
          <table:table-cell office:value-type="string">
            <text:p>Guia mangá de estatística /</text:p>
          </table:table-cell>
          <table:table-cell office:value-type="string">
            <text:p>Takahashi, Shin.</text:p>
          </table:table-cell>
          <table:table-cell office:value-type="string">
            <text:p>9788575221686</text:p>
          </table:table-cell>
        </table:table-row>
        <table:table-row table:style-name="ro1">
          <table:table-cell office:value-type="string">
            <text:p>Guia mangá de estatística /</text:p>
          </table:table-cell>
          <table:table-cell office:value-type="string">
            <text:p>Takahashi, Shin.</text:p>
          </table:table-cell>
          <table:table-cell office:value-type="string">
            <text:p>9788575221686</text:p>
          </table:table-cell>
        </table:table-row>
        <table:table-row table:style-name="ro1">
          <table:table-cell office:value-type="string">
            <text:p>Guia mangá de estatística /</text:p>
          </table:table-cell>
          <table:table-cell office:value-type="string">
            <text:p>Takahashi, Shin.</text:p>
          </table:table-cell>
          <table:table-cell office:value-type="string">
            <text:p>9788575221686</text:p>
          </table:table-cell>
        </table:table-row>
        <table:table-row table:style-name="ro1">
          <table:table-cell office:value-type="string">
            <text:p>Guia mangá de estatística /</text:p>
          </table:table-cell>
          <table:table-cell office:value-type="string">
            <text:p>Takahashi, Shin.</text:p>
          </table:table-cell>
          <table:table-cell office:value-type="string">
            <text:p>9788575221686</text:p>
          </table:table-cell>
        </table:table-row>
        <table:table-row table:style-name="ro1">
          <table:table-cell office:value-type="string">
            <text:p>Guia mangá de estatística /</text:p>
          </table:table-cell>
          <table:table-cell office:value-type="string">
            <text:p>Takahashi, Shin.</text:p>
          </table:table-cell>
          <table:table-cell office:value-type="string">
            <text:p>9788575221686</text:p>
          </table:table-cell>
        </table:table-row>
        <table:table-row table:style-name="ro1">
          <table:table-cell office:value-type="string">
            <text:p>Guia mangá de estatística /</text:p>
          </table:table-cell>
          <table:table-cell office:value-type="string">
            <text:p>Takahashi, Shin.</text:p>
          </table:table-cell>
          <table:table-cell office:value-type="string">
            <text:p>9788575221686</text:p>
          </table:table-cell>
        </table:table-row>
        <table:table-row table:style-name="ro1">
          <table:table-cell office:value-type="string">
            <text:p>Guia mangá de estatística /</text:p>
          </table:table-cell>
          <table:table-cell office:value-type="string">
            <text:p>Takahashi, Shin.</text:p>
          </table:table-cell>
          <table:table-cell office:value-type="string">
            <text:p>9788575221686</text:p>
          </table:table-cell>
        </table:table-row>
        <table:table-row table:style-name="ro1">
          <table:table-cell office:value-type="string">
            <text:p>Guia mangá de estatística /</text:p>
          </table:table-cell>
          <table:table-cell office:value-type="string">
            <text:p>Takahashi, Shin.</text:p>
          </table:table-cell>
          <table:table-cell office:value-type="string">
            <text:p>9788575221686</text:p>
          </table:table-cell>
        </table:table-row>
        <table:table-row table:style-name="ro1">
          <table:table-cell office:value-type="string">
            <text:p>Guia mangá de estatística /</text:p>
          </table:table-cell>
          <table:table-cell office:value-type="string">
            <text:p>Takahashi, Shin.</text:p>
          </table:table-cell>
          <table:table-cell office:value-type="string">
            <text:p>9788575221686</text:p>
          </table:table-cell>
        </table:table-row>
        <table:table-row table:style-name="ro1">
          <table:table-cell office:value-type="string">
            <text:p>Guia mangá de estatística /</text:p>
          </table:table-cell>
          <table:table-cell office:value-type="string">
            <text:p>Takahashi, Shin.</text:p>
          </table:table-cell>
          <table:table-cell office:value-type="string">
            <text:p>9788575221686</text:p>
          </table:table-cell>
        </table:table-row>
        <table:table-row table:style-name="ro1">
          <table:table-cell office:value-type="string">
            <text:p>Guia mangá de estatística /</text:p>
          </table:table-cell>
          <table:table-cell office:value-type="string">
            <text:p>Takahashi, Shin.</text:p>
          </table:table-cell>
          <table:table-cell office:value-type="string">
            <text:p>9788575221686</text:p>
          </table:table-cell>
        </table:table-row>
        <table:table-row table:style-name="ro1">
          <table:table-cell office:value-type="string">
            <text:p>Guia mangá de estatística /</text:p>
          </table:table-cell>
          <table:table-cell office:value-type="string">
            <text:p>Takahashi, Shin.</text:p>
          </table:table-cell>
          <table:table-cell office:value-type="string">
            <text:p>9788575221686</text:p>
          </table:table-cell>
        </table:table-row>
        <table:table-row table:style-name="ro1">
          <table:table-cell office:value-type="string">
            <text:p>Elementos de eletrônica digital /</text:p>
          </table:table-cell>
          <table:table-cell office:value-type="string">
            <text:p>Idoeta, Ivan V.</text:p>
          </table:table-cell>
          <table:table-cell office:value-type="string">
            <text:p>9788571940192</text:p>
          </table:table-cell>
        </table:table-row>
        <table:table-row table:style-name="ro1">
          <table:table-cell office:value-type="string">
            <text:p>Elementos de eletrônica digital /</text:p>
          </table:table-cell>
          <table:table-cell office:value-type="string">
            <text:p>Idoeta, Ivan V.</text:p>
          </table:table-cell>
          <table:table-cell office:value-type="string">
            <text:p>9788571940192</text:p>
          </table:table-cell>
        </table:table-row>
        <table:table-row table:style-name="ro1">
          <table:table-cell office:value-type="string">
            <text:p>Elementos de eletrônica digital /</text:p>
          </table:table-cell>
          <table:table-cell office:value-type="string">
            <text:p>Idoeta, Ivan V.</text:p>
          </table:table-cell>
          <table:table-cell office:value-type="string">
            <text:p>9788571940192</text:p>
          </table:table-cell>
        </table:table-row>
        <table:table-row table:style-name="ro1">
          <table:table-cell office:value-type="string">
            <text:p>Segurança do trabalho:</text:p>
          </table:table-cell>
          <table:table-cell office:value-type="string">
            <text:p>Barsano, Paulo Roberto</text:p>
          </table:table-cell>
          <table:table-cell office:value-type="string">
            <text:p>9788536503936</text:p>
          </table:table-cell>
        </table:table-row>
        <table:table-row table:style-name="ro1">
          <table:table-cell office:value-type="string">
            <text:p>Segurança do trabalho:</text:p>
          </table:table-cell>
          <table:table-cell office:value-type="string">
            <text:p>Barsano, Paulo Roberto</text:p>
          </table:table-cell>
          <table:table-cell office:value-type="string">
            <text:p>9788536503936</text:p>
          </table:table-cell>
        </table:table-row>
        <table:table-row table:style-name="ro1">
          <table:table-cell office:value-type="string">
            <text:p>Segurança do trabalho:</text:p>
          </table:table-cell>
          <table:table-cell office:value-type="string">
            <text:p>Barsano, Paulo Roberto</text:p>
          </table:table-cell>
          <table:table-cell office:value-type="string">
            <text:p>9788536503936</text:p>
          </table:table-cell>
        </table:table-row>
        <table:table-row table:style-name="ro1">
          <table:table-cell office:value-type="string">
            <text:p>Segurança do trabalho:</text:p>
          </table:table-cell>
          <table:table-cell office:value-type="string">
            <text:p>Barsano, Paulo Roberto</text:p>
          </table:table-cell>
          <table:table-cell office:value-type="string">
            <text:p>9788536503936</text:p>
          </table:table-cell>
        </table:table-row>
        <table:table-row table:style-name="ro1">
          <table:table-cell office:value-type="string">
            <text:p>Segurança do trabalho:</text:p>
          </table:table-cell>
          <table:table-cell office:value-type="string">
            <text:p>Barsano, Paulo Roberto</text:p>
          </table:table-cell>
          <table:table-cell office:value-type="string">
            <text:p>9788536503936</text:p>
          </table:table-cell>
        </table:table-row>
        <table:table-row table:style-name="ro1">
          <table:table-cell office:value-type="string">
            <text:p>Segurança do trabalho:</text:p>
          </table:table-cell>
          <table:table-cell office:value-type="string">
            <text:p>Barsano, Paulo Roberto</text:p>
          </table:table-cell>
          <table:table-cell office:value-type="string">
            <text:p>9788536503936</text:p>
          </table:table-cell>
        </table:table-row>
        <table:table-row table:style-name="ro1">
          <table:table-cell office:value-type="string">
            <text:p>Técnico em administração:</text:p>
          </table:table-cell>
          <table:table-cell/>
          <table:table-cell office:value-type="string">
            <text:p>9788565837675</text:p>
          </table:table-cell>
        </table:table-row>
        <table:table-row table:style-name="ro1">
          <table:table-cell office:value-type="string">
            <text:p>Técnico em administração:</text:p>
          </table:table-cell>
          <table:table-cell/>
          <table:table-cell office:value-type="string">
            <text:p>9788565837675</text:p>
          </table:table-cell>
        </table:table-row>
        <table:table-row table:style-name="ro1">
          <table:table-cell office:value-type="string">
            <text:p>Técnico em administração:</text:p>
          </table:table-cell>
          <table:table-cell/>
          <table:table-cell office:value-type="string">
            <text:p>9788565837675</text:p>
          </table:table-cell>
        </table:table-row>
        <table:table-row table:style-name="ro1">
          <table:table-cell office:value-type="string">
            <text:p>Técnico em administração:</text:p>
          </table:table-cell>
          <table:table-cell/>
          <table:table-cell office:value-type="string">
            <text:p>9788565837675</text:p>
          </table:table-cell>
        </table:table-row>
        <table:table-row table:style-name="ro1">
          <table:table-cell office:value-type="string">
            <text:p>Técnico em administração:</text:p>
          </table:table-cell>
          <table:table-cell/>
          <table:table-cell office:value-type="string">
            <text:p>9788565837675</text:p>
          </table:table-cell>
        </table:table-row>
        <table:table-row table:style-name="ro1">
          <table:table-cell office:value-type="string">
            <text:p>Técnico em administração:</text:p>
          </table:table-cell>
          <table:table-cell/>
          <table:table-cell office:value-type="string">
            <text:p>9788565837675</text:p>
          </table:table-cell>
        </table:table-row>
        <table:table-row table:style-name="ro1">
          <table:table-cell office:value-type="string">
            <text:p>Técnico em administração:</text:p>
          </table:table-cell>
          <table:table-cell/>
          <table:table-cell office:value-type="string">
            <text:p>9788565837675</text:p>
          </table:table-cell>
        </table:table-row>
        <table:table-row table:style-name="ro1">
          <table:table-cell office:value-type="string">
            <text:p>Técnico em administração:</text:p>
          </table:table-cell>
          <table:table-cell/>
          <table:table-cell office:value-type="string">
            <text:p>9788565837675</text:p>
          </table:table-cell>
        </table:table-row>
        <table:table-row table:style-name="ro1">
          <table:table-cell office:value-type="string">
            <text:p>Técnico em administração:</text:p>
          </table:table-cell>
          <table:table-cell/>
          <table:table-cell office:value-type="string">
            <text:p>9788565837675</text:p>
          </table:table-cell>
        </table:table-row>
        <table:table-row table:style-name="ro1">
          <table:table-cell office:value-type="string">
            <text:p>Técnico em administração:</text:p>
          </table:table-cell>
          <table:table-cell/>
          <table:table-cell office:value-type="string">
            <text:p>9788565837675</text:p>
          </table:table-cell>
        </table:table-row>
        <table:table-row table:style-name="ro1">
          <table:table-cell office:value-type="string">
            <text:p>Técnico em administração:</text:p>
          </table:table-cell>
          <table:table-cell/>
          <table:table-cell office:value-type="string">
            <text:p>9788565837675</text:p>
          </table:table-cell>
        </table:table-row>
        <table:table-row table:style-name="ro1">
          <table:table-cell office:value-type="string">
            <text:p>Técnico em administração:</text:p>
          </table:table-cell>
          <table:table-cell/>
          <table:table-cell office:value-type="string">
            <text:p>9788565837675</text:p>
          </table:table-cell>
        </table:table-row>
        <table:table-row table:style-name="ro1">
          <table:table-cell office:value-type="string">
            <text:p>Técnico em administração:</text:p>
          </table:table-cell>
          <table:table-cell/>
          <table:table-cell office:value-type="string">
            <text:p>9788565837675</text:p>
          </table:table-cell>
        </table:table-row>
        <table:table-row table:style-name="ro1">
          <table:table-cell office:value-type="string">
            <text:p>Técnico em administração:</text:p>
          </table:table-cell>
          <table:table-cell/>
          <table:table-cell office:value-type="string">
            <text:p>9788565837675</text:p>
          </table:table-cell>
        </table:table-row>
        <table:table-row table:style-name="ro1">
          <table:table-cell office:value-type="string">
            <text:p>Gestão estratégicas nas pequenas e médias empresas /</text:p>
          </table:table-cell>
          <table:table-cell office:value-type="string">
            <text:p>Barros, Ageu</text:p>
          </table:table-cell>
          <table:table-cell office:value-type="string">
            <text:p>9788573933710</text:p>
          </table:table-cell>
        </table:table-row>
        <table:table-row table:style-name="ro1">
          <table:table-cell office:value-type="string">
            <text:p>Gestão estratégicas nas pequenas e médias empresas /</text:p>
          </table:table-cell>
          <table:table-cell office:value-type="string">
            <text:p>Barros, Ageu</text:p>
          </table:table-cell>
          <table:table-cell office:value-type="string">
            <text:p>9788573933710</text:p>
          </table:table-cell>
        </table:table-row>
        <table:table-row table:style-name="ro1">
          <table:table-cell office:value-type="string">
            <text:p>Gestão estratégicas nas pequenas e médias empresas /</text:p>
          </table:table-cell>
          <table:table-cell office:value-type="string">
            <text:p>Barros, Ageu</text:p>
          </table:table-cell>
          <table:table-cell office:value-type="string">
            <text:p>9788573933710</text:p>
          </table:table-cell>
        </table:table-row>
        <table:table-row table:style-name="ro1">
          <table:table-cell office:value-type="string">
            <text:p>Gestão estratégicas nas pequenas e médias empresas /</text:p>
          </table:table-cell>
          <table:table-cell office:value-type="string">
            <text:p>Barros, Ageu</text:p>
          </table:table-cell>
          <table:table-cell office:value-type="string">
            <text:p>9788573933710</text:p>
          </table:table-cell>
        </table:table-row>
        <table:table-row table:style-name="ro1">
          <table:table-cell office:value-type="string">
            <text:p>Gestão estratégicas nas pequenas e médias empresas /</text:p>
          </table:table-cell>
          <table:table-cell office:value-type="string">
            <text:p>Barros, Ageu</text:p>
          </table:table-cell>
          <table:table-cell office:value-type="string">
            <text:p>9788573933710</text:p>
          </table:table-cell>
        </table:table-row>
        <table:table-row table:style-name="ro1">
          <table:table-cell office:value-type="string">
            <text:p>Gestão estratégicas nas pequenas e médias empresas /</text:p>
          </table:table-cell>
          <table:table-cell office:value-type="string">
            <text:p>Barros, Ageu</text:p>
          </table:table-cell>
          <table:table-cell office:value-type="string">
            <text:p>9788573933710</text:p>
          </table:table-cell>
        </table:table-row>
        <table:table-row table:style-name="ro1">
          <table:table-cell office:value-type="string">
            <text:p>Matemática financeira aplicada /</text:p>
          </table:table-cell>
          <table:table-cell office:value-type="string">
            <text:p>Carvalho, Luiz Celso Silva de</text:p>
          </table:table-cell>
          <table:table-cell office:value-type="string">
            <text:p>9788522507139</text:p>
          </table:table-cell>
        </table:table-row>
        <table:table-row table:style-name="ro1">
          <table:table-cell office:value-type="string">
            <text:p>Matemática financeira aplicada /</text:p>
          </table:table-cell>
          <table:table-cell office:value-type="string">
            <text:p>Carvalho, Luiz Celso Silva de</text:p>
          </table:table-cell>
          <table:table-cell office:value-type="string">
            <text:p>9788522507139</text:p>
          </table:table-cell>
        </table:table-row>
        <table:table-row table:style-name="ro1">
          <table:table-cell office:value-type="string">
            <text:p>Matemática financeira aplicada /</text:p>
          </table:table-cell>
          <table:table-cell office:value-type="string">
            <text:p>Carvalho, Luiz Celso Silva de</text:p>
          </table:table-cell>
          <table:table-cell office:value-type="string">
            <text:p>9788522507139</text:p>
          </table:table-cell>
        </table:table-row>
        <table:table-row table:style-name="ro1">
          <table:table-cell office:value-type="string">
            <text:p>Teoria geral da administração:</text:p>
          </table:table-cell>
          <table:table-cell office:value-type="string">
            <text:p><text:s/>Maximiano, Antonio Cesar Amaru</text:p>
          </table:table-cell>
          <table:table-cell office:value-type="string">
            <text:p>9788522469680</text:p>
          </table:table-cell>
        </table:table-row>
        <table:table-row table:style-name="ro1">
          <table:table-cell office:value-type="string">
            <text:p>Teoria geral da administração:</text:p>
          </table:table-cell>
          <table:table-cell office:value-type="string">
            <text:p><text:s/>Maximiano, Antonio Cesar Amaru</text:p>
          </table:table-cell>
          <table:table-cell office:value-type="string">
            <text:p>9788522469680</text:p>
          </table:table-cell>
        </table:table-row>
        <table:table-row table:style-name="ro1">
          <table:table-cell office:value-type="string">
            <text:p>Teoria geral da administração:</text:p>
          </table:table-cell>
          <table:table-cell office:value-type="string">
            <text:p><text:s/>Maximiano, Antonio Cesar Amaru</text:p>
          </table:table-cell>
          <table:table-cell office:value-type="string">
            <text:p>9788522469680</text:p>
          </table:table-cell>
        </table:table-row>
        <table:table-row table:style-name="ro1">
          <table:table-cell office:value-type="string">
            <text:p>Teoria geral da administração /</text:p>
          </table:table-cell>
          <table:table-cell office:value-type="string">
            <text:p>Motta, Fernando C. Prestes,</text:p>
          </table:table-cell>
          <table:table-cell office:value-type="string">
            <text:p>9788522103812</text:p>
          </table:table-cell>
        </table:table-row>
        <table:table-row table:style-name="ro1">
          <table:table-cell office:value-type="string">
            <text:p>Teoria geral da administração /</text:p>
          </table:table-cell>
          <table:table-cell office:value-type="string">
            <text:p>Motta, Fernando C. Prestes,</text:p>
          </table:table-cell>
          <table:table-cell office:value-type="string">
            <text:p>9788522103812</text:p>
          </table:table-cell>
        </table:table-row>
        <table:table-row table:style-name="ro1">
          <table:table-cell office:value-type="string">
            <text:p>Teoria geral da administração /</text:p>
          </table:table-cell>
          <table:table-cell office:value-type="string">
            <text:p>Motta, Fernando C. Prestes,</text:p>
          </table:table-cell>
          <table:table-cell office:value-type="string">
            <text:p>9788522103812</text:p>
          </table:table-cell>
        </table:table-row>
        <table:table-row table:style-name="ro1">
          <table:table-cell office:value-type="string">
            <text:p>Teoria geral da administração /</text:p>
          </table:table-cell>
          <table:table-cell office:value-type="string">
            <text:p>Motta, Fernando C. Prestes,</text:p>
          </table:table-cell>
          <table:table-cell office:value-type="string">
            <text:p>9788522103812</text:p>
          </table:table-cell>
        </table:table-row>
        <table:table-row table:style-name="ro1">
          <table:table-cell office:value-type="string">
            <text:p>Teoria geral da administração /</text:p>
          </table:table-cell>
          <table:table-cell office:value-type="string">
            <text:p>Motta, Fernando C. Prestes,</text:p>
          </table:table-cell>
          <table:table-cell office:value-type="string">
            <text:p>9788522103812</text:p>
          </table:table-cell>
        </table:table-row>
        <table:table-row table:style-name="ro1">
          <table:table-cell office:value-type="string">
            <text:p>Teoria geral da administração /</text:p>
          </table:table-cell>
          <table:table-cell office:value-type="string">
            <text:p>Motta, Fernando C. Prestes,</text:p>
          </table:table-cell>
          <table:table-cell office:value-type="string">
            <text:p>9788522103812</text:p>
          </table:table-cell>
        </table:table-row>
        <table:table-row table:style-name="ro1">
          <table:table-cell office:value-type="string">
            <text:p>Teoria geral da administração /</text:p>
          </table:table-cell>
          <table:table-cell office:value-type="string">
            <text:p>Motta, Fernando C. Prestes,</text:p>
          </table:table-cell>
          <table:table-cell office:value-type="string">
            <text:p>9788522103812</text:p>
          </table:table-cell>
        </table:table-row>
        <table:table-row table:style-name="ro1">
          <table:table-cell office:value-type="string">
            <text:p>Teoria geral da administração /</text:p>
          </table:table-cell>
          <table:table-cell office:value-type="string">
            <text:p>Motta, Fernando C. Prestes,</text:p>
          </table:table-cell>
          <table:table-cell office:value-type="string">
            <text:p>9788522103812</text:p>
          </table:table-cell>
        </table:table-row>
        <table:table-row table:style-name="ro1">
          <table:table-cell office:value-type="string">
            <text:p>Teoria geral da administração /</text:p>
          </table:table-cell>
          <table:table-cell office:value-type="string">
            <text:p>Motta, Fernando C. Prestes,</text:p>
          </table:table-cell>
          <table:table-cell office:value-type="string">
            <text:p>9788522103812</text:p>
          </table:table-cell>
        </table:table-row>
        <table:table-row table:style-name="ro1">
          <table:table-cell office:value-type="string">
            <text:p>Teoria geral da administração /</text:p>
          </table:table-cell>
          <table:table-cell office:value-type="string">
            <text:p>Motta, Fernando C. Prestes,</text:p>
          </table:table-cell>
          <table:table-cell office:value-type="string">
            <text:p>9788522103812</text:p>
          </table:table-cell>
        </table:table-row>
        <table:table-row table:style-name="ro1">
          <table:table-cell office:value-type="string">
            <text:p>Teoria geral da administração /</text:p>
          </table:table-cell>
          <table:table-cell office:value-type="string">
            <text:p>Motta, Fernando C. Prestes,</text:p>
          </table:table-cell>
          <table:table-cell office:value-type="string">
            <text:p>9788522103812</text:p>
          </table:table-cell>
        </table:table-row>
        <table:table-row table:style-name="ro1">
          <table:table-cell office:value-type="string">
            <text:p>Teoria geral da administração /</text:p>
          </table:table-cell>
          <table:table-cell office:value-type="string">
            <text:p>Motta, Fernando C. Prestes,</text:p>
          </table:table-cell>
          <table:table-cell office:value-type="string">
            <text:p>9788522103812</text:p>
          </table:table-cell>
        </table:table-row>
        <table:table-row table:style-name="ro1">
          <table:table-cell office:value-type="string">
            <text:p>Teoria geral da administração /</text:p>
          </table:table-cell>
          <table:table-cell office:value-type="string">
            <text:p>Motta, Fernando C. Prestes,</text:p>
          </table:table-cell>
          <table:table-cell office:value-type="string">
            <text:p>9788522103812</text:p>
          </table:table-cell>
        </table:table-row>
        <table:table-row table:style-name="ro1">
          <table:table-cell office:value-type="string">
            <text:p>Teoria geral da administração /</text:p>
          </table:table-cell>
          <table:table-cell office:value-type="string">
            <text:p>Motta, Fernando C. Prestes,</text:p>
          </table:table-cell>
          <table:table-cell office:value-type="string">
            <text:p>9788522103812</text:p>
          </table:table-cell>
        </table:table-row>
        <table:table-row table:style-name="ro1">
          <table:table-cell office:value-type="string">
            <text:p>Administração:</text:p>
          </table:table-cell>
          <table:table-cell office:value-type="string">
            <text:p>Sobral, Filipe</text:p>
          </table:table-cell>
          <table:table-cell office:value-type="string">
            <text:p>9788581430350</text:p>
          </table:table-cell>
        </table:table-row>
        <table:table-row table:style-name="ro1">
          <table:table-cell office:value-type="string">
            <text:p>Administração:</text:p>
          </table:table-cell>
          <table:table-cell office:value-type="string">
            <text:p>Sobral, Filipe</text:p>
          </table:table-cell>
          <table:table-cell office:value-type="string">
            <text:p>9788581430350</text:p>
          </table:table-cell>
        </table:table-row>
        <table:table-row table:style-name="ro1">
          <table:table-cell office:value-type="string">
            <text:p>Administração:</text:p>
          </table:table-cell>
          <table:table-cell office:value-type="string">
            <text:p>Sobral, Filipe</text:p>
          </table:table-cell>
          <table:table-cell office:value-type="string">
            <text:p>9788581430350</text:p>
          </table:table-cell>
        </table:table-row>
        <table:table-row table:style-name="ro1">
          <table:table-cell office:value-type="string">
            <text:p>Administração:</text:p>
          </table:table-cell>
          <table:table-cell office:value-type="string">
            <text:p>Sobral, Filipe</text:p>
          </table:table-cell>
          <table:table-cell office:value-type="string">
            <text:p>9788581430350</text:p>
          </table:table-cell>
        </table:table-row>
        <table:table-row table:style-name="ro1">
          <table:table-cell office:value-type="string">
            <text:p>Administração:</text:p>
          </table:table-cell>
          <table:table-cell office:value-type="string">
            <text:p>Sobral, Filipe</text:p>
          </table:table-cell>
          <table:table-cell office:value-type="string">
            <text:p>9788581430350</text:p>
          </table:table-cell>
        </table:table-row>
        <table:table-row table:style-name="ro1">
          <table:table-cell office:value-type="string">
            <text:p>Administração:</text:p>
          </table:table-cell>
          <table:table-cell office:value-type="string">
            <text:p>Sobral, Filipe</text:p>
          </table:table-cell>
          <table:table-cell office:value-type="string">
            <text:p>9788581430350</text:p>
          </table:table-cell>
        </table:table-row>
        <table:table-row table:style-name="ro1">
          <table:table-cell office:value-type="string">
            <text:p>Administração:</text:p>
          </table:table-cell>
          <table:table-cell office:value-type="string">
            <text:p>Sobral, Filipe</text:p>
          </table:table-cell>
          <table:table-cell office:value-type="string">
            <text:p>9788581430350</text:p>
          </table:table-cell>
        </table:table-row>
        <table:table-row table:style-name="ro1">
          <table:table-cell office:value-type="string">
            <text:p>Administração:</text:p>
          </table:table-cell>
          <table:table-cell office:value-type="string">
            <text:p>Sobral, Filipe</text:p>
          </table:table-cell>
          <table:table-cell office:value-type="string">
            <text:p>9788581430350</text:p>
          </table:table-cell>
        </table:table-row>
        <table:table-row table:style-name="ro1">
          <table:table-cell office:value-type="string">
            <text:p>Administração:</text:p>
          </table:table-cell>
          <table:table-cell office:value-type="string">
            <text:p>Sobral, Filipe</text:p>
          </table:table-cell>
          <table:table-cell office:value-type="string">
            <text:p>9788581430350</text:p>
          </table:table-cell>
        </table:table-row>
        <table:table-row table:style-name="ro1">
          <table:table-cell office:value-type="string">
            <text:p>Administração:</text:p>
          </table:table-cell>
          <table:table-cell office:value-type="string">
            <text:p>Sobral, Filipe</text:p>
          </table:table-cell>
          <table:table-cell office:value-type="string">
            <text:p>9788581430350</text:p>
          </table:table-cell>
        </table:table-row>
        <table:table-row table:style-name="ro1">
          <table:table-cell office:value-type="string">
            <text:p>Administração:</text:p>
          </table:table-cell>
          <table:table-cell office:value-type="string">
            <text:p>Sobral, Filipe</text:p>
          </table:table-cell>
          <table:table-cell office:value-type="string">
            <text:p>9788581430350</text:p>
          </table:table-cell>
        </table:table-row>
        <table:table-row table:style-name="ro1">
          <table:table-cell office:value-type="string">
            <text:p>Administração:</text:p>
          </table:table-cell>
          <table:table-cell office:value-type="string">
            <text:p>Sobral, Filipe</text:p>
          </table:table-cell>
          <table:table-cell office:value-type="string">
            <text:p>9788581430350</text:p>
          </table:table-cell>
        </table:table-row>
        <table:table-row table:style-name="ro1">
          <table:table-cell office:value-type="string">
            <text:p>Administração:</text:p>
          </table:table-cell>
          <table:table-cell office:value-type="string">
            <text:p>Sobral, Filipe</text:p>
          </table:table-cell>
          <table:table-cell office:value-type="string">
            <text:p>9788581430350</text:p>
          </table:table-cell>
        </table:table-row>
        <table:table-row table:style-name="ro1">
          <table:table-cell office:value-type="string">
            <text:p>Administração:</text:p>
          </table:table-cell>
          <table:table-cell office:value-type="string">
            <text:p>Sobral, Filipe</text:p>
          </table:table-cell>
          <table:table-cell office:value-type="string">
            <text:p>9788581430350</text:p>
          </table:table-cell>
        </table:table-row>
        <table:table-row table:style-name="ro1">
          <table:table-cell office:value-type="string">
            <text:p>Princípios de administração financeira /</text:p>
          </table:table-cell>
          <table:table-cell office:value-type="string">
            <text:p>Gitman, Lawrence J.,</text:p>
          </table:table-cell>
          <table:table-cell office:value-type="string">
            <text:p>9788576053323</text:p>
          </table:table-cell>
        </table:table-row>
        <table:table-row table:style-name="ro1">
          <table:table-cell office:value-type="string">
            <text:p>Princípios de administração financeira /</text:p>
          </table:table-cell>
          <table:table-cell office:value-type="string">
            <text:p>Gitman, Lawrence J.,</text:p>
          </table:table-cell>
          <table:table-cell office:value-type="string">
            <text:p>9788576053323</text:p>
          </table:table-cell>
        </table:table-row>
        <table:table-row table:style-name="ro1">
          <table:table-cell office:value-type="string">
            <text:p>Princípios de administração financeira /</text:p>
          </table:table-cell>
          <table:table-cell office:value-type="string">
            <text:p>Gitman, Lawrence J.,</text:p>
          </table:table-cell>
          <table:table-cell office:value-type="string">
            <text:p>9788576053323</text:p>
          </table:table-cell>
        </table:table-row>
        <table:table-row table:style-name="ro1">
          <table:table-cell office:value-type="string">
            <text:p>Princípios de administração financeira /</text:p>
          </table:table-cell>
          <table:table-cell office:value-type="string">
            <text:p>Gitman, Lawrence J.,</text:p>
          </table:table-cell>
          <table:table-cell office:value-type="string">
            <text:p>9788576053323</text:p>
          </table:table-cell>
        </table:table-row>
        <table:table-row table:style-name="ro1">
          <table:table-cell office:value-type="string">
            <text:p>Princípios de administração financeira /</text:p>
          </table:table-cell>
          <table:table-cell office:value-type="string">
            <text:p>Gitman, Lawrence J.,</text:p>
          </table:table-cell>
          <table:table-cell office:value-type="string">
            <text:p>9788576053323</text:p>
          </table:table-cell>
        </table:table-row>
        <table:table-row table:style-name="ro1">
          <table:table-cell office:value-type="string">
            <text:p>Princípios de administração financeira /</text:p>
          </table:table-cell>
          <table:table-cell office:value-type="string">
            <text:p>Gitman, Lawrence J.,</text:p>
          </table:table-cell>
          <table:table-cell office:value-type="string">
            <text:p>9788576053323</text:p>
          </table:table-cell>
        </table:table-row>
        <table:table-row table:style-name="ro1">
          <table:table-cell office:value-type="string">
            <text:p>Administração financeira :</text:p>
          </table:table-cell>
          <table:table-cell office:value-type="string">
            <text:p>Lemes Júnior, Antônio Barbosa,</text:p>
          </table:table-cell>
          <table:table-cell office:value-type="string">
            <text:p>9788535251814</text:p>
          </table:table-cell>
        </table:table-row>
        <table:table-row table:style-name="ro1">
          <table:table-cell office:value-type="string">
            <text:p>Administração financeira :</text:p>
          </table:table-cell>
          <table:table-cell office:value-type="string">
            <text:p>Lemes Júnior, Antônio Barbosa,</text:p>
          </table:table-cell>
          <table:table-cell office:value-type="string">
            <text:p>9788535251814</text:p>
          </table:table-cell>
        </table:table-row>
        <table:table-row table:style-name="ro1">
          <table:table-cell office:value-type="string">
            <text:p>Administração financeira :</text:p>
          </table:table-cell>
          <table:table-cell office:value-type="string">
            <text:p>Lemes Júnior, Antônio Barbosa,</text:p>
          </table:table-cell>
          <table:table-cell office:value-type="string">
            <text:p>9788535251814</text:p>
          </table:table-cell>
        </table:table-row>
        <table:table-row table:style-name="ro1">
          <table:table-cell office:value-type="string">
            <text:p>Administração financeira :</text:p>
          </table:table-cell>
          <table:table-cell office:value-type="string">
            <text:p>Lemes Júnior, Antônio Barbosa,</text:p>
          </table:table-cell>
          <table:table-cell office:value-type="string">
            <text:p>9788535251814</text:p>
          </table:table-cell>
        </table:table-row>
        <table:table-row table:style-name="ro1">
          <table:table-cell office:value-type="string">
            <text:p>Administração financeira :</text:p>
          </table:table-cell>
          <table:table-cell office:value-type="string">
            <text:p>Lemes Júnior, Antônio Barbosa,</text:p>
          </table:table-cell>
          <table:table-cell office:value-type="string">
            <text:p>9788535251814</text:p>
          </table:table-cell>
        </table:table-row>
        <table:table-row table:style-name="ro1">
          <table:table-cell office:value-type="string">
            <text:p>Administração financeira :</text:p>
          </table:table-cell>
          <table:table-cell office:value-type="string">
            <text:p>Lemes Júnior, Antônio Barbosa,</text:p>
          </table:table-cell>
          <table:table-cell office:value-type="string">
            <text:p>9788535251814</text:p>
          </table:table-cell>
        </table:table-row>
        <table:table-row table:style-name="ro1">
          <table:table-cell office:value-type="string">
            <text:p>Orçamento e controle /</text:p>
          </table:table-cell>
          <table:table-cell office:value-type="string">
            <text:p>Sardinha, José Carlos</text:p>
          </table:table-cell>
          <table:table-cell office:value-type="string">
            <text:p>9788522506781</text:p>
          </table:table-cell>
        </table:table-row>
        <table:table-row table:style-name="ro1">
          <table:table-cell office:value-type="string">
            <text:p>Orçamento e controle /</text:p>
          </table:table-cell>
          <table:table-cell office:value-type="string">
            <text:p>Sardinha, José Carlos</text:p>
          </table:table-cell>
          <table:table-cell office:value-type="string">
            <text:p>9788522506781</text:p>
          </table:table-cell>
        </table:table-row>
        <table:table-row table:style-name="ro1">
          <table:table-cell office:value-type="string">
            <text:p>Orçamento e controle /</text:p>
          </table:table-cell>
          <table:table-cell office:value-type="string">
            <text:p>Sardinha, José Carlos</text:p>
          </table:table-cell>
          <table:table-cell office:value-type="string">
            <text:p>9788522506781</text:p>
          </table:table-cell>
        </table:table-row>
        <table:table-row table:style-name="ro1">
          <table:table-cell office:value-type="string">
            <text:p>Gestão de pessoas :</text:p>
          </table:table-cell>
          <table:table-cell office:value-type="string">
            <text:p>Chiavenato, Idalberto,</text:p>
          </table:table-cell>
          <table:table-cell office:value-type="string">
            <text:p>9788520437612</text:p>
          </table:table-cell>
        </table:table-row>
        <table:table-row table:style-name="ro1">
          <table:table-cell office:value-type="string">
            <text:p>Gestão de pessoas :</text:p>
          </table:table-cell>
          <table:table-cell office:value-type="string">
            <text:p>Chiavenato, Idalberto,</text:p>
          </table:table-cell>
          <table:table-cell office:value-type="string">
            <text:p>9788520437612</text:p>
          </table:table-cell>
        </table:table-row>
        <table:table-row table:style-name="ro1">
          <table:table-cell office:value-type="string">
            <text:p>Gestão de pessoas :</text:p>
          </table:table-cell>
          <table:table-cell office:value-type="string">
            <text:p>Chiavenato, Idalberto,</text:p>
          </table:table-cell>
          <table:table-cell office:value-type="string">
            <text:p>9788520437612</text:p>
          </table:table-cell>
        </table:table-row>
        <table:table-row table:style-name="ro1">
          <table:table-cell office:value-type="string">
            <text:p>Gestão de pessoas :</text:p>
          </table:table-cell>
          <table:table-cell office:value-type="string">
            <text:p>Chiavenato, Idalberto,</text:p>
          </table:table-cell>
          <table:table-cell office:value-type="string">
            <text:p>9788520437612</text:p>
          </table:table-cell>
        </table:table-row>
        <table:table-row table:style-name="ro1">
          <table:table-cell office:value-type="string">
            <text:p>Gestão de pessoas :</text:p>
          </table:table-cell>
          <table:table-cell office:value-type="string">
            <text:p>Chiavenato, Idalberto,</text:p>
          </table:table-cell>
          <table:table-cell office:value-type="string">
            <text:p>9788520437612</text:p>
          </table:table-cell>
        </table:table-row>
        <table:table-row table:style-name="ro1">
          <table:table-cell office:value-type="string">
            <text:p>Gestão de pessoas :</text:p>
          </table:table-cell>
          <table:table-cell office:value-type="string">
            <text:p>Chiavenato, Idalberto,</text:p>
          </table:table-cell>
          <table:table-cell office:value-type="string">
            <text:p>9788520437612</text:p>
          </table:table-cell>
        </table:table-row>
        <table:table-row table:style-name="ro1">
          <table:table-cell office:value-type="string">
            <text:p>Comportamento organizacional :</text:p>
          </table:table-cell>
          <table:table-cell office:value-type="string">
            <text:p>Robbins, Stephen, P.,</text:p>
          </table:table-cell>
          <table:table-cell office:value-type="string">
            <text:p>9788576055693</text:p>
          </table:table-cell>
        </table:table-row>
        <table:table-row table:style-name="ro1">
          <table:table-cell office:value-type="string">
            <text:p>Comportamento organizacional :</text:p>
          </table:table-cell>
          <table:table-cell office:value-type="string">
            <text:p>Robbins, Stephen, P.,</text:p>
          </table:table-cell>
          <table:table-cell office:value-type="string">
            <text:p>9788576055693</text:p>
          </table:table-cell>
        </table:table-row>
        <table:table-row table:style-name="ro1">
          <table:table-cell office:value-type="string">
            <text:p>Comportamento organizacional :</text:p>
          </table:table-cell>
          <table:table-cell office:value-type="string">
            <text:p>Robbins, Stephen, P.,</text:p>
          </table:table-cell>
          <table:table-cell office:value-type="string">
            <text:p>9788576055693</text:p>
          </table:table-cell>
        </table:table-row>
        <table:table-row table:style-name="ro1">
          <table:table-cell office:value-type="string">
            <text:p>Comportamento organizacional :</text:p>
          </table:table-cell>
          <table:table-cell office:value-type="string">
            <text:p>Robbins, Stephen, P.,</text:p>
          </table:table-cell>
          <table:table-cell office:value-type="string">
            <text:p>9788576055693</text:p>
          </table:table-cell>
        </table:table-row>
        <table:table-row table:style-name="ro1">
          <table:table-cell office:value-type="string">
            <text:p>Comportamento organizacional :</text:p>
          </table:table-cell>
          <table:table-cell office:value-type="string">
            <text:p>Robbins, Stephen, P.,</text:p>
          </table:table-cell>
          <table:table-cell office:value-type="string">
            <text:p>9788576055693</text:p>
          </table:table-cell>
        </table:table-row>
        <table:table-row table:style-name="ro1">
          <table:table-cell office:value-type="string">
            <text:p>Comportamento organizacional :</text:p>
          </table:table-cell>
          <table:table-cell office:value-type="string">
            <text:p>Robbins, Stephen, P.,</text:p>
          </table:table-cell>
          <table:table-cell office:value-type="string">
            <text:p>9788576055693</text:p>
          </table:table-cell>
        </table:table-row>
        <table:table-row table:style-name="ro1">
          <table:table-cell office:value-type="string">
            <text:p>Plano de negócios :</text:p>
          </table:table-cell>
          <table:table-cell office:value-type="string">
            <text:p>Dornelas, José Carlos Assis,</text:p>
          </table:table-cell>
          <table:table-cell office:value-type="string">
            <text:p>9788535239300</text:p>
          </table:table-cell>
        </table:table-row>
        <table:table-row table:style-name="ro1">
          <table:table-cell office:value-type="string">
            <text:p>Plano de negócios :</text:p>
          </table:table-cell>
          <table:table-cell office:value-type="string">
            <text:p>Dornelas, José Carlos Assis,</text:p>
          </table:table-cell>
          <table:table-cell office:value-type="string">
            <text:p>9788535239300</text:p>
          </table:table-cell>
        </table:table-row>
        <table:table-row table:style-name="ro1">
          <table:table-cell office:value-type="string">
            <text:p>Plano de negócios :</text:p>
          </table:table-cell>
          <table:table-cell office:value-type="string">
            <text:p>Dornelas, José Carlos Assis,</text:p>
          </table:table-cell>
          <table:table-cell office:value-type="string">
            <text:p>9788535239300</text:p>
          </table:table-cell>
        </table:table-row>
        <table:table-row table:style-name="ro1">
          <table:table-cell office:value-type="string">
            <text:p>Plano de negócios :</text:p>
          </table:table-cell>
          <table:table-cell office:value-type="string">
            <text:p>Dornelas, José Carlos Assis,</text:p>
          </table:table-cell>
          <table:table-cell office:value-type="string">
            <text:p>9788535239300</text:p>
          </table:table-cell>
        </table:table-row>
        <table:table-row table:style-name="ro1">
          <table:table-cell office:value-type="string">
            <text:p>Plano de negócios :</text:p>
          </table:table-cell>
          <table:table-cell office:value-type="string">
            <text:p>Dornelas, José Carlos Assis,</text:p>
          </table:table-cell>
          <table:table-cell office:value-type="string">
            <text:p>9788535239300</text:p>
          </table:table-cell>
        </table:table-row>
        <table:table-row table:style-name="ro1">
          <table:table-cell office:value-type="string">
            <text:p>Plano de negócios :</text:p>
          </table:table-cell>
          <table:table-cell office:value-type="string">
            <text:p>Dornelas, José Carlos Assis,</text:p>
          </table:table-cell>
          <table:table-cell office:value-type="string">
            <text:p>9788535239300</text:p>
          </table:table-cell>
        </table:table-row>
        <table:table-row table:style-name="ro1">
          <table:table-cell office:value-type="string">
            <text:p>Princípios de sistemas de informação :</text:p>
          </table:table-cell>
          <table:table-cell office:value-type="string">
            <text:p>Stair, Ralph M.</text:p>
          </table:table-cell>
          <table:table-cell office:value-type="string">
            <text:p>9788522107971</text:p>
          </table:table-cell>
        </table:table-row>
        <table:table-row table:style-name="ro1">
          <table:table-cell office:value-type="string">
            <text:p>Princípios de sistemas de informação :</text:p>
          </table:table-cell>
          <table:table-cell office:value-type="string">
            <text:p>Stair, Ralph M.</text:p>
          </table:table-cell>
          <table:table-cell office:value-type="string">
            <text:p>9788522107971</text:p>
          </table:table-cell>
        </table:table-row>
        <table:table-row table:style-name="ro1">
          <table:table-cell office:value-type="string">
            <text:p>Princípios de sistemas de informação :</text:p>
          </table:table-cell>
          <table:table-cell office:value-type="string">
            <text:p>Stair, Ralph M.</text:p>
          </table:table-cell>
          <table:table-cell office:value-type="string">
            <text:p>9788522107971</text:p>
          </table:table-cell>
        </table:table-row>
        <table:table-row table:style-name="ro1">
          <table:table-cell office:value-type="string">
            <text:p>Princípios de sistemas de informação :</text:p>
          </table:table-cell>
          <table:table-cell office:value-type="string">
            <text:p>Stair, Ralph M.</text:p>
          </table:table-cell>
          <table:table-cell office:value-type="string">
            <text:p>9788522107971</text:p>
          </table:table-cell>
        </table:table-row>
        <table:table-row table:style-name="ro1">
          <table:table-cell office:value-type="string">
            <text:p>Princípios de sistemas de informação :</text:p>
          </table:table-cell>
          <table:table-cell office:value-type="string">
            <text:p>Stair, Ralph M.</text:p>
          </table:table-cell>
          <table:table-cell office:value-type="string">
            <text:p>9788522107971</text:p>
          </table:table-cell>
        </table:table-row>
        <table:table-row table:style-name="ro1">
          <table:table-cell office:value-type="string">
            <text:p>Princípios de sistemas de informação :</text:p>
          </table:table-cell>
          <table:table-cell office:value-type="string">
            <text:p>Stair, Ralph M.</text:p>
          </table:table-cell>
          <table:table-cell office:value-type="string">
            <text:p>9788522107971</text:p>
          </table:table-cell>
        </table:table-row>
        <table:table-row table:style-name="ro1">
          <table:table-cell office:value-type="string">
            <text:p>Gestão ambiental :</text:p>
          </table:table-cell>
          <table:table-cell office:value-type="string">
            <text:p>Dias, Reinaldo.</text:p>
          </table:table-cell>
          <table:table-cell office:value-type="string">
            <text:p>9788522462865</text:p>
          </table:table-cell>
        </table:table-row>
        <table:table-row table:style-name="ro1">
          <table:table-cell office:value-type="string">
            <text:p>Gestão ambiental :</text:p>
          </table:table-cell>
          <table:table-cell office:value-type="string">
            <text:p>Dias, Reinaldo.</text:p>
          </table:table-cell>
          <table:table-cell office:value-type="string">
            <text:p>9788522462865</text:p>
          </table:table-cell>
        </table:table-row>
        <table:table-row table:style-name="ro1">
          <table:table-cell office:value-type="string">
            <text:p>Gestão ambiental :</text:p>
          </table:table-cell>
          <table:table-cell office:value-type="string">
            <text:p>Dias, Reinaldo.</text:p>
          </table:table-cell>
          <table:table-cell office:value-type="string">
            <text:p>9788522462865</text:p>
          </table:table-cell>
        </table:table-row>
        <table:table-row table:style-name="ro1">
          <table:table-cell office:value-type="string">
            <text:p>Gestão ambiental :</text:p>
          </table:table-cell>
          <table:table-cell office:value-type="string">
            <text:p>Dias, Reinaldo.</text:p>
          </table:table-cell>
          <table:table-cell office:value-type="string">
            <text:p>9788522462865</text:p>
          </table:table-cell>
        </table:table-row>
        <table:table-row table:style-name="ro1">
          <table:table-cell office:value-type="string">
            <text:p>Gestão ambiental :</text:p>
          </table:table-cell>
          <table:table-cell office:value-type="string">
            <text:p>Dias, Reinaldo.</text:p>
          </table:table-cell>
          <table:table-cell office:value-type="string">
            <text:p>9788522462865</text:p>
          </table:table-cell>
        </table:table-row>
        <table:table-row table:style-name="ro1">
          <table:table-cell office:value-type="string">
            <text:p>Gestão ambiental :</text:p>
          </table:table-cell>
          <table:table-cell office:value-type="string">
            <text:p>Dias, Reinaldo.</text:p>
          </table:table-cell>
          <table:table-cell office:value-type="string">
            <text:p>9788522462865</text:p>
          </table:table-cell>
        </table:table-row>
        <table:table-row table:style-name="ro1">
          <table:table-cell office:value-type="string">
            <text:p>Gestão ambiental :</text:p>
          </table:table-cell>
          <table:table-cell office:value-type="string">
            <text:p>Dias, Reinaldo.</text:p>
          </table:table-cell>
          <table:table-cell office:value-type="string">
            <text:p>9788522462865</text:p>
          </table:table-cell>
        </table:table-row>
        <table:table-row table:style-name="ro1">
          <table:table-cell office:value-type="string">
            <text:p>Gestão ambiental :</text:p>
          </table:table-cell>
          <table:table-cell office:value-type="string">
            <text:p>Dias, Reinaldo.</text:p>
          </table:table-cell>
          <table:table-cell office:value-type="string">
            <text:p>9788522462865</text:p>
          </table:table-cell>
        </table:table-row>
        <table:table-row table:style-name="ro1">
          <table:table-cell office:value-type="string">
            <text:p>Gestão ambiental :</text:p>
          </table:table-cell>
          <table:table-cell office:value-type="string">
            <text:p>Dias, Reinaldo.</text:p>
          </table:table-cell>
          <table:table-cell office:value-type="string">
            <text:p>9788522462865</text:p>
          </table:table-cell>
        </table:table-row>
        <table:table-row table:style-name="ro1">
          <table:table-cell office:value-type="string">
            <text:p>Gestão ambiental :</text:p>
          </table:table-cell>
          <table:table-cell office:value-type="string">
            <text:p>Dias, Reinaldo.</text:p>
          </table:table-cell>
          <table:table-cell office:value-type="string">
            <text:p>9788522462865</text:p>
          </table:table-cell>
        </table:table-row>
        <table:table-row table:style-name="ro1">
          <table:table-cell office:value-type="string">
            <text:p>Gestão ambiental :</text:p>
          </table:table-cell>
          <table:table-cell office:value-type="string">
            <text:p>Dias, Reinaldo.</text:p>
          </table:table-cell>
          <table:table-cell office:value-type="string">
            <text:p>9788522462865</text:p>
          </table:table-cell>
        </table:table-row>
        <table:table-row table:style-name="ro1">
          <table:table-cell office:value-type="string">
            <text:p>Gestão ambiental :</text:p>
          </table:table-cell>
          <table:table-cell office:value-type="string">
            <text:p>Dias, Reinaldo.</text:p>
          </table:table-cell>
          <table:table-cell office:value-type="string">
            <text:p>9788522462865</text:p>
          </table:table-cell>
        </table:table-row>
        <table:table-row table:style-name="ro1">
          <table:table-cell office:value-type="string">
            <text:p>Gestão ambiental :</text:p>
          </table:table-cell>
          <table:table-cell office:value-type="string">
            <text:p>Dias, Reinaldo.</text:p>
          </table:table-cell>
          <table:table-cell office:value-type="string">
            <text:p>9788522462865</text:p>
          </table:table-cell>
        </table:table-row>
        <table:table-row table:style-name="ro1">
          <table:table-cell office:value-type="string">
            <text:p>Gestão ambiental :</text:p>
          </table:table-cell>
          <table:table-cell office:value-type="string">
            <text:p>Dias, Reinaldo.</text:p>
          </table:table-cell>
          <table:table-cell office:value-type="string">
            <text:p>9788522462865</text:p>
          </table:table-cell>
        </table:table-row>
        <table:table-row table:style-name="ro1">
          <table:table-cell office:value-type="string">
            <text:p>Gestão ambiental nas organizações :</text:p>
          </table:table-cell>
          <table:table-cell office:value-type="string">
            <text:p>Jabbour, Ana Beatriz Lopes de Sousa.</text:p>
          </table:table-cell>
          <table:table-cell office:value-type="string">
            <text:p>9788522477166</text:p>
          </table:table-cell>
        </table:table-row>
        <table:table-row table:style-name="ro1">
          <table:table-cell office:value-type="string">
            <text:p>Gestão ambiental nas organizações :</text:p>
          </table:table-cell>
          <table:table-cell office:value-type="string">
            <text:p>Jabbour, Ana Beatriz Lopes de Sousa.</text:p>
          </table:table-cell>
          <table:table-cell office:value-type="string">
            <text:p>9788522477166</text:p>
          </table:table-cell>
        </table:table-row>
        <table:table-row table:style-name="ro1">
          <table:table-cell office:value-type="string">
            <text:p>Gestão ambiental nas organizações :</text:p>
          </table:table-cell>
          <table:table-cell office:value-type="string">
            <text:p>Jabbour, Ana Beatriz Lopes de Sousa.</text:p>
          </table:table-cell>
          <table:table-cell office:value-type="string">
            <text:p>9788522477166</text:p>
          </table:table-cell>
        </table:table-row>
        <table:table-row table:style-name="ro1">
          <table:table-cell office:value-type="string">
            <text:p>ISO 14001 :</text:p>
          </table:table-cell>
          <table:table-cell office:value-type="string">
            <text:p>Seiffert, Mari Elizabete Bernardini,</text:p>
          </table:table-cell>
          <table:table-cell office:value-type="string">
            <text:p>9788522461523</text:p>
          </table:table-cell>
        </table:table-row>
        <table:table-row table:style-name="ro1">
          <table:table-cell office:value-type="string">
            <text:p>ISO 14001 :</text:p>
          </table:table-cell>
          <table:table-cell office:value-type="string">
            <text:p>Seiffert, Mari Elizabete Bernardini,</text:p>
          </table:table-cell>
          <table:table-cell office:value-type="string">
            <text:p>9788522461523</text:p>
          </table:table-cell>
        </table:table-row>
        <table:table-row table:style-name="ro1">
          <table:table-cell office:value-type="string">
            <text:p>ISO 14001 :</text:p>
          </table:table-cell>
          <table:table-cell office:value-type="string">
            <text:p>Seiffert, Mari Elizabete Bernardini,</text:p>
          </table:table-cell>
          <table:table-cell office:value-type="string">
            <text:p>9788522461523</text:p>
          </table:table-cell>
        </table:table-row>
        <table:table-row table:style-name="ro1">
          <table:table-cell office:value-type="string">
            <text:p>ISO 14001 :</text:p>
          </table:table-cell>
          <table:table-cell office:value-type="string">
            <text:p>Seiffert, Mari Elizabete Bernardini,</text:p>
          </table:table-cell>
          <table:table-cell office:value-type="string">
            <text:p>9788522461523</text:p>
          </table:table-cell>
        </table:table-row>
        <table:table-row table:style-name="ro1">
          <table:table-cell office:value-type="string">
            <text:p>ISO 14001 :</text:p>
          </table:table-cell>
          <table:table-cell office:value-type="string">
            <text:p>Seiffert, Mari Elizabete Bernardini,</text:p>
          </table:table-cell>
          <table:table-cell office:value-type="string">
            <text:p>9788522461523</text:p>
          </table:table-cell>
        </table:table-row>
        <table:table-row table:style-name="ro1">
          <table:table-cell office:value-type="string">
            <text:p>ISO 14001 :</text:p>
          </table:table-cell>
          <table:table-cell office:value-type="string">
            <text:p>Seiffert, Mari Elizabete Bernardini,</text:p>
          </table:table-cell>
          <table:table-cell office:value-type="string">
            <text:p>9788522461523</text:p>
          </table:table-cell>
        </table:table-row>
        <table:table-row table:style-name="ro1">
          <table:table-cell office:value-type="string">
            <text:p>ISO 14001 :</text:p>
          </table:table-cell>
          <table:table-cell office:value-type="string">
            <text:p>Seiffert, Mari Elizabete Bernardini,</text:p>
          </table:table-cell>
          <table:table-cell office:value-type="string">
            <text:p>9788522461523</text:p>
          </table:table-cell>
        </table:table-row>
        <table:table-row table:style-name="ro1">
          <table:table-cell office:value-type="string">
            <text:p>ISO 14001 :</text:p>
          </table:table-cell>
          <table:table-cell office:value-type="string">
            <text:p>Seiffert, Mari Elizabete Bernardini,</text:p>
          </table:table-cell>
          <table:table-cell office:value-type="string">
            <text:p>9788522461523</text:p>
          </table:table-cell>
        </table:table-row>
        <table:table-row table:style-name="ro1">
          <table:table-cell office:value-type="string">
            <text:p>ISO 14001 :</text:p>
          </table:table-cell>
          <table:table-cell office:value-type="string">
            <text:p>Seiffert, Mari Elizabete Bernardini,</text:p>
          </table:table-cell>
          <table:table-cell office:value-type="string">
            <text:p>9788522461523</text:p>
          </table:table-cell>
        </table:table-row>
        <table:table-row table:style-name="ro1">
          <table:table-cell office:value-type="string">
            <text:p>ISO 14001 :</text:p>
          </table:table-cell>
          <table:table-cell office:value-type="string">
            <text:p>Seiffert, Mari Elizabete Bernardini,</text:p>
          </table:table-cell>
          <table:table-cell office:value-type="string">
            <text:p>9788522461523</text:p>
          </table:table-cell>
        </table:table-row>
        <table:table-row table:style-name="ro1">
          <table:table-cell office:value-type="string">
            <text:p>ISO 14001 :</text:p>
          </table:table-cell>
          <table:table-cell office:value-type="string">
            <text:p>Seiffert, Mari Elizabete Bernardini,</text:p>
          </table:table-cell>
          <table:table-cell office:value-type="string">
            <text:p>9788522461523</text:p>
          </table:table-cell>
        </table:table-row>
        <table:table-row table:style-name="ro1">
          <table:table-cell office:value-type="string">
            <text:p>ISO 14001 :</text:p>
          </table:table-cell>
          <table:table-cell office:value-type="string">
            <text:p>Seiffert, Mari Elizabete Bernardini,</text:p>
          </table:table-cell>
          <table:table-cell office:value-type="string">
            <text:p>9788522461523</text:p>
          </table:table-cell>
        </table:table-row>
        <table:table-row table:style-name="ro1">
          <table:table-cell office:value-type="string">
            <text:p>ISO 14001 :</text:p>
          </table:table-cell>
          <table:table-cell office:value-type="string">
            <text:p>Seiffert, Mari Elizabete Bernardini,</text:p>
          </table:table-cell>
          <table:table-cell office:value-type="string">
            <text:p>9788522461523</text:p>
          </table:table-cell>
        </table:table-row>
        <table:table-row table:style-name="ro1">
          <table:table-cell office:value-type="string">
            <text:p>ISO 14001 :</text:p>
          </table:table-cell>
          <table:table-cell office:value-type="string">
            <text:p>Seiffert, Mari Elizabete Bernardini,</text:p>
          </table:table-cell>
          <table:table-cell office:value-type="string">
            <text:p>9788522461523</text:p>
          </table:table-cell>
        </table:table-row>
        <table:table-row table:style-name="ro1">
          <table:table-cell office:value-type="string">
            <text:p>O segredo de Luísa :</text:p>
          </table:table-cell>
          <table:table-cell office:value-type="string">
            <text:p>Dolabela, Fernando.</text:p>
          </table:table-cell>
          <table:table-cell office:value-type="string">
            <text:p>9788575423387</text:p>
          </table:table-cell>
        </table:table-row>
        <table:table-row table:style-name="ro1">
          <table:table-cell office:value-type="string">
            <text:p>O segredo de Luísa :</text:p>
          </table:table-cell>
          <table:table-cell office:value-type="string">
            <text:p>Dolabela, Fernando.</text:p>
          </table:table-cell>
          <table:table-cell office:value-type="string">
            <text:p>9788575423387</text:p>
          </table:table-cell>
        </table:table-row>
        <table:table-row table:style-name="ro1">
          <table:table-cell office:value-type="string">
            <text:p>O segredo de Luísa :</text:p>
          </table:table-cell>
          <table:table-cell office:value-type="string">
            <text:p>Dolabela, Fernando.</text:p>
          </table:table-cell>
          <table:table-cell office:value-type="string">
            <text:p>9788575423387</text:p>
          </table:table-cell>
        </table:table-row>
        <table:table-row table:style-name="ro1">
          <table:table-cell office:value-type="string">
            <text:p>O segredo de Luísa :</text:p>
          </table:table-cell>
          <table:table-cell office:value-type="string">
            <text:p>Dolabela, Fernando.</text:p>
          </table:table-cell>
          <table:table-cell office:value-type="string">
            <text:p>9788575423387</text:p>
          </table:table-cell>
        </table:table-row>
        <table:table-row table:style-name="ro1">
          <table:table-cell office:value-type="string">
            <text:p>O segredo de Luísa :</text:p>
          </table:table-cell>
          <table:table-cell office:value-type="string">
            <text:p>Dolabela, Fernando.</text:p>
          </table:table-cell>
          <table:table-cell office:value-type="string">
            <text:p>9788575423387</text:p>
          </table:table-cell>
        </table:table-row>
        <table:table-row table:style-name="ro1">
          <table:table-cell office:value-type="string">
            <text:p>O segredo de Luísa :</text:p>
          </table:table-cell>
          <table:table-cell office:value-type="string">
            <text:p>Dolabela, Fernando.</text:p>
          </table:table-cell>
          <table:table-cell office:value-type="string">
            <text:p>9788575423387</text:p>
          </table:table-cell>
        </table:table-row>
        <table:table-row table:style-name="ro1">
          <table:table-cell office:value-type="string">
            <text:p>Inovação e espírito empreendedor :</text:p>
          </table:table-cell>
          <table:table-cell office:value-type="string">
            <text:p>Drucker, Peter Ferdinand,</text:p>
          </table:table-cell>
          <table:table-cell office:value-type="string">
            <text:p>9788522108596</text:p>
          </table:table-cell>
        </table:table-row>
        <table:table-row table:style-name="ro1">
          <table:table-cell office:value-type="string">
            <text:p>Inovação e espírito empreendedor :</text:p>
          </table:table-cell>
          <table:table-cell office:value-type="string">
            <text:p>Drucker, Peter Ferdinand,</text:p>
          </table:table-cell>
          <table:table-cell office:value-type="string">
            <text:p>9788522108596</text:p>
          </table:table-cell>
        </table:table-row>
        <table:table-row table:style-name="ro1">
          <table:table-cell office:value-type="string">
            <text:p>Inovação e espírito empreendedor :</text:p>
          </table:table-cell>
          <table:table-cell office:value-type="string">
            <text:p>Drucker, Peter Ferdinand,</text:p>
          </table:table-cell>
          <table:table-cell office:value-type="string">
            <text:p>9788522108596</text:p>
          </table:table-cell>
        </table:table-row>
        <table:table-row table:style-name="ro1">
          <table:table-cell office:value-type="string">
            <text:p>Inovação e espírito empreendedor :</text:p>
          </table:table-cell>
          <table:table-cell office:value-type="string">
            <text:p>Drucker, Peter Ferdinand,</text:p>
          </table:table-cell>
          <table:table-cell office:value-type="string">
            <text:p>9788522108596</text:p>
          </table:table-cell>
        </table:table-row>
        <table:table-row table:style-name="ro1">
          <table:table-cell office:value-type="string">
            <text:p>Inovação e espírito empreendedor :</text:p>
          </table:table-cell>
          <table:table-cell office:value-type="string">
            <text:p>Drucker, Peter Ferdinand,</text:p>
          </table:table-cell>
          <table:table-cell office:value-type="string">
            <text:p>9788522108596</text:p>
          </table:table-cell>
        </table:table-row>
        <table:table-row table:style-name="ro1">
          <table:table-cell office:value-type="string">
            <text:p>Inovação e espírito empreendedor :</text:p>
          </table:table-cell>
          <table:table-cell office:value-type="string">
            <text:p>Drucker, Peter Ferdinand,</text:p>
          </table:table-cell>
          <table:table-cell office:value-type="string">
            <text:p>9788522108596</text:p>
          </table:table-cell>
        </table:table-row>
        <table:table-row table:style-name="ro1">
          <table:table-cell office:value-type="string">
            <text:p>Geração de valor :</text:p>
          </table:table-cell>
          <table:table-cell office:value-type="string">
            <text:p>Silva, Flávio Augusto da,</text:p>
          </table:table-cell>
          <table:table-cell office:value-type="string">
            <text:p>9788543101620</text:p>
          </table:table-cell>
        </table:table-row>
        <table:table-row table:style-name="ro1">
          <table:table-cell office:value-type="string">
            <text:p>Geração de valor :</text:p>
          </table:table-cell>
          <table:table-cell office:value-type="string">
            <text:p>Silva, Flávio Augusto da,</text:p>
          </table:table-cell>
          <table:table-cell office:value-type="string">
            <text:p>9788543101620</text:p>
          </table:table-cell>
        </table:table-row>
        <table:table-row table:style-name="ro1">
          <table:table-cell office:value-type="string">
            <text:p>Geração de valor :</text:p>
          </table:table-cell>
          <table:table-cell office:value-type="string">
            <text:p>Silva, Flávio Augusto da,</text:p>
          </table:table-cell>
          <table:table-cell office:value-type="string">
            <text:p>9788543101620</text:p>
          </table:table-cell>
        </table:table-row>
        <table:table-row table:style-name="ro1">
          <table:table-cell office:value-type="string">
            <text:p>Administração da produção e operações /</text:p>
          </table:table-cell>
          <table:table-cell office:value-type="string">
            <text:p>Moreira, Daniel Augusto.</text:p>
          </table:table-cell>
          <table:table-cell office:value-type="string">
            <text:p>9788522105878</text:p>
          </table:table-cell>
        </table:table-row>
        <table:table-row table:style-name="ro1">
          <table:table-cell office:value-type="string">
            <text:p>Administração da produção e operações /</text:p>
          </table:table-cell>
          <table:table-cell office:value-type="string">
            <text:p>Moreira, Daniel Augusto.</text:p>
          </table:table-cell>
          <table:table-cell office:value-type="string">
            <text:p>9788522105878</text:p>
          </table:table-cell>
        </table:table-row>
        <table:table-row table:style-name="ro1">
          <table:table-cell office:value-type="string">
            <text:p>Administração da produção e operações /</text:p>
          </table:table-cell>
          <table:table-cell office:value-type="string">
            <text:p>Moreira, Daniel Augusto.</text:p>
          </table:table-cell>
          <table:table-cell office:value-type="string">
            <text:p>9788522105878</text:p>
          </table:table-cell>
        </table:table-row>
        <table:table-row table:style-name="ro1">
          <table:table-cell office:value-type="string">
            <text:p>Administração da produção e operações /</text:p>
          </table:table-cell>
          <table:table-cell office:value-type="string">
            <text:p>Moreira, Daniel Augusto.</text:p>
          </table:table-cell>
          <table:table-cell office:value-type="string">
            <text:p>9788522105878</text:p>
          </table:table-cell>
        </table:table-row>
        <table:table-row table:style-name="ro1">
          <table:table-cell office:value-type="string">
            <text:p>Administração da produção e operações /</text:p>
          </table:table-cell>
          <table:table-cell office:value-type="string">
            <text:p>Moreira, Daniel Augusto.</text:p>
          </table:table-cell>
          <table:table-cell office:value-type="string">
            <text:p>9788522105878</text:p>
          </table:table-cell>
        </table:table-row>
        <table:table-row table:style-name="ro1">
          <table:table-cell office:value-type="string">
            <text:p>Administração da produção e operações /</text:p>
          </table:table-cell>
          <table:table-cell office:value-type="string">
            <text:p>Moreira, Daniel Augusto.</text:p>
          </table:table-cell>
          <table:table-cell office:value-type="string">
            <text:p>9788522105878</text:p>
          </table:table-cell>
        </table:table-row>
        <table:table-row table:style-name="ro1">
          <table:table-cell office:value-type="string">
            <text:p>Gestão da qualidade :</text:p>
          </table:table-cell>
          <table:table-cell/>
          <table:table-cell office:value-type="string">
            <text:p>9788535248876</text:p>
          </table:table-cell>
        </table:table-row>
        <table:table-row table:style-name="ro1">
          <table:table-cell office:value-type="string">
            <text:p>Gestão da qualidade :</text:p>
          </table:table-cell>
          <table:table-cell/>
          <table:table-cell office:value-type="string">
            <text:p>9788535248876</text:p>
          </table:table-cell>
        </table:table-row>
        <table:table-row table:style-name="ro1">
          <table:table-cell office:value-type="string">
            <text:p>Gestão da qualidade :</text:p>
          </table:table-cell>
          <table:table-cell/>
          <table:table-cell office:value-type="string">
            <text:p>9788535248876</text:p>
          </table:table-cell>
        </table:table-row>
        <table:table-row table:style-name="ro1">
          <table:table-cell office:value-type="string">
            <text:p>Gestão da qualidade :</text:p>
          </table:table-cell>
          <table:table-cell/>
          <table:table-cell office:value-type="string">
            <text:p>9788535248876</text:p>
          </table:table-cell>
        </table:table-row>
        <table:table-row table:style-name="ro1">
          <table:table-cell office:value-type="string">
            <text:p>Gestão da qualidade :</text:p>
          </table:table-cell>
          <table:table-cell/>
          <table:table-cell office:value-type="string">
            <text:p>9788535248876</text:p>
          </table:table-cell>
        </table:table-row>
        <table:table-row table:style-name="ro1">
          <table:table-cell office:value-type="string">
            <text:p>Gestão da qualidade :</text:p>
          </table:table-cell>
          <table:table-cell/>
          <table:table-cell office:value-type="string">
            <text:p>9788535248876</text:p>
          </table:table-cell>
        </table:table-row>
        <table:table-row table:style-name="ro1">
          <table:table-cell office:value-type="string">
            <text:p>Gerenciamento da cadeia de suprimentos/logística empresarial /</text:p>
          </table:table-cell>
          <table:table-cell office:value-type="string">
            <text:p>Ballou, Ronald H.,</text:p>
          </table:table-cell>
          <table:table-cell office:value-type="string">
            <text:p>9788536305912</text:p>
          </table:table-cell>
        </table:table-row>
        <table:table-row table:style-name="ro1">
          <table:table-cell office:value-type="string">
            <text:p>Gerenciamento da cadeia de suprimentos/logística empresarial /</text:p>
          </table:table-cell>
          <table:table-cell office:value-type="string">
            <text:p>Ballou, Ronald H.,</text:p>
          </table:table-cell>
          <table:table-cell office:value-type="string">
            <text:p>9788536305912</text:p>
          </table:table-cell>
        </table:table-row>
        <table:table-row table:style-name="ro1">
          <table:table-cell office:value-type="string">
            <text:p>Gerenciamento da cadeia de suprimentos/logística empresarial /</text:p>
          </table:table-cell>
          <table:table-cell office:value-type="string">
            <text:p>Ballou, Ronald H.,</text:p>
          </table:table-cell>
          <table:table-cell office:value-type="string">
            <text:p>9788536305912</text:p>
          </table:table-cell>
        </table:table-row>
        <table:table-row table:style-name="ro1">
          <table:table-cell office:value-type="string">
            <text:p>Gerenciamento da cadeia de suprimentos/logística empresarial /</text:p>
          </table:table-cell>
          <table:table-cell office:value-type="string">
            <text:p>Ballou, Ronald H.,</text:p>
          </table:table-cell>
          <table:table-cell office:value-type="string">
            <text:p>9788536305912</text:p>
          </table:table-cell>
        </table:table-row>
        <table:table-row table:style-name="ro1">
          <table:table-cell office:value-type="string">
            <text:p>Gerenciamento da cadeia de suprimentos/logística empresarial /</text:p>
          </table:table-cell>
          <table:table-cell office:value-type="string">
            <text:p>Ballou, Ronald H.,</text:p>
          </table:table-cell>
          <table:table-cell office:value-type="string">
            <text:p>9788536305912</text:p>
          </table:table-cell>
        </table:table-row>
        <table:table-row table:style-name="ro1">
          <table:table-cell office:value-type="string">
            <text:p>Gerenciamento da cadeia de suprimentos/logística empresarial /</text:p>
          </table:table-cell>
          <table:table-cell office:value-type="string">
            <text:p>Ballou, Ronald H.,</text:p>
          </table:table-cell>
          <table:table-cell office:value-type="string">
            <text:p>9788536305912</text:p>
          </table:table-cell>
        </table:table-row>
        <table:table-row table:style-name="ro1">
          <table:table-cell office:value-type="string">
            <text:p>Logística e gerenciamento da cadeia de distribuição :</text:p>
          </table:table-cell>
          <table:table-cell office:value-type="string">
            <text:p>Novaes, Antonio Galvão,</text:p>
          </table:table-cell>
          <table:table-cell office:value-type="string">
            <text:p>9788535279825</text:p>
          </table:table-cell>
        </table:table-row>
        <table:table-row table:style-name="ro1">
          <table:table-cell office:value-type="string">
            <text:p>Logística e gerenciamento da cadeia de distribuição :</text:p>
          </table:table-cell>
          <table:table-cell office:value-type="string">
            <text:p>Novaes, Antonio Galvão,</text:p>
          </table:table-cell>
          <table:table-cell office:value-type="string">
            <text:p>9788535279825</text:p>
          </table:table-cell>
        </table:table-row>
        <table:table-row table:style-name="ro1">
          <table:table-cell office:value-type="string">
            <text:p>Logística e gerenciamento da cadeia de distribuição :</text:p>
          </table:table-cell>
          <table:table-cell office:value-type="string">
            <text:p>Novaes, Antonio Galvão,</text:p>
          </table:table-cell>
          <table:table-cell office:value-type="string">
            <text:p>9788535279825</text:p>
          </table:table-cell>
        </table:table-row>
        <table:table-row table:style-name="ro1">
          <table:table-cell office:value-type="string">
            <text:p>Logística e gerenciamento da cadeia de distribuição :</text:p>
          </table:table-cell>
          <table:table-cell office:value-type="string">
            <text:p>Novaes, Antonio Galvão,</text:p>
          </table:table-cell>
          <table:table-cell office:value-type="string">
            <text:p>9788535279825</text:p>
          </table:table-cell>
        </table:table-row>
        <table:table-row table:style-name="ro1">
          <table:table-cell office:value-type="string">
            <text:p>Logística e gerenciamento da cadeia de distribuição :</text:p>
          </table:table-cell>
          <table:table-cell office:value-type="string">
            <text:p>Novaes, Antonio Galvão,</text:p>
          </table:table-cell>
          <table:table-cell office:value-type="string">
            <text:p>9788535279825</text:p>
          </table:table-cell>
        </table:table-row>
        <table:table-row table:style-name="ro1">
          <table:table-cell office:value-type="string">
            <text:p>Logística e gerenciamento da cadeia de distribuição :</text:p>
          </table:table-cell>
          <table:table-cell office:value-type="string">
            <text:p>Novaes, Antonio Galvão,</text:p>
          </table:table-cell>
          <table:table-cell office:value-type="string">
            <text:p>9788535279825</text:p>
          </table:table-cell>
        </table:table-row>
        <table:table-row table:style-name="ro1">
          <table:table-cell office:value-type="string">
            <text:p>Gestão de help desk e service desk :</text:p>
          </table:table-cell>
          <table:table-cell office:value-type="string">
            <text:p>Cohen, Roberto.</text:p>
          </table:table-cell>
          <table:table-cell office:value-type="string">
            <text:p>9788575222768</text:p>
          </table:table-cell>
        </table:table-row>
        <table:table-row table:style-name="ro1">
          <table:table-cell office:value-type="string">
            <text:p>Gestão de help desk e service desk :</text:p>
          </table:table-cell>
          <table:table-cell office:value-type="string">
            <text:p>Cohen, Roberto.</text:p>
          </table:table-cell>
          <table:table-cell office:value-type="string">
            <text:p>9788575222768</text:p>
          </table:table-cell>
        </table:table-row>
        <table:table-row table:style-name="ro1">
          <table:table-cell office:value-type="string">
            <text:p>Gestão de help desk e service desk :</text:p>
          </table:table-cell>
          <table:table-cell office:value-type="string">
            <text:p>Cohen, Roberto.</text:p>
          </table:table-cell>
          <table:table-cell office:value-type="string">
            <text:p>9788575222768</text:p>
          </table:table-cell>
        </table:table-row>
        <table:table-row table:style-name="ro1">
          <table:table-cell office:value-type="string">
            <text:p>Gestão de help desk e service desk :</text:p>
          </table:table-cell>
          <table:table-cell office:value-type="string">
            <text:p>Cohen, Roberto.</text:p>
          </table:table-cell>
          <table:table-cell office:value-type="string">
            <text:p>9788575222768</text:p>
          </table:table-cell>
        </table:table-row>
        <table:table-row table:style-name="ro1">
          <table:table-cell office:value-type="string">
            <text:p>Gestão de help desk e service desk :</text:p>
          </table:table-cell>
          <table:table-cell office:value-type="string">
            <text:p>Cohen, Roberto.</text:p>
          </table:table-cell>
          <table:table-cell office:value-type="string">
            <text:p>9788575222768</text:p>
          </table:table-cell>
        </table:table-row>
        <table:table-row table:style-name="ro1">
          <table:table-cell office:value-type="string">
            <text:p>Gestão de help desk e service desk :</text:p>
          </table:table-cell>
          <table:table-cell office:value-type="string">
            <text:p>Cohen, Roberto.</text:p>
          </table:table-cell>
          <table:table-cell office:value-type="string">
            <text:p>9788575222768</text:p>
          </table:table-cell>
        </table:table-row>
        <table:table-row table:style-name="ro1">
          <table:table-cell office:value-type="string">
            <text:p>Excelência em atendimento ao cliente:</text:p>
          </table:table-cell>
          <table:table-cell office:value-type="string">
            <text:p><text:s/>Las Casas, Alexandre Luzzi </text:p>
          </table:table-cell>
          <table:table-cell office:value-type="string">
            <text:p>8564237980</text:p>
          </table:table-cell>
        </table:table-row>
        <table:table-row table:style-name="ro1">
          <table:table-cell office:value-type="string">
            <text:p>Excelência em atendimento ao cliente:</text:p>
          </table:table-cell>
          <table:table-cell office:value-type="string">
            <text:p><text:s/>Las Casas, Alexandre Luzzi </text:p>
          </table:table-cell>
          <table:table-cell office:value-type="string">
            <text:p>8564237980</text:p>
          </table:table-cell>
        </table:table-row>
        <table:table-row table:style-name="ro1">
          <table:table-cell office:value-type="string">
            <text:p>Excelência em atendimento ao cliente:</text:p>
          </table:table-cell>
          <table:table-cell office:value-type="string">
            <text:p><text:s/>Las Casas, Alexandre Luzzi </text:p>
          </table:table-cell>
          <table:table-cell office:value-type="string">
            <text:p>8564237980</text:p>
          </table:table-cell>
        </table:table-row>
        <table:table-row table:style-name="ro1">
          <table:table-cell office:value-type="string">
            <text:p>Excelência em atendimento ao cliente:</text:p>
          </table:table-cell>
          <table:table-cell office:value-type="string">
            <text:p><text:s/>Las Casas, Alexandre Luzzi </text:p>
          </table:table-cell>
          <table:table-cell office:value-type="string">
            <text:p>8564237980</text:p>
          </table:table-cell>
        </table:table-row>
        <table:table-row table:style-name="ro1">
          <table:table-cell office:value-type="string">
            <text:p>Excelência em atendimento ao cliente:</text:p>
          </table:table-cell>
          <table:table-cell office:value-type="string">
            <text:p><text:s/>Las Casas, Alexandre Luzzi </text:p>
          </table:table-cell>
          <table:table-cell office:value-type="string">
            <text:p>8564237980</text:p>
          </table:table-cell>
        </table:table-row>
        <table:table-row table:style-name="ro1">
          <table:table-cell office:value-type="string">
            <text:p>Excelência em atendimento ao cliente:</text:p>
          </table:table-cell>
          <table:table-cell office:value-type="string">
            <text:p><text:s/>Las Casas, Alexandre Luzzi </text:p>
          </table:table-cell>
          <table:table-cell office:value-type="string">
            <text:p>8564237980</text:p>
          </table:table-cell>
        </table:table-row>
        <table:table-row table:style-name="ro1">
          <table:table-cell office:value-type="string">
            <text:p>Competitividade na indústria metal-mecânica:</text:p>
          </table:table-cell>
          <table:table-cell office:value-type="string">
            <text:p>Melo, Larissa da Costa</text:p>
          </table:table-cell>
          <table:table-cell office:value-type="string">
            <text:p>9788547300098</text:p>
          </table:table-cell>
        </table:table-row>
        <table:table-row table:style-name="ro1">
          <table:table-cell office:value-type="string">
            <text:p>Competitividade na indústria metal-mecânica:</text:p>
          </table:table-cell>
          <table:table-cell office:value-type="string">
            <text:p>Melo, Larissa da Costa</text:p>
          </table:table-cell>
          <table:table-cell office:value-type="string">
            <text:p>9788547300098</text:p>
          </table:table-cell>
        </table:table-row>
        <table:table-row table:style-name="ro1">
          <table:table-cell office:value-type="string">
            <text:p>Competitividade na indústria metal-mecânica:</text:p>
          </table:table-cell>
          <table:table-cell office:value-type="string">
            <text:p>Melo, Larissa da Costa</text:p>
          </table:table-cell>
          <table:table-cell office:value-type="string">
            <text:p>9788547300098</text:p>
          </table:table-cell>
        </table:table-row>
        <table:table-row table:style-name="ro1">
          <table:table-cell office:value-type="string">
            <text:p>Competitividade na indústria metal-mecânica:</text:p>
          </table:table-cell>
          <table:table-cell office:value-type="string">
            <text:p>Melo, Larissa da Costa</text:p>
          </table:table-cell>
          <table:table-cell office:value-type="string">
            <text:p>9788547300098</text:p>
          </table:table-cell>
        </table:table-row>
        <table:table-row table:style-name="ro1">
          <table:table-cell office:value-type="string">
            <text:p>Narrativas em madeira e muro:</text:p>
          </table:table-cell>
          <table:table-cell table:number-columns-repeated="2"/>
        </table:table-row>
        <table:table-row table:style-name="ro1">
          <table:table-cell office:value-type="string">
            <text:p>47º Salão de Artes Plásticas de Pernambuco /</text:p>
          </table:table-cell>
          <table:table-cell table:number-columns-repeated="2"/>
        </table:table-row>
        <table:table-row table:style-name="ro1">
          <table:table-cell office:value-type="string">
            <text:p>Casa-grande &amp; senzala em quadrinhos /</text:p>
          </table:table-cell>
          <table:table-cell office:value-type="string">
            <text:p>Freyre, Gilberto,</text:p>
          </table:table-cell>
          <table:table-cell office:value-type="string">
            <text:p>9788526010598</text:p>
          </table:table-cell>
        </table:table-row>
        <table:table-row table:style-name="ro1">
          <table:table-cell office:value-type="string">
            <text:p>Casa-grande &amp; senzala em quadrinhos /</text:p>
          </table:table-cell>
          <table:table-cell office:value-type="string">
            <text:p>Freyre, Gilberto,</text:p>
          </table:table-cell>
          <table:table-cell office:value-type="string">
            <text:p>9788526010598</text:p>
          </table:table-cell>
        </table:table-row>
        <table:table-row table:style-name="ro1">
          <table:table-cell office:value-type="string">
            <text:p>Snoopy:</text:p>
          </table:table-cell>
          <table:table-cell office:value-type="string">
            <text:p><text:s/>Schulz, Charles M. </text:p>
          </table:table-cell>
          <table:table-cell office:value-type="string">
            <text:p>9788525416971</text:p>
          </table:table-cell>
        </table:table-row>
        <table:table-row table:style-name="ro1">
          <table:table-cell office:value-type="string">
            <text:p>Amada /</text:p>
          </table:table-cell>
          <table:table-cell office:value-type="string">
            <text:p>Morrison, Toni,</text:p>
          </table:table-cell>
          <table:table-cell office:value-type="string">
            <text:p>9788535918939</text:p>
          </table:table-cell>
        </table:table-row>
        <table:table-row table:style-name="ro1">
          <table:table-cell office:value-type="string">
            <text:p>Amada /</text:p>
          </table:table-cell>
          <table:table-cell office:value-type="string">
            <text:p>Morrison, Toni,</text:p>
          </table:table-cell>
          <table:table-cell office:value-type="string">
            <text:p>9788535918939</text:p>
          </table:table-cell>
        </table:table-row>
        <table:table-row table:style-name="ro1">
          <table:table-cell office:value-type="string">
            <text:p>Histórias extraordinárias /</text:p>
          </table:table-cell>
          <table:table-cell office:value-type="string">
            <text:p><text:s/>Poe, Edgar Allan </text:p>
          </table:table-cell>
          <table:table-cell office:value-type="string">
            <text:p>9788535912326</text:p>
          </table:table-cell>
        </table:table-row>
        <table:table-row table:style-name="ro1">
          <table:table-cell office:value-type="string">
            <text:p>Histórias extraordinárias /</text:p>
          </table:table-cell>
          <table:table-cell office:value-type="string">
            <text:p><text:s/>Poe, Edgar Allan </text:p>
          </table:table-cell>
          <table:table-cell office:value-type="string">
            <text:p>9788535912326</text:p>
          </table:table-cell>
        </table:table-row>
        <table:table-row table:style-name="ro1">
          <table:table-cell office:value-type="string">
            <text:p>Hamlet /</text:p>
          </table:table-cell>
          <table:table-cell office:value-type="string">
            <text:p><text:s/>Shakespeare, William </text:p>
          </table:table-cell>
          <table:table-cell office:value-type="string">
            <text:p>9788525406118</text:p>
          </table:table-cell>
        </table:table-row>
        <table:table-row table:style-name="ro1">
          <table:table-cell office:value-type="string">
            <text:p>Hamlet /</text:p>
          </table:table-cell>
          <table:table-cell office:value-type="string">
            <text:p><text:s/>Shakespeare, William </text:p>
          </table:table-cell>
          <table:table-cell office:value-type="string">
            <text:p>9788525406118</text:p>
          </table:table-cell>
        </table:table-row>
        <table:table-row table:style-name="ro1">
          <table:table-cell office:value-type="string">
            <text:p>Sonho de uma noite de verão /</text:p>
          </table:table-cell>
          <table:table-cell office:value-type="string">
            <text:p>Shakespeare, William,</text:p>
          </table:table-cell>
          <table:table-cell office:value-type="string">
            <text:p>8525410918</text:p>
          </table:table-cell>
        </table:table-row>
        <table:table-row table:style-name="ro1">
          <table:table-cell office:value-type="string">
            <text:p>Sonho de uma noite de verão /</text:p>
          </table:table-cell>
          <table:table-cell office:value-type="string">
            <text:p>Shakespeare, William,</text:p>
          </table:table-cell>
          <table:table-cell office:value-type="string">
            <text:p>8525410918</text:p>
          </table:table-cell>
        </table:table-row>
        <table:table-row table:style-name="ro1">
          <table:table-cell office:value-type="string">
            <text:p>O rei Lear /</text:p>
          </table:table-cell>
          <table:table-cell office:value-type="string">
            <text:p>Shakespeare, William,</text:p>
          </table:table-cell>
          <table:table-cell office:value-type="string">
            <text:p>9788525406811</text:p>
          </table:table-cell>
        </table:table-row>
        <table:table-row table:style-name="ro1">
          <table:table-cell office:value-type="string">
            <text:p>O rei Lear /</text:p>
          </table:table-cell>
          <table:table-cell office:value-type="string">
            <text:p>Shakespeare, William,</text:p>
          </table:table-cell>
          <table:table-cell office:value-type="string">
            <text:p>9788525406811</text:p>
          </table:table-cell>
        </table:table-row>
        <table:table-row table:style-name="ro1">
          <table:table-cell office:value-type="string">
            <text:p>O rei Lear /</text:p>
          </table:table-cell>
          <table:table-cell office:value-type="string">
            <text:p>Shakespeare, William,</text:p>
          </table:table-cell>
          <table:table-cell office:value-type="string">
            <text:p>9788525406811</text:p>
          </table:table-cell>
        </table:table-row>
        <table:table-row table:style-name="ro1">
          <table:table-cell office:value-type="string">
            <text:p>Robinson Crusoe /</text:p>
          </table:table-cell>
          <table:table-cell office:value-type="string">
            <text:p><text:s/>Defoe, Daniel </text:p>
          </table:table-cell>
          <table:table-cell office:value-type="string">
            <text:p>9798572323573</text:p>
          </table:table-cell>
        </table:table-row>
        <table:table-row table:style-name="ro1">
          <table:table-cell office:value-type="string">
            <text:p>A revolução dos bichos :</text:p>
          </table:table-cell>
          <table:table-cell office:value-type="string">
            <text:p>Orwell, George,</text:p>
          </table:table-cell>
          <table:table-cell office:value-type="string">
            <text:p>9788535909555</text:p>
          </table:table-cell>
        </table:table-row>
        <table:table-row table:style-name="ro1">
          <table:table-cell office:value-type="string">
            <text:p>A revolução dos bichos :</text:p>
          </table:table-cell>
          <table:table-cell office:value-type="string">
            <text:p>Orwell, George,</text:p>
          </table:table-cell>
          <table:table-cell office:value-type="string">
            <text:p>9788535909555</text:p>
          </table:table-cell>
        </table:table-row>
        <table:table-row table:style-name="ro1">
          <table:table-cell office:value-type="string">
            <text:p>Hotel Savoy /</text:p>
          </table:table-cell>
          <table:table-cell office:value-type="string">
            <text:p><text:s/>Roth, Joseph </text:p>
          </table:table-cell>
          <table:table-cell office:value-type="string">
            <text:p>9788574482293</text:p>
          </table:table-cell>
        </table:table-row>
        <table:table-row table:style-name="ro1">
          <table:table-cell office:value-type="string">
            <text:p>Hotel Savoy /</text:p>
          </table:table-cell>
          <table:table-cell office:value-type="string">
            <text:p><text:s/>Roth, Joseph </text:p>
          </table:table-cell>
          <table:table-cell office:value-type="string">
            <text:p>9788574482293</text:p>
          </table:table-cell>
        </table:table-row>
        <table:table-row table:style-name="ro1">
          <table:table-cell office:value-type="string">
            <text:p>Fausto :</text:p>
          </table:table-cell>
          <table:table-cell office:value-type="string">
            <text:p>Goethe, Johann Wolfgang von,</text:p>
          </table:table-cell>
          <table:table-cell office:value-type="string">
            <text:p>9788573262919</text:p>
          </table:table-cell>
        </table:table-row>
        <table:table-row table:style-name="ro1">
          <table:table-cell office:value-type="string">
            <text:p>Fausto :</text:p>
          </table:table-cell>
          <table:table-cell office:value-type="string">
            <text:p>Goethe, Johann Wolfgang von,</text:p>
          </table:table-cell>
          <table:table-cell office:value-type="string">
            <text:p>9788573262919</text:p>
          </table:table-cell>
        </table:table-row>
        <table:table-row table:style-name="ro1">
          <table:table-cell office:value-type="string">
            <text:p>Fausto :</text:p>
          </table:table-cell>
          <table:table-cell office:value-type="string">
            <text:p>Goethe, Johann Wolfgang von,</text:p>
          </table:table-cell>
          <table:table-cell office:value-type="string">
            <text:p>9788573263732</text:p>
          </table:table-cell>
        </table:table-row>
        <table:table-row table:style-name="ro1">
          <table:table-cell office:value-type="string">
            <text:p>Fausto :</text:p>
          </table:table-cell>
          <table:table-cell office:value-type="string">
            <text:p>Goethe, Johann Wolfgang von,</text:p>
          </table:table-cell>
          <table:table-cell office:value-type="string">
            <text:p>9788573263732</text:p>
          </table:table-cell>
        </table:table-row>
        <table:table-row table:style-name="ro1">
          <table:table-cell office:value-type="string">
            <text:p>A metamorfose /</text:p>
          </table:table-cell>
          <table:table-cell office:value-type="string">
            <text:p><text:s/>Kafka, Franz </text:p>
          </table:table-cell>
          <table:table-cell office:value-type="string">
            <text:p>9788571646858</text:p>
          </table:table-cell>
        </table:table-row>
        <table:table-row table:style-name="ro1">
          <table:table-cell office:value-type="string">
            <text:p>A metamorfose /</text:p>
          </table:table-cell>
          <table:table-cell office:value-type="string">
            <text:p><text:s/>Kafka, Franz </text:p>
          </table:table-cell>
          <table:table-cell office:value-type="string">
            <text:p>9788571646858</text:p>
          </table:table-cell>
        </table:table-row>
        <table:table-row table:style-name="ro1">
          <table:table-cell office:value-type="string">
            <text:p>O processo /</text:p>
          </table:table-cell>
          <table:table-cell office:value-type="string">
            <text:p>Kafka, Franz,</text:p>
          </table:table-cell>
          <table:table-cell office:value-type="string">
            <text:p>9788535907438</text:p>
          </table:table-cell>
        </table:table-row>
        <table:table-row table:style-name="ro1">
          <table:table-cell office:value-type="string">
            <text:p>O processo /</text:p>
          </table:table-cell>
          <table:table-cell office:value-type="string">
            <text:p>Kafka, Franz,</text:p>
          </table:table-cell>
          <table:table-cell office:value-type="string">
            <text:p>9788535907438</text:p>
          </table:table-cell>
        </table:table-row>
        <table:table-row table:style-name="ro1">
          <table:table-cell office:value-type="string">
            <text:p>O Romance de Tristão e Isolda /</text:p>
          </table:table-cell>
          <table:table-cell office:value-type="string">
            <text:p><text:s/>Bédier, Joseph </text:p>
          </table:table-cell>
          <table:table-cell office:value-type="string">
            <text:p>9788578275457</text:p>
          </table:table-cell>
        </table:table-row>
        <table:table-row table:style-name="ro1">
          <table:table-cell office:value-type="string">
            <text:p>O Romance de Tristão e Isolda /</text:p>
          </table:table-cell>
          <table:table-cell office:value-type="string">
            <text:p><text:s/>Bédier, Joseph </text:p>
          </table:table-cell>
          <table:table-cell office:value-type="string">
            <text:p>9788578275457</text:p>
          </table:table-cell>
        </table:table-row>
        <table:table-row table:style-name="ro1">
          <table:table-cell office:value-type="string">
            <text:p>O estrangeiro /</text:p>
          </table:table-cell>
          <table:table-cell office:value-type="string">
            <text:p>Camus, Albert,</text:p>
          </table:table-cell>
          <table:table-cell office:value-type="string">
            <text:p>9788577992706</text:p>
          </table:table-cell>
        </table:table-row>
        <table:table-row table:style-name="ro1">
          <table:table-cell office:value-type="string">
            <text:p>O estrangeiro /</text:p>
          </table:table-cell>
          <table:table-cell office:value-type="string">
            <text:p>Camus, Albert,</text:p>
          </table:table-cell>
          <table:table-cell office:value-type="string">
            <text:p>9788577992706</text:p>
          </table:table-cell>
        </table:table-row>
        <table:table-row table:style-name="ro1">
          <table:table-cell office:value-type="string">
            <text:p>Madame Bovary /</text:p>
          </table:table-cell>
          <table:table-cell office:value-type="string">
            <text:p>Flaubert, Gustave,</text:p>
          </table:table-cell>
          <table:table-cell office:value-type="string">
            <text:p>9788563560315</text:p>
          </table:table-cell>
        </table:table-row>
        <table:table-row table:style-name="ro1">
          <table:table-cell office:value-type="string">
            <text:p>Madame Bovary /</text:p>
          </table:table-cell>
          <table:table-cell office:value-type="string">
            <text:p>Flaubert, Gustave,</text:p>
          </table:table-cell>
          <table:table-cell office:value-type="string">
            <text:p>9788563560315</text:p>
          </table:table-cell>
        </table:table-row>
        <table:table-row table:style-name="ro1">
          <table:table-cell office:value-type="string">
            <text:p>Terra dos homens /</text:p>
          </table:table-cell>
          <table:table-cell office:value-type="string">
            <text:p>Saint-Exupery, Antoine de,</text:p>
          </table:table-cell>
          <table:table-cell office:value-type="string">
            <text:p>9788520918487</text:p>
          </table:table-cell>
        </table:table-row>
        <table:table-row table:style-name="ro1">
          <table:table-cell office:value-type="string">
            <text:p>Terra dos homens /</text:p>
          </table:table-cell>
          <table:table-cell office:value-type="string">
            <text:p>Saint-Exupery, Antoine de,</text:p>
          </table:table-cell>
          <table:table-cell office:value-type="string">
            <text:p>9788520918487</text:p>
          </table:table-cell>
        </table:table-row>
        <table:table-row table:style-name="ro1">
          <table:table-cell office:value-type="string">
            <text:p>O pequeno príncipe /</text:p>
          </table:table-cell>
          <table:table-cell office:value-type="string">
            <text:p>Saint-Exupery, Antoine de,</text:p>
          </table:table-cell>
          <table:table-cell office:value-type="string">
            <text:p>8522005230 | 9788522005239</text:p>
          </table:table-cell>
        </table:table-row>
        <table:table-row table:style-name="ro1">
          <table:table-cell office:value-type="string">
            <text:p>O pequeno príncipe /</text:p>
          </table:table-cell>
          <table:table-cell office:value-type="string">
            <text:p>Saint-Exupery, Antoine de,</text:p>
          </table:table-cell>
          <table:table-cell office:value-type="string">
            <text:p>8522005230 | 9788522005239</text:p>
          </table:table-cell>
        </table:table-row>
        <table:table-row table:style-name="ro1">
          <table:table-cell office:value-type="string">
            <text:p>O pequeno príncipe /</text:p>
          </table:table-cell>
          <table:table-cell office:value-type="string">
            <text:p>Saint-Exupery, Antoine de,</text:p>
          </table:table-cell>
          <table:table-cell office:value-type="string">
            <text:p>8522005230 | 9788522005239</text:p>
          </table:table-cell>
        </table:table-row>
        <table:table-row table:style-name="ro1">
          <table:table-cell office:value-type="string">
            <text:p>Os detetives selvagens /</text:p>
          </table:table-cell>
          <table:table-cell office:value-type="string">
            <text:p>Bolano, Roberto,</text:p>
          </table:table-cell>
          <table:table-cell office:value-type="string">
            <text:p>9788535908749</text:p>
          </table:table-cell>
        </table:table-row>
        <table:table-row table:style-name="ro1">
          <table:table-cell office:value-type="string">
            <text:p>Os detetives selvagens /</text:p>
          </table:table-cell>
          <table:table-cell office:value-type="string">
            <text:p>Bolano, Roberto,</text:p>
          </table:table-cell>
          <table:table-cell office:value-type="string">
            <text:p>9788535908749</text:p>
          </table:table-cell>
        </table:table-row>
        <table:table-row table:style-name="ro1">
          <table:table-cell office:value-type="string">
            <text:p>A vida é sonho /</text:p>
          </table:table-cell>
          <table:table-cell office:value-type="string">
            <text:p>Calderon de la Barca, Pedro,</text:p>
          </table:table-cell>
          <table:table-cell office:value-type="string">
            <text:p>9788577150687</text:p>
          </table:table-cell>
        </table:table-row>
        <table:table-row table:style-name="ro1">
          <table:table-cell office:value-type="string">
            <text:p>A vida é sonho /</text:p>
          </table:table-cell>
          <table:table-cell office:value-type="string">
            <text:p>Calderon de la Barca, Pedro,</text:p>
          </table:table-cell>
          <table:table-cell office:value-type="string">
            <text:p>9788577150687</text:p>
          </table:table-cell>
        </table:table-row>
        <table:table-row table:style-name="ro1">
          <table:table-cell office:value-type="string">
            <text:p>Cem anos de solidão /</text:p>
          </table:table-cell>
          <table:table-cell office:value-type="string">
            <text:p><text:s/>García Márquez, Gabriel </text:p>
          </table:table-cell>
          <table:table-cell office:value-type="string">
            <text:p>9788501078896</text:p>
          </table:table-cell>
        </table:table-row>
        <table:table-row table:style-name="ro1">
          <table:table-cell office:value-type="string">
            <text:p>Cem anos de solidão /</text:p>
          </table:table-cell>
          <table:table-cell office:value-type="string">
            <text:p><text:s/>García Márquez, Gabriel </text:p>
          </table:table-cell>
          <table:table-cell office:value-type="string">
            <text:p>9788501078896</text:p>
          </table:table-cell>
        </table:table-row>
        <table:table-row table:style-name="ro1">
          <table:table-cell office:value-type="string">
            <text:p>A Incrível e triste história da Cândida Erêndira e sua avó desalmada /</text:p>
          </table:table-cell>
          <table:table-cell office:value-type="string">
            <text:p>Garcia Marquez, Gabriel,</text:p>
          </table:table-cell>
          <table:table-cell office:value-type="string">
            <text:p>9788501006356</text:p>
          </table:table-cell>
        </table:table-row>
        <table:table-row table:style-name="ro1">
          <table:table-cell office:value-type="string">
            <text:p>A Incrível e triste história da Cândida Erêndira e sua avó desalmada /</text:p>
          </table:table-cell>
          <table:table-cell office:value-type="string">
            <text:p>Garcia Marquez, Gabriel,</text:p>
          </table:table-cell>
          <table:table-cell office:value-type="string">
            <text:p>9788501006356</text:p>
          </table:table-cell>
        </table:table-row>
        <table:table-row table:style-name="ro1">
          <table:table-cell office:value-type="string">
            <text:p>Memória de minhas putas tristes /</text:p>
          </table:table-cell>
          <table:table-cell office:value-type="string">
            <text:p><text:s/>García Márquez, Gabriel </text:p>
          </table:table-cell>
          <table:table-cell office:value-type="string">
            <text:p>9788501072658</text:p>
          </table:table-cell>
        </table:table-row>
        <table:table-row table:style-name="ro1">
          <table:table-cell office:value-type="string">
            <text:p>Memória de minhas putas tristes /</text:p>
          </table:table-cell>
          <table:table-cell office:value-type="string">
            <text:p><text:s/>García Márquez, Gabriel </text:p>
          </table:table-cell>
          <table:table-cell office:value-type="string">
            <text:p>9788501072658</text:p>
          </table:table-cell>
        </table:table-row>
        <table:table-row table:style-name="ro1">
          <table:table-cell office:value-type="string">
            <text:p>Angústia /</text:p>
          </table:table-cell>
          <table:table-cell office:value-type="string">
            <text:p>Ramos, Graciliano,</text:p>
          </table:table-cell>
          <table:table-cell office:value-type="string">
            <text:p>9788501067128</text:p>
          </table:table-cell>
        </table:table-row>
        <table:table-row table:style-name="ro1">
          <table:table-cell office:value-type="string">
            <text:p>Angústia /</text:p>
          </table:table-cell>
          <table:table-cell office:value-type="string">
            <text:p>Ramos, Graciliano,</text:p>
          </table:table-cell>
          <table:table-cell office:value-type="string">
            <text:p>9788501067128</text:p>
          </table:table-cell>
        </table:table-row>
        <table:table-row table:style-name="ro1">
          <table:table-cell office:value-type="string">
            <text:p>Antologia poética /</text:p>
          </table:table-cell>
          <table:table-cell office:value-type="string">
            <text:p>Andrade, Carlos Drummond de,</text:p>
          </table:table-cell>
          <table:table-cell office:value-type="string">
            <text:p>9788535921199</text:p>
          </table:table-cell>
        </table:table-row>
        <table:table-row table:style-name="ro1">
          <table:table-cell office:value-type="string">
            <text:p>Antologia poética /</text:p>
          </table:table-cell>
          <table:table-cell office:value-type="string">
            <text:p>Andrade, Carlos Drummond de,</text:p>
          </table:table-cell>
          <table:table-cell office:value-type="string">
            <text:p>9788535921199</text:p>
          </table:table-cell>
        </table:table-row>
        <table:table-row table:style-name="ro1">
          <table:table-cell office:value-type="string">
            <text:p>Alguma poesia /</text:p>
          </table:table-cell>
          <table:table-cell office:value-type="string">
            <text:p>Andrade, Carlos Drummond de,</text:p>
          </table:table-cell>
          <table:table-cell office:value-type="string">
            <text:p>9788535922837</text:p>
          </table:table-cell>
        </table:table-row>
        <table:table-row table:style-name="ro1">
          <table:table-cell office:value-type="string">
            <text:p>Alguma poesia /</text:p>
          </table:table-cell>
          <table:table-cell office:value-type="string">
            <text:p>Andrade, Carlos Drummond de,</text:p>
          </table:table-cell>
          <table:table-cell office:value-type="string">
            <text:p>9788535922837</text:p>
          </table:table-cell>
        </table:table-row>
        <table:table-row table:style-name="ro1">
          <table:table-cell office:value-type="string">
            <text:p>A rosa do povo /</text:p>
          </table:table-cell>
          <table:table-cell office:value-type="string">
            <text:p>Andrade, Carlos Drummond de,</text:p>
          </table:table-cell>
          <table:table-cell/>
        </table:table-row>
        <table:table-row table:style-name="ro1">
          <table:table-cell office:value-type="string">
            <text:p>A rosa do povo /</text:p>
          </table:table-cell>
          <table:table-cell office:value-type="string">
            <text:p>Andrade, Carlos Drummond de,</text:p>
          </table:table-cell>
          <table:table-cell/>
        </table:table-row>
        <table:table-row table:style-name="ro1">
          <table:table-cell office:value-type="string">
            <text:p>Sentimento do mundo /</text:p>
          </table:table-cell>
          <table:table-cell office:value-type="string">
            <text:p>Andrade, Carlos Drummond de,</text:p>
          </table:table-cell>
          <table:table-cell office:value-type="string">
            <text:p>9788535920697</text:p>
          </table:table-cell>
        </table:table-row>
        <table:table-row table:style-name="ro1">
          <table:table-cell office:value-type="string">
            <text:p>Sentimento do mundo /</text:p>
          </table:table-cell>
          <table:table-cell office:value-type="string">
            <text:p>Andrade, Carlos Drummond de,</text:p>
          </table:table-cell>
          <table:table-cell office:value-type="string">
            <text:p>9788535920697</text:p>
          </table:table-cell>
        </table:table-row>
        <table:table-row table:style-name="ro1">
          <table:table-cell office:value-type="string">
            <text:p>Catimbó, Cana Caiana, Xenhenhém /</text:p>
          </table:table-cell>
          <table:table-cell office:value-type="string">
            <text:p>Ferreira, Ascenso,</text:p>
          </table:table-cell>
          <table:table-cell office:value-type="string">
            <text:p>9788560156559</text:p>
          </table:table-cell>
        </table:table-row>
        <table:table-row table:style-name="ro1">
          <table:table-cell office:value-type="string">
            <text:p>Catimbó, Cana Caiana, Xenhenhém /</text:p>
          </table:table-cell>
          <table:table-cell office:value-type="string">
            <text:p>Ferreira, Ascenso,</text:p>
          </table:table-cell>
          <table:table-cell office:value-type="string">
            <text:p>9788560156559</text:p>
          </table:table-cell>
        </table:table-row>
        <table:table-row table:style-name="ro1">
          <table:table-cell office:value-type="string">
            <text:p>Do desejo /</text:p>
          </table:table-cell>
          <table:table-cell office:value-type="string">
            <text:p>Hilst, Hilda.</text:p>
          </table:table-cell>
          <table:table-cell office:value-type="string">
            <text:p>9788525039057</text:p>
          </table:table-cell>
        </table:table-row>
        <table:table-row table:style-name="ro1">
          <table:table-cell office:value-type="string">
            <text:p>Do desejo /</text:p>
          </table:table-cell>
          <table:table-cell office:value-type="string">
            <text:p>Hilst, Hilda.</text:p>
          </table:table-cell>
          <table:table-cell office:value-type="string">
            <text:p>9788525039057</text:p>
          </table:table-cell>
        </table:table-row>
        <table:table-row table:style-name="ro1">
          <table:table-cell office:value-type="string">
            <text:p>Toda poesia /</text:p>
          </table:table-cell>
          <table:table-cell office:value-type="string">
            <text:p>Leminski, Paulo,</text:p>
          </table:table-cell>
          <table:table-cell office:value-type="string">
            <text:p>9788535922233</text:p>
          </table:table-cell>
        </table:table-row>
        <table:table-row table:style-name="ro1">
          <table:table-cell office:value-type="string">
            <text:p>Toda poesia /</text:p>
          </table:table-cell>
          <table:table-cell office:value-type="string">
            <text:p>Leminski, Paulo,</text:p>
          </table:table-cell>
          <table:table-cell office:value-type="string">
            <text:p>9788535922233</text:p>
          </table:table-cell>
        </table:table-row>
        <table:table-row table:style-name="ro1">
          <table:table-cell office:value-type="string">
            <text:p>Manual de contabilidade básica:</text:p>
          </table:table-cell>
          <table:table-cell office:value-type="string">
            <text:p><text:s/>Padoveze, Clóvis Luís </text:p>
          </table:table-cell>
          <table:table-cell office:value-type="string">
            <text:p>9788597009279</text:p>
          </table:table-cell>
        </table:table-row>
        <table:table-row table:style-name="ro1">
          <table:table-cell office:value-type="string">
            <text:p>Manual de contabilidade básica:</text:p>
          </table:table-cell>
          <table:table-cell office:value-type="string">
            <text:p><text:s/>Padoveze, Clóvis Luís </text:p>
          </table:table-cell>
          <table:table-cell office:value-type="string">
            <text:p>9788597009279</text:p>
          </table:table-cell>
        </table:table-row>
        <table:table-row table:style-name="ro1">
          <table:table-cell office:value-type="string">
            <text:p>Manual de contabilidade básica:</text:p>
          </table:table-cell>
          <table:table-cell office:value-type="string">
            <text:p><text:s/>Padoveze, Clóvis Luís </text:p>
          </table:table-cell>
          <table:table-cell office:value-type="string">
            <text:p>9788597009279</text:p>
          </table:table-cell>
        </table:table-row>
        <table:table-row table:style-name="ro1">
          <table:table-cell office:value-type="string">
            <text:p>Antologia poética /</text:p>
          </table:table-cell>
          <table:table-cell office:value-type="string">
            <text:p>Meireles, Cecilia,</text:p>
          </table:table-cell>
          <table:table-cell office:value-type="string">
            <text:p>9788526017788</text:p>
          </table:table-cell>
        </table:table-row>
        <table:table-row table:style-name="ro1">
          <table:table-cell office:value-type="string">
            <text:p>Antologia poética /</text:p>
          </table:table-cell>
          <table:table-cell office:value-type="string">
            <text:p>Meireles, Cecilia,</text:p>
          </table:table-cell>
          <table:table-cell office:value-type="string">
            <text:p>9788526017788</text:p>
          </table:table-cell>
        </table:table-row>
        <table:table-row table:style-name="ro1">
          <table:table-cell office:value-type="string">
            <text:p>Antologia poética /</text:p>
          </table:table-cell>
          <table:table-cell office:value-type="string">
            <text:p>Moraes, Vinícius de.</text:p>
          </table:table-cell>
          <table:table-cell office:value-type="string">
            <text:p>978853591408</text:p>
          </table:table-cell>
        </table:table-row>
        <table:table-row table:style-name="ro1">
          <table:table-cell office:value-type="string">
            <text:p>Antologia poética /</text:p>
          </table:table-cell>
          <table:table-cell office:value-type="string">
            <text:p>Moraes, Vinícius de.</text:p>
          </table:table-cell>
          <table:table-cell office:value-type="string">
            <text:p>978853591408</text:p>
          </table:table-cell>
        </table:table-row>
        <table:table-row table:style-name="ro1">
          <table:table-cell office:value-type="string">
            <text:p>Inspiração nordestina /</text:p>
          </table:table-cell>
          <table:table-cell office:value-type="string">
            <text:p>Patativa</text:p>
          </table:table-cell>
          <table:table-cell office:value-type="string">
            <text:p>9788587328748</text:p>
          </table:table-cell>
        </table:table-row>
        <table:table-row table:style-name="ro1">
          <table:table-cell office:value-type="string">
            <text:p>Inspiração nordestina /</text:p>
          </table:table-cell>
          <table:table-cell office:value-type="string">
            <text:p>Patativa</text:p>
          </table:table-cell>
          <table:table-cell office:value-type="string">
            <text:p>9788587328748</text:p>
          </table:table-cell>
        </table:table-row>
        <table:table-row table:style-name="ro1">
          <table:table-cell office:value-type="string">
            <text:p>Cante lá que eu canto cá :</text:p>
          </table:table-cell>
          <table:table-cell office:value-type="string">
            <text:p>Patativa</text:p>
          </table:table-cell>
          <table:table-cell office:value-type="string">
            <text:p>9788532607409</text:p>
          </table:table-cell>
        </table:table-row>
        <table:table-row table:style-name="ro1">
          <table:table-cell office:value-type="string">
            <text:p>Ispinho e fulô /</text:p>
          </table:table-cell>
          <table:table-cell office:value-type="string">
            <text:p>Patativa do Assaré.</text:p>
          </table:table-cell>
          <table:table-cell office:value-type="string">
            <text:p>9788577150038</text:p>
          </table:table-cell>
        </table:table-row>
        <table:table-row table:style-name="ro1">
          <table:table-cell office:value-type="string">
            <text:p>Ispinho e fulô /</text:p>
          </table:table-cell>
          <table:table-cell office:value-type="string">
            <text:p>Patativa do Assaré.</text:p>
          </table:table-cell>
          <table:table-cell office:value-type="string">
            <text:p>9788577150038</text:p>
          </table:table-cell>
        </table:table-row>
        <table:table-row table:style-name="ro1">
          <table:table-cell office:value-type="string">
            <text:p>Antologia poética /</text:p>
          </table:table-cell>
          <table:table-cell office:value-type="string">
            <text:p>Quintana, Mario,</text:p>
          </table:table-cell>
          <table:table-cell office:value-type="string">
            <text:p>8525407038</text:p>
          </table:table-cell>
        </table:table-row>
        <table:table-row table:style-name="ro1">
          <table:table-cell office:value-type="string">
            <text:p>Para viver com poesia /</text:p>
          </table:table-cell>
          <table:table-cell office:value-type="string">
            <text:p><text:s/>Quintana, Mário </text:p>
          </table:table-cell>
          <table:table-cell office:value-type="string">
            <text:p>9788525048868</text:p>
          </table:table-cell>
        </table:table-row>
        <table:table-row table:style-name="ro1">
          <table:table-cell office:value-type="string">
            <text:p>Para viver com poesia /</text:p>
          </table:table-cell>
          <table:table-cell office:value-type="string">
            <text:p><text:s/>Quintana, Mário </text:p>
          </table:table-cell>
          <table:table-cell office:value-type="string">
            <text:p>9788525048868</text:p>
          </table:table-cell>
        </table:table-row>
        <table:table-row table:style-name="ro1">
          <table:table-cell office:value-type="string">
            <text:p>O beijo no asfalto :</text:p>
          </table:table-cell>
          <table:table-cell office:value-type="string">
            <text:p>Rodrigues, Nelson,</text:p>
          </table:table-cell>
          <table:table-cell office:value-type="string">
            <text:p>9788520916155</text:p>
          </table:table-cell>
        </table:table-row>
        <table:table-row table:style-name="ro1">
          <table:table-cell office:value-type="string">
            <text:p>O beijo no asfalto :</text:p>
          </table:table-cell>
          <table:table-cell office:value-type="string">
            <text:p>Rodrigues, Nelson,</text:p>
          </table:table-cell>
          <table:table-cell office:value-type="string">
            <text:p>9788520916155</text:p>
          </table:table-cell>
        </table:table-row>
        <table:table-row table:style-name="ro1">
          <table:table-cell office:value-type="string">
            <text:p>O beijo no asfalto :</text:p>
          </table:table-cell>
          <table:table-cell office:value-type="string">
            <text:p>Rodrigues, Nelson,</text:p>
          </table:table-cell>
          <table:table-cell office:value-type="string">
            <text:p>9788520916155</text:p>
          </table:table-cell>
        </table:table-row>
        <table:table-row table:style-name="ro1">
          <table:table-cell office:value-type="string">
            <text:p>Os sete gatinhos :</text:p>
          </table:table-cell>
          <table:table-cell office:value-type="string">
            <text:p>Rodrigues, Nelson.</text:p>
          </table:table-cell>
          <table:table-cell/>
        </table:table-row>
        <table:table-row table:style-name="ro1">
          <table:table-cell office:value-type="string">
            <text:p>Os sete gatinhos :</text:p>
          </table:table-cell>
          <table:table-cell office:value-type="string">
            <text:p>Rodrigues, Nelson.</text:p>
          </table:table-cell>
          <table:table-cell/>
        </table:table-row>
        <table:table-row table:style-name="ro1">
          <table:table-cell office:value-type="string">
            <text:p>Uma casa de ideias /</text:p>
          </table:table-cell>
          <table:table-cell office:value-type="string">
            <text:p>Teles, Robson</text:p>
          </table:table-cell>
          <table:table-cell office:value-type="string">
            <text:p>9798574099490</text:p>
          </table:table-cell>
        </table:table-row>
        <table:table-row table:style-name="ro1">
          <table:table-cell office:value-type="string">
            <text:p>Uma casa de ideias /</text:p>
          </table:table-cell>
          <table:table-cell office:value-type="string">
            <text:p>Teles, Robson</text:p>
          </table:table-cell>
          <table:table-cell office:value-type="string">
            <text:p>9798574099490</text:p>
          </table:table-cell>
        </table:table-row>
        <table:table-row table:style-name="ro1">
          <table:table-cell office:value-type="string">
            <text:p>Autos e Farsas de Gil Vicente /</text:p>
          </table:table-cell>
          <table:table-cell office:value-type="string">
            <text:p><text:s/>Vicente, Gil </text:p>
          </table:table-cell>
          <table:table-cell office:value-type="string">
            <text:p>9788506006931</text:p>
          </table:table-cell>
        </table:table-row>
        <table:table-row table:style-name="ro1">
          <table:table-cell office:value-type="string">
            <text:p>Autos e Farsas de Gil Vicente /</text:p>
          </table:table-cell>
          <table:table-cell office:value-type="string">
            <text:p><text:s/>Vicente, Gil </text:p>
          </table:table-cell>
          <table:table-cell office:value-type="string">
            <text:p>9788506006931</text:p>
          </table:table-cell>
        </table:table-row>
        <table:table-row table:style-name="ro1">
          <table:table-cell office:value-type="string">
            <text:p>Capitães da areia /</text:p>
          </table:table-cell>
          <table:table-cell office:value-type="string">
            <text:p>Amado, Jorge,</text:p>
          </table:table-cell>
          <table:table-cell office:value-type="string">
            <text:p>9788535911695</text:p>
          </table:table-cell>
        </table:table-row>
        <table:table-row table:style-name="ro1">
          <table:table-cell office:value-type="string">
            <text:p>Capitães da areia /</text:p>
          </table:table-cell>
          <table:table-cell office:value-type="string">
            <text:p>Amado, Jorge,</text:p>
          </table:table-cell>
          <table:table-cell office:value-type="string">
            <text:p>9788535911695</text:p>
          </table:table-cell>
        </table:table-row>
        <table:table-row table:style-name="ro1">
          <table:table-cell office:value-type="string">
            <text:p>Budapeste :</text:p>
          </table:table-cell>
          <table:table-cell office:value-type="string">
            <text:p>Buarque, Chico,</text:p>
          </table:table-cell>
          <table:table-cell office:value-type="string">
            <text:p>9788535919769</text:p>
          </table:table-cell>
        </table:table-row>
        <table:table-row table:style-name="ro1">
          <table:table-cell office:value-type="string">
            <text:p>Leite derramado /</text:p>
          </table:table-cell>
          <table:table-cell office:value-type="string">
            <text:p>Buarque, Chico,</text:p>
          </table:table-cell>
          <table:table-cell office:value-type="string">
            <text:p>9788535914115</text:p>
          </table:table-cell>
        </table:table-row>
        <table:table-row table:style-name="ro1">
          <table:table-cell office:value-type="string">
            <text:p>Leite derramado /</text:p>
          </table:table-cell>
          <table:table-cell office:value-type="string">
            <text:p>Buarque, Chico,</text:p>
          </table:table-cell>
          <table:table-cell office:value-type="string">
            <text:p>9788535914115</text:p>
          </table:table-cell>
        </table:table-row>
        <table:table-row table:style-name="ro1">
          <table:table-cell office:value-type="string">
            <text:p>Caderno de um ausente /</text:p>
          </table:table-cell>
          <table:table-cell office:value-type="string">
            <text:p>Carrascoza, João Anzanello,</text:p>
          </table:table-cell>
          <table:table-cell office:value-type="string">
            <text:p>9788540506558</text:p>
          </table:table-cell>
        </table:table-row>
        <table:table-row table:style-name="ro1">
          <table:table-cell office:value-type="string">
            <text:p>Caderno de um ausente /</text:p>
          </table:table-cell>
          <table:table-cell office:value-type="string">
            <text:p>Carrascoza, João Anzanello,</text:p>
          </table:table-cell>
          <table:table-cell office:value-type="string">
            <text:p>9788540506558</text:p>
          </table:table-cell>
        </table:table-row>
        <table:table-row table:style-name="ro1">
          <table:table-cell office:value-type="string">
            <text:p>Aos 7 e aos 40 /</text:p>
          </table:table-cell>
          <table:table-cell office:value-type="string">
            <text:p>Carrascoza, João Anzanello,</text:p>
          </table:table-cell>
          <table:table-cell office:value-type="string">
            <text:p>9788540504370</text:p>
          </table:table-cell>
        </table:table-row>
        <table:table-row table:style-name="ro1">
          <table:table-cell office:value-type="string">
            <text:p>Aos 7 e aos 40 /</text:p>
          </table:table-cell>
          <table:table-cell office:value-type="string">
            <text:p>Carrascoza, João Anzanello,</text:p>
          </table:table-cell>
          <table:table-cell office:value-type="string">
            <text:p>9788540504370</text:p>
          </table:table-cell>
        </table:table-row>
        <table:table-row table:style-name="ro1">
          <table:table-cell office:value-type="string">
            <text:p>A confissão da leoa /</text:p>
          </table:table-cell>
          <table:table-cell office:value-type="string">
            <text:p>Couto, Mia,</text:p>
          </table:table-cell>
          <table:table-cell office:value-type="string">
            <text:p>9788535921632</text:p>
          </table:table-cell>
        </table:table-row>
        <table:table-row table:style-name="ro1">
          <table:table-cell office:value-type="string">
            <text:p>A confissão da leoa /</text:p>
          </table:table-cell>
          <table:table-cell office:value-type="string">
            <text:p>Couto, Mia,</text:p>
          </table:table-cell>
          <table:table-cell office:value-type="string">
            <text:p>9788535921632</text:p>
          </table:table-cell>
        </table:table-row>
        <table:table-row table:style-name="ro1">
          <table:table-cell office:value-type="string">
            <text:p>Um rio chamado tempo, uma casa chamada terra /</text:p>
          </table:table-cell>
          <table:table-cell office:value-type="string">
            <text:p>Couto, Mia,</text:p>
          </table:table-cell>
          <table:table-cell office:value-type="string">
            <text:p>9788535903430</text:p>
          </table:table-cell>
        </table:table-row>
        <table:table-row table:style-name="ro1">
          <table:table-cell office:value-type="string">
            <text:p>Um rio chamado tempo, uma casa chamada terra /</text:p>
          </table:table-cell>
          <table:table-cell office:value-type="string">
            <text:p>Couto, Mia,</text:p>
          </table:table-cell>
          <table:table-cell office:value-type="string">
            <text:p>9788535903430</text:p>
          </table:table-cell>
        </table:table-row>
        <table:table-row table:style-name="ro1">
          <table:table-cell office:value-type="string">
            <text:p>Estar sendo. Ter sido /</text:p>
          </table:table-cell>
          <table:table-cell office:value-type="string">
            <text:p>Hilst, Hilda.</text:p>
          </table:table-cell>
          <table:table-cell office:value-type="string">
            <text:p>9788525041883</text:p>
          </table:table-cell>
        </table:table-row>
        <table:table-row table:style-name="ro1">
          <table:table-cell office:value-type="string">
            <text:p>Estar sendo. Ter sido /</text:p>
          </table:table-cell>
          <table:table-cell office:value-type="string">
            <text:p>Hilst, Hilda.</text:p>
          </table:table-cell>
          <table:table-cell office:value-type="string">
            <text:p>9788525041883</text:p>
          </table:table-cell>
        </table:table-row>
        <table:table-row table:style-name="ro1">
          <table:table-cell office:value-type="string">
            <text:p>A obscena senhora D /</text:p>
          </table:table-cell>
          <table:table-cell office:value-type="string">
            <text:p>Hilst, Hilda,</text:p>
          </table:table-cell>
          <table:table-cell office:value-type="string">
            <text:p>852503649</text:p>
          </table:table-cell>
        </table:table-row>
        <table:table-row table:style-name="ro1">
          <table:table-cell office:value-type="string">
            <text:p>A obscena senhora D /</text:p>
          </table:table-cell>
          <table:table-cell office:value-type="string">
            <text:p>Hilst, Hilda,</text:p>
          </table:table-cell>
          <table:table-cell office:value-type="string">
            <text:p>852503649</text:p>
          </table:table-cell>
        </table:table-row>
        <table:table-row table:style-name="ro1">
          <table:table-cell office:value-type="string">
            <text:p>Diário da queda /</text:p>
          </table:table-cell>
          <table:table-cell office:value-type="string">
            <text:p>Laub, Michel,</text:p>
          </table:table-cell>
          <table:table-cell office:value-type="string">
            <text:p>9788535918175</text:p>
          </table:table-cell>
        </table:table-row>
        <table:table-row table:style-name="ro1">
          <table:table-cell office:value-type="string">
            <text:p>Diário da queda /</text:p>
          </table:table-cell>
          <table:table-cell office:value-type="string">
            <text:p>Laub, Michel,</text:p>
          </table:table-cell>
          <table:table-cell office:value-type="string">
            <text:p>9788535918175</text:p>
          </table:table-cell>
        </table:table-row>
        <table:table-row table:style-name="ro1">
          <table:table-cell office:value-type="string">
            <text:p>A chave de casa /</text:p>
          </table:table-cell>
          <table:table-cell office:value-type="string">
            <text:p>Levy, Tatiana Salem,</text:p>
          </table:table-cell>
          <table:table-cell office:value-type="string">
            <text:p>9788501079275</text:p>
          </table:table-cell>
        </table:table-row>
        <table:table-row table:style-name="ro1">
          <table:table-cell office:value-type="string">
            <text:p>A chave de casa /</text:p>
          </table:table-cell>
          <table:table-cell office:value-type="string">
            <text:p>Levy, Tatiana Salem,</text:p>
          </table:table-cell>
          <table:table-cell office:value-type="string">
            <text:p>9788501079275</text:p>
          </table:table-cell>
        </table:table-row>
        <table:table-row table:style-name="ro1">
          <table:table-cell office:value-type="string">
            <text:p>Dois rios /</text:p>
          </table:table-cell>
          <table:table-cell office:value-type="string">
            <text:p>Levy, Tatiana Salem,</text:p>
          </table:table-cell>
          <table:table-cell office:value-type="string">
            <text:p>9788501096197</text:p>
          </table:table-cell>
        </table:table-row>
        <table:table-row table:style-name="ro1">
          <table:table-cell office:value-type="string">
            <text:p>Dois rios /</text:p>
          </table:table-cell>
          <table:table-cell office:value-type="string">
            <text:p>Levy, Tatiana Salem,</text:p>
          </table:table-cell>
          <table:table-cell office:value-type="string">
            <text:p>9788501096197</text:p>
          </table:table-cell>
        </table:table-row>
        <table:table-row table:style-name="ro1">
          <table:table-cell office:value-type="string">
            <text:p>A hora da estrela /</text:p>
          </table:table-cell>
          <table:table-cell office:value-type="string">
            <text:p>Lispector, Clarice,</text:p>
          </table:table-cell>
          <table:table-cell office:value-type="string">
            <text:p>9788532508126</text:p>
          </table:table-cell>
        </table:table-row>
        <table:table-row table:style-name="ro1">
          <table:table-cell office:value-type="string">
            <text:p>A hora da estrela /</text:p>
          </table:table-cell>
          <table:table-cell office:value-type="string">
            <text:p>Lispector, Clarice,</text:p>
          </table:table-cell>
          <table:table-cell office:value-type="string">
            <text:p>9788532508126</text:p>
          </table:table-cell>
        </table:table-row>
        <table:table-row table:style-name="ro1">
          <table:table-cell office:value-type="string">
            <text:p>A paixão segundo G. H. :</text:p>
          </table:table-cell>
          <table:table-cell office:value-type="string">
            <text:p>Lispector, Clarice,</text:p>
          </table:table-cell>
          <table:table-cell office:value-type="string">
            <text:p>9788532508096</text:p>
          </table:table-cell>
        </table:table-row>
        <table:table-row table:style-name="ro1">
          <table:table-cell office:value-type="string">
            <text:p>A paixão segundo G. H. :</text:p>
          </table:table-cell>
          <table:table-cell office:value-type="string">
            <text:p>Lispector, Clarice,</text:p>
          </table:table-cell>
          <table:table-cell office:value-type="string">
            <text:p>9788532508096</text:p>
          </table:table-cell>
        </table:table-row>
        <table:table-row table:style-name="ro1">
          <table:table-cell office:value-type="string">
            <text:p>Perto do coração selvagem /</text:p>
          </table:table-cell>
          <table:table-cell office:value-type="string">
            <text:p>Lispector, Clarice,</text:p>
          </table:table-cell>
          <table:table-cell office:value-type="string">
            <text:p>9788532508102</text:p>
          </table:table-cell>
        </table:table-row>
        <table:table-row table:style-name="ro1">
          <table:table-cell office:value-type="string">
            <text:p>Perto do coração selvagem /</text:p>
          </table:table-cell>
          <table:table-cell office:value-type="string">
            <text:p>Lispector, Clarice,</text:p>
          </table:table-cell>
          <table:table-cell office:value-type="string">
            <text:p>9788532508102</text:p>
          </table:table-cell>
        </table:table-row>
        <table:table-row table:style-name="ro1">
          <table:table-cell office:value-type="string">
            <text:p>A desumanização /</text:p>
          </table:table-cell>
          <table:table-cell office:value-type="string">
            <text:p>Mãe, Valter Hugo,</text:p>
          </table:table-cell>
          <table:table-cell office:value-type="string">
            <text:p>9788540506541</text:p>
          </table:table-cell>
        </table:table-row>
        <table:table-row table:style-name="ro1">
          <table:table-cell office:value-type="string">
            <text:p>A desumanização /</text:p>
          </table:table-cell>
          <table:table-cell office:value-type="string">
            <text:p>Mãe, Valter Hugo,</text:p>
          </table:table-cell>
          <table:table-cell office:value-type="string">
            <text:p>9788540506541</text:p>
          </table:table-cell>
        </table:table-row>
        <table:table-row table:style-name="ro1">
          <table:table-cell office:value-type="string">
            <text:p>O filho de mil homens /</text:p>
          </table:table-cell>
          <table:table-cell office:value-type="string">
            <text:p>Mãe, Valter Hugo.</text:p>
          </table:table-cell>
          <table:table-cell office:value-type="string">
            <text:p>9788540501737</text:p>
          </table:table-cell>
        </table:table-row>
        <table:table-row table:style-name="ro1">
          <table:table-cell office:value-type="string">
            <text:p>O filho de mil homens /</text:p>
          </table:table-cell>
          <table:table-cell office:value-type="string">
            <text:p>Mãe, Valter Hugo.</text:p>
          </table:table-cell>
          <table:table-cell office:value-type="string">
            <text:p>9788540501737</text:p>
          </table:table-cell>
        </table:table-row>
        <table:table-row table:style-name="ro1">
          <table:table-cell office:value-type="string">
            <text:p>Livro do desassossego :</text:p>
          </table:table-cell>
          <table:table-cell office:value-type="string">
            <text:p>Pessoa, Fernando,</text:p>
          </table:table-cell>
          <table:table-cell office:value-type="string">
            <text:p>9788535908497</text:p>
          </table:table-cell>
        </table:table-row>
        <table:table-row table:style-name="ro1">
          <table:table-cell office:value-type="string">
            <text:p>Livro do desassossego :</text:p>
          </table:table-cell>
          <table:table-cell office:value-type="string">
            <text:p>Pessoa, Fernando,</text:p>
          </table:table-cell>
          <table:table-cell office:value-type="string">
            <text:p>9788535908497</text:p>
          </table:table-cell>
        </table:table-row>
        <table:table-row table:style-name="ro1">
          <table:table-cell office:value-type="string">
            <text:p>Livro do desassossego :</text:p>
          </table:table-cell>
          <table:table-cell office:value-type="string">
            <text:p>Pessoa, Fernando,</text:p>
          </table:table-cell>
          <table:table-cell office:value-type="string">
            <text:p>9788535908497</text:p>
          </table:table-cell>
        </table:table-row>
        <table:table-row table:style-name="ro1">
          <table:table-cell office:value-type="string">
            <text:p>Vermelho amargo /</text:p>
          </table:table-cell>
          <table:table-cell office:value-type="string">
            <text:p>Queirós, Bartolomeu Campos,</text:p>
          </table:table-cell>
          <table:table-cell office:value-type="string">
            <text:p>9788575039625</text:p>
          </table:table-cell>
        </table:table-row>
        <table:table-row table:style-name="ro1">
          <table:table-cell office:value-type="string">
            <text:p>Vermelho amargo /</text:p>
          </table:table-cell>
          <table:table-cell office:value-type="string">
            <text:p>Queirós, Bartolomeu Campos,</text:p>
          </table:table-cell>
          <table:table-cell office:value-type="string">
            <text:p>9788575039625</text:p>
          </table:table-cell>
        </table:table-row>
        <table:table-row table:style-name="ro1">
          <table:table-cell office:value-type="string">
            <text:p>Vidas secas /</text:p>
          </table:table-cell>
          <table:table-cell office:value-type="string">
            <text:p>Ramos, Graciliano,</text:p>
          </table:table-cell>
          <table:table-cell office:value-type="string">
            <text:p>9788501067340</text:p>
          </table:table-cell>
        </table:table-row>
        <table:table-row table:style-name="ro1">
          <table:table-cell office:value-type="string">
            <text:p>Vidas secas /</text:p>
          </table:table-cell>
          <table:table-cell office:value-type="string">
            <text:p>Ramos, Graciliano,</text:p>
          </table:table-cell>
          <table:table-cell office:value-type="string">
            <text:p>9788501067340</text:p>
          </table:table-cell>
        </table:table-row>
        <table:table-row table:style-name="ro1">
          <table:table-cell office:value-type="string">
            <text:p>Grande sertão :</text:p>
          </table:table-cell>
          <table:table-cell office:value-type="string">
            <text:p>Rosa, João Guimarães,</text:p>
          </table:table-cell>
          <table:table-cell office:value-type="string">
            <text:p>9788520918852</text:p>
          </table:table-cell>
        </table:table-row>
        <table:table-row table:style-name="ro1">
          <table:table-cell office:value-type="string">
            <text:p>Grande sertão :</text:p>
          </table:table-cell>
          <table:table-cell office:value-type="string">
            <text:p>Rosa, João Guimarães,</text:p>
          </table:table-cell>
          <table:table-cell office:value-type="string">
            <text:p>9788520918852</text:p>
          </table:table-cell>
        </table:table-row>
        <table:table-row table:style-name="ro1">
          <table:table-cell office:value-type="string">
            <text:p>Sagarana /</text:p>
          </table:table-cell>
          <table:table-cell office:value-type="string">
            <text:p>Rosa, João Guimarães,</text:p>
          </table:table-cell>
          <table:table-cell office:value-type="string">
            <text:p>9788520911501</text:p>
          </table:table-cell>
        </table:table-row>
        <table:table-row table:style-name="ro1">
          <table:table-cell office:value-type="string">
            <text:p>Sagarana /</text:p>
          </table:table-cell>
          <table:table-cell office:value-type="string">
            <text:p>Rosa, João Guimarães,</text:p>
          </table:table-cell>
          <table:table-cell office:value-type="string">
            <text:p>9788520911501</text:p>
          </table:table-cell>
        </table:table-row>
        <table:table-row table:style-name="ro1">
          <table:table-cell office:value-type="string">
            <text:p>Caim :</text:p>
          </table:table-cell>
          <table:table-cell office:value-type="string">
            <text:p>Saramago, José,</text:p>
          </table:table-cell>
          <table:table-cell office:value-type="string">
            <text:p>9788535915396</text:p>
          </table:table-cell>
        </table:table-row>
        <table:table-row table:style-name="ro1">
          <table:table-cell office:value-type="string">
            <text:p>Caim :</text:p>
          </table:table-cell>
          <table:table-cell office:value-type="string">
            <text:p>Saramago, José,</text:p>
          </table:table-cell>
          <table:table-cell office:value-type="string">
            <text:p>9788535915396</text:p>
          </table:table-cell>
        </table:table-row>
        <table:table-row table:style-name="ro1">
          <table:table-cell office:value-type="string">
            <text:p>Ensaio sobre a cegueira :</text:p>
          </table:table-cell>
          <table:table-cell office:value-type="string">
            <text:p>Saramago, José,</text:p>
          </table:table-cell>
          <table:table-cell office:value-type="string">
            <text:p>9788571644953</text:p>
          </table:table-cell>
        </table:table-row>
        <table:table-row table:style-name="ro1">
          <table:table-cell office:value-type="string">
            <text:p>Ensaio sobre a cegueira :</text:p>
          </table:table-cell>
          <table:table-cell office:value-type="string">
            <text:p>Saramago, José,</text:p>
          </table:table-cell>
          <table:table-cell office:value-type="string">
            <text:p>9788571644953</text:p>
          </table:table-cell>
        </table:table-row>
        <table:table-row table:style-name="ro1">
          <table:table-cell office:value-type="string">
            <text:p>O Evangelho segundo Jesus Cristo :</text:p>
          </table:table-cell>
          <table:table-cell office:value-type="string">
            <text:p>Saramago, José,</text:p>
          </table:table-cell>
          <table:table-cell office:value-type="string">
            <text:p>9788571642096</text:p>
          </table:table-cell>
        </table:table-row>
        <table:table-row table:style-name="ro1">
          <table:table-cell office:value-type="string">
            <text:p>O Evangelho segundo Jesus Cristo :</text:p>
          </table:table-cell>
          <table:table-cell office:value-type="string">
            <text:p>Saramago, José,</text:p>
          </table:table-cell>
          <table:table-cell office:value-type="string">
            <text:p>9788571642096</text:p>
          </table:table-cell>
        </table:table-row>
        <table:table-row table:style-name="ro1">
          <table:table-cell office:value-type="string">
            <text:p>As intermitências da morte :</text:p>
          </table:table-cell>
          <table:table-cell office:value-type="string">
            <text:p>Saramago, José,</text:p>
          </table:table-cell>
          <table:table-cell office:value-type="string">
            <text:p>9788535907254</text:p>
          </table:table-cell>
        </table:table-row>
        <table:table-row table:style-name="ro1">
          <table:table-cell office:value-type="string">
            <text:p>As intermitências da morte :</text:p>
          </table:table-cell>
          <table:table-cell office:value-type="string">
            <text:p>Saramago, José,</text:p>
          </table:table-cell>
          <table:table-cell office:value-type="string">
            <text:p>9788535907254</text:p>
          </table:table-cell>
        </table:table-row>
        <table:table-row table:style-name="ro1">
          <table:table-cell office:value-type="string">
            <text:p>O centauro no jardim /</text:p>
          </table:table-cell>
          <table:table-cell office:value-type="string">
            <text:p>Scliar, Moacyr,</text:p>
          </table:table-cell>
          <table:table-cell office:value-type="string">
            <text:p>9788535904598</text:p>
          </table:table-cell>
        </table:table-row>
        <table:table-row table:style-name="ro1">
          <table:table-cell office:value-type="string">
            <text:p>O centauro no jardim /</text:p>
          </table:table-cell>
          <table:table-cell office:value-type="string">
            <text:p>Scliar, Moacyr,</text:p>
          </table:table-cell>
          <table:table-cell office:value-type="string">
            <text:p>9788535904598</text:p>
          </table:table-cell>
        </table:table-row>
        <table:table-row table:style-name="ro1">
          <table:table-cell office:value-type="string">
            <text:p>A história do amor de Fernando e Isaura /</text:p>
          </table:table-cell>
          <table:table-cell office:value-type="string">
            <text:p>Suassuna, Ariano,</text:p>
          </table:table-cell>
          <table:table-cell office:value-type="string">
            <text:p>9788503007955</text:p>
          </table:table-cell>
        </table:table-row>
        <table:table-row table:style-name="ro1">
          <table:table-cell office:value-type="string">
            <text:p>A história do amor de Fernando e Isaura /</text:p>
          </table:table-cell>
          <table:table-cell office:value-type="string">
            <text:p>Suassuna, Ariano,</text:p>
          </table:table-cell>
          <table:table-cell office:value-type="string">
            <text:p>9788503007955</text:p>
          </table:table-cell>
        </table:table-row>
        <table:table-row table:style-name="ro1">
          <table:table-cell office:value-type="string">
            <text:p>O jardim do diabo /</text:p>
          </table:table-cell>
          <table:table-cell office:value-type="string">
            <text:p>Veríssimo, Luís Fernando,</text:p>
          </table:table-cell>
          <table:table-cell office:value-type="string">
            <text:p>9788573026955</text:p>
          </table:table-cell>
        </table:table-row>
        <table:table-row table:style-name="ro1">
          <table:table-cell office:value-type="string">
            <text:p>O jardim do diabo /</text:p>
          </table:table-cell>
          <table:table-cell office:value-type="string">
            <text:p>Veríssimo, Luís Fernando,</text:p>
          </table:table-cell>
          <table:table-cell office:value-type="string">
            <text:p>9788573026955</text:p>
          </table:table-cell>
        </table:table-row>
        <table:table-row table:style-name="ro1">
          <table:table-cell office:value-type="string">
            <text:p>Morangos mofados /</text:p>
          </table:table-cell>
          <table:table-cell office:value-type="string">
            <text:p>Abreu, Caio Fernando.</text:p>
          </table:table-cell>
          <table:table-cell office:value-type="string">
            <text:p>9788520924068</text:p>
          </table:table-cell>
        </table:table-row>
        <table:table-row table:style-name="ro1">
          <table:table-cell office:value-type="string">
            <text:p>Morangos mofados /</text:p>
          </table:table-cell>
          <table:table-cell office:value-type="string">
            <text:p>Abreu, Caio Fernando.</text:p>
          </table:table-cell>
          <table:table-cell office:value-type="string">
            <text:p>9788520924068</text:p>
          </table:table-cell>
        </table:table-row>
        <table:table-row table:style-name="ro1">
          <table:table-cell office:value-type="string">
            <text:p>Os melhores contos /</text:p>
          </table:table-cell>
          <table:table-cell office:value-type="string">
            <text:p>Borba Filho, Hermilo,</text:p>
          </table:table-cell>
          <table:table-cell office:value-type="string">
            <text:p>9788526016194</text:p>
          </table:table-cell>
        </table:table-row>
        <table:table-row table:style-name="ro1">
          <table:table-cell office:value-type="string">
            <text:p>Os melhores contos /</text:p>
          </table:table-cell>
          <table:table-cell office:value-type="string">
            <text:p>Borba Filho, Hermilo,</text:p>
          </table:table-cell>
          <table:table-cell office:value-type="string">
            <text:p>9788526016194</text:p>
          </table:table-cell>
        </table:table-row>
        <table:table-row table:style-name="ro1">
          <table:table-cell office:value-type="string">
            <text:p>Cada homem é uma raça :</text:p>
          </table:table-cell>
          <table:table-cell office:value-type="string">
            <text:p>Couto, Mia,</text:p>
          </table:table-cell>
          <table:table-cell office:value-type="string">
            <text:p>9788535922523</text:p>
          </table:table-cell>
        </table:table-row>
        <table:table-row table:style-name="ro1">
          <table:table-cell office:value-type="string">
            <text:p>Cada homem é uma raça :</text:p>
          </table:table-cell>
          <table:table-cell office:value-type="string">
            <text:p>Couto, Mia,</text:p>
          </table:table-cell>
          <table:table-cell office:value-type="string">
            <text:p>9788535922523</text:p>
          </table:table-cell>
        </table:table-row>
        <table:table-row table:style-name="ro1">
          <table:table-cell office:value-type="string">
            <text:p>Vozes anoitecidas :</text:p>
          </table:table-cell>
          <table:table-cell office:value-type="string">
            <text:p>Couto, Mia,</text:p>
          </table:table-cell>
          <table:table-cell office:value-type="string">
            <text:p>9788535923384</text:p>
          </table:table-cell>
        </table:table-row>
        <table:table-row table:style-name="ro1">
          <table:table-cell office:value-type="string">
            <text:p>Vozes anoitecidas :</text:p>
          </table:table-cell>
          <table:table-cell office:value-type="string">
            <text:p>Couto, Mia,</text:p>
          </table:table-cell>
          <table:table-cell office:value-type="string">
            <text:p>9788535923384</text:p>
          </table:table-cell>
        </table:table-row>
        <table:table-row table:style-name="ro1">
          <table:table-cell office:value-type="string">
            <text:p>Felicidade clandestina:</text:p>
          </table:table-cell>
          <table:table-cell office:value-type="string">
            <text:p>Lispector, Clarice,</text:p>
          </table:table-cell>
          <table:table-cell office:value-type="string">
            <text:p>9788532508171</text:p>
          </table:table-cell>
        </table:table-row>
        <table:table-row table:style-name="ro1">
          <table:table-cell office:value-type="string">
            <text:p>Felicidade clandestina:</text:p>
          </table:table-cell>
          <table:table-cell office:value-type="string">
            <text:p>Lispector, Clarice,</text:p>
          </table:table-cell>
          <table:table-cell office:value-type="string">
            <text:p>9788532508171</text:p>
          </table:table-cell>
        </table:table-row>
        <table:table-row table:style-name="ro1">
          <table:table-cell office:value-type="string">
            <text:p>Laços de família :</text:p>
          </table:table-cell>
          <table:table-cell office:value-type="string">
            <text:p>Lispector, Clarice,</text:p>
          </table:table-cell>
          <table:table-cell office:value-type="string">
            <text:p>8564194670 | 9788532508133</text:p>
          </table:table-cell>
        </table:table-row>
        <table:table-row table:style-name="ro1">
          <table:table-cell office:value-type="string">
            <text:p>Laços de família :</text:p>
          </table:table-cell>
          <table:table-cell office:value-type="string">
            <text:p>Lispector, Clarice,</text:p>
          </table:table-cell>
          <table:table-cell office:value-type="string">
            <text:p>8564194670 | 9788532508133</text:p>
          </table:table-cell>
        </table:table-row>
        <table:table-row table:style-name="ro1">
          <table:table-cell office:value-type="string">
            <text:p>Melhores contos Moacyr Scliar /</text:p>
          </table:table-cell>
          <table:table-cell office:value-type="string">
            <text:p>Scliar, Moacyr.</text:p>
          </table:table-cell>
          <table:table-cell/>
        </table:table-row>
        <table:table-row table:style-name="ro1">
          <table:table-cell office:value-type="string">
            <text:p>Melhores contos Moacyr Scliar /</text:p>
          </table:table-cell>
          <table:table-cell office:value-type="string">
            <text:p>Scliar, Moacyr.</text:p>
          </table:table-cell>
          <table:table-cell/>
        </table:table-row>
        <table:table-row table:style-name="ro1">
          <table:table-cell office:value-type="string">
            <text:p>Novelas nada exemplares /</text:p>
          </table:table-cell>
          <table:table-cell office:value-type="string">
            <text:p>Trevisan, Dalton.</text:p>
          </table:table-cell>
          <table:table-cell office:value-type="string">
            <text:p>9788501015426</text:p>
          </table:table-cell>
        </table:table-row>
        <table:table-row table:style-name="ro1">
          <table:table-cell office:value-type="string">
            <text:p>Novelas nada exemplares /</text:p>
          </table:table-cell>
          <table:table-cell office:value-type="string">
            <text:p>Trevisan, Dalton.</text:p>
          </table:table-cell>
          <table:table-cell office:value-type="string">
            <text:p>9788501015426</text:p>
          </table:table-cell>
        </table:table-row>
        <table:table-row table:style-name="ro1">
          <table:table-cell office:value-type="string">
            <text:p>Capitu sou eu /</text:p>
          </table:table-cell>
          <table:table-cell office:value-type="string">
            <text:p>Trevisan, Dalton.</text:p>
          </table:table-cell>
          <table:table-cell office:value-type="string">
            <text:p>9788501067876</text:p>
          </table:table-cell>
        </table:table-row>
        <table:table-row table:style-name="ro1">
          <table:table-cell office:value-type="string">
            <text:p>Capitu sou eu /</text:p>
          </table:table-cell>
          <table:table-cell office:value-type="string">
            <text:p>Trevisan, Dalton.</text:p>
          </table:table-cell>
          <table:table-cell office:value-type="string">
            <text:p>9788501067876</text:p>
          </table:table-cell>
        </table:table-row>
        <table:table-row table:style-name="ro1">
          <table:table-cell office:value-type="string">
            <text:p>Contos eróticos /</text:p>
          </table:table-cell>
          <table:table-cell office:value-type="string">
            <text:p>Trevisan, Dalton,</text:p>
          </table:table-cell>
          <table:table-cell office:value-type="string">
            <text:p>9788501025678</text:p>
          </table:table-cell>
        </table:table-row>
        <table:table-row table:style-name="ro1">
          <table:table-cell office:value-type="string">
            <text:p>Contos eróticos /</text:p>
          </table:table-cell>
          <table:table-cell office:value-type="string">
            <text:p>Trevisan, Dalton,</text:p>
          </table:table-cell>
          <table:table-cell office:value-type="string">
            <text:p>9788501025678</text:p>
          </table:table-cell>
        </table:table-row>
        <table:table-row table:style-name="ro1">
          <table:table-cell office:value-type="string">
            <text:p>Ilusões do mundo /</text:p>
          </table:table-cell>
          <table:table-cell office:value-type="string">
            <text:p>Meireles, Cecília,</text:p>
          </table:table-cell>
          <table:table-cell/>
        </table:table-row>
        <table:table-row table:style-name="ro1">
          <table:table-cell office:value-type="string">
            <text:p>Ilusões do mundo /</text:p>
          </table:table-cell>
          <table:table-cell office:value-type="string">
            <text:p>Meireles, Cecília,</text:p>
          </table:table-cell>
          <table:table-cell/>
        </table:table-row>
        <table:table-row table:style-name="ro1">
          <table:table-cell office:value-type="string">
            <text:p>35 noites de paixão :</text:p>
          </table:table-cell>
          <table:table-cell office:value-type="string">
            <text:p>Trevisan, Dalton,</text:p>
          </table:table-cell>
          <table:table-cell office:value-type="string">
            <text:p>9788577990504</text:p>
          </table:table-cell>
        </table:table-row>
        <table:table-row table:style-name="ro1">
          <table:table-cell office:value-type="string">
            <text:p>35 noites de paixão :</text:p>
          </table:table-cell>
          <table:table-cell office:value-type="string">
            <text:p>Trevisan, Dalton,</text:p>
          </table:table-cell>
          <table:table-cell office:value-type="string">
            <text:p>9788577990504</text:p>
          </table:table-cell>
        </table:table-row>
        <table:table-row table:style-name="ro1">
          <table:table-cell office:value-type="string">
            <text:p>A alma encantadora das ruas :</text:p>
          </table:table-cell>
          <table:table-cell office:value-type="string">
            <text:p>João, do Rio,</text:p>
          </table:table-cell>
          <table:table-cell office:value-type="string">
            <text:p>9788535911978</text:p>
          </table:table-cell>
        </table:table-row>
        <table:table-row table:style-name="ro1">
          <table:table-cell office:value-type="string">
            <text:p>Medéia /</text:p>
          </table:table-cell>
          <table:table-cell office:value-type="string">
            <text:p>Eurípides.</text:p>
          </table:table-cell>
          <table:table-cell office:value-type="string">
            <text:p>8588023741</text:p>
          </table:table-cell>
        </table:table-row>
        <table:table-row table:style-name="ro1">
          <table:table-cell office:value-type="string">
            <text:p>Medéia /</text:p>
          </table:table-cell>
          <table:table-cell office:value-type="string">
            <text:p>Eurípides.</text:p>
          </table:table-cell>
          <table:table-cell office:value-type="string">
            <text:p>8588023741</text:p>
          </table:table-cell>
        </table:table-row>
        <table:table-row table:style-name="ro1">
          <table:table-cell office:value-type="string">
            <text:p>A trilogia tebana :</text:p>
          </table:table-cell>
          <table:table-cell office:value-type="string">
            <text:p>Sofocles.</text:p>
          </table:table-cell>
          <table:table-cell office:value-type="string">
            <text:p>9788571100817</text:p>
          </table:table-cell>
        </table:table-row>
        <table:table-row table:style-name="ro1">
          <table:table-cell office:value-type="string">
            <text:p>A trilogia tebana :</text:p>
          </table:table-cell>
          <table:table-cell office:value-type="string">
            <text:p>Sofocles.</text:p>
          </table:table-cell>
          <table:table-cell office:value-type="string">
            <text:p>9788571100817</text:p>
          </table:table-cell>
        </table:table-row>
        <table:table-row table:style-name="ro1">
          <table:table-cell office:value-type="string">
            <text:p>Crime e castigo /</text:p>
          </table:table-cell>
          <table:table-cell office:value-type="string">
            <text:p>Dostoiévski, Fiódor </text:p>
          </table:table-cell>
          <table:table-cell office:value-type="string">
            <text:p>9788573262087</text:p>
          </table:table-cell>
        </table:table-row>
        <table:table-row table:style-name="ro1">
          <table:table-cell office:value-type="string">
            <text:p>Crime e castigo /</text:p>
          </table:table-cell>
          <table:table-cell office:value-type="string">
            <text:p>Dostoiévski, Fiódor </text:p>
          </table:table-cell>
          <table:table-cell office:value-type="string">
            <text:p>9788573262087</text:p>
          </table:table-cell>
        </table:table-row>
        <table:table-row table:style-name="ro1">
          <table:table-cell office:value-type="string">
            <text:p>Casa-grande &amp; senzala: </text:p>
          </table:table-cell>
          <table:table-cell office:value-type="string">
            <text:p>Freyre, Gilberto,</text:p>
          </table:table-cell>
          <table:table-cell office:value-type="string">
            <text:p>9788526019607</text:p>
          </table:table-cell>
        </table:table-row>
        <table:table-row table:style-name="ro1">
          <table:table-cell office:value-type="string">
            <text:p>Casa-grande &amp; senzala: </text:p>
          </table:table-cell>
          <table:table-cell office:value-type="string">
            <text:p>Freyre, Gilberto,</text:p>
          </table:table-cell>
          <table:table-cell office:value-type="string">
            <text:p>9788526019607</text:p>
          </table:table-cell>
        </table:table-row>
        <table:table-row table:style-name="ro1">
          <table:table-cell office:value-type="string">
            <text:p>Um sonho no caroço do abacate /</text:p>
          </table:table-cell>
          <table:table-cell office:value-type="string">
            <text:p>Scliar, Moacyr,</text:p>
          </table:table-cell>
          <table:table-cell office:value-type="string">
            <text:p>9788526005112</text:p>
          </table:table-cell>
        </table:table-row>
        <table:table-row table:style-name="ro1">
          <table:table-cell office:value-type="string">
            <text:p>Um sonho no caroço do abacate /</text:p>
          </table:table-cell>
          <table:table-cell office:value-type="string">
            <text:p>Scliar, Moacyr,</text:p>
          </table:table-cell>
          <table:table-cell office:value-type="string">
            <text:p>9788526005112</text:p>
          </table:table-cell>
        </table:table-row>
        <table:table-row table:style-name="ro1">
          <table:table-cell office:value-type="string">
            <text:p>Dicionário Oxford escolar :</text:p>
          </table:table-cell>
          <table:table-cell/>
          <table:table-cell office:value-type="string">
            <text:p>9780194419505</text:p>
          </table:table-cell>
        </table:table-row>
        <table:table-row table:style-name="ro1">
          <table:table-cell office:value-type="string">
            <text:p>Dicionário Oxford escolar :</text:p>
          </table:table-cell>
          <table:table-cell/>
          <table:table-cell office:value-type="string">
            <text:p>9780194419505</text:p>
          </table:table-cell>
        </table:table-row>
        <table:table-row table:style-name="ro1">
          <table:table-cell office:value-type="string">
            <text:p>Dicionário Oxford escolar :</text:p>
          </table:table-cell>
          <table:table-cell/>
          <table:table-cell office:value-type="string">
            <text:p>9780194419505</text:p>
          </table:table-cell>
        </table:table-row>
        <table:table-row table:style-name="ro1">
          <table:table-cell office:value-type="string">
            <text:p>Dicionário Oxford escolar :</text:p>
          </table:table-cell>
          <table:table-cell/>
          <table:table-cell office:value-type="string">
            <text:p>9780194419505</text:p>
          </table:table-cell>
        </table:table-row>
        <table:table-row table:style-name="ro1">
          <table:table-cell office:value-type="string">
            <text:p>Dicionário Oxford escolar :</text:p>
          </table:table-cell>
          <table:table-cell/>
          <table:table-cell office:value-type="string">
            <text:p>9780194419505</text:p>
          </table:table-cell>
        </table:table-row>
        <table:table-row table:style-name="ro1">
          <table:table-cell office:value-type="string">
            <text:p>Dicionário Oxford escolar :</text:p>
          </table:table-cell>
          <table:table-cell/>
          <table:table-cell office:value-type="string">
            <text:p>9780194419505</text:p>
          </table:table-cell>
        </table:table-row>
        <table:table-row table:style-name="ro1">
          <table:table-cell office:value-type="string">
            <text:p>Amadeus /</text:p>
          </table:table-cell>
          <table:table-cell/>
          <table:table-cell office:value-type="string">
            <text:p>9788536406107</text:p>
          </table:table-cell>
        </table:table-row>
        <table:table-row table:style-name="ro1">
          <table:table-cell office:value-type="string">
            <text:p>Anjos e demônios /</text:p>
          </table:table-cell>
          <table:table-cell office:value-type="string">
            <text:p>Brown, Dan,</text:p>
          </table:table-cell>
          <table:table-cell office:value-type="string">
            <text:p>9788575421468</text:p>
          </table:table-cell>
        </table:table-row>
        <table:table-row table:style-name="ro1">
          <table:table-cell office:value-type="string">
            <text:p>Ansiedade:</text:p>
          </table:table-cell>
          <table:table-cell office:value-type="string">
            <text:p>Cury, Augusto </text:p>
          </table:table-cell>
          <table:table-cell office:value-type="string">
            <text:p>9788502218482</text:p>
          </table:table-cell>
        </table:table-row>
        <table:table-row table:style-name="ro1">
          <table:table-cell office:value-type="string">
            <text:p>A menina que roubava livros /</text:p>
          </table:table-cell>
          <table:table-cell office:value-type="string">
            <text:p>Zusak, Markus,</text:p>
          </table:table-cell>
          <table:table-cell office:value-type="string">
            <text:p>9788598078175</text:p>
          </table:table-cell>
        </table:table-row>
        <table:table-row table:style-name="ro1">
          <table:table-cell office:value-type="string">
            <text:p>O código Da Vinci /</text:p>
          </table:table-cell>
          <table:table-cell office:value-type="string">
            <text:p>Brown, Dan,</text:p>
          </table:table-cell>
          <table:table-cell office:value-type="string">
            <text:p>9788575421130</text:p>
          </table:table-cell>
        </table:table-row>
        <table:table-row table:style-name="ro1">
          <table:table-cell office:value-type="string">
            <text:p>O caçador de pipas /</text:p>
          </table:table-cell>
          <table:table-cell office:value-type="string">
            <text:p>Hosseini, Khaled</text:p>
          </table:table-cell>
          <table:table-cell office:value-type="string">
            <text:p>9788520917671</text:p>
          </table:table-cell>
        </table:table-row>
        <table:table-row table:style-name="ro1">
          <table:table-cell office:value-type="string">
            <text:p>O senhor dos anéis: terceira parte: o retorno do rei /</text:p>
          </table:table-cell>
          <table:table-cell office:value-type="string">
            <text:p>Tolkien, J. R. R.,</text:p>
          </table:table-cell>
          <table:table-cell office:value-type="string">
            <text:p>8533613393</text:p>
          </table:table-cell>
        </table:table-row>
        <table:table-row table:style-name="ro1">
          <table:table-cell office:value-type="string">
            <text:p>Clarice na cabeceira :</text:p>
          </table:table-cell>
          <table:table-cell office:value-type="string">
            <text:p>Lispector, Clarice,</text:p>
          </table:table-cell>
          <table:table-cell office:value-type="string">
            <text:p>9788532526069</text:p>
          </table:table-cell>
        </table:table-row>
        <table:table-row table:style-name="ro1">
          <table:table-cell office:value-type="string">
            <text:p>Um passe de mágica /</text:p>
          </table:table-cell>
          <table:table-cell office:value-type="string">
            <text:p>Christie, Agatha,</text:p>
          </table:table-cell>
          <table:table-cell office:value-type="string">
            <text:p>9788520906248</text:p>
          </table:table-cell>
        </table:table-row>
        <table:table-row table:style-name="ro1">
          <table:table-cell office:value-type="string">
            <text:p>Ben-Hur /</text:p>
          </table:table-cell>
          <table:table-cell office:value-type="string">
            <text:p>Wallace, Lew,</text:p>
          </table:table-cell>
          <table:table-cell office:value-type="string">
            <text:p>9788526246584</text:p>
          </table:table-cell>
        </table:table-row>
        <table:table-row table:style-name="ro1">
          <table:table-cell office:value-type="string">
            <text:p>A dama das camélias /</text:p>
          </table:table-cell>
          <table:table-cell office:value-type="string">
            <text:p>Dumas Filho, Alexandre</text:p>
          </table:table-cell>
          <table:table-cell office:value-type="string">
            <text:p>9788526246461</text:p>
          </table:table-cell>
        </table:table-row>
        <table:table-row table:style-name="ro1">
          <table:table-cell office:value-type="string">
            <text:p>Macbeth /</text:p>
          </table:table-cell>
          <table:table-cell office:value-type="string">
            <text:p><text:s/>Shakespeare, William </text:p>
          </table:table-cell>
          <table:table-cell office:value-type="string">
            <text:p>9788526246621</text:p>
          </table:table-cell>
        </table:table-row>
        <table:table-row table:style-name="ro1">
          <table:table-cell office:value-type="string">
            <text:p>O mundo perdido /</text:p>
          </table:table-cell>
          <table:table-cell office:value-type="string">
            <text:p>Doyle, Arthur Conan,</text:p>
          </table:table-cell>
          <table:table-cell office:value-type="string">
            <text:p>9788526241541</text:p>
          </table:table-cell>
        </table:table-row>
        <table:table-row table:style-name="ro1">
          <table:table-cell office:value-type="string">
            <text:p>As cinco pessoas que você encontra no céu /</text:p>
          </table:table-cell>
          <table:table-cell office:value-type="string">
            <text:p>Albom, Mitch,</text:p>
          </table:table-cell>
          <table:table-cell office:value-type="string">
            <text:p>9788575421420</text:p>
          </table:table-cell>
        </table:table-row>
        <table:table-row table:style-name="ro1">
          <table:table-cell office:value-type="string">
            <text:p>Introdução à economia :</text:p>
          </table:table-cell>
          <table:table-cell office:value-type="string">
            <text:p>Cano, Wilson,</text:p>
          </table:table-cell>
          <table:table-cell office:value-type="string">
            <text:p>9788539302284</text:p>
          </table:table-cell>
        </table:table-row>
        <table:table-row table:style-name="ro1">
          <table:table-cell office:value-type="string">
            <text:p>Introdução à economia :</text:p>
          </table:table-cell>
          <table:table-cell office:value-type="string">
            <text:p>Cano, Wilson,</text:p>
          </table:table-cell>
          <table:table-cell office:value-type="string">
            <text:p>9788539302284</text:p>
          </table:table-cell>
        </table:table-row>
        <table:table-row table:style-name="ro1">
          <table:table-cell office:value-type="string">
            <text:p>Introdução à economia :</text:p>
          </table:table-cell>
          <table:table-cell office:value-type="string">
            <text:p>Cano, Wilson,</text:p>
          </table:table-cell>
          <table:table-cell office:value-type="string">
            <text:p>9788539302284</text:p>
          </table:table-cell>
        </table:table-row>
        <table:table-row table:style-name="ro1">
          <table:table-cell office:value-type="string">
            <text:p>Introdução à economia :</text:p>
          </table:table-cell>
          <table:table-cell office:value-type="string">
            <text:p>Cano, Wilson,</text:p>
          </table:table-cell>
          <table:table-cell office:value-type="string">
            <text:p>9788539302284</text:p>
          </table:table-cell>
        </table:table-row>
        <table:table-row table:style-name="ro1">
          <table:table-cell office:value-type="string">
            <text:p>Introdução à economia :</text:p>
          </table:table-cell>
          <table:table-cell office:value-type="string">
            <text:p>Cano, Wilson,</text:p>
          </table:table-cell>
          <table:table-cell office:value-type="string">
            <text:p>9788539302284</text:p>
          </table:table-cell>
        </table:table-row>
        <table:table-row table:style-name="ro1">
          <table:table-cell office:value-type="string">
            <text:p>Contabilidade básica /</text:p>
          </table:table-cell>
          <table:table-cell office:value-type="string">
            <text:p>Marion, José Carlos,</text:p>
          </table:table-cell>
          <table:table-cell office:value-type="string">
            <text:p>9788522498864</text:p>
          </table:table-cell>
        </table:table-row>
        <table:table-row table:style-name="ro1">
          <table:table-cell office:value-type="string">
            <text:p>Contabilidade básica /</text:p>
          </table:table-cell>
          <table:table-cell office:value-type="string">
            <text:p>Marion, José Carlos,</text:p>
          </table:table-cell>
          <table:table-cell office:value-type="string">
            <text:p>9788522498864</text:p>
          </table:table-cell>
        </table:table-row>
        <table:table-row table:style-name="ro1">
          <table:table-cell office:value-type="string">
            <text:p>Contabilidade básica /</text:p>
          </table:table-cell>
          <table:table-cell office:value-type="string">
            <text:p>Marion, José Carlos,</text:p>
          </table:table-cell>
          <table:table-cell office:value-type="string">
            <text:p>9788522498864</text:p>
          </table:table-cell>
        </table:table-row>
        <table:table-row table:style-name="ro1">
          <table:table-cell office:value-type="string">
            <text:p>Contabilidade básica /</text:p>
          </table:table-cell>
          <table:table-cell office:value-type="string">
            <text:p>Marion, José Carlos,</text:p>
          </table:table-cell>
          <table:table-cell office:value-type="string">
            <text:p>9788522498864</text:p>
          </table:table-cell>
        </table:table-row>
        <table:table-row table:style-name="ro1">
          <table:table-cell office:value-type="string">
            <text:p>Administração de recursos humanos /</text:p>
          </table:table-cell>
          <table:table-cell office:value-type="string">
            <text:p>Bohlander, George W.,</text:p>
          </table:table-cell>
          <table:table-cell office:value-type="string">
            <text:p>9788522118199 (broch.)</text:p>
          </table:table-cell>
        </table:table-row>
        <table:table-row table:style-name="ro1">
          <table:table-cell office:value-type="string">
            <text:p>Administração de recursos humanos /</text:p>
          </table:table-cell>
          <table:table-cell office:value-type="string">
            <text:p>Bohlander, George W.,</text:p>
          </table:table-cell>
          <table:table-cell office:value-type="string">
            <text:p>9788522118199 (broch.)</text:p>
          </table:table-cell>
        </table:table-row>
        <table:table-row table:style-name="ro1">
          <table:table-cell office:value-type="string">
            <text:p>Administração de recursos humanos /</text:p>
          </table:table-cell>
          <table:table-cell office:value-type="string">
            <text:p>Bohlander, George W.,</text:p>
          </table:table-cell>
          <table:table-cell office:value-type="string">
            <text:p>9788522118199 (broch.)</text:p>
          </table:table-cell>
        </table:table-row>
        <table:table-row table:style-name="ro1">
          <table:table-cell office:value-type="string">
            <text:p>Administração de recursos humanos /</text:p>
          </table:table-cell>
          <table:table-cell office:value-type="string">
            <text:p>Bohlander, George W.,</text:p>
          </table:table-cell>
          <table:table-cell office:value-type="string">
            <text:p>9788522118199 (broch.)</text:p>
          </table:table-cell>
        </table:table-row>
        <table:table-row table:style-name="ro1">
          <table:table-cell office:value-type="string">
            <text:p>Contabilidade pública :</text:p>
          </table:table-cell>
          <table:table-cell office:value-type="string">
            <text:p>Lima, Diana Vaz de.</text:p>
          </table:table-cell>
          <table:table-cell office:value-type="string">
            <text:p>9788522435845</text:p>
          </table:table-cell>
        </table:table-row>
        <table:table-row table:style-name="ro1">
          <table:table-cell office:value-type="string">
            <text:p>Gestão de pessoas:</text:p>
          </table:table-cell>
          <table:table-cell office:value-type="string">
            <text:p>Araujo, Luis Cesar G. de,</text:p>
          </table:table-cell>
          <table:table-cell office:value-type="string">
            <text:p>9788522459711</text:p>
          </table:table-cell>
        </table:table-row>
        <table:table-row table:style-name="ro1">
          <table:table-cell office:value-type="string">
            <text:p>Feminino e masculino :</text:p>
          </table:table-cell>
          <table:table-cell office:value-type="string">
            <text:p>Muraro, Rose Marie.</text:p>
          </table:table-cell>
          <table:table-cell office:value-type="string">
            <text:p>8575420186</text:p>
          </table:table-cell>
        </table:table-row>
        <table:table-row table:style-name="ro1">
          <table:table-cell office:value-type="string">
            <text:p>A corrosão do caráter :</text:p>
          </table:table-cell>
          <table:table-cell office:value-type="string">
            <text:p>Sennett, Richard,</text:p>
          </table:table-cell>
          <table:table-cell office:value-type="string">
            <text:p>9788501054616</text:p>
          </table:table-cell>
        </table:table-row>
        <table:table-row table:style-name="ro1">
          <table:table-cell office:value-type="string">
            <text:p>Introdução à teoria geral da administração :</text:p>
          </table:table-cell>
          <table:table-cell office:value-type="string">
            <text:p>Chiavenato, Idalberto,</text:p>
          </table:table-cell>
          <table:table-cell office:value-type="string">
            <text:p>9788535214512</text:p>
          </table:table-cell>
        </table:table-row>
        <table:table-row table:style-name="ro1">
          <table:table-cell office:value-type="string">
            <text:p>Princípios da administração :</text:p>
          </table:table-cell>
          <table:table-cell office:value-type="string">
            <text:p>Chiavenato, Idalberto,</text:p>
          </table:table-cell>
          <table:table-cell office:value-type="string">
            <text:p>9788535220537</text:p>
          </table:table-cell>
        </table:table-row>
        <table:table-row table:style-name="ro1">
          <table:table-cell office:value-type="string">
            <text:p>Introdução à teoria geral da administração /</text:p>
          </table:table-cell>
          <table:table-cell office:value-type="string">
            <text:p>Chiavenato, Idalberto,</text:p>
          </table:table-cell>
          <table:table-cell office:value-type="string">
            <text:p>9788535213485</text:p>
          </table:table-cell>
        </table:table-row>
        <table:table-row table:style-name="ro1">
          <table:table-cell office:value-type="string">
            <text:p>Administração nos novos tempos /</text:p>
          </table:table-cell>
          <table:table-cell office:value-type="string">
            <text:p>Chiavenato, Idalberto,</text:p>
          </table:table-cell>
          <table:table-cell office:value-type="string">
            <text:p>9788535214437</text:p>
          </table:table-cell>
        </table:table-row>
        <table:table-row table:style-name="ro1">
          <table:table-cell office:value-type="string">
            <text:p>Contabilidade de custos /</text:p>
          </table:table-cell>
          <table:table-cell office:value-type="string">
            <text:p>Martins, Eliseu,</text:p>
          </table:table-cell>
          <table:table-cell office:value-type="string">
            <text:p>9788522433605</text:p>
          </table:table-cell>
        </table:table-row>
        <table:table-row table:style-name="ro1">
          <table:table-cell office:value-type="string">
            <text:p>Gestão de pessoas /</text:p>
          </table:table-cell>
          <table:table-cell office:value-type="string">
            <text:p>Chiavenato, Idalberto,</text:p>
          </table:table-cell>
          <table:table-cell office:value-type="string">
            <text:p>9788535214482</text:p>
          </table:table-cell>
        </table:table-row>
        <table:table-row table:style-name="ro1">
          <table:table-cell office:value-type="string">
            <text:p>Administração :</text:p>
          </table:table-cell>
          <table:table-cell office:value-type="string">
            <text:p>Chiavenato, Idalberto,</text:p>
          </table:table-cell>
          <table:table-cell office:value-type="string">
            <text:p>9788535239843</text:p>
          </table:table-cell>
        </table:table-row>
        <table:table-row table:style-name="ro1">
          <table:table-cell office:value-type="string">
            <text:p>Administração :</text:p>
          </table:table-cell>
          <table:table-cell office:value-type="string">
            <text:p>Lacombe, Francisco José Masset.</text:p>
          </table:table-cell>
          <table:table-cell office:value-type="string">
            <text:p>9788502037885</text:p>
          </table:table-cell>
        </table:table-row>
        <table:table-row table:style-name="ro1">
          <table:table-cell office:value-type="string">
            <text:p>Estatística aplicada à administração e economia /</text:p>
          </table:table-cell>
          <table:table-cell office:value-type="string">
            <text:p>Anderson, David Ray,</text:p>
          </table:table-cell>
          <table:table-cell office:value-type="string">
            <text:p>9788522105212</text:p>
          </table:table-cell>
        </table:table-row>
        <table:table-row table:style-name="ro1">
          <table:table-cell office:value-type="string">
            <text:p>Fundamentos do comportamento organizacional /</text:p>
          </table:table-cell>
          <table:table-cell office:value-type="string">
            <text:p>DuBrin, Andrew J.</text:p>
          </table:table-cell>
          <table:table-cell office:value-type="string">
            <text:p>9788522103324</text:p>
          </table:table-cell>
        </table:table-row>
        <table:table-row table:style-name="ro1">
          <table:table-cell office:value-type="string">
            <text:p>Gestão de marketing /</text:p>
          </table:table-cell>
          <table:table-cell/>
          <table:table-cell office:value-type="string">
            <text:p>9788502037878</text:p>
          </table:table-cell>
        </table:table-row>
        <table:table-row table:style-name="ro1">
          <table:table-cell office:value-type="string">
            <text:p>Curso de administração financeira /</text:p>
          </table:table-cell>
          <table:table-cell office:value-type="string">
            <text:p>Assaf Neto, Alexandre,</text:p>
          </table:table-cell>
          <table:table-cell office:value-type="string">
            <text:p>9788522451968</text:p>
          </table:table-cell>
        </table:table-row>
        <table:table-row table:style-name="ro1">
          <table:table-cell office:value-type="string">
            <text:p>Arquitetura e organização de computadores:</text:p>
          </table:table-cell>
          <table:table-cell office:value-type="string">
            <text:p>Stallings, William</text:p>
          </table:table-cell>
          <table:table-cell office:value-type="string">
            <text:p>9798587918535</text:p>
          </table:table-cell>
        </table:table-row>
        <table:table-row table:style-name="ro1">
          <table:table-cell office:value-type="string">
            <text:p>Redes de computadores :</text:p>
          </table:table-cell>
          <table:table-cell office:value-type="string">
            <text:p>Torres, Gabriel.</text:p>
          </table:table-cell>
          <table:table-cell office:value-type="string">
            <text:p>9788573231441</text:p>
          </table:table-cell>
        </table:table-row>
        <table:table-row table:style-name="ro1">
          <table:table-cell office:value-type="string">
            <text:p>Redes de computadores e a internet :</text:p>
          </table:table-cell>
          <table:table-cell office:value-type="string">
            <text:p>Kurose, James F.</text:p>
          </table:table-cell>
          <table:table-cell office:value-type="string">
            <text:p>9798588639187</text:p>
          </table:table-cell>
        </table:table-row>
        <table:table-row table:style-name="ro1">
          <table:table-cell office:value-type="string">
            <text:p>Sistemas operacionais modernos/</text:p>
          </table:table-cell>
          <table:table-cell office:value-type="string">
            <text:p>Tanenbaum, Andrew S.</text:p>
          </table:table-cell>
          <table:table-cell office:value-type="string">
            <text:p>9798587918573</text:p>
          </table:table-cell>
        </table:table-row>
        <table:table-row table:style-name="ro1">
          <table:table-cell office:value-type="string">
            <text:p>Instituições de direito público e privado /</text:p>
          </table:table-cell>
          <table:table-cell office:value-type="string">
            <text:p>Martins, Sérgio Pinto.</text:p>
          </table:table-cell>
          <table:table-cell office:value-type="string">
            <text:p>9788522449965</text:p>
          </table:table-cell>
        </table:table-row>
        <table:table-row table:style-name="ro1">
          <table:table-cell office:value-type="string">
            <text:p>Pesquisa e planejamento de marketing e propaganda /</text:p>
          </table:table-cell>
          <table:table-cell office:value-type="string">
            <text:p>Paixão, Márcia Valéria.</text:p>
          </table:table-cell>
          <table:table-cell office:value-type="string">
            <text:p>9788599583678</text:p>
          </table:table-cell>
        </table:table-row>
        <table:table-row table:style-name="ro1">
          <table:table-cell office:value-type="string">
            <text:p>Marketing Internacional /</text:p>
          </table:table-cell>
          <table:table-cell office:value-type="string">
            <text:p>Bernard, Daniel Alberto</text:p>
          </table:table-cell>
          <table:table-cell office:value-type="string">
            <text:p>9788576490579</text:p>
          </table:table-cell>
        </table:table-row>
        <table:table-row table:style-name="ro1">
          <table:table-cell office:value-type="string">
            <text:p>Manual de planejamento estratégico :</text:p>
          </table:table-cell>
          <table:table-cell office:value-type="string">
            <text:p>Almeida, Martinho Isnard Ribeiro de.</text:p>
          </table:table-cell>
          <table:table-cell office:value-type="string">
            <text:p>9788522457861</text:p>
          </table:table-cell>
        </table:table-row>
        <table:table-row table:style-name="ro1">
          <table:table-cell office:value-type="string">
            <text:p>Correspondência comercial e oficial :</text:p>
          </table:table-cell>
          <table:table-cell office:value-type="string">
            <text:p>Ferreira, Reinaldo Mathias,</text:p>
          </table:table-cell>
          <table:table-cell office:value-type="string">
            <text:p>9788578273811 (broch.)</text:p>
          </table:table-cell>
        </table:table-row>
        <table:table-row table:style-name="ro1">
          <table:table-cell office:value-type="string">
            <text:p>Gestão da comunicação :</text:p>
          </table:table-cell>
          <table:table-cell/>
          <table:table-cell office:value-type="string">
            <text:p>8522439613</text:p>
          </table:table-cell>
        </table:table-row>
        <table:table-row table:style-name="ro1">
          <table:table-cell office:value-type="string">
            <text:p>Virtual private network - VPN :</text:p>
          </table:table-cell>
          <table:table-cell office:value-type="string">
            <text:p>Silva, Lino Sarlo da,</text:p>
          </table:table-cell>
          <table:table-cell office:value-type="string">
            <text:p>8575220330 (broch.)</text:p>
          </table:table-cell>
        </table:table-row>
        <table:table-row table:style-name="ro1">
          <table:table-cell office:value-type="string">
            <text:p>Manual para normatização de trabalhos acadêmicos:</text:p>
          </table:table-cell>
          <table:table-cell office:value-type="string">
            <text:p>Costa, Marcos Roberto Nunes</text:p>
          </table:table-cell>
          <table:table-cell office:value-type="string">
            <text:p>9788589935012</text:p>
          </table:table-cell>
        </table:table-row>
        <table:table-row table:style-name="ro1">
          <table:table-cell office:value-type="string">
            <text:p>Contabilidade introdutória /</text:p>
          </table:table-cell>
          <table:table-cell/>
          <table:table-cell office:value-type="string">
            <text:p>9788522409235</text:p>
          </table:table-cell>
        </table:table-row>
        <table:table-row table:style-name="ro1">
          <table:table-cell office:value-type="string">
            <text:p>Organização, sistemas e métodos e as tecnologias de gestão organizacional :</text:p>
          </table:table-cell>
          <table:table-cell office:value-type="string">
            <text:p>Araujo, Luis Cesar G. de,</text:p>
          </table:table-cell>
          <table:table-cell office:value-type="string">
            <text:p>9788522449989</text:p>
          </table:table-cell>
        </table:table-row>
        <table:table-row table:style-name="ro1">
          <table:table-cell office:value-type="string">
            <text:p>Orçamento público :</text:p>
          </table:table-cell>
          <table:table-cell office:value-type="string">
            <text:p>Carvalho, José Carlos Oliveira de.</text:p>
          </table:table-cell>
          <table:table-cell office:value-type="string">
            <text:p>9788535223125</text:p>
          </table:table-cell>
        </table:table-row>
        <table:table-row table:style-name="ro1">
          <table:table-cell office:value-type="string">
            <text:p>Direito comercial :</text:p>
          </table:table-cell>
          <table:table-cell office:value-type="string">
            <text:p>Pimentel, Carlos Barbosa.</text:p>
          </table:table-cell>
          <table:table-cell office:value-type="string">
            <text:p>9788587002716</text:p>
          </table:table-cell>
        </table:table-row>
        <table:table-row table:style-name="ro1">
          <table:table-cell office:value-type="string">
            <text:p>Por que as empresas quebram? /</text:p>
          </table:table-cell>
          <table:table-cell office:value-type="string">
            <text:p>Amorim, Luiz,</text:p>
          </table:table-cell>
          <table:table-cell office:value-type="string">
            <text:p>9788585651510</text:p>
          </table:table-cell>
        </table:table-row>
        <table:table-row table:style-name="ro1">
          <table:table-cell office:value-type="string">
            <text:p>O lado bom da vida /</text:p>
          </table:table-cell>
          <table:table-cell office:value-type="string">
            <text:p>Quick, Matthew,</text:p>
          </table:table-cell>
          <table:table-cell office:value-type="string">
            <text:p>9788580572773</text:p>
          </table:table-cell>
        </table:table-row>
        <table:table-row table:style-name="ro1">
          <table:table-cell office:value-type="string">
            <text:p>Contos novos /</text:p>
          </table:table-cell>
          <table:table-cell office:value-type="string">
            <text:p>Andrade, Mario de,</text:p>
          </table:table-cell>
          <table:table-cell office:value-type="string">
            <text:p>9788520926055</text:p>
          </table:table-cell>
        </table:table-row>
        <table:table-row table:style-name="ro1">
          <table:table-cell office:value-type="string">
            <text:p>Introdução aos contratos Internacionais /</text:p>
          </table:table-cell>
          <table:table-cell office:value-type="string">
            <text:p>Annoni, Danielle</text:p>
          </table:table-cell>
          <table:table-cell/>
        </table:table-row>
        <table:table-row table:style-name="ro1">
          <table:table-cell office:value-type="string">
            <text:p>História da riqueza do homem /</text:p>
          </table:table-cell>
          <table:table-cell office:value-type="string">
            <text:p>Huberman, Leo,</text:p>
          </table:table-cell>
          <table:table-cell/>
        </table:table-row>
        <table:table-row table:style-name="ro1">
          <table:table-cell office:value-type="string">
            <text:p>Se eu ficar /</text:p>
          </table:table-cell>
          <table:table-cell office:value-type="string">
            <text:p>Forman, Gayle.</text:p>
          </table:table-cell>
          <table:table-cell office:value-type="string">
            <text:p>9788581635415</text:p>
          </table:table-cell>
        </table:table-row>
        <table:table-row table:style-name="ro1">
          <table:table-cell office:value-type="string">
            <text:p>Bilionários por acaso :</text:p>
          </table:table-cell>
          <table:table-cell office:value-type="string">
            <text:p>Mezrich, Ben,</text:p>
          </table:table-cell>
          <table:table-cell office:value-type="string">
            <text:p>9788598078946</text:p>
          </table:table-cell>
        </table:table-row>
        <table:table-row table:style-name="ro1">
          <table:table-cell office:value-type="string">
            <text:p>As vantagens de ser invisível /</text:p>
          </table:table-cell>
          <table:table-cell office:value-type="string">
            <text:p>Chbosky, Stephen.</text:p>
          </table:table-cell>
          <table:table-cell office:value-type="string">
            <text:p>9788532522337</text:p>
          </table:table-cell>
        </table:table-row>
        <table:table-row table:style-name="ro1">
          <table:table-cell office:value-type="string">
            <text:p>Dom Casmurro /</text:p>
          </table:table-cell>
          <table:table-cell office:value-type="string">
            <text:p>Assis, Machado de,</text:p>
          </table:table-cell>
          <table:table-cell office:value-type="string">
            <text:p>9788525406798</text:p>
          </table:table-cell>
        </table:table-row>
        <table:table-row table:style-name="ro1">
          <table:table-cell office:value-type="string">
            <text:p>Ensaio sobre a cegueira :</text:p>
          </table:table-cell>
          <table:table-cell office:value-type="string">
            <text:p>Saramago, José,</text:p>
          </table:table-cell>
          <table:table-cell office:value-type="string">
            <text:p>9788571644953</text:p>
          </table:table-cell>
        </table:table-row>
        <table:table-row table:style-name="ro1">
          <table:table-cell office:value-type="string">
            <text:p>Maigret e seu morto /</text:p>
          </table:table-cell>
          <table:table-cell office:value-type="string">
            <text:p>Simenon, Georges,</text:p>
          </table:table-cell>
          <table:table-cell/>
        </table:table-row>
        <table:table-row table:style-name="ro1">
          <table:table-cell office:value-type="string">
            <text:p>A Dama do cachorrinho :</text:p>
          </table:table-cell>
          <table:table-cell office:value-type="string">
            <text:p>Tchekhov, Anton Pavlovitch,</text:p>
          </table:table-cell>
          <table:table-cell office:value-type="string">
            <text:p>9788525418579</text:p>
          </table:table-cell>
        </table:table-row>
        <table:table-row table:style-name="ro1">
          <table:table-cell office:value-type="string">
            <text:p>A vaca e o hipogrifo /</text:p>
          </table:table-cell>
          <table:table-cell office:value-type="string">
            <text:p>Quintana, Mario,</text:p>
          </table:table-cell>
          <table:table-cell office:value-type="string">
            <text:p>97788525042231</text:p>
          </table:table-cell>
        </table:table-row>
        <table:table-row table:style-name="ro1">
          <table:table-cell office:value-type="string">
            <text:p>Para a crítica a economia política :</text:p>
          </table:table-cell>
          <table:table-cell office:value-type="string">
            <text:p>Marx, Karl,</text:p>
          </table:table-cell>
          <table:table-cell office:value-type="string">
            <text:p>8535118713</text:p>
          </table:table-cell>
        </table:table-row>
        <table:table-row table:style-name="ro1">
          <table:table-cell office:value-type="string">
            <text:p>The secret =</text:p>
          </table:table-cell>
          <table:table-cell office:value-type="string">
            <text:p>Byrne, Rhonda.</text:p>
          </table:table-cell>
          <table:table-cell office:value-type="string">
            <text:p>9788500019531</text:p>
          </table:table-cell>
        </table:table-row>
        <table:table-row table:style-name="ro1">
          <table:table-cell office:value-type="string">
            <text:p>O caminho do poço das lágrimas /</text:p>
          </table:table-cell>
          <table:table-cell office:value-type="string">
            <text:p>Vianco, André.</text:p>
          </table:table-cell>
          <table:table-cell office:value-type="string">
            <text:p>9788576792024</text:p>
          </table:table-cell>
        </table:table-row>
        <table:table-row table:style-name="ro1">
          <table:table-cell office:value-type="string">
            <text:p>1808 :</text:p>
          </table:table-cell>
          <table:table-cell office:value-type="string">
            <text:p>Gomes, Laurentino,</text:p>
          </table:table-cell>
          <table:table-cell office:value-type="string">
            <text:p>9788576653202 (broch.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6">06/02/2019</text:date>, <text:time>14:1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title>OpenOffice::OODoc Spreadsheet</dc:title>
    <dc:subject>Template for the Perl OpenDocument Connector</dc:subject>
    <meta:creation-date>2019-02-06T14:08:22.90</meta:creation-date>
    <meta:editing-cycles>3</meta:editing-cycles>
    <meta:editing-duration>PT7M30S</meta:editing-duration>
    <dc:date>2019-02-06T14:15:50.83</dc:date>
    <meta:document-statistic meta:table-count="1" meta:cell-count="4306" meta:object-count="0"/>
  </office:meta>
</office:document-meta>
</file>